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Neo3Symbol" svg:font-family="Neo3Symbol"/>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Neo3Symbol"/>
    </style:style>
    <style:style style:name="TableColumn1" style:family="table-column">
      <style:table-column-properties style:column-width="3.4625in" style:rel-column-width="32767*"/>
    </style:style>
  </office:automatic-styles>
  <office:body>
    <office:text>
      <text:p text:style-name="P1"><text:span text:style-name="T1">陳真</text:span><text:s/>  |  2017.04.30 15:35   |   <text:a xlink:type="simple" xlink:href="http://palinfo.habago.org/Entry?Command=Information_PrintForum&amp;iPage=164#FORUM35685"><text:span text:style-name="T2">#</text:span></text:a></text:p>
      <text:p text:style-name="P2">尼采說，如果你還會對這世界感到痛苦，那意味著你也許還沒真正學會奸詐狡猾。<text:span text:style-name="T3"> <text:line-break/><text:line-break/></text:span>達摩東來，說要<text:span text:style-name="T3"><text:s/>"</text:span>找一個不受人惑的人<text:span text:style-name="T3">"</text:span>。據說殷海光在每學期之初，經常會在黑板上寫下這句話。不過，這是蘇格拉底式的世界觀，彷彿是非善惡終究只是一種<text:span text:style-name="T3"><text:s/>"</text:span>認知<text:span text:style-name="T3">" </text:span>對錯的問題，彷彿只要<text:span text:style-name="T3"><text:s/>"</text:span>不惑<text:span text:style-name="T3">"</text:span>，善惡就自動歸位，迎刃而解了。但真的是這樣嗎？依我看，<text:span text:style-name="T3">"</text:span>不惑<text:span text:style-name="T3">" </text:span>是不夠的。我周遭許多<text:span text:style-name="T3"><text:s/>"</text:span>不惑<text:span text:style-name="T3">" </text:span>的人，他們的聰明才智足以明是非知善惡。問題是，善惡對錯他根本不在乎。我倒寧可尋找一個依舊困於<text:span text:style-name="T3"><text:s/>"</text:span>惑<text:span text:style-name="T3">" </text:span>中但<text:span text:style-name="T3"><text:s/>"</text:span>在乎<text:span text:style-name="T3">" </text:span>的人；只要他還在乎，只要他身上還有點溫度，那麼，倘若有一天他解了惑，他就會像樣了。<text:span text:style-name="T3"> <text:line-break/><text:line-break/></text:span>我自己就被人惑了很久，乃至為虎作倀，直到許多年之後才明白，同志並非同志，我有我的夢，他們有他們的盤算，彼此根本不在同一個星球上。<text:span text:style-name="T3"> <text:line-break/><text:line-break/></text:span>羅素重視才智輕視道德，因此常嘲笑維根斯坦，嘲笑他幹嘛老是為一些事感到痛苦？還嘲笑他說幹嘛老是為了什麼罪惡感或道德感這些無謂的東西痛苦得哇哇叫，說他婆婆媽媽的，<text:span text:style-name="T3">"</text:span>像隻小綿羊似的＂。有一回，羅素又在嘲笑維根斯坦了，笑他幹嘛那麼在乎自己是不是一個好人？維根斯坦正色以告：<text:span text:style-name="T3">"</text:span>如果我不是一個好人，我怎麼可能會是一個好的邏輯學家？<text:span text:style-name="T3">" <text:line-break/><text:line-break/></text:span>羅素曾經回憶，有一天，他看見維根斯坦在學校宿舍自己的小房間裏頭來回踱步，似乎心神不寧，於是就又嘲諷似地問他說：<text:span text:style-name="T3">"</text:span>維根斯坦先生，請問你現在是在思考邏輯？還是又在思考你的罪？<text:span text:style-name="T3">" </text:span>維根斯坦回答說：<text:span text:style-name="T3">"</text:span>兩者皆是<text:span text:style-name="T3">"</text:span>。<text:span text:style-name="T3"> <text:line-break/><text:line-break/></text:span>不過，你可別看羅素老是耍嘴皮，整天褻瀆神明、一副道德敗壞的犬儒模樣，據羅素女兒說<text:span text:style-name="T3"><text:s/>(</text:span>這事是黃達夫告訴我的<text:span text:style-name="T3">)</text:span>，他爸爸一生所追求，無非就是上帝。我記得羅素在一封給友人的信裏頭曾經這麼說，他其實很感動於維根斯坦老是找他麻煩，老是批評他的一些道德問題。羅素說他之所以很感動是因為，<text:span text:style-name="T3"><text:s/>"</text:span>想不到這世界上居然有人關心我究竟是不是一個好人<text:span text:style-name="T3">"</text:span>。<text:span text:style-name="T3"> <text:line-break/><text:line-break/></text:span>光是<text:span text:style-name="T3"><text:s/>"</text:span>知道<text:span text:style-name="T3">" </text:span>是沒有多大意義的，重要的不是知不知道，重要的是你所知道的東西究竟帶給你多大的痛苦。維根斯坦一生很反科學，但與其說他反科學，不如說他反對的是科學所意味的一些東西竟成為事物意義的主導，例如<text:span text:style-name="T3"><text:s/>"</text:span>知道<text:span text:style-name="T3">"</text:span>，例如<text:span text:style-name="T3"><text:s/>"</text:span>理性<text:span text:style-name="T3">"</text:span>。與科學相對的，就是倫理、藝術與宗教等等這些無可言喻，非關理性、無從認知的東西。<text:span text:style-name="T3"> <text:line-break/><text:line-break/></text:span>聖經上說，<text:span text:style-name="T3">"</text:span>知識使人跌倒＂。知識帶來一種虛榮，很難不跌倒。但是，<text:span text:style-name="T3">"</text:span>跌倒<text:span text:style-name="T3">" </text:span>之事太沉重，姑且不說。在我們跌倒之前，生命其實早已變得輕飄飄。為什麼呢？因為我們<text:span text:style-name="T3"><text:s/>"</text:span>知道＂個不停。比方說，我看很多人看電影不像在<text:span text:style-name="T3"><text:s/>"</text:span>看<text:span text:style-name="T3">" </text:span>電影，而是一直在<text:span text:style-name="T3"><text:s/>"</text:span>想<text:span text:style-name="T3">" </text:span>電影；居然用想的，而不是用看的，一味想著重點是什麼，想著故事是什麼，想著結論與啟發是什麼，想著導演與編劇究竟是要<text:span text:style-name="T3"><text:s/>"</text:span>告訴<text:span text:style-name="T3">" </text:span>我什麼訊息，想著劇情大綱是什麼，於是嫌慢，嫌悶，嫌淡，嫌沒有故事性等等等。他一直急著想<text:span text:style-name="T3"><text:s/>"</text:span>知道＂一些什麼，問題是，藝術裏頭完全沒有任何你需要<text:span text:style-name="T3"><text:s/>"</text:span>知道<text:span text:style-name="T3">" </text:span>的東西。你抬頭看著滿天繁星，看著窗外微風，飄浮的白雲，覺得很感動，請問你<text:span text:style-name="T3"><text:s/>"</text:span>知道＂了什麼？請問這裏頭有什麼故事與劇情大綱或認知重點？一點也沒有。我們畢竟不是在從事知識研究。<text:span text:style-name="T3"> <text:line-break/><text:line-break/></text:span>荷索說，他極端痛恨學院派的思維方式，太低級，太可恨了。為什麼呢？因為它使生命失去了重量，失去了溫度。維根斯坦之強烈反科學，通俗來講，差不多也是這個意思，極端厭惡<text:span text:style-name="T3"><text:s/>"</text:span>知道<text:span text:style-name="T3">" </text:span>這東西。或許這也是為什麼維根斯坦做為一個始終被誤認為分析哲學鼻祖的人，事實上卻再三表明對於分析哲學的厭惡與鄙夷；同時極端仰慕托爾斯泰，推崇齊克果為聖徒，推崇他是十九世紀最偉大哲學家，並且在思想上親近尼采與叔本華等等存在主義者以及帶有宗教與存在主義色彩的少數詩人。<text:span text:style-name="T3"> <text:line-break/><text:line-break/></text:span>維根斯坦說，天才無非就是一種熱情，而思想的門票就是勇氣。他說，一種思想的價值，得看它的作者擁有多少熱情與勇氣為之付出多少代價而定。<text:span text:style-name="T3"> <text:line-break/><text:line-break/></text:span>各位看過<text:span text:style-name="T3"><text:s/>"</text:span>托托小英雄＂吧？沒看過的務必找片子來看。依我看，真正的英雄應該不是托托，托托比較像狗熊，英雄應該是他姊姊才對，誰對她娘不敬，她就把對方整個超商放火燒了。有一次，托托誤以為她姊姊對隔壁鄰居小胖有好感，她就馬上拖來一桶汽油準備去放火燒鄰居。放火之前，她對她弟弟說：<text:span text:style-name="T3">"</text:span>我這樣做，你就會相信我了嗎？＂結果真的把鄰居整棟房子給燒了，而自己也在爆炸中身亡。<text:span text:style-name="T3"> <text:line-break/><text:line-break/></text:span>這姑娘實在有夠火爆的，但我講的不是易怒（<text:span text:style-name="T3">irritability</text:span>），而是熱情（<text:span text:style-name="T3">passion</text:span>）。易怒應該來掛我這一科，我可以開一些穩定情緒的藥給你吃。熱情跟易怒不一樣。易怒是發神經，熱情卻是可貴的。<text:span text:style-name="T3"> <text:line-break/><text:line-break/></text:span>我很不喜歡做無聊聲明，但卻不得不考慮到讀者的智商，所以還是得聲明一下，我所謂熱情並不是一種行為主義式的概念，我不是說你在行為上必須這樣或那樣做。熱情是一種生命與人格的素質，而不是行為。所謂<text:span text:style-name="T3"><text:s/>"</text:span>多情總被無情惱<text:span text:style-name="T3">" </text:span>就是這樣，熱臉貼上冷屁股是很痛苦的，因為那意味著不管你同旁人之間在認知上有多少共同點，但你跟他們的生命距離卻遙遠得彷彿遠在億萬光年之外，永無交集。<text:span text:style-name="T3"> <text:line-break/><text:line-break/></text:span>昨天騎機車出門準備去搭車來台北靜站，途中看見一輛小貨車，違規駛入前方機車道，而且對著前面一輛機車猛按喇叭，惡形惡狀。機車騎士是一個六七十歲的阿公，載著一個阿婆，可能是他太太，中規中矩地騎著車，被小貨車一路猛按喇叭逼車，那個阿公嚇得機身顫抖，拼命想讓路給小貨車，自己幾乎要撞上右側的一道圍牆。但是，小貨車卻更加囂張，大按喇叭，呼嘯而去。<text:span text:style-name="T3"> <text:line-break/><text:line-break/></text:span>我看了很生氣，於是改變方向，原本是要去車站，決心先改道去追這輛人渣小貨車，打算查看他的車牌與車身上有無所屬公司電話。但他車速快，我後來沒追上，給追丟了。可是，倘若讓我追上，打架恐怕也打不贏他，同時我也不想打人。我知道我這追逐人渣行為很蠢，套句站樁時過路人經常留下的嘲諷語：<text:span text:style-name="T3">"</text:span>你們這樣站沒有用啦＂。我也知道就算我追上這個王八蛋司機又能如何？用我小時候就練的鐵沙掌打他嗎？還是怎樣？邀他明日黃昏在壽山動物園門口樹林間決鬥？我知道這些行為都沒什麼用，但是，就如尼采所說，倘若我還會對這樣那樣一些惡行感到痛苦，那或許意味著我還沒有真正學會奸詐狡猾；同時也意味著，我這顆心始終還是熱的，老去或死去的，只是口才、技能與體力，心還在，還有點溫度。<text:span text:style-name="T3"> </text:span></text:p>
      <text:p text:style-name="P1"><text:span text:style-name="T1">林晏德</text:span><text:s/>  |  2017.04.30 10:35   |   <text:a xlink:type="simple" xlink:href="http://palinfo.habago.org/Entry?Command=Information_PrintForum&amp;iPage=164#FORUM35684"><text:span text:style-name="T2">#</text:span></text:a></text:p>
      <text:p text:style-name="P3">我曾有個比方，現在的台灣就像是整本《笑傲江湖》裡的每個角色，都由「滑不溜手」游迅主演。以前讀笑傲江湖，覺得岳不群可怕，不動聲色間就奪得權勢，還能博得正道之名。偽君子比野心勃勃的左冷禪、任我行還可怕。<text:span text:style-name="T3"> <text:line-break/><text:line-break/></text:span>可<text:span text:style-name="T3"><text:s/></text:span>是，縱使是岳不群，至少表面上必須要做個樣子，他必須不讓自己的惡行曝光。但今日的台灣，讓我感受到滑不溜手游迅的可怕。因為幾乎全部角色，乃至於連非武<text:span text:style-name="T3"><text:s/></text:span>林人士都是游迅主演。一旦全部角色，乃至於連非武林人士都是游迅主演時，我們就看到一個連最基本的「信」都做不到的社會。這種人根本不怕自己的惡行曝光，<text:span text:style-name="T3"><text:s/></text:span>不是因為他們敢作敢當，而是因為根本沒人在乎。他想怎麼說就怎麼說，前言不對後語又如何？反正那些武林外的人士也一樣不在乎，繼續一樣支持一個接一個的遊<text:span text:style-name="T3"><text:s/></text:span>迅當五嶽劍派的盟主。<text:span text:style-name="T3"> <text:line-break/></text:span>這種可怕是金庸笑傲江湖根本無從寫出的更深層卑鄙與猥瑣。因為再也不在乎惡行曝光，惡行曝光後只要振振有詞，誰更恬不知恥，誰就能活下去甚至反而取得名利。<text:span text:style-name="T3"> <text:line-break/><text:line-break/></text:span>一個人為奸為惡，那是某種墮落，但至少他必須堅持某種錯誤。但倘若到言而無信而根本不在乎，表示他連堅持都沒了，那是更深的，無底的一種墮落。<text:span text:style-name="T3"> <text:line-break/><text:line-break/></text:span>這樣的社會，那就是個全社會都是下三濫的社會（以台灣的現狀而言，至少八九成）。因為每個人講話都沒個準。正義每天都講，可是講就講了，他講只是為了他要贏，但他講的不是他真正心裡的主張。他根本不在乎他講的，連偽君子的假裝都沒了。<text:span text:style-name="T3"> <text:line-break/><text:line-break/></text:span>所<text:span text:style-name="T3"><text:s/></text:span>以，我認為，綠營的哪有什麼髮夾灣？要有髮夾灣，至少表示以前他曾真的主張過，只是現在反悔了。可是綠營根本不是，講過一個又一個正義，只是要贏，那些正<text:span text:style-name="T3"><text:s/></text:span>義又哪裡曾在他們的心中停留？莫說什麼反黑箱與反核，就算台獨也必然是說丟就丟了。如若不然，我根本無法想像有一種志願當日本、美國奴僕的「獨立」能從主<text:span text:style-name="T3"><text:s/></text:span>張獨立者口中說出。<text:span text:style-name="T3"> <text:line-break/><text:line-break/></text:span>換言之，這是一種虛無，很小很小的虛無。這詞本是以前我讀楊照的書引用日本人的話，用以描述李登輝的，可是現在我覺得，全台灣八九成的人都是這種很小很小的虛無。而在民主選票制度下，是眾多武林外人士支持了整個武林的虛無。<text:span text:style-name="T3"> <text:line-break/><text:line-break/></text:span>以前陳水扁當政時，我曾很憤怒。可是現在蔡某某當政，我已經很難憤怒，只覺得窩囊，當然蔡某某是比陳水扁更虛無的人，但我覺得窩囊，是在於：為什麼我們已經淪落到必須要和這些根本不夠格當敵人的敵人奮戰？這些人下三濫之明顯，需要什麼高智商才看得出來嗎？他們的騙術，有哪一個比初階詐騙集團高明？需要和他們奮戰，我只覺得窩囊與羞辱<text:span text:style-name="T3">--</text:span>羞辱了自己的人格。<text:span text:style-name="T3"> <text:line-break/><text:line-break/></text:span>可是終究台灣是淪落到這樣一個境地，亦即可能越來越少的正常人必須和這種顯而易見，連假裝都懶得裝的卑鄙猥瑣相作戰的境地。<text:span text:style-name="T3"> <text:line-break/><text:line-break/></text:span>坦白說，是現在的綠營讓我漸漸傾向自己是中國人，因為為了當一個正常人，所以我必須是中國人，而不再是依違於中國台灣之間，我不能是現在這種台灣人。中國誠然仍有不少問題要改進，但至少中國沒有淪落到這種正常人必須和近乎全社會的下三濫奮戰的地步。</text:p>
      <text:p text:style-name="P4"/>
      <text:p text:style-name="P1"><text:span text:style-name="T1">陳真</text:span><text:s/>  |  2017.04.30 03:27   |   <text:a xlink:type="simple" xlink:href="http://palinfo.habago.org/Entry?Command=Information_PrintForum&amp;iPage=165#FORUM35683"><text:span text:style-name="T2">#</text:span></text:a></text:p>
      <text:p text:style-name="P3">幾年前，巴勒網在以色列駐台辦事處靜站。有一次，我被抓，先送去警局拘留，做完筆錄，接著上銬移送台北地檢署偵訊，連夜開庭。最後，法官要我以一萬元交保候傳，我說我一毛錢也不付，我選擇繼續拘留。幾小時後的凌晨，法官重新做出決定，讓我無保釋放。<text:span text:style-name="T3"> <text:line-break/><text:line-break/></text:span>當我被送到地檢署時，幾名警察一路<text:span text:style-name="T3"><text:s/>"</text:span>護送<text:span text:style-name="T3">" </text:span>我走進去。那時都已經深夜十一、二點了，地檢署大門口竟然還圍著幾十名記者和攝影機。一見到我出現，記者們就像餓虎撲狼一樣衝了過來，鎂光閃爍，對我拍照拍個不停。我很納悶，我既不是公眾人物，也不是什麼江洋大盜，記者怎麼會對我感興趣？我心裏想，會不會是台大知道我被捕的消息，怕我沒法回去上班看門診，所以派人來救我？結果不是，原來是認錯人了。<text:span text:style-name="T3"> <text:line-break/><text:line-break/></text:span>一堆記者擋住去路，搶著發問，有人問我說：<text:span text:style-name="T3">"</text:span>你知不知道自己錯了？<text:span text:style-name="T3">" </text:span>我微笑不語。還有一個把麥克風堵到我面前問說：<text:span text:style-name="T3">"</text:span>你不覺得可恥嗎？有沒有什麼話要對大家說？<text:span text:style-name="T3">" </text:span>我還是微笑不語，一概當做耳邊風。直到有個記者問說：<text:span text:style-name="T3">"</text:span>你為什麼要貪污？<text:span text:style-name="T3">" </text:span>我才停下腳步，回頭問說：<text:span text:style-name="T3">"</text:span>我什麼時候貪污？<text:span text:style-name="T3">" </text:span>他說：<text:span text:style-name="T3">"</text:span>那您是為什麼被逮捕？<text:span text:style-name="T3">" </text:span>我說，<text:span text:style-name="T3">"</text:span>因為我在以色列辦事處靜站啊<text:span text:style-name="T3">"</text:span>。這下換記者們納悶了，有一個義憤填膺地大聲喊說：<text:span text:style-name="T3">"</text:span>那你採購消防器材為什麼要污錢？<text:span text:style-name="T3">"</text:span>。我說，你們認錯人了啦。他們說：<text:span text:style-name="T3">"</text:span>署長！署長，您不是消防署署長嗎？<text:span text:style-name="T3">" </text:span>我說我不是啦。於是大家都笑了，整個鎂光閃閃竟然瞬間熄滅。我問說，<text:span text:style-name="T3">"</text:span>你們拍這麼多，電視上不會播出吧？<text:span text:style-name="T3">" </text:span>他們說，<text:span text:style-name="T3">"</text:span>不會播啦，這不是同步播出，等一下馬上就刪掉了啦<text:span text:style-name="T3">"</text:span>。<text:span text:style-name="T3"> <text:line-break/><text:line-break/></text:span>我被關在地檢署一個很髒的小牢房，地上、牆上四處屎尿痕跡，很髒，惡臭至極，坐也不是，站也不是，也不敢靠牆休息，怕沾到大便。我待的牢房角落處地上，甚至還有一坨臭到爆的新鮮大便。<text:span text:style-name="T3"> <text:line-break/><text:line-break/></text:span>大多數法警對待嫌犯極其粗暴，任意羞辱叫罵甚至動粗。就在我進去不到幾分鐘，一幕圍毆、動粗的暴行，竟然就在我眼前上演。我真是不敢相信自己的眼睛。這絕對不可能是特例，肯定是常態。其中有個法警，對待嫌犯的態度更是惡劣到極點，比方說，我看到他把一個剛送進來的女嫌犯當做皮球一樣，竟然從背後一腳把她<text:span text:style-name="T3"><text:s/>"</text:span>踢進<text:span text:style-name="T3">" </text:span>牢房裏。<text:span text:style-name="T3"> <text:line-break/><text:line-break/></text:span>我看了這一幕，受不了，就隔著欄杆喊他過來，我說我要知道你的姓名和編號，我說我出去之後一定檢舉你的惡行。他聽了，表面上雖然還是一副凶神惡煞，但我從他的回話和眼神中察覺到他其實是有點怕了，讓我突然心裏有了一絲憐憫。我是他的俎上肉，在牢裏只能任其宰割，他當然不是怕我，而是沒想到會在牢裏頭作威作福之際，竟然當場被我這樣一個嫌犯給叫去責罵。<text:span text:style-name="T3"> <text:line-break/><text:line-break/></text:span>他雖然眼神有點懼怕<text:span text:style-name="T3"><text:s/>(</text:span>不太敢直視我<text:span text:style-name="T3">)</text:span>，不過，表面上還是裝出很凶狠的模樣，指著自己的制服臂章，亮出他的編號，表示他才不怕，但他就是不願告訴我他叫什麼名字。後來，當他離去後，旋即有個約莫二十多歲的年輕女法警走過來，隔著欄杆小聲對我說，<text:span text:style-name="T3">"</text:span>你自己小心點，不要去惹他<text:span text:style-name="T3">"</text:span>。<text:span text:style-name="T3"> <text:line-break/><text:line-break/></text:span>半夜獲釋後，我就馬上在地檢署裏頭打公用電話，要求填寫檢舉文件，具名檢舉這個法警的粗暴惡行，一個自稱當夜值班的主管出面安撫，企圖大事化小，小事化無。<text:span text:style-name="T3"> <text:line-break/><text:line-break/></text:span>那天晚上，我先是被關在警察局。原本牢裏只有我一個人，後來又進來一個男的，像是道上兄弟。我見他一臉憂愁，於是就問他犯什麼案，他說<text:span text:style-name="T3"><text:s/>"</text:span>組織犯罪，搞幫派<text:span text:style-name="T3">"</text:span>。他心神不寧，一直盯著鐵窗外發呆，似乎心事重重，我就問他說要不要吃便當？警察剛剛給我一個便當，我就送給他吃，但他依舊一直看著鐵窗外發呆。<text:span text:style-name="T3"> <text:line-break/><text:line-break/></text:span>後來，這個幫派份子先被送走，又剩我一人。深夜，有個警方高階主管，單獨拿著鑰匙打開鐵門進來，說想跟我<text:span text:style-name="T3"><text:s/>"</text:span>以私人身份<text:span text:style-name="T3">" </text:span>聊一聊。聊什麼我忘了，只記得他說他女兒正在英國留學，他說他知道我也是留英。他同時也提到，要不要抓我們，他們是沒有權限的，主要都還是看<text:span text:style-name="T3"><text:s/>"</text:span>上面<text:span text:style-name="T3">" </text:span>的態度。他所謂<text:span text:style-name="T3"><text:s/>"</text:span>上面<text:span text:style-name="T3">"</text:span>，他倒是很具體地說了，說是以色列駐台辦事處向警政署施壓，強烈要求要把我們給抓起來，他們只好照辦，至少得抓一個帶頭的，所以我就被抓進來了。<text:span text:style-name="T3"> <text:line-break/><text:line-break/></text:span>幾個月後，我收到不起訴書，內容沒細看，只記得法官對我們的靜站活動<text:span text:style-name="T3"><text:s/>"</text:span>頗有好評<text:span text:style-name="T3">"</text:span>。我還記得當晚開庭偵訊時，承審法官出示我的許多<text:span text:style-name="T3"><text:s/>"</text:span>犯罪證據<text:span text:style-name="T3">"</text:span>，是一疊照片。他把照片全攤開在桌上仔細看，看完之後問我說，<text:span text:style-name="T3">"</text:span>怎麼每一張都一樣？<text:span text:style-name="T3">" </text:span>我說，<text:span text:style-name="T3">"</text:span>因為我身體都沒有動啊<text:span text:style-name="T3">"</text:span>。法官遞了其中幾張給我看，我看到自己拿著牌子站著，突然意識到自己就像一尊銅像。你就算給銅像拍一千張照片，他還是一動也不動。<text:span text:style-name="T3"> <text:line-break/><text:line-break/></text:span>我被無保釋放，正要離開牢房時，那個年輕女法警，突然問了我一句：<text:span text:style-name="T3">"</text:span>你明天不用上班嗎？<text:span text:style-name="T3">" </text:span>我被這突如其來的一問給嚇了一跳，但沒有回答她。<text:span text:style-name="T3"> <text:line-break/><text:line-break/></text:span>後來，我寫了很多文章，好像叫做<text:span text:style-name="T3"><text:s/>"</text:span>我的獄政考察<text:span text:style-name="T3">" </text:span>之類，登在立報，不過只登了其中五、六篇而已，後面還一堆，我就沒登了，但我都有寄給相關司法單位，同時也寄到總統府，寄給號稱關心獄中人權的馬英九，收到的回應卻全是官樣文章，或是故做驚訝狀，或說要徹查，結果是查個屁。<text:span text:style-name="T3"> <text:line-break/><text:line-break/></text:span>這鬼島，人權口號滿天飛，其實全是放屁，所謂人權，只是屬於名人或政治人物的一種特權，一般人是享受不到的。而且，越是脆弱<text:span text:style-name="T3"><text:s/>(</text:span>例如女性或老年人或病人<text:span text:style-name="T3">)</text:span>、越是地位微小的個人，所遭受的待遇就越慘。比方說，我有許多精神病人，只不過因為一點點小案，例如因為精神或智能問題，隨手拿了隔壁的一瓶羊奶喝，或是偷了人家農田上幾顆西瓜，就被以竊盜罪甚至強盜罪抓去關，甚至還刑求，想栽贓他更多案子，打得膝蓋都跛了。想到這些活生生、甚至就在眼前不斷發生的事，我心裏就有恨，思緒難平。人們的眼光永遠只關注那些所謂的名人或權勢者，對於弱者卻根本不屑一顧。</text:p>
      <text:p text:style-name="P1"><text:span text:style-name="T1">陳真</text:span><text:s/>  |  2017.04.30 03:26   |   <text:a xlink:type="simple" xlink:href="http://palinfo.habago.org/Entry?Command=Information_PrintForum&amp;iPage=165#FORUM35682"><text:span text:style-name="T2">#</text:span></text:a></text:p>
      <text:p text:style-name="P2">今天靜站，一樣諸事如常，蚊子很多。日曬與蚊子咬是站樁最難受的兩件事。<text:span text:style-name="T3"> <text:line-break/><text:line-break/></text:span>靜站一開始沒多久，多年不見的警察又出現了。我看見大馬路對岸有個便衣，不知道是刑警還是什麼單位，隔著幾十米寬的大馬路對著該名警察大聲喊話，聽不清在喊些什麼，接著就兩個人一起過來現場，並且待了很久，慧如給他們上了一課有關若雪及以巴問題。<text:span text:style-name="T3"> <text:line-break/><text:line-break/></text:span>我站在隊伍的另一頭，不清楚狀況，事後才知道好像是說什麼師大校警對我們有意見，要我們離學校遠一點，說最近比較敏感。可是，大馬路又不是師範大學的校地，憑什麼報警前來驅趕？至於所謂<text:span text:style-name="T3"><text:s/>"</text:span>最近比較敏感<text:span text:style-name="T3">" </text:span>就更玄了，不知道是敏感什麼？這跟我們站在大馬路邊，誰也沒礙著，有啥關係？<text:span text:style-name="T3"> <text:line-break/><text:line-break/></text:span>巴勒網在師大附近那個地方站樁都已經站了九年多了，師大校警突然對我們有意見？這我是不相信的。別說校警，就算是整個大學以及整個警方或情治系統，都不可能有獨立意志，更不可能有個人的獨立意志，每個舉動或決定肯定都是<text:span text:style-name="T3"><text:s/>"</text:span>上頭<text:span text:style-name="T3">" </text:span>交待。<text:span text:style-name="T3"> <text:line-break/><text:line-break/></text:span>感覺今天過來詢問的路人好像比往常多，不知道是不是跟島內外時局動盪有關。當然。一部份可能跟慧如之擅於溝通講解有關。巴勒網成員似乎大多言語不靈光，站樁就真的像根木樁似的，無語，不動；若再把臉給漆黑，就跟銅像一樣了。也許以後大家應該可以盡量<text:span text:style-name="T3"><text:s/>"</text:span>活潑<text:span text:style-name="T3">" </text:span>一點，要不然我常看到一些眼神好奇的路人，似乎想過來一探究竟，但是看大家這麼嚴肅，卻又不敢過來了。<text:span text:style-name="T3"> <text:line-break/><text:line-break/></text:span>至於專業難度比較高的化身銅像工作，就交給我來就行。黨外時，能言善道，舌粲蓮花，沒有什麼我辯不贏的場面或說服不了的人。不知道為什麼，在過去二十幾年來，在不知不覺中，不但抗爭能力完全喪失，就連整個語言能力都好像徹底消失了似的，連話都不會說了，變成一尊銅像，就只剩會這個了。只要別叫我講話，其它幹啥都行，特別擅長苦肉計，要我站多久，餓多久，曬多久，走多久，我自信都能勝任。學姊常說要辦些演講或座談，而不是只有站樁。對此我是十分贊同的，只要別叫我說話就行。<text:span text:style-name="T3"> <text:line-break/><text:line-break/></text:span>另外，大家別忘了五月四號和五月五號的兩場座談活動。請見首頁公告，一場在台北，一場在台南。台北有曾醫師及慧如和良哲出席，台南由學姊負責參與座談。歡迎大家踴躍參加。</text:p>
      <text:p text:style-name="P1"><text:span text:style-name="T1">陳真</text:span><text:s/>  |  2017.04.29 01:38   |   <text:a xlink:type="simple" xlink:href="http://palinfo.habago.org/Entry?Command=Information_PrintForum&amp;iPage=165#FORUM35681"><text:span text:style-name="T2">#</text:span></text:a></text:p>
      <text:p text:style-name="P3">我們花千萬元年薪養一個個類似像這樣的人渣政客。你曾看過他們幹過什麼正經、良善之事嗎？每天就是吃飽閒閒寫臉書，囂張跋扈，得意非凡，每天講一些低能無恥的鳥話，造謠，抹黑，鬥爭，卡位，搶資源。<text:span text:style-name="T3"> <text:line-break/><text:line-break/></text:span>真難想像，究竟是什麼樣的一種選民，居然會把票投給這樣的人渣？那還不如投給一隻蟑螂。但你知道嗎，這樣一些人渣，卻已經是民進黨裏頭所謂<text:span text:style-name="T3"><text:s/>"</text:span>最有理想性<text:span text:style-name="T3">" </text:span>的一個派系了<text:span text:style-name="T3"><text:s/>(</text:span>新潮流系<text:span text:style-name="T3">)</text:span>。<text:span text:style-name="T3"> <text:line-break/><text:line-break/></text:span>台灣政治之低能無恥，臭不可聞，實在毫無意義，而台灣人卻普遍覺得這樣一種政治讓他們感到好光榮。<text:span text:style-name="T3"> <text:line-break/><text:line-break/></text:span>陳真<text:span text:style-name="T3">2017.04.29. <text:line-break/><text:line-break/>==================== <text:line-break/></text:span>反年改擬電話抗議<text:span text:style-name="T3"><text:s/></text:span>綠委憂：怎叫便當<text:span text:style-name="T3"> <text:line-break/><text:line-break/></text:span>三立新聞網<text:span text:style-name="T3"><text:s/>2017</text:span>年<text:span text:style-name="T3">4</text:span>月<text:span text:style-name="T3">28</text:span>日<text:span text:style-name="T3"> <text:line-break/><text:line-break/></text:span>記者陳彥宇／台北報導<text:span text:style-name="T3"> <text:line-break/><text:line-break/></text:span>立法院司法及法制委員會下周起將實質審查「公務人員退休撫卹條例」草案，傳出監督年金改革聯盟擬針對不利軍公教勞發言的立委，透過致電其國會辦公室及服務處的方式表達抗議。對此，民進黨籍司委會召委段宜康今（<text:span text:style-name="T3">28</text:span>）日表示，「我們怎麼叫便當呀」？<text:span text:style-name="T3"> <text:line-break/><text:line-break/></text:span>民進黨立委段宜康上午在臉書分享該則報導，並表示「完蛋了」！他諷刺地說，這些將軍、校長、處長果然不是省油的燈，竟然想得出這個殺手鐧，「打電話占滿我們的電話線<text:span text:style-name="T4">⋯</text:span>這、這、這，這樣我們怎麼叫便當呀」？</text:p>
      <text:p text:style-name="P1"><text:span text:style-name="T1">政信</text:span><text:s/>  |  2017.04.28 10:50   |   <text:a xlink:type="simple" xlink:href="http://palinfo.habago.org/Entry?Command=Information_PrintForum&amp;iPage=165#FORUM35680"><text:span text:style-name="T2">#</text:span></text:a></text:p>
      <text:p text:style-name="P2"><text:span text:style-name="T3">https://goo.gl/90daFq <text:line-break/><text:line-break/></text:span>這是高雄輕軌在運作時路人拍下的影片，即時在上班日還在下雨仍空空如也，這段輕軌價值<text:span text:style-name="T3">170</text:span>億，而且都是用借錢買的，但仍然是高雄人津津樂道的建設，常常提起高雄就說「我們有輕軌」，我倒是覺得高雄馬路這麼寬也沒什麼車的確浪費點，「請鬼」來填倒是個好方法。<text:span text:style-name="T3"> <text:line-break/><text:line-break/></text:span>現在前瞻建設又要到處建這種玩意兒，這東西一要吃電、二維修很貴，實在不知道缺電環境下怎麼讓這東西跑個不停。<text:span text:style-name="T3"> <text:line-break/><text:line-break/></text:span>還要立委蔡煌瑯正巧經營軌道車輛（<text:span text:style-name="T3">http://www.trsc.com.tw/news</text:span>），怎麼會這麼巧呢？真是令人想不透呢（笑）。</text:p>
      <text:p text:style-name="P1"><text:span text:style-name="T1">政信</text:span><text:s/>  |  2017.04.28 10:42   |   <text:a xlink:type="simple" xlink:href="http://palinfo.habago.org/Entry?Command=Information_PrintForum&amp;iPage=165#FORUM35679"><text:span text:style-name="T2">#</text:span></text:a></text:p>
      <text:p text:style-name="P3"><text:span text:style-name="T3">https://goo.gl/JAhKez <text:line-break/><text:line-break/></text:span>德國陸軍軍官在維也納國際機場企圖行兇遭到逮捕。<text:span text:style-name="T3"> <text:line-break/><text:line-break/>1.</text:span>這個軍官偽裝成難民混在人群裡意圖行兇。<text:span text:style-name="T3"> <text:line-break/>2.</text:span>這個軍官完全不會說阿拉伯語，但德國還是給予他政治庇護紀錄。<text:span text:style-name="T3"> <text:line-break/><text:line-break/></text:span>看來敘利亞原本淌混水比較淺的德國也加入行動了<text:span text:style-name="T4">⋯</text:span></text:p>
      <text:p text:style-name="P1"><text:span text:style-name="T1">陳真</text:span><text:s/>  |  2017.04.28 10:39   |   <text:a xlink:type="simple" xlink:href="http://palinfo.habago.org/Entry?Command=Information_PrintForum&amp;iPage=165#FORUM35678"><text:span text:style-name="T2">#</text:span></text:a></text:p>
      <text:p text:style-name="P2">司马云你好。<text:span text:style-name="T3"> <text:line-break/><text:line-break/></text:span>没有喔，我头脑没有很清醒，所以才会一生涂炭，灾厄连连。<text:span text:style-name="T3"> <text:line-break/><text:line-break/></text:span>昨天去看<text:span text:style-name="T3">Jim Jarmusch</text:span>的<text:span text:style-name="T3"><text:s/>“Down by Law” (</text:span>台译<text:span text:style-name="T3"><text:s/>“</text:span>不法之徒<text:span text:style-name="T3">”)</text:span>，浪漫沧桑，难以言喻。语言穷尽处，唯泪能诉。也许我该戒掉这些<text:span text:style-name="T3"><text:s/>“</text:span>毒品<text:span text:style-name="T3">”</text:span>，看脑袋能不能清醒点，积极向上提升。<text:span text:style-name="T3"> <text:line-break/><text:line-break/></text:span>能说的，我们都说了，至于那些说不上来的，存乎一心，凭添惆怅。<text:span text:style-name="T3"> <text:line-break/><text:line-break/>I'll tell you all my secrets <text:line-break/>But I lie about my past <text:line-break/>So send me off to bed forever more <text:line-break/><text:line-break/></text:span>我可以告诉你<text:span text:style-name="T3"> <text:line-break/></text:span>我所有的秘密，<text:span text:style-name="T3"> <text:line-break/></text:span>但是，对于我的过往<text:span text:style-name="T3"> <text:line-break/></text:span>无可奉告<text:span text:style-name="T3"> <text:line-break/></text:span>不如就让我永远沉睡吧<text:span text:style-name="T3"> <text:line-break/><text:line-break/></text:span>底下是电影<text:span text:style-name="T3"><text:s/>“</text:span>不法之徒<text:span text:style-name="T3">” </text:span>的片尾曲。<text:span text:style-name="T3"> <text:line-break/><text:line-break/>https://www.youtube.com/watch?v=8xktuT3yISo <text:line-break/><text:line-break/>Jarmusch </text:span>我看他头脑也不是很清醒，但他说，<text:span text:style-name="T3">”</text:span>我不会迷路，因为我根本不知道自己想去哪<text:span text:style-name="T3">”</text:span>。<text:span text:style-name="T3"> <text:line-break/><text:line-break/></text:span>电影里头出现了美国诗人<text:span text:style-name="T3">Robert Frost </text:span>的<text:span text:style-name="T3"><text:s/>“The road not taken”</text:span>（未竟之路）。林义雄曾以此诗表心迹，说森林尽头有两条路，他选择了人迹罕至的那一条，但我却觉得他事实上是选择了人潮汹涌的那一条。而我呢，我可能跟<text:span text:style-name="T3"><text:s/>Jarmusch </text:span>比较像，哪一条都好，人生之路从来都不是我能选择。</text:p>
      <text:p text:style-name="P1"><text:span text:style-name="T1">司马云</text:span><text:s/>  |  2017.04.28 00:34   |   <text:a xlink:type="simple" xlink:href="http://palinfo.habago.org/Entry?Command=Information_PrintForum&amp;iPage=165#FORUM35677"><text:span text:style-name="T2">#</text:span></text:a></text:p>
      <text:p text:style-name="P3">陳真先生<text:span text:style-name="T3"> <text:line-break/></text:span>關註臺灣新聞大概有段時間了，今天才看到您的網站，拜讀了您的許多文章及留言，感到由衷的高興，臺灣有您這樣的清醒的人，和這樣好的網站，在當下的臺灣，實在是壹件很難得的事情。在<text:span text:style-name="T3">Facebook</text:span>上，實在是見識了許多臺灣當代的年輕人，只要牽涉到政治，完全沒有絲毫的理性與邏輯。從這些年輕人身上，實在看不到臺灣的未來，對比之前四小龍時代帶領臺灣掘起的壹大群先輩，不免嘆息。臺灣大概要徹底沈淪了，之前積累的資本，很快也要消耗壹空。先生身處其中，親身經歷，的的確確是壹件遭罪的事情，唉！</text:p>
      <text:p text:style-name="P1"><text:span text:style-name="T1">陳真</text:span><text:s/>  |  2017.04.27 09:35   |   <text:a xlink:type="simple" xlink:href="http://palinfo.habago.org/Entry?Command=Information_PrintForum&amp;iPage=165#FORUM35676"><text:span text:style-name="T2">#</text:span></text:a></text:p>
      <text:p text:style-name="P2">徐世榮：通往地獄之路<text:span text:style-name="T3"> <text:line-break/><text:line-break/>2017</text:span>年<text:span text:style-name="T3">04</text:span>月<text:span text:style-name="T3">18</text:span>日<text:span text:style-name="T3"> <text:line-break/><text:line-break/></text:span>范正祥／台北報導<text:span text:style-name="T3"> <text:line-break/><text:line-break/></text:span>立法院昨天舉辦前瞻基礎建設公聽會，與會的政大地政學系教授徐世榮痛批，前瞻建設的軌道建設「不合理、不民主、不尊重基本人權」，是「一個通往地獄的道路」，盼立法院停止審查，將前瞻計畫退回行政院。<text:span text:style-name="T3"> <text:line-break/><text:line-break/></text:span>前瞻計畫的不合理在於「計畫行政程序」，依法國家重大建設計劃應該包括興辦事業計畫、環境保護計劃、土地使用計畫和土地徵收計畫，這次的前瞻計畫只有最前者，其他都沒有討論，環評、都計和土徵都只是配合計畫、附庸花瓶。<text:span text:style-name="T3"> <text:line-break/><text:line-break/></text:span>他說，這樣的內容讓人非常搖頭。前瞻計畫的粗糙，「比大學生報告還不如，這種報告如果是我學生寫的，我一定馬上把他當掉」！「非常威權、非常獨裁，民進黨還要這麼做嗎？」<text:span text:style-name="T3"> <text:line-break/><text:line-break/>(</text:span>中國時報<text:span text:style-name="T3">)</text:span></text:p>
      <text:p text:style-name="P1"><text:span text:style-name="T1">陳真</text:span><text:s/>  |  2017.04.27 02:24   |   <text:a xlink:type="simple" xlink:href="http://palinfo.habago.org/Entry?Command=Information_PrintForum&amp;iPage=165#FORUM35675"><text:span text:style-name="T2">#</text:span></text:a></text:p>
      <text:p text:style-name="P3">滔滔雄辯之才，因何無言？熊熊烈火之身，何以遁避遠颺，遠離人群？所謂<text:span text:style-name="T3"><text:s/>"</text:span>多情總被無情惱<text:span text:style-name="T3">"</text:span>，一冷一熱，天壤之別，生命孤獨之甚，莫過於此。<text:span text:style-name="T3"> <text:line-break/><text:line-break/></text:span>亞里斯多德說，<text:span text:style-name="T3">"</text:span>勇氣是人類所有美德的第一條，因為它確保了其它美德存在的可能性<text:span text:style-name="T3">"</text:span>。沒有勇氣，再多的美德也只是一縷煙，一縷屁，一番空談。事無公私大小，不過<text:span text:style-name="T3"><text:s/>"</text:span>在乎<text:span text:style-name="T3">" </text:span>二字。打屁、清談是毫無意義的。<text:span text:style-name="T3"> <text:line-break/><text:line-break/></text:span>長年以來，一些朋友私下似乎永不死心地追著我跑，讓我非常痛苦。追著我幹啥呢？談政治，話藍綠，講八卦。如果我能徹底阻擋與拒絕，我絕不願意浪費一秒鐘私下跟人談一句政治。除非<text:span text:style-name="T3">...</text:span>除非你讓我感受到你心裏強烈的愛與恨，否則政治有什麼好談的？就跟愛情或任何一種情感一樣，缺乏熱情的愛不是愛，難道你能找人談一種沒有溫度的愛？<text:span text:style-name="T3"> <text:line-break/><text:line-break/></text:span>最近有個同事準備去捷克與奧地利等國度蜜月，她知道我曾去過幾次，問我該買些什麼？我不解，回說妳想買什麼都行啊。她說不是啦，是想問我在捷克買<text:span text:style-name="T3">LV</text:span>會不會比較便宜？<text:span text:style-name="T3">LV</text:span>？我說我不知道<text:span text:style-name="T3">LV</text:span>是什麼東西。她說是一種名牌包。於是我無言了。<text:span text:style-name="T3"> <text:line-break/><text:line-break/></text:span>光是這個月，就已經有三個人跟我說她<text:span text:style-name="T3"><text:s/>"</text:span>好想好想好想去日本哦<text:span text:style-name="T3">"</text:span>。我問為什麼呢？<text:span text:style-name="T3">"</text:span>因為大家都說日本人好有禮貌哦。<text:span text:style-name="T3">" </text:span>可是，<text:span text:style-name="T3">"</text:span>妳出國就只為了考察禮貌的表現嗎？<text:span text:style-name="T3">" </text:span>我還說，<text:span text:style-name="T3">"</text:span>我倒希望日本鬼子人前人後一致點，不要人前有禮貌，人後講壞話<text:span text:style-name="T3">"</text:span>。於是我們又無言了。<text:span text:style-name="T3"> <text:line-break/><text:line-break/></text:span>最近太陽又大了起來，豔陽高照，儼然夏天，我已經被迫聆聽了一小時的談話，有關某人臉上一顆必須用高倍顯微鏡才看得見的青春痘以及防止痘痘變色的美白問題。當然，一小時的談話中，依然不忘關心幾句國際大事：<text:span text:style-name="T3">"</text:span>北韓好壞哦！都嘛是中國暗中在幫他。<text:span text:style-name="T3">" "</text:span>就是說嘛，美國最可憐了，還得跑這麼遠來處理。<text:span text:style-name="T3">" </text:span>我在一旁，假裝忙著閱讀病歷，很怕她們邀我發表時事感言。<text:span text:style-name="T3"> <text:line-break/><text:line-break/></text:span>工作上，生活中，各種雞毛蒜皮毫無意義的無聊事，仔細再仔細，關注再關注，耗盡我們多少心力，但是你知道嗎？或者應該說，你在乎嗎？就在昨天，人渣黨就跟強盜土匪一樣，以一種完全非法的<text:span text:style-name="T3"><text:s/>"</text:span>特別預算<text:span text:style-name="T3">"</text:span>方式，在短短幾分鐘之內，完全不經過任何討論，就這樣公然地掠奪了你我以及後代子子孫孫上兆的財產。<text:span text:style-name="T3"> <text:line-break/><text:line-break/></text:span>你知道嗎？或者應該說，你在乎嗎？一群毫無廉恥心的賊，大權在握，為所欲為，就這樣每天不斷拼命搶奪眾人的土地與財產。<text:span text:style-name="T3"> <text:line-break/><text:line-break/></text:span>你肯定會在乎一個微不足道的小偷，跑來你家偷走哪怕只是一點點微不足道的財物，你一定會氣死了！但是，你卻居然根本不在乎一群掌握大權無法無天的賊，就在你眼前，每天拼命不斷像瘋了似地毫無半點羞恥心地搶奪你以及你的下一代的幾乎所有財產，偷走你的未來。不但不在乎，你甚至還是這群人渣之賊的擁護者，為其打殺異己，為其搖旗吶喊。<text:span text:style-name="T3"> <text:line-break/><text:line-break/></text:span>你知道嗎？或者應該說，你在乎嗎？同樣也是在這兩天，透過無法無天的手段，法院已經打算正式掛綠旗，表明法院就是民進黨開的，而且終生有效，不管如何改朝換代都不得更換旗幟。<text:span text:style-name="T3"> <text:line-break/><text:line-break/></text:span>你知道嗎？或者應該說，你在乎嗎？短短幾天之內，無數毒藥居然以一種完全不可思議的荒唐離譜方式解禁了，甚至高達百倍之譜。存心毒死你沒關係，反正你是慢慢死，難以察覺，而他卻是快快就能馬上撈取各種私人暴利與政治利益。<text:span text:style-name="T3"> <text:line-break/><text:line-break/></text:span>我常覺得，不用多，只需拿出你對於你臉上一顆青春痘的關注熱情的一億分之一，別說這個已無生命跡象的鬼島，就算這整個世界都能得救。<text:span text:style-name="T3"> <text:line-break/><text:line-break/></text:span>我不知道我究竟是應該痛恨這個貪婪無恥的人渣黨？還是應該厭惡冰冰涼涼、猥猥瑣瑣、沒有半點溫度的台灣人？龍應台三十多年前那句名言是對的：台灣人，<text:span text:style-name="T3">"</text:span>你為什麼不生氣？<text:span text:style-name="T3">" </text:span>是不是即便是殺老母姦老爸、掏空眾人財產、毒死眾人下一代等等等的惡行，你也還是一樣都不會生氣？<text:span text:style-name="T3"> <text:line-break/><text:line-break/></text:span>但是，很奇怪的是，對於那些純屬私人瑣瑣碎碎的無謂八卦是非，或是什麼哪個路人甲對路人乙不禮貌啦，哪個人不讓座啦，誰幾天沒洗澡啦，哪個明星講話好酸啦等等等毫無意義的各種無聊事，卻反而能激起全民不可思議的<text:span text:style-name="T3"><text:s/>"</text:span>正義怒火<text:span text:style-name="T3">"</text:span>。</text:p>
      <text:p text:style-name="P1"><text:span text:style-name="T1">黃明華</text:span><text:s/>  |  2017.04.26 22:34   |   <text:a xlink:type="simple" xlink:href="http://palinfo.habago.org/Entry?Command=Information_PrintForum&amp;iPage=165#FORUM35674"><text:span text:style-name="T2">#</text:span></text:a></text:p>
      <text:p text:style-name="P2">這邊有一篇有關<text:span text:style-name="T3">"</text:span>錢瞻計畫<text:span text:style-name="T3">"</text:span>的評論<text:span text:style-name="T3">,</text:span>裡面有一些數據<text:span text:style-name="T3"><text:s/>,</text:span>看完真是瞠目結舌<text:span text:style-name="T3"> <text:line-break/><text:line-break/></text:span>呂紹煒專欄：從花媽「運量增<text:span text:style-name="T3">3.6</text:span>倍」談評估報告業障重：一切都是假的<text:span text:style-name="T3"> <text:line-break/>http://www.storm.mg/article/255579 <text:line-break/><text:line-break/></text:span>嗯<text:span text:style-name="T3">,</text:span>可以體會什麼叫<text:span text:style-name="T3">"</text:span>開個怪手來吃比較快<text:span text:style-name="T3">"</text:span></text:p>
      <text:p text:style-name="P1"><text:span text:style-name="T1">陳真</text:span><text:s/>  |  2017.04.26 20:08   |   <text:a xlink:type="simple" xlink:href="http://palinfo.habago.org/Entry?Command=Information_PrintForum&amp;iPage=165#FORUM35673"><text:span text:style-name="T2">#</text:span></text:a></text:p>
      <text:p text:style-name="P3"><text:span text:style-name="T3">David</text:span>你好。<text:span text:style-name="T3"> <text:line-break/><text:line-break/></text:span>我父母從上個世紀五零年代就經營電影院，直到八零年代才易手經營，足足三十年，是台灣最早電影業者之一。個人記憶中，最早的觀影經驗大約是在兩三歲，被我媽抱在懷裏看一齣怪獸片，只記得有一隻比山還高、會吐水的大青蛙，跟一隻吐火的飛龍打架，最後誰打贏我忘了。<text:span text:style-name="T3"> <text:line-break/><text:line-break/></text:span>上了小學，經常帶同學來看電影。有時候，我爸甚至會跟學校配合，免費招待全校某個年級的小朋友一起來看。記得有一次，忘了什麼片，只記得是洋人電影，片頭是一片海，女主角以泳裝現身，媚坐沙灘上，全場小朋友立即驚聲尖叫。有些家教特別良好的女同學，嘟著嘴，面露不屑厭惡貌，有的閉起眼睛，有的別過頭去，拒看這下流的一幕。我覺得很好笑，不過只是泳裝就嚇成這樣，我還看過更精采的，要是說出來，女同學們臉要往哪擺？<text:span text:style-name="T3"> <text:line-break/><text:line-break/></text:span>電影，延長了我的歡樂童年，卻同時也似乎讓我提早認識了世界與生命那不透光、深沉的另一面，究竟這是好或壞，我其實也說不上來了。嚮往美，仰望真與善，也許或多或少是一種悲劇，給生命早早埋下一個可悲的種子。<text:span text:style-name="T3"> <text:line-break/><text:line-break/></text:span>那時候，常有班上同學有模有樣找我談電影，常問的一句話是：<text:span text:style-name="T3">"</text:span>誰是好人？誰是壞人？<text:span text:style-name="T3">" </text:span>彷彿只要弄懂了這一點，整個劇情便了然於胸、真相大白了似的。可是，孩子，我跟你說，電影不是這樣看的。電影如此，世界亦然。<text:span text:style-name="T3"> <text:line-break/><text:line-break/></text:span>有句話說，<text:span text:style-name="T3">"</text:span>打狗看主人<text:span text:style-name="T3">"</text:span>，但是，砍銅像卻是打狗<text:span text:style-name="T3"><text:s/>"</text:span>給主人看<text:span text:style-name="T3">"</text:span>。打狗是虛，對狗主人示威、挑釁才是目的。這時候，狗只是一種象徵，一頭代罪羔羊，好狗壞狗已然失去意義。<text:span text:style-name="T3"> <text:line-break/><text:line-break/></text:span>李承龍是明白人，心懷正氣，一身是膽，反蔣都來不及了<text:span text:style-name="T3">(</text:span>我猜的啦<text:span text:style-name="T3">)</text:span>，怎麼可能會為蔣公出氣，跑去砍那個八啥小田的日本鬼子銅像？箭頭指向當然不是八小啥這個人本身，而是藉以表達一種對於鬼島內部仇中舔日的囂張氣燄之不滿。<text:span text:style-name="T3"> <text:line-break/><text:line-break/></text:span>同樣地，人渣黨及其一票支持者以及數不清的北七學生們，當然也不是真的在乎什麼八田雨衣不雨衣的，而是只要是日本人，就想方設法給予吹捧美化，做為一種洗腦、鬥爭教材與政治表態。<text:span text:style-name="T3"> <text:line-break/><text:line-break/></text:span>你可別看現在這個人渣黨如今舔日舔得不成體統，過去黨外時代卻非如此。黨外時，黨外人士普遍友中反日，現在這群政治利益收割者卻舔日仇中，舔得比狗還還起勁。遭到台灣皇民這種抬舉，連日本鬼子自己都嚇一跳。<text:span text:style-name="T3"> <text:line-break/><text:line-break/></text:span>即便到了八零年代末期，黨外人士或當時已成立的民進黨，事實上依然是反日的。我常舉個例，侯孝賢的<text:span text:style-name="T3"><text:s/>"</text:span>悲情城市<text:span text:style-name="T3">" </text:span>拍攝於<text:span text:style-name="T3">1989</text:span>年，當時國內外一片叫好之際，民進黨的新潮流系一些人，卻跳出來開罵說侯孝賢醜化台灣人，美化日本人。原因是片中出現一幕，一群獐頭鼠目的台灣人，拿著棍棒刀槍，看到外省人就砍殺，四處逼問路人與乘客會不會講台語，不會講的就是外省人，就得殺。另一幕則是女主角有個日本女性友人，看起來端莊嫻淑。民進黨罵說，你看！居然把日本人拍得這麼美，是可忍，孰不可忍。<text:span text:style-name="T3"> <text:line-break/><text:line-break/></text:span>可是，電影這樣拍，當然一點問題也沒有。日軍再怎麼狼心狗肺，也不至於全日本找不到一個良家婦女吧？！同樣地，台灣人再怎麼悲情，你也總不能否認當年一些台灣人對於手無寸鐵的外省人不分青紅皂白的砍殺吧？<text:span text:style-name="T3"> <text:line-break/><text:line-break/></text:span>但是，當年民進黨卻比一般人還反日，連螢幕上出現一個正常日本婦女他都會崩潰。不可思議的是，現在卻舔日舔得滅絕人性。比方說，在許多綠油油的人渣眼裏，即便是南京大屠殺這樣一個牽涉數十萬條人命、喪盡天良的血腥慘案，居然都可以變成他們歡呼歌頌的美好事蹟；就連<text:span text:style-name="T3"><text:s/>"</text:span>慰安婦是被迫的<text:span text:style-name="T3">" </text:span>這樣一個基本事實，他們竟然也要在教科書裏硬是昧著良心說台灣慰安婦是自願的，甚至說這是台灣人當年出人頭地的管道，感謝皇恩浩蕩。<text:span text:style-name="T3"> <text:line-break/><text:line-break/></text:span>這個人渣黨之無恥程度，實難想像，但你可別以為這只是一種<text:span text:style-name="T3"><text:s/>"</text:span>認知上<text:span text:style-name="T3">" </text:span>的差錯與轉變。當然不是。隨著政治利益的不同，說法就會自動跟著調整。你敢不敢打個賭？哪天台灣若五星旗飄揚，你信不信，這群人渣很可能會喊祖國萬歲、喊共產黨英明，喊得比誰都大聲。<text:span text:style-name="T3"> <text:line-break/><text:line-break/></text:span>在這樣一個政治鬥爭的過程中，我常有個感覺：所謂智慧、情感、良善與理性等等諸多美好，實際上是起不了作用的，剩下的其實就只是毫不羞赧的謊言與鬥爭。<text:span text:style-name="T3"> <text:line-break/><text:line-break/></text:span>歷史與記憶雖然帶來許多啟發與智慧，但在當下卻無足輕重，就像黑格爾筆下那隻總是在夜裏方才起飛的哲學貓頭鷹，唯有當塵埃落定，人事已非，牠才在黑夜裏緩緩起飛，飛向一個結局已定的未來；宛若輓歌，宛若說書人，說出故事，卻無從改變結局。馬克思堵爛哲學家或許其來有自，畢竟安魂曲再動聽，也只是安慰了亡靈，而生者依舊惆悵。</text:p>
      <text:p text:style-name="P4"/>
      <text:p text:style-name="P1">David   |  2017.04.26 11:47   |   <text:a xlink:type="simple" xlink:href="http://palinfo.habago.org/Entry?Command=Information_PrintForum&amp;iPage=166#FORUM35672"><text:span text:style-name="T2">#</text:span></text:a></text:p>
      <text:p text:style-name="P3">陳醫師您好<text:span text:style-name="T3">, <text:line-break/><text:line-break/></text:span>最近<text:span text:style-name="T3">FB</text:span>突然對八田與一歌功頌德起來<text:span text:style-name="T3">, </text:span>甚至評價為何台灣人如此對待一個有功的外國人<text:span text:style-name="T3">, </text:span>我才開始找找看八田與一最近發生了甚麼事情<text:span text:style-name="T3">, </text:span>原來是銅像被砍頭了<text:span text:style-name="T3">, </text:span>可是這砍頭的行為<text:span text:style-name="T3">, </text:span>跟砍國父和蔣公銅像無異<text:span text:style-name="T3">, </text:span>更何況八田與一的背景在日據時代<text:span text:style-name="T3">, </text:span>他負有建設台灣的使命<text:span text:style-name="T3">, </text:span>與其說使命不如說命令<text:span text:style-name="T3">, </text:span>因為台灣所有的一切建設都是支持日軍侵略東南亞各國之用<text:span text:style-name="T3">, </text:span>台灣當時屬於日軍的根據地<text:span text:style-name="T3">, </text:span>從賽德克巴萊的電影裡面<text:span text:style-name="T3">, </text:span>我們也大概知道日軍對台灣人是奴役<text:span text:style-name="T3">, </text:span>並非善待如同自己人一般<text:span text:style-name="T3">, </text:span>因此八田與一我並不覺得他在台灣所作所為有那麼大的功勞<text:span text:style-name="T3">, </text:span>畢竟在軍國主義底下<text:span text:style-name="T3">, </text:span>建設台灣的動機是來自於戰爭之用<text:span text:style-name="T3">, </text:span>僅此一項<text:span text:style-name="T3">, </text:span>我沒必要對八田感到景仰<text:span text:style-name="T3">. </text:span>我對台灣人對自己歷史定位的問題感到很悲哀<text:span text:style-name="T3">, </text:span>即使蔣公屬於外來政權<text:span text:style-name="T3">, </text:span>但他對台灣有實際的統治和實體的建設<text:span text:style-name="T3">, </text:span>但對真正屬於外來政權的日本人<text:span text:style-name="T3">, </text:span>背後有戰爭之用的建設卻如此景仰<text:span text:style-name="T3">, </text:span>只能以後自己要教小孩<text:span text:style-name="T3">, </text:span>關於民國之後的歷史<text:span text:style-name="T3">, </text:span>還是自己來教好了<text:span text:style-name="T3">, </text:span>尤其是訓練獨立思考<text:span text:style-name="T3">, </text:span>否則教科書對歷史沒有真正的重現<text:span text:style-name="T3">, </text:span>對於日軍的侵略行為<text:span text:style-name="T3">, </text:span>一概不提<text:span text:style-name="T3">, </text:span>這實在很難令人苟同<text:span text:style-name="T3">!</text:span></text:p>
      <text:p text:style-name="P1"><text:span text:style-name="T1">陳真</text:span><text:s/>  |  2017.04.25 16:42   |   <text:a xlink:type="simple" xlink:href="http://palinfo.habago.org/Entry?Command=Information_PrintForum&amp;iPage=166#FORUM35671"><text:span text:style-name="T2">#</text:span></text:a></text:p>
      <text:p text:style-name="P2">俠客島：中美元首高密度商談朝鮮，釋放什么信號？<text:span text:style-name="T3"> <text:line-break/><text:line-break/>2017-04-25 <text:line-break/><text:line-break/></text:span>來源：海外網<text:span text:style-name="T3">-</text:span>俠客島<text:span text:style-name="T3"> <text:line-break/><text:line-break/>24</text:span>日，習近平與特朗普通電話，再次商談朝鮮半島問題。<text:span text:style-name="T3"> <text:line-break/><text:line-break/></text:span>這當然足夠引起重視。不僅是因為最近以來圍繞半島各方劍拔弩張的緊張氣氛，更是因為這是中美元首相當不尋常的高頻度通話<text:span text:style-name="T3">——</text:span>進入<text:span text:style-name="T3">4</text:span>月，一次在美國的莊園會晤，半個月內兩次通話，兩國元首已經三次商談半島議題，這種密度并不多見。<text:span text:style-name="T3"> <text:line-break/><text:line-break/></text:span>所以，該怎么看待目前的事態發展？我們再一次請到了資深半島問題專家、島叔三江匯友。<text:span text:style-name="T3"> <text:line-break/><text:line-break/>1</text:span>、俠客島：怎么看中美元首如此高密度的通話？雙方可能達成何種共識，分歧又在哪里？<text:span text:style-name="T3"> <text:line-break/></text:span>三江匯友：高密度的商談當然說明了對半島局勢的關注，也側面證明了美國的<text:span text:style-name="T3">“</text:span>調動<text:span text:style-name="T3">”</text:span>能力很強，雖然這種調動有時真真假假，比如鬧出的<text:span text:style-name="T3">“</text:span>航母駛向半島<text:span text:style-name="T3">”</text:span>的烏龍。但雙方對朝核問題嚴重性的估計是有共識的。分歧在於，美國在放狠話，比如可能<text:span text:style-name="T3">“</text:span>用自己的方式<text:span text:style-name="T3">”</text:span>解決核問題，但中國也很明確，不允許用戰爭方式處理。因此，商談的另一重意義在於，把中美之間合作解決核問題，由<text:span text:style-name="T3">“</text:span>莊園會晤<text:span text:style-name="T3">”</text:span>轉向<text:span text:style-name="T3">“</text:span>行動<text:span text:style-name="T3">”</text:span>的層面。<text:span text:style-name="T3"> <text:line-break/><text:line-break/>2</text:span>、俠客島：昨天，朝中社刊發社論，再次不點名批評中國，稱中國是在與美國<text:span text:style-name="T3">“</text:span>隨波逐流<text:span text:style-name="T3">”</text:span>。怎么看朝鮮的這種表態？<text:span text:style-name="T3"> <text:line-break/><text:line-break/></text:span>三江：朝鮮方面當然不滿意。事實上，它并不願意自己成為中美會談的對象，不願意成為中美關系的杠杆，對中美元首會談結果的負面看法也很多。在美國轟炸敘利亞之后商談核問題，朝鮮認為這是美國對中國的脅迫。從去年底到今年，中國對朝鮮開展了全方位的制裁，包括退回煤炭、禁止船只入港等，因此它認為這不是一個唇齒相依的鄰國、<text:span text:style-name="T3">“</text:span>鮮血凝成友誼<text:span text:style-name="T3">”</text:span>的國家該做的事，是在追隨美韓，所以對中美會談持負面看法。<text:span text:style-name="T3"><text:line-break/><text:line-break/>3</text:span>、俠客島：明天是朝鮮的建軍節，一些外媒也分析朝鮮可能會在這一天進行核試驗或彈道導彈試驗。這種可能性大么？<text:span text:style-name="T3"> <text:line-break/><text:line-break/></text:span>三江：單純搞核試驗的几率并不是很高，因為朝鮮很久以前就夸耀完成了核武器的開發，完成了核武器的小型化。如果非要做試驗，也可能是給遠程彈道導彈進行技朮積累，這有可能。<text:span text:style-name="T3"> <text:line-break/>4</text:span>、俠客島：進入<text:span text:style-name="T3">4</text:span>月，隨著美韓軍演等一系列事件，朝鮮方面的動作也強硬起來。連續試射導彈、閱兵、包括昨天青盟也在放話<text:span text:style-name="T3">“500</text:span>萬軍隊毀滅敵人<text:span text:style-name="T3">”</text:span>，以及朝鮮外交官員<text:span text:style-name="T3">“</text:span>怎么打都奉陪<text:span text:style-name="T3">”</text:span>、<text:span text:style-name="T3">“</text:span>每周試射導彈<text:span text:style-name="T3">”</text:span>的表態，讓局勢變得很緊張。最近美國的航母又在跟日本演習，韓國也表態希望跟美軍合練。大家都在擔心的一個問題是，真的要打仗？開戰的可能性有多大？<text:span text:style-name="T3"> <text:line-break/><text:line-break/></text:span>三江：非常小。其實各方并沒有戰爭意願。美國如果要開辟朝鮮半島戰場，准備并不充分，現實中也沒有戰爭動員的前期跡象；韓國最不願意打仗，因為一旦開戰，受損最大的就是韓國，其次是日本。從朝鮮角度講，其目的是通過恐嚇，希望跟美國談判，目的并不在一定要跟美國打一仗。而在中國這里，絕對不允許朝鮮半島打仗。換句話說，如果沒有中國的允許或默認的話，任何人都不能在朝鮮半島開戰，畢竟中國止戰止亂的能力還是非常強的。<text:span text:style-name="T3"> <text:line-break/><text:line-break/>5</text:span>、俠客島：就你最近的觀察來看，朝鮮目前國內情況如何？<text:span text:style-name="T3"> <text:line-break/><text:line-break/></text:span>三江：短期內比較穩定，可以應對嚴酷的制裁。但對民生的影響也是明顯的，比如朝鮮最近國內的米價已經上漲了<text:span text:style-name="T3">50%</text:span>，汽油則漲價了<text:span text:style-name="T3">73%</text:span>，而且只允許小部分人有限地購買汽油。可以看到其國內對戰略物資的儲備情況，應該說具備較快的戰爭動員能力。<text:span text:style-name="T3"> <text:line-break/><text:line-break/>6</text:span>、俠客島：事實上很多人，包括國內的輿論在那，現在也在困惑中國的政策取向。我們的目的，或者說我們的政策究竟要往哪個方向走？<text:span text:style-name="T3"> <text:line-break/><text:line-break/></text:span>三江：可以從近、中、遠三個階段的目的分別來看。近期最需要穩定下來的，就是朝鮮不要再搞新的核試驗、彈道導彈試驗，一旦引發戰爭，大家都不好收拾。中期目標，朝鮮要承諾棄核。從目前來看，中國對半島<text:span text:style-name="T3">“</text:span>無核、不戰、不亂<text:span text:style-name="T3">”</text:span>的目標設定中，<text:span text:style-name="T3">“</text:span>無核<text:span text:style-name="T3">”</text:span>的優先性已經放在了前面，這也是形勢所逼。遠期目標，當然是實現半島無核化，包括朝美之間簽訂和平協議，等等。畢竟，對於中國來說，朝鮮半島的地緣政治利益還是相當大，一旦丟掉，未來的戰略成本難以估量。<text:span text:style-name="T3"> <text:line-break/><text:line-break/>7</text:span>、俠客島：但有的觀點認為，現在的困局就在於朝鮮有核武器，這個危機的症結，讓<text:span text:style-name="T3">“</text:span>無核<text:span text:style-name="T3">”</text:span>和<text:span text:style-name="T3">“</text:span>不戰<text:span text:style-name="T3">”</text:span>之間存在矛盾點。<text:span text:style-name="T3"> <text:line-break/><text:line-break/></text:span>三江：朝鮮有核武器已經是事實了，這個過程是比較漫長的，因此<text:span text:style-name="T3">“</text:span>棄核<text:span text:style-name="T3">”</text:span>也不可能是旦夕之間就可以完成的。有核武器是現實，但<text:span text:style-name="T3">“</text:span>無核<text:span text:style-name="T3">”</text:span>的實質是不承認擁核國的地位，是要讓朝鮮作出<text:span text:style-name="T3">“</text:span>棄核<text:span text:style-name="T3">”</text:span>的承諾。與此衕時，一旦朝鮮棄核，美韓也應當付出相應代價。因此，關鍵在於美國怎么做<text:span text:style-name="T3">——</text:span>如果僅僅是用戰爭的恫嚇彈壓朝鮮，就依然會回到此前的那個無解的困局。<text:span text:style-name="T3"> <text:line-break/><text:line-break/></text:span>事實上，在各方不斷加碼的過程中，中國是真正吃虧大的那個，無論是經濟制裁還是朝鮮擁有核武器的現實，無論是在經濟和安全上，中國都在吃虧。坦白說，美國做為強勢的一方，軍事實力明顯占優，如果想解決問題，就應該讓包括朝鮮在內的各方看到解決問題的誠意，一旦朝鮮作出讓步，美國也應當有兌現承諾的誠意和能力。<text:span text:style-name="T3"> <text:line-break/><text:line-break/></text:span>但真正的問題是，我們看不到美國想和平解決、或者說真正解決問題的徵兆。如果一方面讓中國出力斡旋解決朝核問題，另一方面又繼續推進薩德部署、對台軍售，中國能獲得什么？中國已經遵循了聯合國的決議在制裁朝鮮，但美國應當如何消解中國在東北亞的戰略疑慮？這個博弈是必須明確的。</text:p>
      <text:p text:style-name="P1"><text:span text:style-name="T1">陳真</text:span><text:s/>  |  2017.04.25 10:46   |   <text:a xlink:type="simple" xlink:href="http://palinfo.habago.org/Entry?Command=Information_PrintForum&amp;iPage=166#FORUM35670"><text:span text:style-name="T2">#</text:span></text:a></text:p>
      <text:p text:style-name="P3">謝謝效禹，我不認識李承龍，但心儀已久。不是仰慕其想法或作為<text:span text:style-name="T3"><text:s/>"</text:span>本身<text:span text:style-name="T3">"</text:span>，而是仰慕他像個<text:span text:style-name="T3"><text:s/>"</text:span>人<text:span text:style-name="T3">"</text:span>。<text:span text:style-name="T3"> <text:line-break/><text:line-break/></text:span>我沒法替他回應，但我私自相信，這位王尚智先生之描述，對李恐怕依然也還是一種誤解與貶低，依然是一種爭議化，聽起來就好像說：<text:span text:style-name="T3">"</text:span>這個人很怪哦，很荒唐哦，但他其實並不壞哦<text:span text:style-name="T3">"</text:span>。我們去動物園看猴子看各種珍禽奇獸，基本上也是這樣一種<text:span text:style-name="T3"><text:s/>"</text:span>眼光<text:span text:style-name="T3">"</text:span>。我們不會真的去仰慕一隻猴子，不管牠多可愛。<text:span text:style-name="T3"> <text:line-break/><text:line-break/></text:span>不過，我講這樣對王先生並無譴責之意，而僅僅是一種事實陳述。一個人，對另一個人的理解與態度，終究難以究竟，許多時候，即便被人當成猴子看，你也很難苛責，畢竟不管是對一個怪物或是對一個俠客與聖徒來說，那已是一種難能可貴的善意。<text:span text:style-name="T3"> <text:line-break/><text:line-break/>Jacques Derrida </text:span>曾經說過大約這樣的話，他說，他相信：一個人，對於另一個人，也許僅僅只是驚鴻一瞥，但其理解程度，卻很可能遠遠勝過一個對其種種資訊或作品十分熟稔的人。我非常能認同這句話，並且深受其苦。一個人，即便他對你<text:span text:style-name="T3"><text:s/>"</text:span>願意<text:span text:style-name="T3">" </text:span>抱持善意，即便他與你熟識半個世紀，但他對你的理解卻很可能比不上路邊一條流浪狗對你的理解與善意。<text:span text:style-name="T3"> <text:line-break/><text:line-break/></text:span>當然，在無數痛苦中，也益發顯得<text:span text:style-name="T3"><text:s/>"</text:span>理解<text:span text:style-name="T3">" </text:span>以及由之而來之深刻感情之可貴。所謂士為知己者死，或許就是如此。<text:span text:style-name="T3"> <text:line-break/><text:line-break/></text:span>我不是有那三句名言嗎？<text:span text:style-name="T3"> <text:line-break/><text:line-break/></text:span>不是不是不是，我不是那樣的人。<text:span text:style-name="T3"> <text:line-break/><text:line-break/></text:span>沒有沒有沒有，我從沒有那樣的想法。<text:span text:style-name="T3"> <text:line-break/><text:line-break/></text:span>不對不對不對，我完全不是那個意思。<text:span text:style-name="T3"> <text:line-break/><text:line-break/></text:span>這三句話基本上可以濃縮成一句，在與人接觸的百般痛苦與尷尬中，我心裏常浮現這樣一個聲音：<text:span text:style-name="T3">"</text:span>為什麼你會以為我是那樣的人？<text:span text:style-name="T3">" <text:line-break/><text:line-break/></text:span>一個與我熟識多年、事業極其有成的好朋友，經常要我找一些名氣很大的政治人物跟他一起碰面<text:span text:style-name="T3">(</text:span>我始終一再推辭。這些政治明星想要見我都見不到了，我怎麼可能會無聊到還想主動去找他們見面？<text:span text:style-name="T3">)</text:span>。除此之外，他還一直要我做一些我絕對不可能去做的事。你就算給我全世界的財富，或是送我一顆星球，我也不可能去做那樣的事。比方說什麼事呢？他想請我演講，講什麼？講<text:span text:style-name="T3"><text:s/>"</text:span>我的人生哲學<text:span text:style-name="T3">"</text:span>。可是，如果你真的相信我的什麼<text:span text:style-name="T3"><text:s/>"</text:span>人生哲學<text:span text:style-name="T3">"</text:span>，你還會逼我做這種與我的美感完全背道而馳的醜事嗎？<text:span text:style-name="T3"> <text:line-break/><text:line-break/></text:span>我平常為人，總是盡一切可能努力當一隻猴子被迫演猴戲來取悅他人，寧可做賤自己，也絕不想傷害別人的好意。但是，太卑鄙的事，或是太沒有美感的事，我做不來就是做不來。我跟這位朋友情同手足，但在<text:span text:style-name="T3"><text:s/>"</text:span>理解<text:span text:style-name="T3">" </text:span>這一點上卻好像兩個完全不同星球的人，幾與陌生人無異。<text:span text:style-name="T3"> <text:line-break/><text:line-break/></text:span>這意味著，<text:span text:style-name="T3">"</text:span>理解<text:span text:style-name="T3">" </text:span>需要一種親近性，你得跟對方是同樣的物種，或至少是相似的物種，然後你才有可能理解他，就好像我很難理解一隻蚯蚓一樣，我沒法理解牠整天鑽在泥土裏是一種什麼樣的感覺與渴望，是一種什麼樣的生命？<text:span text:style-name="T3"> <text:line-break/><text:line-break/></text:span>三十幾年來，我的手機或家裏的電話從來不會響，完全靜音，除了特定公事我會回電之外，完全不接電話。我也幾乎不使用<text:span text:style-name="T3">Line</text:span>或<text:span text:style-name="T3"><text:s/>Email</text:span>。為什麼？我一點都不是一個封閉的怪人，卻被逼著只好盡一切可能與世隔絕，為什麼？因為太痛苦了。除了誤解還是誤解，與人溝通實在很難，老是被迫演猴戲的尷尬窩囊滋味很不好受，痛苦程度，勝於一死。<text:span text:style-name="T3"> <text:line-break/><text:line-break/></text:span>當然，大部份人並不會讓我感到這麼大的痛苦。不過，電話或<text:span text:style-name="T3">Line</text:span>或<text:span text:style-name="T3"><text:s/>Email</text:span>這樣一些東西一旦開啟，不用多，只要三、五個人鍥而不捨地大量濫用它，你就只好關掉跟整個世界的連繫管道。也許你會說，你可以把他們列為黑名單，進行封鎖啊，但我基本上並不想要這樣對待朋友，我寧可放棄使用這些所謂現代科技。題外話。</text:p>
      <text:p text:style-name="P1"><text:span text:style-name="T1">陳真</text:span><text:s/>  |  2017.04.25 02:15   |   <text:a xlink:type="simple" xlink:href="http://palinfo.habago.org/Entry?Command=Information_PrintForum&amp;iPage=166#FORUM35668"><text:span text:style-name="T2">#</text:span></text:a></text:p>
      <text:p text:style-name="P2">底下這類批評，實際上並沒有全然抓住重點。這類批評講的都沒錯，例如事關後代子孫命脈的上兆元預算，居然連最起碼的評估都沒有，想怎麼花就怎麼花，連假裝一下好好寫個計畫書也懶得寫。天底下居然會有這樣的政府。就算是一間雜貨店，任何開支也一定會經過仔細評估，多方思慮，更不用說一個政府，畢竟鈔票不是想印多少就能印多少。<text:span text:style-name="T3"> <text:line-break/><text:line-break/></text:span>那麼，重點應該是：為什麼居然會有這種五鬼搬運、掏空整個台灣的事情公然發生？而且每次這個人渣黨執政都是一模一樣的搞法，難道這些綠色人渣政客是白癡？低能到連抓癢也不會？當然不是。<text:span text:style-name="T3"> <text:line-break/><text:line-break/></text:span>就如底下所說，這是一種分贓，綁樁。但這文章蓄意語焉不詳，各打藍綠五十大板，故做忠厚理性狀。事實上，這不折不扣就是貪污，創造各種貪污機會，包括利益輸送，包工程，炒地皮，搶佔職位，拼命浪費公帑搞自肥與官商勾結<text:span text:style-name="T3">...</text:span>等等等，讓國庫裏納稅人的血汗錢，瞬間輕易地、甚至表面合法地跑到自己以及自己人的口袋來。<text:span text:style-name="T3"> <text:line-break/><text:line-break/></text:span>過去阿扁執政也是這樣，國庫根本就完全等於他的私人金庫，與皇帝無異，隨便亂撒錢，豢養自己人，培植綠營勢力範圍，有錢大家撈，有權大家搶，哪管別人家小孩死活。<text:span text:style-name="T3"> <text:line-break/><text:line-break/></text:span>我賺錢很辛苦，比方說我從今天早上七、八點就一直馬不停蹄忙到現在，整整<text:span text:style-name="T3">16</text:span>小時連一口飯也沒時間吃，只喝了幾口水，剛剛半夜一點才跑出去吃一碗白飯配個滷蛋加一碗清湯，算是今天唯一的一口糧，生活實在有夠辛苦。那你呢？難道你就不辛苦？但是，我們大家辛苦的血汗錢卻拿來養肥一群人渣集團，而且保證禍延眾人子孫，惟獨肥了人渣的下一代，一個比一個肥，一個比一個囂張跋扈，貪婪無度，忝不知恥。<text:span text:style-name="T3"> <text:line-break/><text:line-break/></text:span>這就是所謂民主，就只因為蠢到爆的愚夫愚婦人數比較多，然後你跟你的家人與後代就得統統跟著一起陪葬。<text:span text:style-name="T3"> <text:line-break/><text:line-break/></text:span>當阿扁擁有八成的超高支持度，當阿扁是台灣人的偶像與救星時，早在<text:span text:style-name="T3">1990</text:span>年我就已經不斷在講了，從那時起，我就給阿扁取了個<text:span text:style-name="T3"><text:s/>"</text:span>天字第一號大壞蛋<text:span text:style-name="T3">" </text:span>的綽號，十幾年後，你們總該相信了吧。同樣地，幾年後，當你們再回頭看我這些留言時，一定也會相信我所說的。這是因為我有預言的超能力與特異功能嗎？當然不是。這是因為我比別人更有智慧與遠見嗎？當然也不是。這理當只是任何一個對於台灣政治稍有一點點參與及認識的人的一種普通常識。<text:span text:style-name="T3"> <text:line-break/><text:line-break/></text:span>台灣人還是趕緊醒醒吧，人家跑到你家搶錢，難道你還要幫人家數鈔票？然後跟歹徒說謝謝、說<text:span text:style-name="T3"><text:s/>"</text:span>我好崇拜你哦<text:span text:style-name="T3">"</text:span>？<text:span text:style-name="T3"> <text:line-break/><text:line-break/></text:span>綠油油的人渣黨早在阿扁執政之初，圈內就已傳出這樣的笑話：<text:span text:style-name="T3"> <text:line-break/><text:line-break/></text:span>國民黨因為深受儒家思想薰陶，貪污很含蓄，用湯匙一勺一勺慢慢吃，很優雅。但是民進黨不一樣，他很草莽，動不動就是幹你娘機八，恁爸恁祖媽。而且，重點是：他餓很久了，用湯匙吃太慢了，開個怪手來吃比較快。<text:span text:style-name="T3"> <text:line-break/><text:line-break/></text:span>阿扁當時是少數執政，還不敢太囂張，現在人渣黨所有權力在握，吃相更是難看，毫不遮掩。<text:span text:style-name="T3"> <text:line-break/><text:line-break/></text:span>一些白痴一定會故做理性狀地反駁說：<text:span text:style-name="T3">"</text:span>拿出證據來！<text:span text:style-name="T3">" </text:span>這其實就跟過去黨外時代，每次批評國民黨貪污濫權無法無天時，周遭幾乎每個人就會說你好偏激哦，說你污衊清廉勤政愛民的國民政府，要不就是裝模作樣地要你<text:span text:style-name="T3"><text:s/>"</text:span>拿出證據來<text:span text:style-name="T3">"</text:span>。<text:span text:style-name="T3"> <text:line-break/><text:line-break/>20</text:span>年前，我在英國發起<text:span text:style-name="T3"><text:s/>"</text:span>反種族歧視運動<text:span text:style-name="T3">" (campaign against racial discrimination</text:span>，簡稱<text:span text:style-name="T3"><text:s/>CARD)</text:span>時，經常有一些很智障的台灣留學生會很憤怒地罵我說我抹黑西方社會，要我拿出證據來，要我證明西方社會有種族歧視這回事。我常因此感到很納悶：天啊！這樣的程度居然也能出國留學念書？難道他是住在山洞裏嗎？他居然完全不知道他所處的外國社會有著哪些基本問題。<text:span text:style-name="T3"> <text:line-break/><text:line-break/></text:span>黨外時期，看著周遭幾乎所有人、所有同學和同事都那麼熱烈地擁護國民黨政府，我也常感納悶：<text:span text:style-name="T3">"</text:span>天啊！究竟國民黨是要壞到什麼地步，你才能看見它的卑劣無恥？<text:span text:style-name="T3">" </text:span>同樣地，這年頭，四周圍綠油油一片，我也經常感到很不可思議：<text:span text:style-name="T3">"</text:span>天啊！人怎麼會這麼好騙？人渣黨究竟是要人渣到什麼地步，然後你才會看見基本事實？<text:span text:style-name="T3">" <text:line-break/><text:line-break/></text:span>陳真<text:span text:style-name="T3">2017.04. 25. <text:line-break/><text:line-break/>================== <text:line-break/></text:span>風評：恐將「隨風而逝」的前瞻建設計劃<text:span text:style-name="T3"> <text:line-break/><text:line-break/></text:span>風傳媒<text:span text:style-name="T3"><text:s/></text:span>主筆室<text:span text:style-name="T3"> <text:line-break/><text:line-break/>2017</text:span>年<text:span text:style-name="T3">4</text:span>月<text:span text:style-name="T3">24</text:span>日<text:span text:style-name="T3"> <text:line-break/><text:line-break/></text:span>為了前瞻基礎建設特別條例草案，立法院舉辦多場公聽會，大概已可看出未來前瞻建設的命運：不是計劃「隨風而逝」，就是台灣資源、政府財政「隨風而逝」。<text:span text:style-name="T3"> <text:line-break/><text:line-break/></text:span>從行政院公布前瞻計劃至今已<text:span text:style-name="T3">1</text:span>個月多，外界反應評價不佳；除了那些「取得重大成就」─爭取到最多計劃與經費的地方首長拍手叫好外，其它人都看衰。原因在計劃粗糙，許多計劃連最起碼的評估分析都缺乏；計劃內容存在矛盾衝突，除了形而上的「前瞻」兩字外，看不出什麼理念；而被視為淪為綠營執政縣市分贓，更讓計劃缺乏整體國家資源分配的合理性。<text:span text:style-name="T3"> <text:line-break/><text:line-break/>(</text:span>餘略<text:span text:style-name="T3">)</text:span></text:p>
      <text:p text:style-name="P1"><text:span text:style-name="T1">錢是如</text:span><text:s/>  |  2017.04.24 21:45   |   <text:a xlink:type="simple" xlink:href="http://palinfo.habago.org/Entry?Command=Information_PrintForum&amp;iPage=166#FORUM35667"><text:span text:style-name="T2">#</text:span></text:a></text:p>
      <text:p text:style-name="P3">現在最新的說法是絕對不能在<text:span text:style-name="T3">ROC</text:span>殖民政府下舉辦統獨公投（或者類似說法：要民主還是要獨裁絕對不可以由投票決定），要先解殖<text:span text:style-name="T3">/</text:span>推翻支那民國才行，所以即使公投法改了，統獨公投的結果如果是支持統一佔多數，那也不算數。（如果支持獨立的佔多數，算不算數就不知道了。）</text:p>
      <text:p text:style-name="P1"><text:span text:style-name="T1">陳真</text:span><text:s/>  |  2017.04.24 20:59   |   <text:a xlink:type="simple" xlink:href="http://palinfo.habago.org/Entry?Command=Information_PrintForum&amp;iPage=166#FORUM35666"><text:span text:style-name="T2">#</text:span></text:a></text:p>
      <text:p text:style-name="P2">趕緊統獨公投！<text:span text:style-name="T3"> <text:line-break/><text:line-break/></text:span>看要怎麼樣，趕緊做個了斷，再騙下去實在有夠煩。<text:span text:style-name="T3"> <text:line-break/><text:line-break/></text:span>陳真<text:span text:style-name="T3"> <text:line-break/><text:line-break/>==================== <text:line-break/></text:span>且待蔡英文林義雄攤牌<text:span text:style-name="T3"> <text:line-break/><text:line-break/>2017-04-22 </text:span>聯合報黑白集<text:span text:style-name="T3"> <text:line-break/><text:line-break/></text:span>林義雄下周將發起「民主補正公投法」的禁食運動，要求立法院在五二○前通過公投法修正案，並揚言否則後續會有更激烈的舉動。<text:span text:style-name="T3"> <text:line-break/><text:line-break/></text:span>數十年來，公投爭議一直是台灣政治中的不散陰魂，現在應當是綠營內部對公投法制作一攤牌的時刻了。<text:span text:style-name="T3"> <text:line-break/><text:line-break/></text:span>民進黨對公投法制一向是色厲內荏。雷聲大，雨點小。二○○三年公投法立法時，扁政府的姿態很高，最後卻壓下了「蔡同榮版公投法」；去年底，蔡政府又啟動公投法修正案，雖民進黨在立院已占多數，但在「領土變更案複決公投」等法制上，又出現猶豫，不敢輕率跨越紅線。<text:span text:style-name="T3"> <text:line-break/><text:line-break/></text:span>補正公投法，是太陽花運動退場時，林義雄與太陽花人物的共同主張。而包括蔡英文在內的民進黨高層，過去一向痛批「鳥籠公投」，但如今重返執政卻又踟躕不前，難怪林義雄看不下去，要民進黨實踐承諾。<text:span text:style-name="T3"> <text:line-break/><text:line-break/></text:span>「領土變更案複決公投」就是台獨公投。過去，因民進黨裝腔作勢，國民黨奮力圍堵，才會有「鳥籠公投」的立法。但情勢發展到今日，民進黨在立院占絕對多數，且蔡政府又將自己的政治法統建立在「天然獨」與「轉型正義」之上；林義雄既要民進黨兌現承諾，蔡政府即應在綠營內部對「領土變更案複決公投」等進行攤牌，作一了斷。<text:span text:style-name="T3"> <text:line-break/><text:line-break/></text:span>別再糾纏，連郝柏村也贊成台獨公投。所以蔡政府若真能完成「領土變更案複決公投」立法，一翻兩瞪眼，或許即可終止台灣的政治凌遲。</text:p>
      <text:p text:style-name="P1"><text:span text:style-name="T1">周淮安</text:span><text:s/>  |  2017.04.24 20:04   |   <text:a xlink:type="simple" xlink:href="http://palinfo.habago.org/Entry?Command=Information_PrintForum&amp;iPage=166#FORUM35665"><text:span text:style-name="T2">#</text:span></text:a></text:p>
      <text:p text:style-name="P3">風傳媒刊出篇「錢沾計畫」的真相，於此野人獻曝提綱挈領：<text:span text:style-name="T3"> <text:line-break/><text:line-break/></text:span>一、台灣軌道交通建設，未必以紓解壅塞、貨暢其流為最高考量，從一些「繞遠路」的個案上，隱約看得出炒地皮為優先的影子。<text:span text:style-name="T3"> <text:line-break/><text:line-break/></text:span>二、此種「拚經濟」方式，受益者是有財力囤地的財團、現有之地主與消息靈敏的房地投資客。與多數人尤其年輕族群，沒什麼關係。<text:span text:style-name="T3"> <text:line-break/><text:line-break/></text:span>三、一般普羅大眾未蒙其利先受其弊。通常工程施作階段大多用的是外勞，對增進本勞就業沒啥幫助，嗣地產被炒高，受薪階級買不起的更買不起，買得起的需背負更大房貸壓力，生活品質被迫拉低。一言以蔽之：貧富差距益甚，富者愈富貧者愈貧。<text:span text:style-name="T3"> <text:line-break/><text:line-break/></text:span>四、房地產泡沫，不利產業升級與轉型。過去已有竹科老董感嘆：與其拚三趴五趴的毛利率，不如搞房地產<text:span text:style-name="T3">——</text:span>全台唯一地買進來躺著都賺的營生。過度軌道投資，只會任此況惡性循環。<text:span text:style-name="T3"> <text:line-break/><text:line-break/></text:span>五、在少子化、大多數人更不敢生之下，人口將於<text:span text:style-name="T3">2020</text:span>年左右達高峰，之後逐漸遞減。運輸量如不足以攤提營運成本，虧損還不是終歸全民認賠買單？<text:span text:style-name="T3"> <text:line-break/>—— <text:line-break/></text:span>欲詳內文請見此<text:span text:style-name="T3"> <text:line-break/>http://www.storm.mg/article/254111 <text:line-break/>—— <text:line-break/></text:span>所謂上行下效、風行草偃，政府帶頭示範炒地皮、砍員工退休金。智慧的看倌，您覺得民間慣老闆看在眼裡，會怎麼做？</text:p>
      <text:p text:style-name="P1"><text:span text:style-name="T1">效禹</text:span><text:s/>  |  2017.04.24 16:23   |   <text:a xlink:type="simple" xlink:href="http://palinfo.habago.org/Entry?Command=Information_PrintForum&amp;iPage=166#FORUM35664"><text:span text:style-name="T2">#</text:span></text:a></text:p>
      <text:p text:style-name="P2"><text:span text:style-name="T3"><text:line-break/></text:span>資深媒體人王尚智，寫他所認識的李承龍，文長，陳真老師或許有興趣一讀。<text:span text:style-name="T3"> <text:line-break/><text:line-break/></text:span>有血有肉的描述，讓這位被新聞名嘴所譏誚非議的人物，又立體鮮明了起來。<text:span text:style-name="T3"> <text:line-break/><text:line-break/>======================== <text:line-break/></text:span>王尚智<text:span text:style-name="T3"><text:s/>added 2 new photos.April 19 at 6:29pm · <text:line-break/><text:line-break/></text:span>最近的社會事件中，在水庫旁鋸掉銅像頭的李承龍，是少數讓我似笑非笑的人物。<text:span text:style-name="T3"> <text:line-break/></text:span>做為早年以新黨在台北市議會中極具爭議性的人物，即使這些年他所有極具爭議的表現，我都「毫無驚訝」。<text:span text:style-name="T3"> <text:line-break/></text:span>外界對李承龍瞭解很有限，而我自己對李承龍的瞭解，不是從一般媒體而來。<text:span text:style-name="T3"> <text:line-break/></text:span>李承龍，他曾經是我的「房東」。<text:span text:style-name="T3"> <text:line-break/>. <text:line-break/>. <text:line-break/>https://www.facebook.com/powerecho/posts/10211520357139697 </text:span></text:p>
      <text:p text:style-name="P1"><text:span text:style-name="T1">陳真</text:span><text:s/>  |  2017.04.22 14:04   |   <text:a xlink:type="simple" xlink:href="http://palinfo.habago.org/Entry?Command=Information_PrintForum&amp;iPage=166#FORUM35663"><text:span text:style-name="T2">#</text:span></text:a></text:p>
      <text:p text:style-name="P3">廣告時間：<text:span text:style-name="T3"> <text:line-break/><text:line-break/></text:span>有個影片放映與座談活動，一位日本獨立記者土井敏邦和他拍攝的以巴紀錄片，台南和台北都有場次。<text:span text:style-name="T3"> <text:line-break/><text:line-break/></text:span>台南場：<text:span text:style-name="T3">5</text:span>月<text:span text:style-name="T3">4</text:span>日<text:span text:style-name="T3">(</text:span>星期四<text:span text:style-name="T3">)</text:span>，<text:span text:style-name="T3">18:30-20:30</text:span>，成功大學力行校區台文系台文講堂<text:span text:style-name="T3"> <text:line-break/><text:line-break/></text:span>台北場：<text:span text:style-name="T3">5</text:span>月<text:span text:style-name="T3">5</text:span>日<text:span text:style-name="T3">(</text:span>星期五<text:span text:style-name="T3">)</text:span>，<text:span text:style-name="T3">18:30-21:30</text:span>，紫藤廬<text:span text:style-name="T3"> <text:line-break/><text:line-break/></text:span>詳情請見首頁：<text:span text:style-name="T3"> <text:line-break/><text:line-break/>https://goo.gl/Hb4R8G <text:line-break/><text:line-break/></text:span>巴勒網派出幾位代表參加座談。歡迎共襄盛舉。<text:span text:style-name="T3"> <text:line-break/><text:line-break/></text:span>還有，下周六<text:span text:style-name="T3">4/29</text:span>例行站樁。</text:p>
      <text:p text:style-name="P1"><text:span text:style-name="T1">陳真</text:span><text:s/>  |  2017.04.22 02:16   |   <text:a xlink:type="simple" xlink:href="http://palinfo.habago.org/Entry?Command=Information_PrintForum&amp;iPage=166#FORUM35662"><text:span text:style-name="T2">#</text:span></text:a></text:p>
      <text:p text:style-name="P2">李承龍是一條好漢<text:span text:style-name="T3"> <text:line-break/><text:line-break/></text:span>陳真<text:span text:style-name="T3">2017. 04. 22. <text:line-break/><text:line-break/>============== <text:line-break/></text:span>李承龍送到黨部的頭是饅頭<text:span text:style-name="T3"> <text:line-break/><text:line-break/></text:span>蘋果日報<text:span text:style-name="T3"> <text:line-break/><text:line-break/>2017</text:span>年<text:span text:style-name="T3">04</text:span>月<text:span text:style-name="T3">19</text:span>日<text:span text:style-name="T3"> <text:line-break/><text:line-break/></text:span>（更新：動新聞，新增送的禮是<text:span text:style-name="T3">8</text:span>顆饅頭）<text:span text:style-name="T3"> <text:line-break/><text:line-break/></text:span>台南烏山頭水庫八田與一銅像遭斷頭案已進入第<text:span text:style-name="T3">4</text:span>天，除做案用的鋸子被找到外，檢警正全力追查銅像的斷頭下落，涉案的前議員李承龍聲稱下午<text:span text:style-name="T3">4</text:span>時要到中華統一促進黨黨部送「禮」，外界猜測終於要把斷頭拿出來<text:span text:style-name="T3">?</text:span>但他今中午開臉書直播受訪，仍發誓堅稱有把頭放回原位，不知道斷頭去向。<text:span text:style-name="T3"> <text:line-break/><text:line-break/></text:span>李承龍下午<text:span text:style-name="T3">4</text:span>時也由友人代為到黨部送禮，但竟是<text:span text:style-name="T3">8</text:span>顆饅「頭」，白色饅頭上還畫上紅色圓點象徵日本國旗顏色，到場掌握狀況的警方私下痛罵：「真的是莊孝維！」消息傳回台南，也引起台南不少民眾反彈：「把大家耍著玩，自以為很有趣膩，無聊到極點。」<text:span text:style-name="T3"> <text:line-break/><text:line-break/></text:span>李承龍昨晚在臉書神秘<text:span text:style-name="T3">PO</text:span>文「明天（<text:span text:style-name="T3">19</text:span>日）下午<text:span text:style-name="T3">4</text:span>：<text:span text:style-name="T3">00</text:span>送＂禮＂到中華統一促進黨黨部」，引起警方重視，台南警方今一早出發北上瞭解相關狀況並持續找尋斷頭下落。而李承龍的宣傳車，今天則被不明人士潑綠漆。<text:span text:style-name="T3"> <text:line-break/><text:line-break/></text:span>李承龍中午接受海峽衛視「今日海峽」新媒體平臺專訪時開臉書直播，談了超過半小時對此案的犯案動機和過程，李承龍自豪：「我這是對目前台灣民粹的醜劇的反撲」，他強調，既然之前綠色政府都非常推崇把銅像拉倒、破壞的行為，還稱為轉型正義，「要轉就轉個夠，我應該升級轉型正義<text:span text:style-name="T3">2.0</text:span>」。<text:span text:style-name="T3"> <text:line-break/><text:line-break/></text:span>李承龍說，未來仍會繼續做個堂堂正正的中國人、做個活活潑潑的好國民和中華民族成員，一笑置之接受該怎麼辦就怎麼辦，他也用「該做的事一定要去做，做了以後不需要後悔」，來總結此件爭議風波。</text:p>
      <text:p text:style-name="P1"><text:span text:style-name="T1">陳真</text:span><text:s/>  |  2017.04.22 01:51   |   <text:a xlink:type="simple" xlink:href="http://palinfo.habago.org/Entry?Command=Information_PrintForum&amp;iPage=166#FORUM35661"><text:span text:style-name="T2">#</text:span></text:a></text:p>
      <text:p text:style-name="P3">只不過一個死人銅像，綠營卻如喪考妣，就算是真人斷頭血案，也不曾見他們辦案辦到還潛水呢。萬一扔到太平洋，要不要拜託川普派遣無敵艦隊幫忙潛海尋找？<text:span text:style-name="T3"> <text:line-break/><text:line-break/></text:span>陳真<text:span text:style-name="T3">2017. 04. 22. <text:line-break/><text:line-break/>=============== <text:line-break/></text:span>八田與一銅像頭部不見<text:span text:style-name="T3"><text:s/></text:span>李承龍稱是意外<text:span text:style-name="T3"> <text:line-break/><text:line-break/></text:span>中央社<text:span text:style-name="T3">2017</text:span>年<text:span text:style-name="T3">4</text:span>月<text:span text:style-name="T3">19</text:span>日<text:span text:style-name="T3"> <text:line-break/><text:line-break/></text:span>（中央社記者楊思瑞台南<text:span text:style-name="T3">19</text:span>日電）涉嫌破壞烏山頭水庫八田與一銅像的前台北市議員李承龍，今天接受網路媒體訪問時表示，當天把銅像頭部割斷後就又放回去，頭部不見了是意外，他鄭重發誓，不知道銅像頭部下落。<text:span text:style-name="T3"> <text:line-break/><text:line-break/></text:span>李承龍今天在臉書公布接受網路媒體訪問的內容，還預告下午要「送禮」到中華統一促進黨黨部。有人猜測這份禮可能就是銅像頭部，但後來只是李承龍委託友人帶了紙箱到場，再由扮成日本軍人的統促會成員拆封，結果裡面裝了塗日本國旗顏色的<text:span text:style-name="T3">8</text:span>顆饅頭。<text:span text:style-name="T3"> <text:line-break/><text:line-break/></text:span>李承龍在接受網路媒體訪問時表示，<text:span text:style-name="T3">14</text:span>日原只想到水庫勘查地形、看銅像材質；但到現場發現沒有多少遊客，就有很強的引力告訴他，「今天不動手更待何時」。<text:span text:style-name="T3"> <text:line-break/><text:line-break/></text:span>他說，後來就出了園區到六甲區的五金行買鋸子，當天深夜告訴飯店櫃台人員要外出散步，就到銅像區花了<text:span text:style-name="T3">2</text:span>個多小時，把頭部鋸斷，弄到滿身大汗。<text:span text:style-name="T3"> <text:line-break/><text:line-break/></text:span>李承龍表示，在八田與一忌日儀式當天，政府很多高層會過去、國民黨高層也會、日本為表示友好也會派高層來。計劃就是讓這一群人當天看到八田銅像頭部掉在地上，當場眼睛瞪得大大，在那傻眼，這絕對是世界上最美妙的一刻，所以就把頭擺回去。<text:span text:style-name="T3"> <text:line-break/><text:line-break/></text:span>他說，銅像頭部不見了是意外，很多人都把今天他要送的「禮物」想成是銅頭，但他發誓絕對不知道頭在什麼地方。<text:span text:style-name="T3"> <text:line-break/><text:line-break/></text:span>李承龍說，蔣介石是中國人，八田與一是日本人；銅製品無國際之分，他這算是轉型正義的一部分。之前不管對銅像破壞是用割、用切、用敲的，都是無恥下流的動作；但在他還沒動手之前，綠色政府包括民意代表，都非常推崇這樣的行為，還稱之為轉型正義。<text:span text:style-name="T3"> <text:line-break/><text:line-break/></text:span>他說，要轉就轉個夠，應該升級轉型正義<text:span text:style-name="T3">2.0</text:span>，是具有藝術性的；不像其他人亂敲亂打，他弄的切口平整，保留頭的完整性還放回原地。<text:span text:style-name="T3">1060419 <text:line-break/><text:line-break/>==================== <text:line-break/></text:span>八田與一銅像斷頭尋不著<text:span text:style-name="T3"><text:s/>4/23</text:span>下水找<text:span text:style-name="T3"> <text:line-break/><text:line-break/></text:span>中央社<text:span text:style-name="T3">2017</text:span>年<text:span text:style-name="T3">4</text:span>月<text:span text:style-name="T3">21</text:span>日<text:span text:style-name="T3"> <text:line-break/><text:line-break/>(</text:span>中央社記者張榮祥台南<text:span text:style-name="T3">21</text:span>日電）台南烏山頭水庫八田與一銅像被斷頭，頭部下落不明，在陸上遍尋不著之際，嘉南農田水利會已敲定<text:span text:style-name="T3">23</text:span>日僱請<text:span text:style-name="T3">2</text:span>名潛水人員下水找，水面上也會有快艇支援。<text:span text:style-name="T3"> <text:line-break/><text:line-break/></text:span>涉嫌犯下八田與一銅像斷頭案的前台北市議員李承龍，堅稱不知頭部下落，台南警方和嘉南農田水利會找了幾天，還是沒有著落，水利會長楊明風指示往水庫水域尋找。<text:span text:style-name="T3"> <text:line-break/><text:line-break/></text:span>水利會表示，已敲定<text:span text:style-name="T3">23</text:span>日僱請<text:span text:style-name="T3">2</text:span>名潛水人員下水找，水面上有快艇支援，尋找範圍包括水庫大壩、進水口及銅像前方附近水域，距離超過<text:span text:style-name="T3">1</text:span>公里。<text:span text:style-name="T3"> <text:line-break/><text:line-break/></text:span>至於得搜尋多久，水利會說，視現場狀況決定，若一切順利的話，<text:span text:style-name="T3">1</text:span>天至<text:span text:style-name="T3">2</text:span>天就能完成搜尋。<text:span text:style-name="T3"> <text:line-break/><text:line-break/></text:span>在銅像修復上，台南市文化局長葉澤山表示，前置準備作業已完成，由負責修復的雕塑師積極進行中，預定於<text:span text:style-name="T3">5</text:span>月<text:span text:style-name="T3">8</text:span>日八田與一祭典前完成。<text:span text:style-name="T3">1060421 <text:line-break/><text:line-break/>================ <text:line-break/></text:span>被指媚日<text:span text:style-name="T3"><text:s/></text:span>賴清德<text:span text:style-name="T3"><text:s/></text:span>：只是禮貌性書信<text:span text:style-name="T3"> <text:line-break/><text:line-break/></text:span>中廣新聞網<text:span text:style-name="T3">2017</text:span>年<text:span text:style-name="T3">4</text:span>月<text:span text:style-name="T3">21</text:span>日<text:span text:style-name="T3"> <text:line-break/><text:line-break/></text:span>八田與一銅像遭斬首破壞，台南市長賴清德寫信到日本向八田與一家人和日本友人說明事件發生與處理經過。白色正義聯盟今天（<text:span text:style-name="T3">21</text:span>日）在臉書上質疑賴清德作法不當，是媚日行為。台南市政府則回應，這只是禮貌性的告知跟說明，有人故意撕裂種族製造對立，實在沒有必要。</text:p>
      <text:p text:style-name="P4"/>
      <text:p text:style-name="P1"><text:span text:style-name="T1">陳真</text:span><text:s/>  |  2017.04.22 01:45   |   <text:a xlink:type="simple" xlink:href="http://palinfo.habago.org/Entry?Command=Information_PrintForum&amp;iPage=167#FORUM35660"><text:span text:style-name="T2">#</text:span></text:a></text:p>
      <text:p text:style-name="P3">你要讓你的小孩接受這種人渣教育嗎？教小孩要百般反華仇中，仇視自己的同胞，仇視自己的文化與血統，然後教他去膜拜殺害千萬名同胞、至今囂張跋扈無恥下流的日本鬼子，教他去當日本鬼子的狗，當美國人的炮灰，然後進一步再去幫忙他們殺害自己的同胞？<text:span text:style-name="T3"> <text:line-break/><text:line-break/></text:span>圖片請見：<text:span text:style-name="T3">https://goo.gl/FtiaLv <text:line-break/><text:line-break/></text:span>陳真<text:span text:style-name="T3"><text:s/>2017. 04. 22. <text:line-break/><text:line-break/>===================== <text:line-break/></text:span>記者吳淑玲╱台南報導<text:span text:style-name="T3"> <text:line-break/><text:line-break/></text:span>聯合新聞網<text:span text:style-name="T3">2017</text:span>年<text:span text:style-name="T3">4</text:span>月<text:span text:style-name="T3">21</text:span>日<text:span text:style-name="T3"> <text:line-break/><text:line-break/></text:span>台南市官田國小出版「烏山頭水庫的美麗與哀愁」，書中介紹八田與一的故事，教導小朋友要「飲水思源」，雖是外國人，但對這塊土地付出心力及貢獻的人，都值得尊重與學習。<text:span text:style-name="T3"><text:s/></text:span>記者吳淑玲／攝影</text:p>
      <text:p text:style-name="P1"><text:span text:style-name="T1">陳真</text:span><text:s/>  |  2017.04.21 11:23   |   <text:a xlink:type="simple" xlink:href="http://palinfo.habago.org/Entry?Command=Information_PrintForum&amp;iPage=167#FORUM35659"><text:span text:style-name="T2">#</text:span></text:a></text:p>
      <text:p text:style-name="P2">有個朋友的小孩，從還沒上小學前就已經是個頭痛人物，打人，破壞東西，虐待小動物，玩火<text:span text:style-name="T3">...</text:span>等等等，經常蓄意做出各種具有傷害性的行為，似乎從中感受到一種樂趣。直到念小學五、六年級依然如此，甚且變本加厲，比方說會莫名其妙把一些地上的髒東西或灰塵偷偷丟入大家喝的湯和食物裏頭，其家人非常困擾。<text:span text:style-name="T3"> <text:line-break/><text:line-break/></text:span>但很奇怪的是，學校相關的各種什麼<text:span text:style-name="T3"><text:s/>"</text:span>生活與倫理<text:span text:style-name="T3">" </text:span>考試，他竟然都考滿分，顯然所有道理他都懂，只是不當一回事而已。我看過他的考卷，要我來答都不一定能拿個<text:span text:style-name="T3">60</text:span>分。比方說有一道題這麼出：<text:span text:style-name="T3"> <text:line-break/><text:line-break/>"</text:span>走廊上有一灘雨水，見一女同學不慎滑倒，你在一旁看到，應有何種反應？<text:span text:style-name="T3">A. </text:span>哈哈大笑。<text:span text:style-name="T3">B. </text:span>袖手旁觀，讓她自己站起來。<text:span text:style-name="T3">C. </text:span>報告老師來處理。<text:span text:style-name="T3">D. </text:span>趕緊扶她起來，並主動清除積水以免其他人再度滑倒。<text:span text:style-name="T3">" <text:line-break/><text:line-break/></text:span>我可能會選<text:span text:style-name="T3">A</text:span>或<text:span text:style-name="T3">B</text:span>，畢竟這也沒什麼。再說，題目還特別寫說是女同學，你要是扶她起來，可能有違儒家<text:span text:style-name="T3"><text:s/>"</text:span>男女授受不親<text:span text:style-name="T3">" </text:span>之道。那個小朋友選<text:span text:style-name="T3">D</text:span>，結果<text:span text:style-name="T3"><text:s/>"</text:span>正確<text:span text:style-name="T3">" </text:span>答案果然是<text:span text:style-name="T3">D</text:span>。我開玩笑問他說，<text:span text:style-name="T3">"</text:span>你怎麼會選<text:span text:style-name="T3">D</text:span>？這跟你一點都不像啊。你不是都會故意害同學跌倒、然後自己感到很爽嗎？<text:span text:style-name="T3">" </text:span>這小子很聰明，知道我在諷刺他，笑而不答。<text:span text:style-name="T3"> <text:line-break/><text:line-break/></text:span>古人可能就沒有咱們現代人聰明，要不然，蘇格拉底就不會說那樣的話了。他說，<text:span text:style-name="T3">"</text:span>我們之所以犯錯，是因為我們還沒有把事情想清楚。<text:span text:style-name="T3">" </text:span>這意味著，<text:span text:style-name="T3">"</text:span>想得對<text:span text:style-name="T3">" </text:span>跟<text:span text:style-name="T3"><text:s/>"</text:span>做得對<text:span text:style-name="T3">" </text:span>是同一回事，於是，道德問題居然變成了一種純粹知識論<text:span text:style-name="T3"><text:s/>(epistemological) </text:span>的問題。事實上，我們<text:span text:style-name="T3"><text:s/>"</text:span>想得對<text:span text:style-name="T3">" </text:span>不一定就能<text:span text:style-name="T3"><text:s/>"</text:span>做得對<text:span text:style-name="T3">"</text:span>，講歸講，做歸做，兩者之間有個落差，但一般來說還不至於到達極端相反、完全分裂的地步。<text:span text:style-name="T3"> <text:line-break/><text:line-break/></text:span>但是，人渣黨可不是這樣哦，可謂好話說盡，壞事做絕，天底下應該沒有比這些人渣更會講漂亮話了，什麼<text:span text:style-name="T3"><text:s/>"</text:span>愛與非暴力<text:span text:style-name="T3">"</text:span>，<text:span text:style-name="T3">"</text:span>公民不服從<text:span text:style-name="T3">"</text:span>，無私無我愛鄉愛國犧牲奉獻等等等，所有漂亮言辭桂冠全往自己身上攬，但所做所為卻是極盡貪婪齷齪無恥，道德操守毫無下限可言。<text:span text:style-name="T3"> <text:line-break/><text:line-break/></text:span>前些日子看到一則新聞，底下有個簡體字的讀者留言，從措詞看，顯然是大陸讀者。他寫說，<text:span text:style-name="T3">"</text:span>民進黨是一群沒有羞恥心的人，你們反對者一再指稱其各種言行不一致，這不會有用的，因為他們根本不在乎。<text:span text:style-name="T3">" </text:span>這話講得很對，但不是很精確，不只這個黨不在乎講一套做一套，不在乎好話說盡壞事做絕，即便是其支持者又何嘗在乎？只要眼睛看到綠的，他就不會管什麼是非黑白了。<text:span text:style-name="T3"> <text:line-break/><text:line-break/></text:span>指出錯誤很容易，但是你要人們<text:span text:style-name="T3"><text:s/>"</text:span>在乎<text:span text:style-name="T3">" </text:span>錯誤卻很難，幾乎是不可能。你講一堆，他只要兩個字就可以打發你了：<text:span text:style-name="T3">"So what?" </text:span>翻譯成台語就是阿扁的那句名言：<text:span text:style-name="T3">"</text:span>啊無你係袂按怎<text:span text:style-name="T3">?" (</text:span>國語是：啊不然你是能拿我怎麼樣？<text:span text:style-name="T3">) </text:span>面對一群沒有羞恥心的人渣政客，面對一群根本不在乎善惡是非的人民，啊不然你是能拿他們怎麼樣？<text:span text:style-name="T3"> <text:line-break/><text:line-break/></text:span>我想說的是：台灣從來都不是一個在乎是非的社會，特別是在政治上更是如此，勝者王敗者寇，勝敗憑藉的全是看誰最卑鄙最無恥最下流最不要臉看誰拳頭最大顆看麥克風掌握在誰手裏，然後誰就能打倒對方，成為主流。倘若以為台灣式的什麼碗糕民主政治是什麼義理之辯，是非之爭，那你真的是頭殼壞去了。難道這麼多年了，從無數根本數不清、甚至每天發生的各種事端中，你還看不清這個<text:span text:style-name="T3"><text:s/>"</text:span>台式民主<text:span text:style-name="T3">" </text:span>的敵我鬥爭本質？它基本上就是一種內戰，而不是一種競爭，只是這內戰不動用槍炮而已。<text:span text:style-name="T3"> <text:line-break/><text:line-break/></text:span>綠的那一方自然是完全掌握了這點敵我鬥爭精髓，再怎麼無法無天再怎麼無恥下流，一概都能捧成世上最美好最偉大最聖潔崇高的行為，捧成反對國家暴力的民主明星偶像，捧成英勇的社運英雄，捧成理想家。反之，非我族類者，即便你再怎麼高風亮節再怎麼奉公守法再怎麼正直剛烈，照樣能把你抹黑得臭不可聞，描繪成反民主反自由的歹徒，宛若過街老鼠。你覺得哪一方會獲勝？在一個較為正常的理性社會裏頭，或許後者還頗有點勝算，但在台灣這樣一個顏色掛帥的社會裏，是非善惡根本不值得一個屁，小人不斷壯大，君子一方卻只會逐漸走向消亡。你覺得這樣一個反淘汰的社會，長期來講，將會如何？其實不言可喻。<text:span text:style-name="T3"> <text:line-break/><text:line-break/></text:span>很多時候，那些或許眼前一時看不見的東西，其實才真正影響了人們的存活與發展。別小看那些幾千年前的古人，他們的許多抽象思考，在當下顯然無足輕重無關痛癢，但卻很可能在根本上影響了人們的長遠發展。<text:span text:style-name="T3"><text:line-break/><text:line-break/>2000</text:span>年阿扁上台，支持率高達八成，所謂<text:span text:style-name="T3"><text:s/>"</text:span>新政府<text:span text:style-name="T3">" </text:span>上台，人人歡欣鼓舞，說是偉大民主的勝利，無數美夢即將一一實現。在那個跡近一面倒的狂熱氛圍中，你稍有質疑，馬上就會招來無數攻擊、怒罵與鄙視，說你有病，說你居心叵測。我當時寫了一篇流傳甚廣、給自己招來無數痛苦禍患的文章叫做<text:span text:style-name="T3"><text:s/>"</text:span>舊人民不會有新政府<text:span text:style-name="T3">"</text:span>，我在那文章中小心翼翼、溫溫吞吞地提出批評說，如果我們依然不重視是非，依然不揚棄過往種種劣風惡習，怎麼可能期待一個煥然一新、帶來美好希望的什麼<text:span text:style-name="T3"><text:s/>"</text:span>新<text:span text:style-name="T3">" </text:span>政府？隨之而來的，只會是更多的折磨與痛苦，朝一個更為落後腐敗與封閉的方向迅速沉淪。<text:span text:style-name="T3"> <text:line-break/><text:line-break/></text:span>轉眼之間，<text:span text:style-name="T3">17</text:span>年過去了，人們眾口一聲的那個所謂<text:span text:style-name="T3"><text:s/>"</text:span>有夢最美、希望相隨<text:span text:style-name="T3">" </text:span>的偉大<text:span text:style-name="T3"><text:s/>"</text:span>新政府<text:span text:style-name="T3">" </text:span>呢？有沒有來到？有無可能實現？或者是，我們其實只是更加迅速往一個黑暗深淵墜落。如同我在<text:span text:style-name="T3">17</text:span>年前那篇舊文章中所說，與其怪政客無恥，不如怪人民自己，畢竟這一切人渣政客全是人民所抬舉出來的，甚至持續加大抬舉的力道，跡近瘋狂。這時候，你能怪誰？什麼樣的人民，自然就會造就出什麼樣的政客與文化。自己的墳墓自己掘，自己跳進去給自己活埋，你能怪誰？<text:span text:style-name="T3"> <text:line-break/><text:line-break/></text:span>至於少數有識之士，少數不願陪葬者，你恐怕得想清楚一件事：要嘛脫離這個鬼島，遠走他方，要嘛你也只好面對這樣一個人渣當道豺狼橫行的局面，看你打算怎麼去應對。依我看，主動迎向打壓，訴諸是非善惡，短期之內看來是不會有任何意義與勝算的，但是就一個社會長遠的未來來看，除此之外，恐怕也別無它途。<text:span text:style-name="T3"><text:line-break/><text:line-break/></text:span>陳真<text:span text:style-name="T3"><text:s/>2017. 04. 21. <text:line-break/><text:line-break/>============ <text:line-break/></text:span>昔撤告今嚴辦<text:span text:style-name="T3"><text:s/></text:span>林全：抗爭不可逾越法令界線<text:span text:style-name="T3"> <text:line-break/><text:line-break/></text:span>中廣新聞網<text:span text:style-name="T3">2017</text:span>年<text:span text:style-name="T3">4</text:span>月<text:span text:style-name="T3">20</text:span>日<text:span text:style-name="T3"> <text:line-break/><text:line-break/></text:span>立法院審查公務員年金改革方案，場外發生退休軍公教人士追打立委和地方首長，曾經對太陽花學運攻佔行政院人士撤告的閣揆林全今天強調，民主社會必須允許一定的表達空間和機會，但不能逾越國家制度和執法界線，影響國家民主政治的運作，他也要求警政署儘速根據現場蒐證資料，積極嚴辦。<text:span text:style-name="T3">(</text:span>李人岳報導<text:span text:style-name="T3">) <text:line-break/><text:line-break/></text:span>立法院審查公務員年金改革方案，場外爆發退休軍公教抗議追打立委和地方首長，總統蔡英文要求警方嚴格執法，行政院發言人徐國勇表示：『對於人民言論自由我們都予以保障，但不可逾越政府法令界線，現在已經辨識出<text:span text:style-name="T3">3</text:span>個人，警政署會依法偵辦。』<text:span text:style-name="T3"> <text:line-break/><text:line-break/><text:line-break/>============= <text:line-break/></text:span>族群分裂<text:span text:style-name="T3"><text:s/></text:span>林全：嚴辦反年金暴力<text:span text:style-name="T3"> <text:line-break/><text:line-break/></text:span>自立晚報<text:span text:style-name="T3">2017</text:span>年<text:span text:style-name="T3">4</text:span>月<text:span text:style-name="T3">20</text:span>日<text:span text:style-name="T3"> <text:line-break/><text:line-break/></text:span>【記者郭穗台北報導】行政院發言人徐國勇<text:span text:style-name="T3">20</text:span>日轉述，行政院長林全表示，政府譴責反年金改革民眾<text:span text:style-name="T3">19</text:span>日阻擋立法委員和官員進入立法院議場的暴力行為，，並要求內政部警政署儘速積極嚴辦。<text:span text:style-name="T3"> </text:span></text:p>
      <text:p text:style-name="P1"><text:span text:style-name="T1">陳真</text:span><text:s/>  |  2017.04.20 13:25   |   <text:a xlink:type="simple" xlink:href="http://palinfo.habago.org/Entry?Command=Information_PrintForum&amp;iPage=167#FORUM35658"><text:span text:style-name="T2">#</text:span></text:a></text:p>
      <text:p text:style-name="P3">必讀！特別是後面五段。<text:span text:style-name="T3"> <text:line-break/><text:line-break/></text:span>陳真<text:span text:style-name="T3"> <text:line-break/>=================== <text:line-break/></text:span>環球時報社評<text:span text:style-name="T3">-- "</text:span>航母假去朝鮮<text:span text:style-name="T3">"</text:span>，有損川普威嚴<text:span text:style-name="T3"> <text:line-break/><text:line-break/>2017. 04. 19. <text:line-break/><text:line-break/><text:line-break/></text:span>美國卡爾<text:span text:style-name="T3">·</text:span>文森號航母戰鬥群之前並沒有前往朝鮮半島海域，它至今仍在印度洋與澳大利亞海軍進行聯合演練，這個消息被美國官方正式證實後，美國及世界輿論一片譁然。<text:span text:style-name="T3"> <text:line-break/></text:span>　<text:span text:style-name="T3"> <text:line-break/></text:span>人們都還記得，<text:span text:style-name="T3">4</text:span>月<text:span text:style-name="T3">8</text:span>日美國第三艦隊網站發佈消息稱，太平洋司令部司令哈裡斯命令卡爾<text:span text:style-name="T3">·</text:span>文森號航母戰鬥群離開新加坡後向北航行，改變原本駛向澳大利亞的計畫。<text:span text:style-name="T3">CNN</text:span>等美國主流媒體援引美軍官員的話稱，此次行動是為了對近期朝鮮的挑釁做出回應。國防部長馬蒂斯<text:span text:style-name="T3">11</text:span>日說得更明確：卡爾<text:span text:style-name="T3">·</text:span>文森號正駛往朝鮮半島。川普總統<text:span text:style-name="T3">12</text:span>日接受福克斯電視臺採訪時說：我們正派出一大艦隊，非常強大。<text:span text:style-name="T3"> <text:line-break/></text:span>　<text:span text:style-name="T3"> <text:line-break/></text:span>美方的這一消息發佈於美軍轟炸敘利亞之後，中間穿插了美軍在阿富汗使用炸彈之母，而朝鮮可能在太陽節當天或前後進行第六次核子試驗的猜測充斥於媒體。美軍卡爾<text:span text:style-name="T3">·</text:span>文森號北上的動向產生了前所未有的震動，被全球媒體爭相解讀為美軍在展示隨時對朝鮮挑釁做斷然回應的決心。<text:span text:style-name="T3"> <text:line-break/><text:line-break/></text:span>然而卡爾<text:span text:style-name="T3">·</text:span>文森號航母編隊<text:span text:style-name="T3">15</text:span>日被拍到南出印尼巽他海峽進入印度洋的照片，而那裡距朝鮮半島海域有<text:span text:style-name="T3">5600</text:span>公里之遙。原來美國從軍方到總統聯合炮製了一個假消息，在一些人懷疑平壤閱兵式上戰略導彈車上發射管裡是空的時，川普總統玩的同樣是一齣空城計，朝美領導人是在空對空相互威脅。<text:span text:style-name="T3"> <text:line-break/></text:span>　<text:span text:style-name="T3"> <text:line-break/></text:span>不知道北韓太陽節前後沒有像情報界預測的那樣搞第六次核子試驗，是不是與卡爾<text:span text:style-name="T3">·</text:span>文森號虛晃一槍有關，但是編造一個卡爾<text:span text:style-name="T3">·</text:span>文森號急赴朝鮮半島的假消息，是美國歷史上極其罕見的醜聞，它必將產生削弱川普總統及美國威嚴的一定效果。<text:span text:style-name="T3"> <text:line-break/><text:line-break/></text:span>美國是故意虛張聲勢的嗎？一些戰略學者強調不能排除這種可能。但也有另一部分分析認為，華盛頓未必是把這次空城計作為一個周密方案來編制並加以推行的，或許是美國當前的管理有些混亂，各部門溝通不暢，以至於最高層和前線部隊在開始時發生了資訊誤解。由於這個錯誤產生的效果不錯，後來就出現了有意識的將錯就錯，直到它被戳穿。<text:span text:style-name="T3"> <text:line-break/></text:span>　<text:span text:style-name="T3"> <text:line-break/></text:span>不管這件事是如何發生的，它在很大程度上反映出川普總統確是一位愛說大話的人：別管與實情的對照性有多高，先造出聲勢再說，沒准就把對方嚇住了。這讓人想到，川普上任以來放過很多狠話，但支持他下決心的那些手段和工具有很多並沒準備好，因此他的個人決心或者衝動與國家決心不全是吻合的。<text:span text:style-name="T3"> <text:line-break/></text:span>　<text:span text:style-name="T3"> <text:line-break/></text:span>這次醜聞對美軍威懾力所產生的侵蝕值得華盛頓高度重視。因為它可能給美朝之間的資訊傳遞造成新的混亂。平壤會感覺被騙了，進而對美國今後的戰爭威脅產生更多懷疑。<text:span text:style-name="T3">4</text:span>月<text:span text:style-name="T3">16</text:span>日當天朝鮮搞的導彈試射雖然失敗了，但它畢竟是真的試射，而川普的威脅卻只是口頭的。平壤也許會有某種勝利了的錯覺，並進而低估搞新冒險可能遭到報復的概率。<text:span text:style-name="T3"> <text:line-break/></text:span>　<text:span text:style-name="T3"> <text:line-break/></text:span>我們想說，川普比歐巴馬更傾向於動用美國軍事實力來解決國際問題，這恐怕是真的。他的嘴閒不住，但他的手看來也的確經常癢癢。這次錯誤反映的更多是川普精確控制、使用美國軍力的能力尚不健全，但這可能不是他光說不練的寫照。<text:span text:style-name="T3"> <text:line-break/></text:span>　<text:span text:style-name="T3"> <text:line-break/></text:span>平壤切不可就此判斷美軍對其發動軍事打擊的選項子虛烏有，恰恰是在因為這一醜聞川普政府被輿論奚落了一番之後，這位美國新總統說不定為挽回自己敢幹的名聲更願意做一票大的，重新給自己立威。平壤要小心一腳踩空。<text:span text:style-name="T3"> <text:line-break/></text:span>　<text:span text:style-name="T3"> <text:line-break/></text:span>北韓搞第六次核子試驗將是極其危險的，在用空前嚴厲的手段予以回應方面，中美都沒有退路。平壤需三思而行。</text:p>
      <text:p text:style-name="P1"><text:span text:style-name="T1">陳真</text:span><text:s/>  |  2017.04.20 10:17   |   <text:a xlink:type="simple" xlink:href="http://palinfo.habago.org/Entry?Command=Information_PrintForum&amp;iPage=167#FORUM35657"><text:span text:style-name="T2">#</text:span></text:a></text:p>
      <text:p text:style-name="P2"><text:span text:style-name="T3">(</text:span>續<text:span text:style-name="T3">) <text:line-break/><text:line-break/></text:span>羅素在劍橋念書時，原本是個黑格爾式的唯心論者，後來轉變了想法，走向一種分析哲學的道路，而且相當地<text:span text:style-name="T3"><text:s/>"</text:span>實在論<text:span text:style-name="T3">"(realism)</text:span>，相信事物之獨立存在於心靈之外。從此，世界不再是一個整體，而是可以拆解成無數獨立成份的總和。<text:span text:style-name="T3"> <text:line-break/><text:line-break/></text:span>於是，你不難想像，羅素對早期的維根斯坦<text:span text:style-name="T3">(</text:span>亦即維根斯坦生前出版的唯一一本小書<text:span text:style-name="T3"><text:s/>Tractatus Logico-Philosophicus</text:span>，僅兩萬多字<text:span text:style-name="T3">)</text:span>情有獨鍾，推崇為天才<text:span text:style-name="T3">(</text:span>雖然維根斯坦說羅素對自己的想法<text:span text:style-name="T3"><text:s/>"</text:span>一個字也不懂<text:span text:style-name="T3">")</text:span>。至於維根斯坦，離開哲學界<text:span text:style-name="T3">16</text:span>年，重返哲學之後寫的那千萬字<text:span text:style-name="T3"><text:s/>"</text:span>通俗<text:span text:style-name="T3">" </text:span>筆記，羅素倒是十分鄙夷，嘲笑維根斯坦說：<text:span text:style-name="T3">"</text:span>你累了嗎<text:span text:style-name="T3">?"</text:span>，說他可能長年生活艱辛疲累以致於不再思考。羅素還說，他實在無法理解其他哲學家究竟是在維根斯坦這樣一些破碎語句中看到什麼有點營養的思想。<text:span text:style-name="T3"> <text:line-break/><text:line-break/></text:span>羅素對維根斯坦這些<text:span text:style-name="T3"><text:s/>"</text:span>通俗<text:span text:style-name="T3">" </text:span>筆記不知道是理解成什麼東西，但可確定的一點是，很可能脫離不了某種懷疑主義。因為羅素曾曖眛而無具體所指地嘲笑說，如果那些質疑意義之實在性的哲學說法說得通，那麼，下回我們上餐廳就得小心了，因為翻開菜單，我們怎能相信菜單所指的果真對應於你心裏頭想吃的那一道菜？<text:span text:style-name="T3"> <text:line-break/><text:line-break/></text:span>川普式餐館就給我這個感覺，明明寫著宮保雞丁，媽咧個<text:span text:style-name="T3">B</text:span>，卻很可能端出一盤蕃茄炒蛋，明明點一道鮮蝦洋芋，竟變成燒餅油條，叫人情何以堪？<text:span text:style-name="T3"> <text:line-break/><text:line-break/></text:span>上回布希撒下一千個漫天大謊，藉以發動侵略伊拉克，多年後才逐漸一一揭穿。這回川普不需要製造一千個謊言，只需一個就隨便射飛彈了，而且他根本不在乎真假。套句阿扁的名言，就算是假的，就算是自導自演，<text:span text:style-name="T3">"</text:span>啊不然你是要怎樣<text:span text:style-name="T3">"</text:span>？<text:span text:style-name="T3"> <text:line-break/><text:line-break/></text:span>我若點了鮮蝦洋芋，我不用擔心會端出一盤豬腸炒肉絲。你說一盤菜<text:span text:style-name="T3">50</text:span>元，我不用擔心你會突然改口說一道菜<text:span text:style-name="T3">20</text:span>萬兩銀子。可別小看這樣一種基本信任，人無信不立，一個社會或乃至一整個世界之所以能運作，同樣是因為你我之間有著一種基本信任，一旦沒有了這樣一個信任基礎，整體秩序也將瓦解。<text:span text:style-name="T3"> <text:line-break/><text:line-break/></text:span>連是否撒謊都根本不在乎了，這意味著什麼呢？萬加陳真叔叔<text:span text:style-name="T3"><text:s/>(Emir Vanga) </text:span>彷彿預見了未來：一個血腥帝國正在解體中。但願這樣一個解體重組的過程中，不是以毀滅世界為代價。<text:span text:style-name="T3"> <text:line-break/><text:line-break/></text:span>陳真<text:span text:style-name="T3">2017. 04. 20. <text:line-break/><text:line-break/>================= <text:line-break/></text:span>美教授：這張照片顯示，敍利亞化武事件或受操縱<text:span text:style-name="T3"> <text:line-break/><text:line-break/></text:span>照片請看：<text:span text:style-name="T3">https://goo.gl/kjGiq8 <text:line-break/><text:line-break/></text:span>張廣凱<text:span text:style-name="T3"> <text:line-break/></text:span>觀察者網時政組編輯<text:span text:style-name="T3"> <text:line-break/><text:line-break/>2017-04-17 <text:line-break/><text:line-break/></text:span>【觀察者網綜合報道】美國對敍利亞政府軍使用化學武器的指控，至今都沒能說服國際社會，如今又遭到了國內專家的挑戰。美國麻省理工學院的一名頂尖武器專家最近連發三篇報告指出，現場殘留的容器顯示，所謂的化武襲擊是由地面人員發動的，因此整件事可能受到操縱。<text:span text:style-name="T3"> <text:line-break/><text:line-break/></text:span>西奧多<text:span text:style-name="T3">·</text:span>波斯托（<text:span text:style-name="T3">Theodore Postol</text:span>）是麻省理工學院名譽教授，擁有物理學和核工程領域的學位，曾就職於美國國會技術評估辦公室，並擔任過美國海軍作戰部的科學顧問。離開五角大樓後，他幫助斯坦福大學建立了一個武器技術相關的培訓專案。<text:span text:style-name="T3"> <text:line-break/><text:line-break/></text:span>波斯托也是美國國防政策的長期批評者，<text:span text:style-name="T3">2013</text:span>年敍利亞東古塔發生的疑似化學武器襲擊事件，就遭到過他的質疑。<text:span text:style-name="T3"> <text:line-break/><text:line-break/></text:span>波斯托此次質疑的主要依據是美國官方報告中提到的一張照片。<text:span text:style-name="T3"> <text:line-break/><text:line-break/></text:span>美國白宮<text:span text:style-name="T3">4</text:span>月<text:span text:style-name="T3">11</text:span>日曾公佈四頁報告，以情報、現場照片和受害者物理樣本分析來指證，敍利亞阿薩德政權對平民使用了沙林毒氣。報告提到，一段公開的視頻顯示，敘政府軍不是誤炸了存放化學武器的設施，而是直接向小鎮道路中央投放了化學武器。<text:span text:style-name="T3"> <text:line-break/><text:line-break/></text:span>上面的照片就來自報告提到的視頻，顯示的是一個彈坑和其中的一個管狀沙林毒氣容器。然而波斯托指出，這張照片存在極大疑點。<text:span text:style-name="T3"> <text:line-break/><text:line-break/></text:span>波斯托說，這張照片說明爆炸是在地面上發生的，因此管狀容器才會恰好位於彈坑之中，並且被擠壓成扁平狀。<text:span text:style-name="T3"> <text:line-break/><text:line-break/></text:span>這意味著，無法確定化學武器是以空襲的方式投放的，而更有可能是地面武裝人員安置。<text:span text:style-name="T3"> <text:line-break/><text:line-break/></text:span>其他類似的照片，都來自當地媒體拍攝的視頻<text:span text:style-name="T3"> <text:line-break/><text:line-break/></text:span>由於敍利亞和俄羅斯是唯一擁有在當地實行空襲的力量，因此美國才能指責敍利亞使用了化學武器。而如果是地面武裝人員使用了化武，那麽嫌犯無疑更有可能是當地反政府武裝。<text:span text:style-name="T3"> <text:line-break/><text:line-break/></text:span>波斯托說，整個化武襲擊事件可能是由照片拍攝者僞造的，而白宮報告沒有說明自己的消息來源。</text:p>
      <text:p text:style-name="P1"><text:span text:style-name="T1">陳真</text:span><text:s/>  |  2017.04.20 02:20   |   <text:a xlink:type="simple" xlink:href="http://palinfo.habago.org/Entry?Command=Information_PrintForum&amp;iPage=167#FORUM35656"><text:span text:style-name="T2">#</text:span></text:a></text:p>
      <text:p text:style-name="P3">不要說一個國家，就算是一家麵攤，幾點開門幾點打烊，一碗麵賣多少錢等等等，講話都該有個最基本的可信度。但是，在川普的主政下，美國越來越像個馬戲團，製造驚奇，娛樂觀眾，藉以獲取各種利益，毫不羞赧。賓客臨門，喜氣洋洋之際，他竟無預警地發射飛彈轟炸他國；劍拔弩張時，他卻突然說這一切都是開玩笑的啦。在我看來，這樣一種全然不可測的兒戲，才是真正的危險所在；不可測的程度居然到達這樣一個地步，你連一個國家的官方重大資訊都已無法確信。川普號失速列車，就像你拿一顆手榴彈給一個三歲小孩玩一樣，你如何確保他不會真的引爆？這樣一個確保機制已不存在。<text:span text:style-name="T3"> <text:line-break/><text:line-break/>Noam Chomsky</text:span>最近接受訪問，提到末日鐘。各位知道什麼是末日鐘吧？它是在<text:span text:style-name="T3">1947</text:span>年由一群科學家在美國所創立的一個反核武組織叫<text:span text:style-name="T3"><text:s/>"</text:span>原子科學家公報<text:span text:style-name="T3">" (Bulletin of the Atomic Scientists</text:span>，簡稱<text:span text:style-name="T3"><text:s/>BAS) </text:span>所設定的一個時鐘，藉以告知世人距離世界末日還有多遠。各位今年倘若年齡在<text:span text:style-name="T3">64</text:span>歲以下的，那麼，此時此刻就是你過去這一生中最接近世界末日的一刻，距離世界毀滅還有<text:span text:style-name="T3"><text:s/>"</text:span>兩分半鐘<text:span text:style-name="T3">"</text:span>。<text:span text:style-name="T3"> <text:line-break/><text:line-break/></text:span>歷史上，最接近世界末日的年代是<text:span text:style-name="T3">1953</text:span>年美蘇兩國展開核武競賽，一直到九零年代初期，美蘇雙方簽署裁減戰略武器條約，末日鐘為之調高到<text:span text:style-name="T3">17</text:span>分鐘，算是世界較為和平與安全的一小段美好時光。<text:span text:style-name="T3">Chomsky</text:span>提到，這群頂尖的科學家表示，川普恰恰是促使他們在今年一月底調快時鐘的主要原因之一，事實上這也是末日鐘頭一次因為單一個人而調快時鐘。<text:span text:style-name="T3"> <text:line-break/><text:line-break/></text:span>有人跟我說，美國整天喊斬首，老是威脅要砍他國元首的腦袋，或許最該被斬首的是美國總統才對，因為他們才是世界動亂、威脅人類生存的危險根源。我不太認同這一點，因為我相信，斬了一個希拉蕊，還會有千千萬萬個希拉蕊，斬了一個川普，還會有千千萬萬個川普，不拘誰開起美國這台屍速列車，都只會帶來血腥混亂與毀滅。該被阻擋的不是司機，而是列車本身。川普因其荒腔走板與兒戲，說不定能儘早毀了這輛屍速列車；最好能讓它變成一輛無害的普通號平快車，慢慢開，每一站都停的那種區間列車，不再危害世界。<text:span text:style-name="T3"> <text:line-break/><text:line-break/></text:span>陳真<text:span text:style-name="T3">2017. 04. 19. <text:line-break/><text:line-break/>======================== <text:line-break/></text:span>假新聞乎<text:span text:style-name="T3"><text:s/></text:span>少聯絡乎<text:span text:style-name="T3"><text:s/></text:span>卡爾文森行蹤美政府不同調<text:span text:style-name="T3"> <text:line-break/><text:line-break/></text:span>中廣新聞網<text:span text:style-name="T3">2017</text:span>年<text:span text:style-name="T3">4</text:span>月<text:span text:style-name="T3">19</text:span>日<text:span text:style-name="T3"> <text:line-break/><text:line-break/></text:span>上星期美國白宮宣布，美國要派「卡爾文森號」航空母艦艦隊前往日本海。總統「川普」還在個人網頁上說，航母艦隊駛向這個地區，威攝作用十分明顯。<text:span text:style-name="T3"> <text:line-break/><text:line-break/></text:span>不過，星期一，美國海軍公布了一張「卡爾文森」在印尼「巽他海峽」的照片。實際上，白宮上星期宣布的時候，「卡爾文森」在印度洋，距離北韓五千多公里。<text:span text:style-name="T3"> <text:line-break/><text:line-break/></text:span>美國白宮說，這起烏龍是國防部造成的，國防部說是一串的錯誤造成的。一開始是太平洋艦隊司令部宣布早了，後來國防部長「馬蒂斯」的說明又說錯了。<text:span text:style-name="T3"> <text:line-break/><text:line-break/></text:span>美國政府內部人士則對國防部發現白宮以及國家安全顧問說錯了，卻不更正感到不解。<text:span text:style-name="T3"> <text:line-break/><text:line-break/></text:span>事實是，有一陣子，美國白宮認為北韓附近有一個航母艦隊，而實際上，這支艦隊在五千公里外。要是，北韓發射飛彈或核試，美軍要立即反制，「卡爾文森」是派不上用場的。</text:p>
      <text:p text:style-name="P1"><text:span text:style-name="T1">陳真</text:span><text:s/>  |  2017.04.20 01:17   |   <text:a xlink:type="simple" xlink:href="http://palinfo.habago.org/Entry?Command=Information_PrintForum&amp;iPage=167#FORUM35655"><text:span text:style-name="T2">#</text:span></text:a></text:p>
      <text:p text:style-name="P2">念淨，<text:span text:style-name="T3"> <text:line-break/><text:line-break/></text:span>我沒法代林義雄陳述其內心輕重，只能以之為例講個一般性。<text:span text:style-name="T3"> <text:line-break/><text:line-break/></text:span>前天夜晚，我下了診，四處尋找全身皮膚潰爛的小白，帶了一些好吃的，想給牠餵藥治病。在醫院四周農田巷道繞了好幾圈，就是找不到。途中，遇到一位醫師同事，問我這麼晚了不回家，在街上鬼鬼祟祟幹啥？我怕給小白帶來麻煩，本想隱瞞，敷衍兩句，但最後還是說出實情，我說我在尋找一隻經常在此出現、全身潰爛的小白，準備給他餵藥。<text:span text:style-name="T3"> <text:line-break/><text:line-break/></text:span>那位醫師一聽，愣住了，隨即跟我說<text:span text:style-name="T3"><text:s/>"</text:span>你等著接電話吧！院長會找你溝通。他最恨人家餵流浪狗了<text:span text:style-name="T3">"</text:span>。然後還說了一串警告，叫我小心點，否則等著接院長電話。我沒答腔，但不用他講我也能想像，因此，我這類行動向來低調隱密，以免反而給狗兒招來麻煩，乃至招來殺身之禍；因為，我能理解很多人<text:span text:style-name="T3">(</text:span>特別是光鮮亮麗者<text:span text:style-name="T3">)</text:span>對於流浪狗的厭惡，即便狗兒根本沒礙著他，依然招嫌惹怨。<text:span text:style-name="T3"> <text:line-break/><text:line-break/></text:span>聽了這位同事的警告，我心裏一直想著往後各種可能發生的狀況以及我應如何因應。我不知道事情會如何發展，但我能確定的是：假若有一天，出現一種局面，我只能在餵狗和工作之間二選一，我毫無疑問會選擇前者而寧可放棄一個大好的工作。這意味著什麼呢？天平的兩端，各自是一些什麼？孰輕孰重？答案當然因人而異。<text:span text:style-name="T3"> <text:line-break/><text:line-break/></text:span>回家途中，夜已深，街上人車稀少，一盞盞昏黃路燈就像星星點點的火苗般，往身後飛去，心裏一陣惆悵，許大世界，難道就沒有一點容身之處給這麼一隻絲毫無害卻承受巨大痛苦的小白？世上美麗言辭何曾少過？有何意義？<text:span text:style-name="T3"> <text:line-break/><text:line-break/></text:span>我並非說我會傾家蕩產拋棄一切去減輕一隻小狗身上的痛苦，而是說，我絕不會因為害怕一己利益的喪失而被迫出賣或遺棄一個弱小生命；如果我選擇了後者，那麼，我這輩子的一切文字與言行都將失去意義。蕭伯納有句話常浮現我心裏，他說：<text:span text:style-name="T3">"</text:span>我寧可褻瀆神明五十次，也絕不會傷害一隻對我表示友善的小狗<text:span text:style-name="T3">"</text:span>。<text:span text:style-name="T3"> <text:line-break/><text:line-break/></text:span>我相信，在任何一個基本正直的人的心裏頭，或許都有著一座天平，在這天平上，我們藉以衡量各種事物的輕重利害與價值，但有些東西是根本不可能擺到天平上的，它是一種非賣品，比生命都還重要的東西。<text:span text:style-name="T3"> <text:line-break/><text:line-break/></text:span>我能理解並且相信林義雄心裏有著什麼樣的非賣品，我相信他看重眾人利益遠甚於看重自己的生命，但我沒法理解在眾人的各種不同利益之間，他究竟如何衡量輕重。老實說，我想我還是可以理解的，只是他的種種衡量，在我看來往往極其愚蠢而荒唐。<text:span text:style-name="T3"> <text:line-break/><text:line-break/></text:span>所謂<text:span text:style-name="T3"><text:s/>"</text:span>爾愛其羊，我愛其禮<text:span text:style-name="T3">"</text:span>，我能理解，在某個意義上，典章制度的長久建立，往往遠比一時的實質利害更重要。就這<text:span text:style-name="T3"><text:s/>"</text:span>道理本身<text:span text:style-name="T3">" </text:span>來說或許是對的，但一個抽象道理當它成為一種實際應用<text:span text:style-name="T3">(application)</text:span>時，卻往往走了樣，變了質，而這也是我所理解的林義雄。<text:span text:style-name="T3"> <text:line-break/><text:line-break/></text:span>不管他做出多少荒腔走板的事，我始終深信其為人之良善無私與正直；倒過來說也一樣，我對他的人格深深景仰，但這並不意味著我認同他的每個作為，就好像我常感動於許多為人父母者愛子之心，但其作為卻很可能令人難以恭維，或甚至愛之適足以害之。為什麼會這樣呢？為什麼我們慕道卻反而經常走入了邪門歪道？為什麼我們愛人卻反而經常傷害了我們所愛的人？<text:span text:style-name="T3"> <text:line-break/><text:line-break/></text:span>蘇格拉底對此的回答我並不認同，但他或許仍然多少說出了一些真理，他說，<text:span text:style-name="T3">"</text:span>我們之所以會做錯事，是因為我們還沒把事情想清楚<text:span text:style-name="T3">"</text:span>。這意味著，光有道德或情感、情操是不夠的，我們還得有極其充份的理性與智慧。<text:span text:style-name="T3"> <text:line-break/><text:line-break/></text:span>希望我有回答了你的問題。</text:p>
      <text:p text:style-name="P1"><text:span text:style-name="T1">辛柏林</text:span><text:s/>  |  2017.04.20 00:23   |   <text:a xlink:type="simple" xlink:href="http://palinfo.habago.org/Entry?Command=Information_PrintForum&amp;iPage=167#FORUM35654"><text:span text:style-name="T2">#</text:span></text:a></text:p>
      <text:p text:style-name="P3">圍繞朝鮮的國際鬧劇暫時告一段落了。<text:span text:style-name="T3"> <text:line-break/><text:line-break/></text:span>美國再怎麼愚蠢殘暴，也不至於那麼快就忘了小布希在伊拉克栽的跟斗，當時美國滿懷信心的以為武力拿下了阿富汗和伊拉克，就能對伊朗兩個方向施加壓力，進而瓦解敵對政權，結果沒完沒了的治安戰爭反倒讓伊朗什葉派勢力滲入伊拉克，伊朗影響力大增，對美國來說留下一灘爛局。<text:span text:style-name="T3"> <text:line-break/><text:line-break/></text:span>在不考慮核武的情況下，中國的軍事優勢在半島及台灣遠大於南海，朝鮮半島局勢的穩定對中國來說是比台海更加緊要的存在。而對美國來說美日、美韓同盟是其在西太平洋的核心利益，是防堵中國崛起的重要基石。只要朝鮮不要越過那條紅線，朝核問題的炒作非常符合美國的利益。那麼除非美國決定專心給中國添亂甚至翻桌，否則難以想像美國會冒著失去皇后的風險，單方破壞朝鮮半島的局勢。畢竟下棋應該要先丟棄子，像台灣這樣的戰略棄子還沒充分利用怠盡之前，還輪不到皇后的犧牲。<text:span text:style-name="T3"> <text:line-break/><text:line-break/>http://m.guancha.cn/lixiaopeng/2017_04_19_404386.shtml <text:line-break/></text:span>觀察者網這篇文章寫得很好，談到朝鮮被遺忘的過往。在<text:span text:style-name="T3">70</text:span>年代與<text:span text:style-name="T3">80</text:span>年代，朝鮮在蘇聯體系混得風生水起，論生活水平一點也不輸給韓國，分配正義方面恐怕還勝過韓國。朝鮮並非美國主導的國際輿論喜歡描述的那樣窮兵黷武的國家。薩德與朝核之後，中共未來應該在外交上會在韓國跟朝鮮之間取得新的平衡。朝鮮的統治集團並非外界所描述的那般瘋狂非理性。事實恰好相反，朝鮮政權的執政合理性乃至民意基盤完全不輸給南邊的同胞政權。在挺起脊梁骨做人的「國格」方面可能還遠勝韓國。<text:span text:style-name="T3"> <text:line-break/><text:line-break/></text:span>美國在薩德前後透過無孔不入的資本力量加強對韓國的控制，把韓國政界和商界尚有心力與意願能為韓國作出稍稍獨立於美國資本利益的政經決策的人，運用政治ー司法ー媒體三位一體的手段徹底弄臭掃地出門。比如朴槿惠，她在位期間執政的合理性及對韓國的貢獻相對於台灣的馬娘娘來說起碼要強上好幾倍，最後卻遭受韓國全民的人格侮蔑運動，南棒子也真是醉了。<text:span text:style-name="T3"> <text:line-break/><text:line-break/></text:span>韓國國內這大半年來的種種荒堂不識大體的各種輿論，不論是極度自我中心的文化自傲，還是配合美日歐主流媒體對民族同胞國家極度妖魔化，以及陶醉在幼稚的民主遊戲之中，身為更加荒堂且同樣不識大體的台灣人來說，真不知道是應該感到欣慰還是同病相憐。韓國過去十幾年來都是台灣的榜樣，無論是在政治、文化、產業方面，如今卻也糊里糊塗得步台灣後塵一同綁在美國對抗中國的戰車上。可想見的未來韓國將逐步「台灣化」，真是令人不勝唏噓。<text:span text:style-name="T3"> <text:line-break/><text:line-break/></text:span>種種跡象顯示，中共這次對朝鮮已經持續年餘的經濟制裁是動真格的，未來中共可能會更積極的尋求對朝鮮政情發揮影響力，畢竟像朝鮮這樣一個連對外網路都得完全仰賴中國的國家，中共卻一直缺乏迅捷有效手段去制約，實在太說不過去。馴服朝鮮並非天方夜譚，只要滿足安全與麵包兩個條件，加上胡蘿蔔與大棒的交替使用，理論上應該做得到。又如果美國決定先專注於中東及俄羅斯的問題上，中國在朝鮮問題的處理上應該有一段機遇期可以把握。<text:span text:style-name="T3"> <text:line-break/><text:line-break/></text:span>我想中共過去對朝鮮的乏力主要來自兩方面。一是美國的制肘，美朝之間可能存在某種程度的暗盤。美國自然不願中朝友好、親密無間，可就算真有暗盤，朝鮮還不至於笨到與虎謀皮；另一方面可能是中共沒有給朝鮮的統治集團足夠的安全感，未保證朝鮮政權不被推翻。加上過去十幾年來中共的外交政策以及政經方面過於傾向韓國，除了讓朝鮮在國際上完全邊緣化，迫使朝鮮在極度缺乏安全感的國際環境下，劍走偏鋒，用看似極端的手段維護政權的自主性與安全。<text:span text:style-name="T3"> <text:line-break/><text:line-break/></text:span>中共如果試圖在未來重塑朝鮮半島的安全體系，使之長治久安，並符合中國及半島的共同利益，那朝鮮對中國來說應該是比韓國更加重要的施力方向。因為韓國過去與中國雖然在政經外交維持一段不短的蜜月期，但是就如同台灣一樣，韓國從政治到司法、經濟到文化，裡裡外外都浸透了境外勢力的影響。所謂民主政治，抑或司法獨立，乃至媒體自由不過是方便境外資本勢力從各個層面去滲透影響和操縱，只是台灣相較於韓國來說，除了跪舔崇美更加厲害，還忝不知恥把日本鬼子當祖宗拜。可是在韓國有美駐軍，美國對韓國的控制力絕對勝過台灣，那麼遙遠未來半島的統一就不應當由韓國來主導，中共應該更積極的運用合理的影響力再平衡半島上的局勢，積極引導情勢和平走向符合中國乃至整個半島的共同利益，以免讓美日經常以朝鮮的威脅見縫插針，挑起事端。<text:span text:style-name="T3"> <text:line-break/><text:line-break/></text:span>畢竟還得預防一種可能，當東亞不只台灣乃至日韓都成為美國的戰略棄子的時候，事態可能會有出乎意料的發展。東北亞可不比其他地方，最為接近中國國家中樞，一旦發生事變最為容易使整個國家陷入癱瘓，依土共的未雨綢繆，很難想像會一直任由情勢脫離掌控。</text:p>
      <text:p text:style-name="P1"><text:span text:style-name="T1">李念淨</text:span><text:s/>  |  2017.04.19 22:44   |   <text:a xlink:type="simple" xlink:href="http://palinfo.habago.org/Entry?Command=Information_PrintForum&amp;iPage=167#FORUM35653"><text:span text:style-name="T2">#</text:span></text:a></text:p>
      <text:p text:style-name="P2">陳醫師，我最近還是不太懂一點。<text:span text:style-name="T3"> <text:line-break/><text:line-break/></text:span>最近林義雄先生<text:span text:style-name="T3">"</text:span>又<text:span text:style-name="T3">"</text:span>禁食了，這次是針對公投法。<text:span text:style-name="T3"> <text:line-break/><text:line-break/></text:span>但是我對他禁食<text:span text:style-name="T3">(</text:span>或媒體講的絕食<text:span text:style-name="T3">)</text:span>記憶猶新，大概是三年前，他那個時候是針對國民黨蓋的核四抗議。<text:span text:style-name="T3"> <text:line-break/><text:line-break/></text:span>今年民進黨開放核食，重啟比較危險的核二，但一直沒看到林先生表態，我並不是質疑林先生的人格，只是好奇到底公投法有多麼重要，讓林先生覺得其危害大於核能發電廠而轉移了注意力？</text:p>
      <text:p text:style-name="P1"><text:span text:style-name="T1">陳真</text:span><text:s/>  |  2017.04.18 20:16   |   <text:a xlink:type="simple" xlink:href="http://palinfo.habago.org/Entry?Command=Information_PrintForum&amp;iPage=167#FORUM35650"><text:span text:style-name="T2">#</text:span></text:a></text:p>
      <text:p text:style-name="P3">聯合／太陽花為什麼可以<text:span text:style-name="T3"> <text:line-break/><text:line-break/>2017-04-01 <text:line-break/><text:line-break/></text:span>聯合報黑白集<text:span text:style-name="T3"> <text:line-break/><text:line-break/></text:span>三二九青年節當天，總統蔡英文一早赴大直忠烈祠向先祖暨忠烈殉職人員致祭。同一時間場外一群由退休警察、消防人員等組成的團體發起軍公教遊行，向參加春祭的蔡總統抗議年金改革。<text:span text:style-name="T3"><text:s/></text:span>聯合報系資料照片<text:span text:style-name="T3"><text:s/></text:span>記者蘇健忠／攝影<text:span text:style-name="T3"> <text:line-break/><text:line-break/></text:span>三二九，立法院前。陳抗者是退休警察，執勤者是現職警察。陳抗警察對執勤警察說：「學弟，讓我們進去。為什麼太陽花可以，我們不可以！」<text:span text:style-name="T3"> <text:line-break/><text:line-break/></text:span>陳抗者中，有一位立法院駐警的前隊長。<text:span text:style-name="T3"> <text:line-break/><text:line-break/></text:span>三一八事件時，民進黨籍立委堵在立法院門口，阻止警察進入清場；演變到後來，警察築起人牆及拒馬，保護學運人員不受外界反對者的侵擾。<text:span text:style-name="T3"> <text:line-break/><text:line-break/></text:span>人民當然有權利問：為什麼太陽花可以，我們不可以！<text:span text:style-name="T3"> <text:line-break/><text:line-break/></text:span>蔡政府上任後，林全的第一件公文簽的就是對侵擾公署的太陽花撤告。林全說，太陽花事件是政治事件，不該單純用法律問題來看。又說，太陽花事件具有正當性及社會貢獻。<text:span text:style-name="T3"> <text:line-break/><text:line-break/></text:span>請問蔡政府：有哪一件陳抗事件純粹是法律事件，有哪一件陳抗事件不是政治事件？若說太陽花的陳抗有正當性及社會貢獻，則退休警消起而抗議政府可能違反信賴保護、不溯及既往的憲政法治原則，難道不具正當性及社會貢獻？<text:span text:style-name="T3"> <text:line-break/><text:line-break/></text:span>太陽花陳抗，被法院肯定為「公民不服從」；退休警察陳抗，卻被行政院官員在臉書臭罵「趕你羚羊」、「趁清明節不會早點去死」。為什麼太陽花可以，我們不可以？為什麼華航空服員可以，我們不可以？為什麼文林苑王家可以，我們不可以？<text:span text:style-name="T3"> <text:line-break/><text:line-break/></text:span>民進黨將太陽花陳抗抬捧成一場民主聖戰，如今卻用刀片拒馬來抵制其他陳抗。不是說好歡迎大家「拍桌子」的嗎？那麼，至少別在桌子前面設刀片拒馬。</text:p>
      <text:p text:style-name="P1"><text:span text:style-name="T1">楊宏</text:span><text:s/>  |  2017.04.18 20:01   |   <text:a xlink:type="simple" xlink:href="http://palinfo.habago.org/Entry?Command=Information_PrintForum&amp;iPage=167#FORUM35649"><text:span text:style-name="T2">#</text:span></text:a></text:p>
      <text:p text:style-name="P2">眉山論劍<text:span text:style-name="T3">6</text:span>集出完了<text:span text:style-name="T3"> <text:line-break/><text:line-break/>https://youtu.be/Fga6hPwFAes <text:line-break/>https://youtu.be/X8Tp2WstkvU <text:line-break/>https://youtu.be/9Go22QNZpqg <text:line-break/>https://youtu.be/U-lj9Aa9TOc <text:line-break/>https://www.youtube.com/watch?v=BcvKRGRvRUE <text:line-break/>https://www.youtube.com/watch?v=hOhNpLY650U <text:line-break/><text:line-break/></text:span>陳平<text:span text:style-name="T3"> <text:line-break/><text:line-break/></text:span>　　北京大學中國經濟研究中心教授和復旦大學新政治經濟學研究中心高級研究員。<text:span text:style-name="T3">1968</text:span>年畢業於北京中國科學技術大學物理系。<text:span text:style-name="T3">“</text:span>文革<text:span text:style-name="T3">”</text:span>中做過<text:span text:style-name="T3">5</text:span>年鐵路工人，在中國科學院做過<text:span text:style-name="T3">5</text:span>年受控核聚變研究。<text:span text:style-name="T3">1979</text:span>年起從生態演化和非平衡物理角度研究中國小農經濟和勞動分工的關系，轉入演化生物學、文化人類學與非平衡物理學的研究，<text:span text:style-name="T3">1987</text:span>年獲美國德克薩斯大學奧斯汀校區物理學博士。<text:span text:style-name="T3">1985</text:span>年首先發現經濟混沌，<text:span text:style-name="T3">1999</text:span>年起陸續發現否定均衡經濟學基礎的經驗與理論証據﹔發展復雜經濟學的生物鐘模型和自組織理論。在研究非線性經濟動力學與復雜經濟學的新興邊緣學科上居於國際前沿。</text:p>
      <text:p text:style-name="P1"><text:span text:style-name="T1">陳真</text:span><text:s/>  |  2017.04.18 19:40   |   <text:a xlink:type="simple" xlink:href="http://palinfo.habago.org/Entry?Command=Information_PrintForum&amp;iPage=167#FORUM35648"><text:span text:style-name="T2">#</text:span></text:a></text:p>
      <text:p text:style-name="P3">日本鬼子居然管到台灣的一座日本鬼子銅像來。<text:span text:style-name="T3"> <text:line-break/><text:line-break/></text:span>時下流行的什麼轉型正義，那當然是騙人的，轉個小鳥啦，那只是一種低級齷齪的政治鬥爭。我跟你說，若真要追究歷史真相與責任，目前這個民進黨恐怕得有一大堆頭頭必須繩之以法，例如這位當年國民黨之調查局臥底在黨外的謝長廷。<text:span text:style-name="T3"> <text:line-break/><text:line-break/></text:span>陳真<text:span text:style-name="T3"><text:s/>2017. 04. 18. <text:line-break/><text:line-break/>=================== <text:line-break/></text:span>八田斷頭案》謝長廷：八田是工程師<text:span text:style-name="T3"><text:s/></text:span>與政治無涉<text:span text:style-name="T3"> <text:line-break/><text:line-break/></text:span>自冉人渣報<text:span text:style-name="T3"><text:s/>2017-04-18 <text:line-break/><text:line-break/></text:span>〔駐日特派員張茂森、記者吳俊鋒、蔡文居／綜合報導〕<text:span text:style-name="T3"> <text:line-break/><text:line-break/></text:span>新任駐日代表謝長廷（左）。（資料照<text:span text:style-name="T3">,</text:span>記者羅沛德攝）<text:span text:style-name="T3"> <text:line-break/><text:line-break/></text:span>日本政府相關人士對八田與一「斷頭」事件極表關切，謝長廷說，八田畢生對台灣農業灌溉具有重大貢獻，他的銅像是台日兩國友好的象徵，日本政府與民間至為關切是很自然的。所幸警方迅速鎖定「兇嫌」，讓日本友人知道這只是特定的仇日份子所為，否則被日本人民誤認全台灣人都是如此，好不容易建立起來的台日友好關係將受到無可彌補的損失。</text:p>
      <text:p text:style-name="P4"/>
      <text:p text:style-name="P1"><text:span text:style-name="T1">陳真</text:span><text:s/>  |  2017.04.18 19:02   |   <text:a xlink:type="simple" xlink:href="http://palinfo.habago.org/Entry?Command=Information_PrintForum&amp;iPage=168#FORUM35647"><text:span text:style-name="T2">#</text:span></text:a></text:p>
      <text:p text:style-name="P3">台灣很像一種原始社會，比拳頭，比勢力，比關係，比人脈，比誰聲音大拳頭粗，誰就能為所欲為，彷彿法律只是一種服務特定權勢、造福主流利益的工具。一個事情如果違法，難道不就是違法？難道你去一個壞人家裏偷東西就不叫偷竊？難道你對一個壞蛋謀他的財害他的命就不叫謀財害命？<text:span text:style-name="T3"> <text:line-break/><text:line-break/></text:span>反之，若是侵犯到<text:span text:style-name="T3"><text:s/>"</text:span>我方<text:span text:style-name="T3">" </text:span>人馬，則加一百倍的力道予以報復懲罰。彷彿法律之上還有個更高的、以顏色為標竿的政治判準，只要顏色對了，不管怎麼胡作非為都沒關係；甚且為了一己政治利益一黨之私，鼓動暴民違法亂紀為所欲為，捧成明星，捧成英雄偶像，一概美化為<text:span text:style-name="T3">x</text:span>它媽的什麼轉型正義或甚至什麼公民不服從。反之，若顏色不對，則鋪天蓋地追殺之。同樣一個事情，居然有完全截然不同的法律標準。<text:span text:style-name="T3"> <text:line-break/><text:line-break/></text:span>至於媒體，則向來是主流政治勢力之幫凶。你看，同一種行為，報導用詞居然大不同，只要是反中反華，砍蔣公砍國父，一概視為轉型正義、追求民主自由之舉，一旦對日本鬼子有那麼一點點不敬，則稱呼為<text:span text:style-name="T3">"</text:span>犯案<text:span text:style-name="T3">"</text:span>、<text:span text:style-name="T3">"</text:span>嫌犯<text:span text:style-name="T3">"</text:span>、<text:span text:style-name="T3">"</text:span>落網<text:span text:style-name="T3">" </text:span>等等。<text:span text:style-name="T3"> <text:line-break/><text:line-break/></text:span>明明同樣一件事，後果卻大不同。砍國父，砍蔣公，砍孔子，砍媽祖，統統無所謂，因為這些是中國毒素，盡量砍沒關係，不但無罪，而且吹捧抬舉為民主自由正義之舉。可是，一砍到日本人，<text:span text:style-name="T3">x</text:span>它媽的卻好像砍到他阿公似的，如喪考妣，居然成立什麼專案小組，全力緝凶，限時破案，我還以為發生什麼慘絕人寰的斷頭凶殺案。<text:span text:style-name="T3"> <text:line-break/><text:line-break/></text:span>若要說什麼公民不服從，砍日本人銅像的李承龍才是公民不服從，因為他明知道在這個由美日漢奸走狗掌權的鬼島上，砍日本鬼子銅像是犯大忌、會付出代價的，但他依然為之而不閃躲其後果。<text:span text:style-name="T3"> <text:line-break/><text:line-break/></text:span>我要說的是：在文明這一點上，重要的是形式而非內容。為什麼？因為形式本身是沒有顏色的。這意思當然不是說所有法律盡皆公平良善，而是說，法律之為物，法治這個概念<text:span text:style-name="T3"><text:s/>"</text:span>本身<text:span text:style-name="T3">"</text:span>，它是值得尊敬的，因為它企圖無差別、無歧視地平等規範一種秩序與價值，而不是成為一種服務特定<text:span text:style-name="T3"><text:s/>"</text:span>內容<text:span text:style-name="T3">" </text:span>或特定顏色與階級的工具。<text:span text:style-name="T3"> <text:line-break/><text:line-break/></text:span>但在台灣，各種典章制度與法律卻從來都不是如此；重內容不重形式，重顏色不重是非，重人脈關係不重權利義務。比方說阿扁的健康程度明明不足以保外就醫，但是你看那些純粹為特定政治顏色服務的御醫們，卻能瞎掰得彷彿阿扁和吳淑珍即將不久於人世，甚至說他們的健康宛如<text:span text:style-name="T3"><text:s/>"</text:span>風中殘燭<text:span text:style-name="T3">"</text:span>，彷彿只要一點點微風吹過就會要了他們的命似的。<text:span text:style-name="T3"> <text:line-break/><text:line-break/></text:span>但是，你看，台灣監獄裏頭有多少人的健康狀況根本不堪監禁，關他等於是在謀殺他。而且，無數犯人卻總是被刻意剝奪基本醫療，甚且百般刁難其平常服用的慢性病用藥，獄方往往作威作福，不准其攜藥入獄服用。大家對此一普遍的惡行根本不以為忤，對於顏色正確的歹徒渾蛋們卻又是百般呵護。<text:span text:style-name="T3"> <text:line-break/><text:line-break/></text:span>大家最近一直在爭執什麼八田啥小是好人還是壞人，功過如何等等，但是這跟砍他銅像有啥關係？難道是壞人就可以隨便砍？砍到好人銅像就有罪？若是砍到從中國來的就一概是轉型正義和公民不服從？<text:span text:style-name="T3"> <text:line-break/><text:line-break/></text:span>台灣是這樣一種社會，落後到我們居然始終都只能在一種很幼稚的等級上講一些理當根本不需要講的<text:span text:style-name="T3"><text:s/>ABC</text:span>，實在有夠痛苦。為何如此？因為整個基本是非價值長年以來被政治破壞得蕩然無存，唯有綠油油的顏色長存。</text:p>
      <text:p text:style-name="P1"><text:span text:style-name="T1">陳真</text:span><text:s/>  |  2017.04.18 10:55   |   <text:a xlink:type="simple" xlink:href="http://palinfo.habago.org/Entry?Command=Information_PrintForum&amp;iPage=168#FORUM35646"><text:span text:style-name="T2">#</text:span></text:a></text:p>
      <text:p text:style-name="P2">我有一個八年或十年計畫，打算利用八年或十年的時間回歸祖國，住在台灣實在太痛苦了。大陸的人一定沒法真正體會這種人渣當道為所欲為的痛苦，每天面對各種低能敗德人事物的精神折磨。光是低能就已經夠痛苦了，更何況還齷齪下流，而這卻已經不是哪個政治人渣的問題，而已經是一種普遍的台灣文化了。<text:span text:style-name="T3"> <text:line-break/><text:line-break/></text:span>賈樟柯曾經說，他年少時不曾離開家鄉汾陽，那是一個很窮困封閉的小鎮，與世隔絕，未曾見過世界，所以他自然也無從真實體會<text:span text:style-name="T3"><text:s/>"</text:span>家鄉<text:span text:style-name="T3">" </text:span>為何物，因為缺少一個參照物。直到有一天，離開了家鄉，走向世界，於是有了一種對比，他這才彷彿終於有了家。<text:span text:style-name="T3"> <text:line-break/><text:line-break/></text:span>可我跟他相反，我對自己出生的這塊島嶼並不陌生，我曾以為這是自己的家，直到有一天，我離開了家鄉，走向世界，當我再度回到家鄉準備為他打拼時，家鄉卻變成異鄉，變成一個醜惡之地，陌生，瘋狂，無情，敗德，充滿敵意，外來敵人所豢養的一群綠色人渣徹底統治並改變了這個小島，毀壞各種基本是非與價值，謊言當道，法治崩盤，知識解體。至於理當最具有理想性的年輕一代呢？在這島上，不管掛哪一面顏色的旗子，始終都是主流當權者的鐵桿部隊，人云亦云，為虎作倀，毫無生命，毫無大腦與心靈。一個人居然可以愚蠢到這種程度，實在荒唐而不可思議。<text:span text:style-name="T3"> <text:line-break/><text:line-break/></text:span>陳真<text:span text:style-name="T3">2017. 04. 18. <text:line-break/><text:line-break/>============== <text:line-break/></text:span>「八田與一」塑像遭斷頭<text:span text:style-name="T3"><text:s/></text:span>南市組專案小組全力偵辦<text:span text:style-name="T3"> <text:line-break/><text:line-break/></text:span>記者陳俊廷<text:span text:style-name="T3">/</text:span>台南報導<text:span text:style-name="T3"><text:s/>2017-04-16 <text:line-break/><text:line-break/><text:line-break/></text:span>放置於烏山頭水庫園區的八田與一銅製塑像，今<text:span text:style-name="T3">16</text:span>日（日）發現遭受斷頭破壞，南市府深表遺憾。賴清德市長於今早第一時間接獲報告後，立即指示市府警察局成立專案小組，全力積極偵辦，以求迅速破案。也請嘉南農田水利會於五月初追思紀念活動開始前，完成銅像修復打造事宜，以利追思活動順利進行。<text:span text:style-name="T3"> <text:line-break/><text:line-break/></text:span>八田與一銅像位於烏山頭水庫園區中，是由當初興建嘉南大圳的舊部屬提議製作，委託日本金澤市雕刻家「都賀田勇馬」所雕塑，於<text:span text:style-name="T3">1931</text:span>年運扺達台灣，銅像後方為八田與一伉儷長眠於烏山頭之墓地。<text:span text:style-name="T3"> <text:line-break/><text:line-break/></text:span>因<text:span text:style-name="T3">5</text:span>月<text:span text:style-name="T3">8</text:span>日是八田與一的忌日，為紀念八田與一建設嘉南大圳及烏山頭水庫，讓原本貧濟的嘉南平原，成為台灣西部的大穀倉，嘉南農田水利會每年在<text:span text:style-name="T3">5</text:span>月<text:span text:style-name="T3">8</text:span>日皆會舉辦八田與一追思紀念活動，以追思八田與一對於台灣的貢獻。往年台灣、日本皆有許多官方、民間團體踴躍至園區參與追思儀式。<text:span text:style-name="T3"> <text:line-break/><text:line-break/></text:span>南市府表示，除了警方成立專案小組積極偵辦破案之外，市長賴清德也請嘉南農田水利會於<text:span text:style-name="T3">5</text:span>月<text:span text:style-name="T3">8</text:span>日八田與一追思紀念活動前，將銅像專業修復，恢復銅像完整樣貌，以利追思活動順利進行。<text:span text:style-name="T3"> <text:line-break/><text:line-break/>================== <text:line-break/><text:line-break/></text:span>斬首八田與一銅像<text:span text:style-name="T3"><text:s/></text:span>李承龍訊後限制住居<text:span text:style-name="T3"> <text:line-break/><text:line-break/></text:span>新頭殼<text:span text:style-name="T3">newtalk &amp;;#124; </text:span>林序家<text:span text:style-name="T3"><text:s/></text:span>綜合報導<text:span text:style-name="T3"> <text:line-break/><text:line-break/></text:span>發布<text:span text:style-name="T3"><text:s/>2017.04.17 <text:line-break/><text:line-break/></text:span>前台北市議員李承龍自爆破壞烏山頭水庫內的八田與一銅像，<text:span text:style-name="T3">17</text:span>日投案後，被台南市警局送至台南地檢署接受複訊，檢察官晚間諭令限制住居，李承龍搭乘警方的偵防車離開南檢，未公開對外說明。<text:span text:style-name="T3"> <text:line-break/><text:line-break/></text:span>台南地檢署襄閱主任檢察官陳建弘今天表示，經檢察官林朝文偵訊李承龍及另一名邱姓女子後，兩人偵訊時表示，動機是不認同八田與一的歷史評價，但不清楚銅像頭部的去向，檢察官認為李、邱兩人涉犯刑法第<text:span text:style-name="T3">354</text:span>條毀損器物罪，諭令兩人限制住居。</text:p>
      <text:p text:style-name="P1"><text:span text:style-name="T1">鄭豐遠</text:span><text:s/>  |  2017.04.17 20:11   |   <text:a xlink:type="simple" xlink:href="http://palinfo.habago.org/Entry?Command=Information_PrintForum&amp;iPage=168#FORUM35645"><text:span text:style-name="T2">#</text:span></text:a></text:p>
      <text:p text:style-name="P3"><text:span text:style-name="T3">"</text:span>若雪家書<text:span text:style-name="T3">"</text:span>和<text:span text:style-name="T3">"</text:span>伊拉克淪陷紀實<text:span text:style-name="T3">"</text:span>已經修好了。剛從歐洲進行藝術文化考察回來，特此公告。</text:p>
      <text:p text:style-name="P1"><text:span text:style-name="T1">陳真</text:span><text:s/>  |  2017.04.17 02:31   |   <text:a xlink:type="simple" xlink:href="http://palinfo.habago.org/Entry?Command=Information_PrintForum&amp;iPage=168#FORUM35644"><text:span text:style-name="T2">#</text:span></text:a></text:p>
      <text:p text:style-name="P2">這些人真可恥！你看，居然還<text:span text:style-name="T3"><text:s/>"</text:span>指示市府警察局成立專案小組，全力積極偵辦，以求迅速破案<text:span text:style-name="T3">"</text:span>。<text:span text:style-name="T3"> <text:line-break/><text:line-break/></text:span>砍日本鬼子銅像的頭應該表揚才對。<text:span text:style-name="T3"> <text:line-break/><text:line-break/></text:span>陳真<text:span text:style-name="T3"><text:s/>2017. 04. 17. <text:line-break/><text:line-break/>==================== <text:line-break/></text:span>八田與一銅像遭「斷頭」<text:span text:style-name="T3"><text:s/></text:span>賴清德下令<text:span text:style-name="T3">5/8</text:span>前修復<text:span text:style-name="T3"> <text:line-break/><text:line-break/><text:line-break/></text:span>記者莊漢昌／台南報導<text:span text:style-name="T3"> <text:line-break/><text:line-break/></text:span>台灣好新聞報<text:span text:style-name="T3">2017</text:span>年<text:span text:style-name="T3">4</text:span>月<text:span text:style-name="T3">16</text:span>日<text:span text:style-name="T3"> <text:line-break/><text:line-break/></text:span>烏山頭水庫之父八田與一銅像遭人蓄意「斷頭」，市長賴清德接獲報告後，立即指示市府警察局成立專案小組，全力積極偵辦，以求迅速破案。並請嘉南農田水利會於<text:span text:style-name="T3">5</text:span>月<text:span text:style-name="T3">8</text:span>日追思紀念活動前，完成銅像修復打造事宜，以利追思活動順利進行。<text:span text:style-name="T3"> <text:line-break/><text:line-break/></text:span>八田與一銅像位於烏山頭水庫園區中，是由當初興建嘉南大圳的舊部屬提議製作，委託日本金澤市雕刻家「都賀田勇馬」所雕塑，於<text:span text:style-name="T3">1931</text:span>年運扺達台灣，銅像後方為八田與一伉儷長眠於烏山頭之墓地。</text:p>
      <text:p text:style-name="P1"><text:span text:style-name="T1">陳真</text:span><text:s/>  |  2017.04.16 18:00   |   <text:a xlink:type="simple" xlink:href="http://palinfo.habago.org/Entry?Command=Information_PrintForum&amp;iPage=168#FORUM35643"><text:span text:style-name="T2">#</text:span></text:a></text:p>
      <text:p text:style-name="P3">外交部長王毅關於<text:span text:style-name="T3"><text:s/>"</text:span>火車對撞<text:span text:style-name="T3">" </text:span>的這個比喻，是在三月八日講的。他說得對，難道朝、美雙方真的都做好迎頭相撞的準備？他呼籲雙方各自踩煞車。<text:span text:style-name="T3"> <text:line-break/><text:line-break/></text:span>呂秀蓮是綠營裏頭一個<text:span text:style-name="T3"><text:s/>"</text:span>偶爾<text:span text:style-name="T3">" </text:span>會講真話的人。她嘲諷說，戰爭一觸即發之際，台灣<text:span text:style-name="T3">(</text:span>所謂<text:span text:style-name="T3">)</text:span>政府卻一副好像沒我的事，呂秀蓮說，這到底是<text:span text:style-name="T3"><text:s/>"</text:span>麻木不仁<text:span text:style-name="T3">"</text:span>？還是真的<text:span text:style-name="T3"><text:s/>"</text:span>處變不驚<text:span text:style-name="T3">"</text:span>？<text:span text:style-name="T3"> <text:line-break/><text:line-break/></text:span>依我看是處驚不變，一副好像沒我的事。台灣官方甚至還回應說是否有撤僑準備，這是個<text:span text:style-name="T3"><text:s/>"</text:span>假議題<text:span text:style-name="T3">"</text:span>，<text:span text:style-name="T3">"</text:span>不做揣測<text:span text:style-name="T3">"</text:span>；要不就是故做神祕狀，說什麼台灣已有幾百套因應措施，萬全的準備，一切都在我方掌控之中，但是事涉機密，所以究竟是如何個萬全準備，這個不能說。<text:span text:style-name="T3"> <text:line-break/><text:line-break/></text:span>我看<text:span text:style-name="T3"><text:s/>"</text:span>俠客島<text:span text:style-name="T3">" </text:span>有篇文章認為韓戰不會爆發。俠客島是具有中共官方色彩的，言論具有一定的指標性。他說，倘若戰爭爆發，受害程度依序是北韓，接著是南韓，第三名是日本，然後才是中國，最無害的當然就是美國。一旦核戰，前三個國家自此歷史改寫，我也很懷疑日韓會願意當美國人的棋子。但是，假若受害程度因為某種外力因素而有所調整，放過日本，只打南韓，也許戰爭的機率就會更高了。<text:span text:style-name="T3"> <text:line-break/><text:line-break/></text:span>民主滿天飛的年代，何謂民主，宛若符咒囈語，語焉不詳。但我想，不管你賦予它何種內涵，總該具有一種<text:span text:style-name="T3"><text:s/>"</text:span>可預測<text:span text:style-name="T3">" </text:span>的基本特徵吧，但是你看，在所謂全世界民主中心的美國，以及全世界獨裁象徵的北韓，卻統統看不到任何可預測性，整個世界的命運，居然完全就操控在川普與金正恩這兩個人的一念之間，這跟帝制有什麼兩樣？旁人根本無法察看皇上內心，也不知道他們究竟在什麼時候將會做些什麼事。<text:span text:style-name="T3"> <text:line-break/><text:line-break/></text:span>這意味著，美國所謂民主，只是一種毫無意義的空洞口號。反倒是大陸共產黨行事作風說一就一，說一不二，凡事預測性很高，而且不是一個人能說了算，同時也不是有錢人憑著鈔票就能影響國家決策與方向，更不用說像美國那樣幾乎就是軍火商、石油商和各種大財團及銀行在統治整個國家。<text:span text:style-name="T3"> <text:line-break/><text:line-break/></text:span>祖國自然有它內外各種問題，例如腐敗造假、貪污、法治不彰、分配不均等等等，但絕非西方對它長年妖魔化的那一套什麼民主自由與人權咒語。特別是在國際整體局勢的穩定、和平與持續發展的功勞榜與貢獻程度上，中國毫無疑問排名第一，幫助了全世界無數國家脫離貧窮，舖橋造路建水庫搭鐵路蓋醫院，協助發展各種基礎民生設施與改善公衛。一個真正確保世界和平及促進文明發展的國家，長年以來卻被妖魔化得如此不堪，中國真是吃了很多西方宣傳戰的啞巴虧。反倒是無惡不作、真是邪惡恐怖到難以想像、根本沒有半點人性的血腥美國，每天四處燒殺擄掠，卻美化得像個白雪公主似的。這世界真是很荒唐。<text:span text:style-name="T3"> <text:line-break/><text:line-break/></text:span>陳真<text:span text:style-name="T3">2017. 04. 16. <text:line-break/><text:line-break/>=========================== <text:line-break/></text:span>「火車對撞」形容半島局勢　王毅：應踩煞車<text:span text:style-name="T3"> <text:line-break/><text:line-break/>2017/03/08 <text:line-break/><text:line-break/></text:span>記者<text:span text:style-name="T3"><text:s/></text:span>陳相如<text:span text:style-name="T3"><text:s/>/ </text:span>攝影<text:span text:style-name="T3"><text:s/></text:span>顏睿陞<text:span text:style-name="T3"><text:s/></text:span>報導<text:span text:style-name="T3"> <text:line-break/><text:line-break/>TVBS <text:line-break/><text:line-break/></text:span>針對韓國部署薩德反飛彈系統，引發中韓關係緊張，大陸外交部長王毅上午在北京的記者會中再次強調，南韓選擇薩德是錯誤的決定，希望韓方懸崖勒馬，勿在錯誤的道路上越走越遠．這場每年兩會中例行性的記者會，也因為今年區域態勢緊繃，格外受到國際媒體關注。<text:span text:style-name="T3"> <text:line-break/><text:line-break/></text:span>大陸外交部長王毅：「因為薩德反導系統的監測預警範圍遠遠超出了半島，它危害中國戰略安全的企圖，已經是路人皆知，所以我們奉勸韓國國內某些人士不要再一意孤行。」<text:span text:style-name="T3"> <text:line-break/><text:line-break/></text:span>提到北韓，免不了把美國、韓國正在進行的史上最大聯合軍演也唸一頓。<text:span text:style-name="T3"> <text:line-break/><text:line-break/></text:span>大陸外交部長王毅：「不斷加速的列車互不相讓，難道雙方都做好了，迎頭相撞的準備嗎？當務之急要做的，就是亮起紅燈同時煞車。」<text:span text:style-name="T3"> <text:line-break/><text:line-break/>====================== <text:line-break/></text:span>從南韓撤僑？<text:span text:style-name="T3"><text:s/></text:span>僑委會：假議題<text:span text:style-name="T3"> <text:line-break/><text:line-break/></text:span>聯合新聞網<text:span text:style-name="T3"> <text:line-break/><text:line-break/></text:span>記者丘采薇、徐偉真╱台北報導<text:span text:style-name="T3"> <text:line-break/><text:line-break/></text:span>聯合新聞網<text:span text:style-name="T3">2017</text:span>年<text:span text:style-name="T3">4</text:span>月<text:span text:style-name="T3">16</text:span>日<text:span text:style-name="T3"> <text:line-break/><text:line-break/></text:span>朝鮮半島情勢緊張，我國政府是否有撤僑計畫也成為關注焦點。對此行政院發言人徐國勇表示，行政院對北韓情勢已有討論，外交部及相關部會也有相關因應措施，不過因牽涉國際情勢的問題，他不方面透露太多。僑委會委員長吳新興則呼籲國人不要擔心，僑委會和在南韓的僑胞、外館都有密切聯繫，因應措施規畫完善。<text:span text:style-name="T3"> <text:line-break/><text:line-break/></text:span>徐國勇表示，外交部已請包括駐韓代表處的駐外單位要特別小心因應情勢。媒體追問，撤僑是否為最壞打算？徐回應，以現階段發展來說，不做這些揣測。<text:span text:style-name="T3"> <text:line-break/><text:line-break/></text:span>對於日前傳出日本有從南韓撤僑的計畫，僑委會委員長吳新興昨天表示，到底會不會、需不需要撤僑是「假議題」。<text:span text:style-name="T3"> <text:line-break/><text:line-break/>================= <text:line-break/></text:span>北韓情勢緊張<text:span text:style-name="T3"><text:s/></text:span>呂秀蓮：別以為台灣可以置身事外<text:span text:style-name="T3"> <text:line-break/><text:line-break/><text:line-break/>Yahoo</text:span>奇摩<text:span text:style-name="T3"><text:s/>2017</text:span>年<text:span text:style-name="T3">4</text:span>月<text:span text:style-name="T3">16</text:span>日<text:span text:style-name="T3"> <text:line-break/><text:line-break/></text:span>北韓情勢緊張，前副總統呂秀蓮今天說，台灣有點置身事外，她不知道台灣政府是處變不驚還是麻木不仁，都沒有表示意見，她希望天佑台灣。<text:span text:style-name="T3"> <text:line-break/><text:line-break/></text:span>呂秀蓮今天出席「和平中立與東亞變局」研討會，她說，這二天，她相信美國總統川普很想按鈕，但是他不想落入破壞和平的陷阱，他是希望北韓自己先啟動核戰，瞬間他就可以出手，因為，第一個出手是「不義」的，第二個出手就變成「義」了。<text:span text:style-name="T3"> <text:line-break/><text:line-break/></text:span>她說，不管如何，「別以為我們真的可以置身事外，飛彈不長眼，核爆威力影響台灣也不遠，何況這些梟雄很容易聲東擊西，也不知道按鈴打下去，他真的想要打誰」。<text:span text:style-name="T3"> <text:line-break/><text:line-break/></text:span>呂秀蓮指出，昨天全世界有識之士都非常緊張，不知道美國或北韓會扣第一個扳機，因為誰先動手，誰就不義，（若是）第二個（動手）的話，「他就可以說，我為了世界和平」，所以大家不願意扣板機。<text:span text:style-name="T3"> <text:line-break/><text:line-break/></text:span>她說，希望所有人都注意到這真是戰爭的邊緣，也是和平的臨界點，台灣雖然未陷入南北韓（危機），但不要忘了過去的歷史，韓國發生事情，最後一定關聯到台灣，甲午戰爭是因為韓國的內亂而引起，台灣莫名其妙就被割讓給日本。<text:span text:style-name="T3"> <text:line-break/><text:line-break/></text:span>呂秀蓮指出，<text:span text:style-name="T3">1950</text:span>年時國民黨已經到台灣，原來美國準備要承認毛澤東，因韓戰突然爆發，且毛澤東抗美援朝，所以讓美國採取台灣法律地位未定論，中立化台灣海峽，一方面阻止毛澤東渡海來台，一方面禁止蔣介石反攻大陸，同時宣布台灣海峽中立，派遣美國第七艦隊協防台灣，這又一次改變台灣歷史。<text:span text:style-name="T3"> <text:line-break/><text:line-break/></text:span>呂秀蓮指出，這一次南北韓非常緊張，因為現在的武器一動用起來是毀天暗地，不知道傷亡會是如何，「我看到我們的政府是處變不驚呢？還是麻木，我就不清楚」。</text:p>
      <text:p text:style-name="P1"><text:span text:style-name="T1">陳真</text:span><text:s/>  |  2017.04.16 16:39   |   <text:a xlink:type="simple" xlink:href="http://palinfo.habago.org/Entry?Command=Information_PrintForum&amp;iPage=168#FORUM35642"><text:span text:style-name="T2">#</text:span></text:a></text:p>
      <text:p text:style-name="P2">寫得很好，大致認同。川普當然不可能真的會去為什麼弱勢窮人服務，只有傻瓜才會信。他終究得回到既定的美國主流作風與作為。<text:span text:style-name="T3"> <text:line-break/><text:line-break/></text:span>川普一上台就到處飛彈亂打一通，胡作非為，但是你看，美國主流媒體非但沒有譴責，反而歌頌他的<text:span text:style-name="T3"><text:s/>"</text:span>歸來<text:span text:style-name="T3">"</text:span>，例如華盛頓郵報歇斯底里地高歌說：偉大的美國終於又回來了！華爾街日報更誇張，只差沒有跪下來高喊吾皇萬歲萬萬歲，讚美川普說他從一個什麼<text:span text:style-name="T3"><text:s/>"</text:span>憤世嫉俗的民族主義者<text:span text:style-name="T3">"</text:span>，轉型成為一個<text:span text:style-name="T3"> <text:line-break/>" </text:span>包容博愛的世界主義者<text:span text:style-name="T3">"</text:span>，<text:span text:style-name="T3">"</text:span>居然只花了短短一星期<text:span text:style-name="T3">"</text:span>。另外還有一大堆主流媒體，都是類似論調，例如彭博社讚美川普按下飛彈按鈕，對敘利亞發動侵略攻擊的那一刻，真是帥極了！說這是他上任第<text:span text:style-name="T3">78</text:span>天以來最具有美國總統模樣的一刻。<text:span text:style-name="T3"> <text:line-break/><text:line-break/></text:span>至於台灣，當然更是低級。這是我剛剛吃飯時聽到的電視新聞<text:span text:style-name="T3"><text:s/>"</text:span>時事分析<text:span text:style-name="T3">"</text:span>：<text:span text:style-name="T3"> <text:line-break/><text:line-break/>"</text:span>川普硬起來了嗎？他不再容忍恐怖份子，決心要採取零容忍的態度面對恐怖份子了嗎？美國是否會再度強大？恐怖份子將<text:span text:style-name="T3"><text:s/>"</text:span>挫咧等<text:span text:style-name="T3">"</text:span>！<text:span text:style-name="T3">...</text:span>俄羅斯和中國對北韓和敘利亞的力挺，是不是會對川普構成障礙，讓他沒法專心對付<text:span text:style-name="T3"><text:s/>ISIS" (</text:span>什麼<text:span text:style-name="T3">"</text:span>挫咧等<text:span text:style-name="T3">" </text:span>是台灣很流行的一個台語低俗用語，聽了實在很難受，猥瑣不堪。<text:span text:style-name="T3">) <text:line-break/><text:line-break/></text:span>很離譜吧，但這不就是台灣人一般的<text:span text:style-name="T3"><text:s/>"</text:span>普通常識<text:span text:style-name="T3">" </text:span>嗎？什麼樣的媒體自然就會養出什麼樣的人民。台灣人基本上就是這樣看待世界的。</text:p>
      <text:p text:style-name="P1">Alex Wang   |  2017.04.16 13:32   |   <text:a xlink:type="simple" xlink:href="http://palinfo.habago.org/Entry?Command=Information_PrintForum&amp;iPage=168#FORUM35641"><text:span text:style-name="T2">#</text:span></text:a></text:p>
      <text:p text:style-name="P3">川普的「美國夢」：一個國家治理困局的集中表達<text:span text:style-name="T3"> <text:line-break/><text:line-break/>https://goo.gl/BLu3tE <text:line-break/><text:line-break/></text:span>紐約地產商、共和黨人唐納<text:span text:style-name="T3">·</text:span>川普當選美國總統，在主流意見看來，完全出乎意料。世人習慣於用「黑天鵝」來形象的表達此類「反常」現象。其實，川普的勝選是美國政治演變的結果。概括來講，從<text:span text:style-name="T3">20</text:span>世紀<text:span text:style-name="T3">70</text:span>年代開始，美國的經濟不平等愈演愈烈，從而對作為民主政治核心原則的政治平等造成了嚴重的損害，進而導致經濟不平等與政治不平等的相互強化，最終結果就是美國民主政治的衰落和寡頭政治的興起。聲稱美國是寡頭政治將使主流意見不悅，因為幾十年來美國一直被視為西方民主政治的代表，是世界各國學習的榜樣。<text:span text:style-name="T3"> <text:line-break/><text:line-break/></text:span>誰也不能否認民主政治是世界政治發展的潮流，但是當今的美國是否依然代表著這個潮流，則是完全可以討論的。羅斯福新政所開創的美國民主政治的盛大氣象已經沒落了，基本的理由就在於，政治平等的原則已經不能有效制約經濟不平等的擴張，反而在經濟不平等的急劇發展下流於形式，法律上的政治平等已經被事實上的政治不平等所取代。這種局面既是當今美國政治的真相，也是川普在總統大選中獲勝的社會基礎，而且構成了制約川普執政的主要結構性條件。<text:span text:style-name="T3"> <text:line-break/><text:line-break/></text:span>經濟不平等推動美國民主演變為寡頭政治<text:span text:style-name="T3"> <text:line-break/><text:line-break/></text:span>川普的勝選絕非「庶民的勝利」。雖然在競選運動中，數以百萬計的貧窮民眾給予了他堅定的支持，並且在最後的投票中，他也獲得了來自白人勞工階級的大量選票，川普將在執政中回饋那些給予他支持的白人選民。然而，川普並非是貧窮階級的利益代表。川普的當選只是表明體制之外的精英有效地借助了民眾的不滿，從而成功地戰勝了體制化的精英群體。<text:span text:style-name="T3"> <text:line-break/><text:line-break/></text:span>體制外的精英向體制化的精英群體發起挑戰，至少反映了當今美國政治生活中的兩個重要趨勢。首先是美國政府應對<text:span text:style-name="T3">2008</text:span>年金融危機的政策招致了精英的不滿，或者說奧巴馬政府推行的軟弱金融監管政策和全民廉價醫保政策，招致了保守派精英的強烈不滿。其次，美國體制化的精英努力營造，並且竭力維持的對公共領域的領導權（即意大利馬克思主義理論家安東尼奧<text:span text:style-name="T3">·</text:span>葛蘭西<text:span text:style-name="T3">[ 1891—1937]</text:span>所說的「霸權」），由於拘泥於自我陶醉其中的「主流輿論」，逐漸失去了對於普羅大眾的影響力，已經在此次總統大選中遭到了重創。<text:span text:style-name="T3"> <text:line-break/><text:line-break/></text:span>進步主義運動和羅斯福新政塑造了一個有利於政治平等限制經濟不平等的宏觀環境，而世界大戰對以勞工階級為主體的下層民眾力量的增強，以及第二次世界大戰結束之後經濟繁榮時代的到來，都為美國社會經濟不平等的緩和提供了條件。然而，這一切從<text:span text:style-name="T3">20</text:span>世紀<text:span text:style-name="T3">70</text:span>年代開始悄然改變，美國社會的經濟不平等朝著持續積累的方向發展，進而不斷地侵蝕美國的民主政治，最後演化成為今天的寡頭政治。<text:span text:style-name="T3"> <text:line-break/><text:line-break/></text:span>所謂持續積累的經濟不平等就是指經濟不平等以加速度的方式迅速發展，具體而言，可以從三個維度來透視持續積累的經濟不平等，即經濟不平等在長時段中的惡化情況、經濟不平等在連續的特定時間段中持續加重的情況、財富向少數富豪不斷集中的情況。不妨借用法國當代經濟學家托馬斯<text:span text:style-name="T3">·</text:span>皮凱蒂（<text:span text:style-name="T3">Thomas Piketty</text:span>）所著的《<text:span text:style-name="T3">21</text:span>世紀資本論》提供的數據，對美國社會經濟不平等持續積累的三個方面進行簡要的說明。<text:span text:style-name="T3"> <text:line-break/><text:line-break/></text:span>首先，美國社會的經濟不平等在<text:span text:style-name="T3">20</text:span>世紀<text:span text:style-name="T3">70</text:span>年代到<text:span text:style-name="T3">21</text:span>世紀<text:span text:style-name="T3">10</text:span>年代大約<text:span text:style-name="T3">40</text:span>年的時間裡嚴重惡化了。<text:span text:style-name="T3">20</text:span>世紀<text:span text:style-name="T3">50</text:span>年代至<text:span text:style-name="T3">70</text:span>年代，美國社會的經濟不平等達到了有統計數據以來的最低谷，美國收入層級中前<text:span text:style-name="T3">10%</text:span>的富人佔到了國民收入份額的<text:span text:style-name="T3">30%</text:span>，但是到了<text:span text:style-name="T3">21</text:span>世紀則上升到了<text:span text:style-name="T3">45%</text:span>。更重要的情況是，美國經濟不平等的曲線顯得異常陡峭，就是說經濟不平等以加速度的方式在發展，如果保持現有的發展速度，那麼到了<text:span text:style-name="T3">2030</text:span>年，前<text:span text:style-name="T3">10%</text:span>的富人將擁有國民收入的<text:span text:style-name="T3">60%</text:span>。<text:span text:style-name="T3"> <text:line-break/><text:line-break/></text:span>其次，前<text:span text:style-name="T3">10%</text:span>的富人在國民收入中佔有的份額在<text:span text:style-name="T3">80</text:span>年代為<text:span text:style-name="T3">35%</text:span>，<text:span text:style-name="T3">90</text:span>年代為<text:span text:style-name="T3">40%</text:span>，<text:span text:style-name="T3">21</text:span>世紀達到<text:span text:style-name="T3">45%</text:span>，即使<text:span text:style-name="T3">2008</text:span>年的金融危機也未能打破富人在國民收入分配中的優勢，因此，美國社會的經濟不平等在過去連續四個十年裡，每個十年都是持續累積的。<text:span text:style-name="T3"> <text:line-break/><text:line-break/></text:span>最後，美國社會最頂層的<text:span text:style-name="T3">0.1%</text:span>的家庭（約<text:span text:style-name="T3">15</text:span>萬個）佔有國民收入的份額，從<text:span text:style-name="T3">1974</text:span>年的<text:span text:style-name="T3">2.3%</text:span>增加到<text:span text:style-name="T3">2007</text:span>年的<text:span text:style-name="T3">12.3%</text:span>，平均每個家庭獲得<text:span text:style-name="T3">710</text:span>萬美元，總額超過<text:span text:style-name="T3">1</text:span>萬億美元，而更加頂層的<text:span text:style-name="T3">0.01%</text:span>的家庭（約<text:span text:style-name="T3">1.5</text:span>萬個）佔有國民收入的份額，則從<text:span text:style-name="T3">1974</text:span>年的不到<text:span text:style-name="T3">1%</text:span>增加到<text:span text:style-name="T3">2007</text:span>年的超過<text:span text:style-name="T3">6%</text:span>，每個家庭年收入平均達<text:span text:style-name="T3">3400</text:span>萬美元。<text:span text:style-name="T3"> <text:line-break/><text:line-break/></text:span>嚴重經濟不平等的影響不可能侷限在經濟領域，而是必然會對政治領域產生重要影響。進而言之，不斷惡化的經濟不平等將損害政治平等，從而造成事實上的政治不平等，最終形成經濟不平等與政治不平等相互強化的局面，也就是將美國民主政治改造成為寡頭政治。<text:span text:style-name="T3"> <text:line-break/><text:line-break/></text:span>政府決策更傾向於回應頂層人士訴求<text:span text:style-name="T3"> <text:line-break/><text:line-break/></text:span>政治不平等可以從政府公共政策回應民眾利益訴求的結果得到說明。根據美國當代政治學家馬丁<text:span text:style-name="T3">·</text:span>吉倫斯（<text:span text:style-name="T3">Martin Gilens</text:span>）的研究，在美國的民主政治中，大多數人支持的政策意向並不能成為法律，只有當政策意向得到了頂層人士的支持時，才可能有很好的機會成為法律。如果<text:span text:style-name="T3">90%</text:span>的窮人支持一項政策變化，這種政策變化發生的可能性不比只有<text:span text:style-name="T3">10%</text:span>的人支持好多少，與此相對照的是，當富裕階層支持一項政策變化時，此項政策變化發生的可能性就會明顯提高，具體而言，富裕階層將一項政策意向變成法律的可能性是貧窮階層的三倍。<text:span text:style-name="T3"> <text:line-break/><text:line-break/></text:span>值得探討的是，中產階級對政府決策又能產生怎樣的影響呢？現代政治理論認為，中產階級是民主政治的關鍵社會基礎，中產階級的利益訴求將主導民主體制下的政府決策。據此可以做出一個合理推論：如果中產階級的利益訴求都不能得到政府決策的回應，那麼民主政治也就是名存實亡了，如果政府決策完全由富裕階級的利益訴求主導，那麼民主體制包裹下的一定是寡頭政治。<text:span text:style-name="T3"> <text:line-break/><text:line-break/></text:span>馬丁<text:span text:style-name="T3">·</text:span>吉倫斯的研究表明，當一項政策意向得到了中間階層的強烈支持卻同時遭遇到了富裕階層的反對時，也不可能具有比貧窮階層更大的機會成為法律，因此中間階層與貧窮階層在影響政策方面同樣是軟弱的。美國政治中存在的這種政府決策在回應不同社會階層利益訴求時的不平等，並不會因為政黨社會基礎的差異而發生顯著不同。共和黨的政治精英相比民主黨的政治精英來說確實更為關注富裕階層的利益，但在消極回應中間階層和貧窮階層的利益訴求方面，共和黨和民主黨的政治精英保持了高度一致，儘管民主黨的社會基礎更多依賴中產階層和貧窮階層。<text:span text:style-name="T3"> <text:line-break/><text:line-break/></text:span>造成這種趨同局面的根本原因在於，同富裕階層聯繫在一起的豐厚競選資金支持以及其他重要的政治資源，無論是對共和黨還是對民主黨而言都是頗為珍貴的。借用吉倫斯的話講，美國的富人能夠借用金錢來購買對政治精英的影響力，從而支持他們的政策立場。<text:span text:style-name="T3"> <text:line-break/><text:line-break/></text:span>當普通民眾法律上的政治平等，在政治過程中遭到了經濟不平等的阻擊之後，公民權利與福利就會發生實質性萎縮。可以從以下三個方面來觀察美國公民權利與福利的實質性萎縮。<text:span text:style-name="T3"> <text:line-break/><text:line-break/></text:span>首先，最低工資不斷受到侵蝕。雖然就絕對量而言，最低工資水平在過去四十年裡有了提高，但是如果考慮到通貨膨脹的因素，美國最低工資的實際價值下降了約<text:span text:style-name="T3">40%</text:span>。美國當代政治學家拉里<text:span text:style-name="T3">·</text:span>巴特爾斯（<text:span text:style-name="T3">Larry Bartels</text:span>）指出，面對公眾對提高最低工資的一貫和壓倒性支持，華盛頓的政客卻選擇了拖延、阻擾、混淆黑白的態度。其次，醫療保障制度的落後。美國的醫療保障制度長期以來備受批評，奧巴馬政府啟動了建立低成本的全民醫保制度的政策過程，但縱使在政治條件最有利於民主黨的時候，奧巴馬的全民醫保政策也未能實現初衷，最終不得不向企業集團作出重大讓步。最後，工會會員大幅度縮減，工會的地位和影響力不斷式微，<text:span text:style-name="T3">2005</text:span>年美國工會率下降到了<text:span text:style-name="T3">12.5%</text:span>。<text:span text:style-name="T3"> <text:line-break/><text:line-break/></text:span>社會流動機會越來越少，「美國夢」光輝不再<text:span text:style-name="T3"> <text:line-break/><text:line-break/></text:span>在經濟不平等與政治不平等相互強化的作用下，美國的社會結構日益封閉，社會流動的機會越來越少，曾經激盪幾乎整個世界的「美國夢」，光輝不在。政治平等原則對經濟不平等的嵌入，目的就是為了在經濟不平等的公民之間建構相同的身份，從而在一定程度上打破由於經濟不平等而導致的森嚴的社會分層體系，這就意味著政治平等要打破不同社會階層之間的區隔，擴大社會流動的機會，因此社會流動性的程度與社會分層固化的程度，實際上是一個國家政治平等程度的典型反映，一個政治不平等的國家，往往有一個社會流動停滯和社會分層固化的社會。美國夢的核心就是美國社會存在著大量的社會流動機會，並且美國是一個沒有階級的社會，這樣的觀念之所以形成並且深入人心，是同美國建國之時就貫徹了公民政治平等的原則一脈相承的。<text:span text:style-name="T3"> <text:line-break/><text:line-break/></text:span>美國政治學家雅各布<text:span text:style-name="T3">·</text:span>哈克（<text:span text:style-name="T3">Jacob Hacker</text:span>）和保羅<text:span text:style-name="T3">·</text:span>皮爾森（<text:span text:style-name="T3">Paul Pierson</text:span>）的研究則表明，伴隨著美國經濟不平等在<text:span text:style-name="T3">20</text:span>世紀<text:span text:style-name="T3">70</text:span>年代的急劇惡化，美國社會流動的機會也迅速減少，絕大多數美國公民都不可能在其一生中實現階層地位的躍升，也不可能為其子女實現階層地位的躍升提供資源，越來越少的人能夠通過自身的勤奮努力躋身規模越來越狹窄的經濟贏家行列。並且統計數據表明，同歐洲的其他發達國家相比，美國社會流動的機會出奇的低。<text:span text:style-name="T3"> <text:line-break/></text:span>美國社會階層的固化集中體現在兩個方面，一方面是中產階層規模的縮減，另一個方面則是富裕階層的封閉。富裕階層的封閉並非僅僅意味著難以有人躋身富裕階層，更重要的含義在於富裕階層聯合起來發展出一套自己的社會機制，包括隔離的住宅區、私人學校、排他性的社交俱樂部、偏僻的度假勝地等，這些社會機制創造出一種社會凝聚力和一種群體歸屬感，美國當代社會學家威廉<text:span text:style-name="T3">·</text:span>多姆霍夫（<text:span text:style-name="T3">G. William Domhoff</text:span>）將其稱為階級認知，即在佔有巨額財富的基礎上獲得的優越感、驕傲感和貌似合理的特權感。他們在心底裡認為他們要比別人優秀，因此完全應該得到他們現在這樣的生活。<text:span text:style-name="T3"> <text:line-break/><text:line-break/></text:span>經濟不平等的持續積累、政治不平等的日益嚴重、社會分層的固化，都是在過去四十餘年的時間裡發生的，這些變化的積累和相互交錯最終以金融危機的形式爆發出來，而政府決策在應對金融危機問題上的軟弱，則更進一步引發美國普通民眾以「佔領華爾街」的社會運動，將美國民主政治的衰落完全暴露出來。顯而易見，美國民主政治的衰落需要奮發有為的政府，朝著捍衛政治平等和限制經濟不平等的方向改革公共政策。奧巴馬政府正好處在一個轉折點上，他也是帶著民眾的期望入主白宮的，然而他深負重望。他八年的任期非但沒有扭轉美國民主政治衰落的趨勢，反而進一步導致了美國國家治理的危機。<text:span text:style-name="T3"> <text:line-break/><text:line-break/></text:span>川普的美國夢遭遇國家治理困局<text:span text:style-name="T3"> <text:line-break/><text:line-break/></text:span>川普以「讓美國重新偉大」作為競選宣言，這確實是一個能夠再度點燃美國人民心中的「美國夢」的口號，不過川普的「美國夢」卻面對著美國國家治理的困局。只有當川普能夠克服當前美國國家治理的困局時，川普的「美國夢」才能真正成為現實。但作為一個有著強烈的保守主義政策取向的總統，川普不可能推行限制富裕階層利益的政策，美國社會也遠未形成一種新的進步主義意識。<text:span text:style-name="T3"> <text:line-break/><text:line-break/></text:span>從川普入主白宮以來的政策宣示來看，他總體上延續了<text:span text:style-name="T3">20</text:span>世紀<text:span text:style-name="T3">80</text:span>年代里根總統的政策取向，而里根政府恰是推動美國朝著持續積累的經濟不平等、不斷加劇的政治不平等、日益固化的社會分層的方向邁進的墊腳石，也就是說里根政府恰是美國民主政治發展中的轉折點。當然，如果多年以後主流意見承認了美國民主政治的衰落，那麼川普卻不能成為歷史的替罪羊。事實上，川普當選總統是美國民主政治衰落的結果，而不是原因。<text:span text:style-name="T3"> <text:line-break/><text:line-break/></text:span>民主政治的衰落與寡頭政治的興起是相伴而行。寡頭政治的實質就是富裕階層在各種網絡的連接下，形成了一個主導公共政策過程的支配階級。但是美國的寡頭統治不會脫下民主政治的外衣，因為民主政治賦予富裕階層主導的政策得到了民意支持的表象，衰落的民主政治成為富裕階層增進自身利益的有效形式。然而，寡頭政治與民主政治終歸是不能相容的兩種政治生活，儘管民主政治體制沒有發生變化，民主政治的衰落不可避免地要以某種形式表現出來，並對國家政治與社會生活產生消極影響，這種形式就是伴隨著時間的推移而出現的美國國家治理的嚴重危機。當今美國社會如同其他國家一樣存在著一系列的經濟與社會問題，政治本來是應對嚴重的經濟與社會問題之道，但是寡頭政治卻阻礙了問題的解決，最終導致了國家治理能力下降和國家治理結構的危機。<text:span text:style-name="T3"> <text:line-break/><text:line-break/></text:span>所謂國家治理是指一個國家治國理政的系統過程，具體而言，就是指一個國家的政黨、政府機構、社會組織以及公民等治理資源，為了增進公共利益、保障公民權利、改善公民福利，通過協商合作的方式而對公共事務進行的管理活動以及過程。通過治國理政從而保障和增進公共利益、公民權利和公民福利，始終是國家治理的核心目標和觀察國家治理的主要線索，因此也成為了判斷國家治理績效水平如何的基本尺度。<text:span text:style-name="T3"> <text:line-break/><text:line-break/></text:span>國家治理的危機則是指一個國家的政治體製出現了功能性障礙，從而引發了公共利益明顯受損、公民權利嚴重萎縮、公民福利持續停滯的狀態，並且國家治理的危機往往具有愈演愈烈以致積重難返的特性。嚴重的經濟與社會問題只不過是國家治理危機的表象，而國家治理能力的下降和國家治理結構的危機才是國家治理危機的深層次內容，因此，如果不對政治體制進行大規模的改革，那麼國家治理的危機將難以得到克服。<text:span text:style-name="T3"> <text:line-break/><text:line-break/></text:span>川普注定難有作為<text:span text:style-name="T3"> <text:line-break/><text:line-break/></text:span>美國的國家治理危機長期以來為世人所忽視，雖然從<text:span text:style-name="T3">20</text:span>世紀<text:span text:style-name="T3">70</text:span>年代經濟危機爆發以來，美國面臨的各種難題未能得到有效的解決，以致產生了越來越明顯的負面效應，但是人們普遍對美國的民主體制和市場經濟持樂觀態度，直到<text:span text:style-name="T3">2008</text:span>年金融危機的爆發才將美國國家治理存在的嚴重問題揭露了出來。金融危機只是美國國家治理危機長期積累後的集中爆發，它是美國國家治理危機的「集大成者」。造成金融危機的根本原因無他，簡要論之，就是政治不平等與經濟不平等的相互強化所形成的寡頭政治。美國的國家治理危機，以及隱藏在其後的美國民主政治衰落和寡頭政治興起，早就被美國的社會科學家發現，只不過這些發現並不符合美國富裕階層的利益，故而也不能影響美國的政府決策罷了。<text:span text:style-name="T3"> <text:line-break/><text:line-break/></text:span>美國政治學家巴特爾斯對美國政治的研究得出了如是結論：不斷加劇的經濟不平等，很有可能造成不斷加劇的、政治回應上的不平等，政治回應上的不平等轉而帶來了對貧窮民眾的利益越來越有害的公共政策，接下來，這又會造成更大的經濟不平等，如此等等。如果是這樣，那麼，由技術變革、人口統計上的變化或全球經濟發展引發的收入分佈的變化，就有可能很快變大，並變得根深蒂固和不可更易。享譽全球的政治學家弗朗西斯<text:span text:style-name="T3">·</text:span>福山提出的美國政治制度衰敗的觀點可謂是切中美國國家治理危機之肯綮，面對經濟不平等與政治不平等相互強化的局面，美國政治體制如果不跟隨環境的變化而進行大規模革新的話，當今美國就不可能走出國家治理的危機。<text:span text:style-name="T3"> <text:line-break/><text:line-break/></text:span>雖然川普是來自體制外的精英，他可以在競選運動中向不同的社會階層許下誇張的政策承諾，甚至很多人指望他以體制外的立場衝擊美國政治體制，從而帶來美國政治體制改革的契機。但是，當川普就職總統之後，他已經處在美國國家治理危機的中心，不管他在其任期內能夠推行何種政策，他都很難改變當前美國國家治理的困局。當前美國國家治理的困局可以集中表述為，社會需要政府政策朝著限制經濟不平等、改善普通民眾的生活境況的進行重大的改革，但是美國的共和黨與民主黨都已經同富裕階層形成了隱形聯盟，所以代表中下層民眾利益的政策不可能被富裕階層和政治精英接受。要言之，美國寡頭政治的現實不可能輕易為民主政治鋪路，要想改變美國國家治理的危機，只能首先改變寡頭政治，這需要進行重大的政治體制改革，而這種迫切需要恰是川普不可能提供的。<text:span text:style-name="T3"> <text:line-break/><text:line-break/></text:span>川普的「美國夢」代表著美國富裕階層對於理想生活的基本看法，隨著他執政時期的開始，他的「美國夢」將隨之落地。川普的執政，不排除為下層民眾中的白人群體擴大就業機會的可能性，但是這種對下層白人群體利益的改進將以其他下層民眾的利益損失作為條件，與此同時，川普的執政將給富裕階層帶來更多的利益。<text:span text:style-name="T3"> <text:line-break/><text:line-break/></text:span>總結而言，川普的「美國夢」毋寧是對美國國家治理困局的集中表達，一方面表明了體制化的精英在應對危機時採取的華而不實的政策立場的失敗，另一方面充分展現了美國保守派精英要在政府決策中堅決捍衛富裕階層利益的強硬立場。<text:span text:style-name="T3"> <text:line-break/><text:line-break/>---------------------------------------------------------------- <text:line-break/><text:line-break/></text:span>簡單地說，川普基於共和黨的傳統理念，絕對不會限制富有精英們去掙錢，沒法扭轉階層繼續分化。但是，川普從感情上和行動上都會回應支持他的全球化受害的白人工人階級。不過，對外是從國外抽血的方式，對內是讓非法移民、非法勞工、<text:span text:style-name="T3">H1</text:span>外國工作者、甚至將來從綠卡開刀讓他們騰出生存空間的方式來回應選民需求。<text:span text:style-name="T3"> <text:line-break/><text:line-break/><text:line-break/></text:span>附送兩個宋鴻兵關於川普近期行為的深度分析和解釋。<text:span text:style-name="T3"> <text:line-break/><text:line-break/></text:span>鴻觀<text:span text:style-name="T3"><text:s/></text:span>第<text:span text:style-name="T3">121</text:span>期<text:span text:style-name="T3"><text:s/></text:span>川普遭遇寂靜政變<text:span text:style-name="T3"> <text:line-break/>https://www.youtube.com/watch?v=nZI7tHVfIx4 <text:line-break/><text:line-break/></text:span>鴻觀<text:span text:style-name="T3"><text:s/></text:span>第<text:span text:style-name="T3">122</text:span>期<text:span text:style-name="T3"><text:s/></text:span>軍工複合體重塑外交政策<text:span text:style-name="T3"> <text:line-break/>https://www.youtube.com/watch?v=bDQu6b2imF8 <text:line-break/><text:line-break/><text:line-break/></text:span></text:p>
      <text:p text:style-name="P1"><text:span text:style-name="T1">陳真</text:span><text:s/>  |  2017.04.15 13:34   |   <text:a xlink:type="simple" xlink:href="http://palinfo.habago.org/Entry?Command=Information_PrintForum&amp;iPage=168#FORUM35640"><text:span text:style-name="T2">#</text:span></text:a></text:p>
      <text:p text:style-name="P2"><text:span text:style-name="T3">(</text:span>續<text:span text:style-name="T3">) <text:line-break/><text:line-break/></text:span>大約三十年前，我的姪子和甥女在台灣見了面，一個三歲，一個四歲，一個只會講日語，一個只會講中文。兩人第一次見面，連寒喧和自我介紹都沒有，就開始玩起各種遊戲來，而且自創規則，玩得哇哇叫，非常開心。一邊玩，兩人還一邊互相講話。很神奇的是，他們彼此之間肯定完全不知道對方在說什麼，但卻還是說個不停，沒有絲毫困惑。<text:span text:style-name="T3"> <text:line-break/><text:line-break/></text:span>這事讓我感到很驚奇。這意味著，表面上雖然一個是日語，一個是國、台語夾雜，但他們彼此之間卻似乎有著另一套層次更高的共通<text:span text:style-name="T3"><text:s/>"</text:span>語言<text:span text:style-name="T3">"</text:span>，足以使彼此找到充份的交集。<text:span text:style-name="T3"> <text:line-break/><text:line-break/></text:span>沈從文說，人與人之間平常有各種疙疙瘩瘩，你是你，我是我，甚至勢不兩立。可當炮火一來，戰爭爆發，這些疙疙瘩瘩就不見了，不重要了，你我之間距離一下就拉近了。<text:span text:style-name="T3"> <text:line-break/><text:line-break/></text:span>前些日子我不是說有個哲學家的名字我忘了嗎？我提到他的一個想法，用我的話來表達差不多是這樣：一個人渣，大家都很堵爛，巴不得他趕快去死一死。可當他真的來到死亡邊緣，飽受痛苦之際，我們就忘記了他的各種行為與身份，而只關切他是個<text:span text:style-name="T3"><text:s/>"</text:span>人<text:span text:style-name="T3">"</text:span>，對之產生憐憫。可當他又悠悠醒來，又是一尾活龍時，我們便又想起，<text:span text:style-name="T3">"</text:span>媽的，這個人渣！怎麼不趕快去死一死！<text:span text:style-name="T3">" </text:span>我講的這個哲學家就是<text:span text:style-name="T3">Gilles Deleuze</text:span>。<text:span text:style-name="T3"> <text:line-break/><text:line-break/>Deleuze </text:span>跟維根斯坦一樣，似乎都很喜歡看電影。維根斯坦更是一有空就往電影院跑，一般都是坐在前三排，因為他說他想儘可能讓自己<text:span text:style-name="T3"><text:s/>"</text:span>融入<text:span text:style-name="T3">" </text:span>劇情；對於爛片亦來者不拒，最不喜歡看英國片<text:span text:style-name="T3"><text:s/>(</text:span>跟我一樣<text:span text:style-name="T3">)</text:span>。維根斯坦說，英國片把所有要說的話都說完了，但他相信，<text:span text:style-name="T3">"</text:span>最好的藝術是什麼也不說<text:span text:style-name="T3">"</text:span>。題外話。<text:span text:style-name="T3"> <text:line-break/><text:line-break/></text:span>維根斯坦說到自己的哲學目的時，曾引用<text:span text:style-name="T3"><text:s/>"</text:span>李爾王<text:span text:style-name="T3">" </text:span>裏頭的一句對白：<text:span text:style-name="T3">"I'll teach you differences" (</text:span>我要教你一件事：差異<text:span text:style-name="T3">) </text:span>意即表面上看好像一樣，其實不一樣。在這個意義上，於是有了各式各樣的生活方式，也就是他所謂的<text:span text:style-name="T3"><text:s/>"language game" </text:span>或<text:span text:style-name="T3"><text:s/>"</text:span>生命形式<text:span text:style-name="T3">" (form of life)</text:span>；即使獅子會說話，用中文對你說<text:span text:style-name="T3"><text:s/>"</text:span>你好嗎？<text:span text:style-name="T3">"</text:span>，你可別以為你真的聽懂獅子在說什麼，儘管獅子的中文說得很標準。<text:span text:style-name="T3"> <text:line-break/><text:line-break/></text:span>但是，很多人也許都誤解了維根斯坦；在他強調了<text:span text:style-name="T3"><text:s/>"</text:span>差異<text:span text:style-name="T3">" </text:span>的同時，他更在乎的恐怕是相同而非差異。<text:span text:style-name="T3">"</text:span>這個<text:span text:style-name="T3">" </text:span>和<text:span text:style-name="T3"><text:s/>"</text:span>那個<text:span text:style-name="T3">" </text:span>不一樣，但是，這一切差異的背後卻有個難以言喻的共同基礎。這位<text:span text:style-name="T3">Deleuze</text:span>卻似乎認為差異才是事物的根本。學術上的東西很難用三言兩語的通俗方式表達，姑且不提，我只是想說，你我縱然來自不同星球，但願你我之間依然還是存在著一個共同基礎，承載著相同的悲歡與惆悵，要不然，孤獨若此，生命多可悲。</text:p>
      <text:p text:style-name="P1"><text:span text:style-name="T1">陳真</text:span><text:s/>  |  2017.04.15 12:25   |   <text:a xlink:type="simple" xlink:href="http://palinfo.habago.org/Entry?Command=Information_PrintForum&amp;iPage=168#FORUM35639"><text:span text:style-name="T2">#</text:span></text:a></text:p>
      <text:p text:style-name="P3">對，陳平的想法我幾乎都認同。<text:span text:style-name="T3"> <text:line-break/><text:line-break/></text:span>我常感到不解，就算是一個像我一樣的門外漢，對經濟、金融與貨幣學近乎一無所知的外行人，光是觀察各項經濟與外匯政策的實際運作狀況，理應也可以輕易看出裏頭極其明顯的不一致；特別是西方強權例如美國，講的跟做的居然完全不一樣，整天指控他人的那些罪行，自己卻是最大的犯罪者。比方說什麼外匯操控國黑名單，世界上還會有比美元操控得更厲害的嗎？不但操控，而且誰敢不從，肯定是要抄家滅國的；整天說什麼自由貿易，可是，美國又哪裏貿易自由了？全是鬼扯蛋。對它怎麼有利，它就給出一個什麼樣的名稱與說詞。<text:span text:style-name="T3"> <text:line-break/><text:line-break/></text:span>我不知道念財經金融的人是怎樣？面對這麼多的不一致、這麼多的鬼扯蛋，會不會念到口吐白沫、念到精神錯亂？就好像什麼民主自由與人權一樣，如雷灌耳，一樣是鬼扯蛋，整天像在念咒語或什麼通關密碼一樣，<text:span text:style-name="T3">%&amp;;$&amp;;*#&amp;;...</text:span>究竟何意，全然不詳，那只是一種辨別敵我的暗號密碼，一種燒殺擄掠的藉口。把全世界所有的恐怖攻擊加起來再乘以一百然後再平方，肯定都還沒有美國一個國家所犯下的血腥罪行還多。<text:span text:style-name="T3"> <text:line-break/><text:line-break/></text:span>我很不喜歡講智力，但往往還是得講它，因為似乎世上許多痛苦與悲劇因它而起。許多時候我還真是很懷疑人們的智力，心裏常納悶：<text:span text:style-name="T3">"</text:span>天啊！這樣的智能居然也能識字，而且還能做研究、還在大學教書、還得了什麼碗糕獎？<text:span text:style-name="T3">" <text:line-break/><text:line-break/></text:span>特別是那些念社會科學或人文的人，不是一堆愛好民主自由人士或什麼人權鬥士嗎？寫起文章，講起話來，感覺就像小時候大家寫作文，不管寫哪一種題目，總是會寫到說要<text:span text:style-name="T3"><text:s/>"</text:span>拯救水深火熱的大陸同胞<text:span text:style-name="T3">"</text:span>，<text:span text:style-name="T3">"</text:span>讓他們也可以享受民主自由的甜美果實<text:span text:style-name="T3">"</text:span>，幾乎就是這樣一種智能水平。我們當然不能怪罪小朋友心思<text:span text:style-name="T3"><text:s/>"</text:span>單純<text:span text:style-name="T3">"</text:span>，但是，一個成年人如果還這麼<text:span text:style-name="T3"><text:s/>"</text:span>單純<text:span text:style-name="T3">"</text:span>，恐怕就是智能上出了問題，要不就是道德感有點故障。<text:span text:style-name="T3"> <text:line-break/><text:line-break/></text:span>昨天那部<text:span text:style-name="T3">Jim Jarmusch </text:span>的<text:span text:style-name="T3"><text:s/>"</text:span>咖啡與菸<text:span text:style-name="T3">"</text:span>，講了十個雞同鴨講的對話小故事，溝通溝通，有溝沒有通，憑添惆悵。但這些雞同鴨講，依我看還是有解，不同<text:span text:style-name="T3"><text:s/>"</text:span>語言<text:span text:style-name="T3">" </text:span>之間依然存在著一種<text:span text:style-name="T3"><text:s/>"</text:span>翻譯<text:span text:style-name="T3">" </text:span>的可能性。換句話說，雞話與鴨語其實還是可以溝通的，之所以一時溝通不了，只是因為其中至少有一方不願理解對方而已，是不願，而非不能。<text:span text:style-name="T3"> <text:line-break/><text:line-break/></text:span>但是，依維根斯坦的想法，不同物種之間似乎真的存在一種<text:span text:style-name="T3"><text:s/>"</text:span>不可能<text:span text:style-name="T3">" </text:span>溝通的困境。二十年前，我好像寫過一篇文章叫做<text:span text:style-name="T3"><text:s/>"</text:span>陳真！把掃帚拿來！<text:span text:style-name="T3">"</text:span>，我還寫過許多文章常舉一個例：<text:span text:style-name="T3">"</text:span>陳真！來下棋吧！<text:span text:style-name="T3">" </text:span>我說好啊好啊，於是你就把棋盤拿出來，然後我看了一眼棋盤之後就很開心地掉頭走了。你很訝異，<text:span text:style-name="T3">"</text:span>不是說要下棋嗎？<text:span text:style-name="T3">" </text:span>我很困惑地回答說：<text:span text:style-name="T3">"</text:span>對啊，我們這不就已經下完棋了嗎<text:span text:style-name="T3">? </text:span>我下得好開心啊！<text:span text:style-name="T3">" </text:span>維根斯坦說，這時候你就應該知道，你和陳真之間的溝通至此到了盡頭。<text:span text:style-name="T3"> <text:line-break/><text:line-break/></text:span>我舉這個例是要說，當我看著市面上多如過江之鯽的愛好民主自由人士，看他們老是反覆講著那些<text:span text:style-name="T3"><text:s/>%&amp;;$&amp;;*#&amp;;...</text:span>毫無認知意義的空洞咒語，並且以此來論斷所有是非善惡，以之為一切倫理道德的前提時，我心裏就會想：<text:span text:style-name="T3">"</text:span>我跟這些智能白癡或道德人渣的溝通，顯然至此到了盡頭。<text:span text:style-name="T3">" </text:span>你不可能問他：<text:span text:style-name="T3">what do you mean by </text:span>民主自由？如果你這麼問，他肯定會說出一些更蠢的話來，例如<text:span text:style-name="T3"><text:s/>"</text:span>我們有選舉，你們有嗎？你們有自由的靈魂嗎？<text:span text:style-name="T3">" (</text:span>柯文哲語<text:span text:style-name="T3">) <text:line-break/><text:line-break/></text:span>我知道有些人是真的蠢<text:span text:style-name="T3"><text:s/>(</text:span>我是說很<text:span text:style-name="T3"><text:s/>"</text:span>單純<text:span text:style-name="T3">")</text:span>，但是，那些愛好民主自由的專家學者與名人名嘴們絕大多數可一點也不蠢，小算盤打得可精了。哪天兩岸統一，要不要跟我打個賭，我敢保證他們會開始歌頌另一套有關祖國榮光的咒語。我常寄希望於對岸，希望祖國有一天能收拾這些貪婪齷齪無恥下流的人渣，但我知道我的希望肯定會落空，被收拾的很可能是我，而不是他們。</text:p>
      <text:p text:style-name="P1">Lbboy   |  2017.04.15 10:22   |   <text:a xlink:type="simple" xlink:href="http://palinfo.habago.org/Entry?Command=Information_PrintForum&amp;iPage=168#FORUM35638"><text:span text:style-name="T2">#</text:span></text:a></text:p>
      <text:p text:style-name="P2">這一系列的講經濟和金融戰的還不錯看。<text:span text:style-name="T3"> <text:line-break/><text:line-break/></text:span>眉山論劍<text:span text:style-name="T3"> <text:line-break/><text:line-break/>https://youtu.be/Fga6hPwFAes <text:line-break/>https://youtu.be/X8Tp2WstkvU <text:line-break/>https://youtu.be/9Go22QNZpqg <text:line-break/>https://youtu.be/U-lj9Aa9TOc <text:line-break/><text:line-break/></text:span>我感覺西方的帝國主義或殖民主義本質上都一直存在。只是方法進化了。<text:span text:style-name="T3"><text:s/></text:span>原來直接用武力強佔控制生產資源的方式成本較高。<text:span text:style-name="T3"><text:s/></text:span>現在進化成更系統的方式來操作。<text:span text:style-name="T3"><text:s/></text:span>利用媒體及國際組織建立符合自己利益的意識形態及國際規則。如果有危害這個系統的運作的政府時，就扶植代理人來鬥爭解決，<text:span text:style-name="T3"><text:s/></text:span>不行就搞暗殺，最後不行才出兵。</text:p>
      <text:p text:style-name="P1"><text:span text:style-name="T1">陳真</text:span><text:s/>  |  2017.04.15 02:09   |   <text:a xlink:type="simple" xlink:href="http://palinfo.habago.org/Entry?Command=Information_PrintForum&amp;iPage=168#FORUM35637"><text:span text:style-name="T2">#</text:span></text:a></text:p>
      <text:p text:style-name="P3">這些綠油油的混蛋，自從奪得所有權力之後，每天就忙著幾件事：貪污、卡位、劫掠、分贓各項公私資源，毫不遮掩地控制媒體與司法，大開文明與民主倒車破壞各項行政體系，不擇手段無法無天打壓異己，官商勾結利益輸送，出賣眾人利益給美日等國及國內外大財團以換取私人利益。我就算是千手觀音，打字遠比講話還快，也趕不上這些人渣為惡的速度與數量，可謂罄竹難書。連放寬農藥一千倍居然也能說是國情不同，說是為大家謀福利，難道台灣人是鐵打的身體，毒不死？<text:span text:style-name="T3"> <text:line-break/><text:line-break/></text:span>這世界的惡，因其外在規模不同，有大有小，大至數千萬條人命的傷亡與流離失所，小至一個鼻屎大的鬼島政客及其同路人之貪婪無恥私慾橫流及無法無天，但在人心這一點上，善惡卻不因其外在規模區分大小。天使和魔鬼一樣，大小在其自身，不在其住所，偌大的善惡往往就藏在那細微之處，方寸之間。<text:span text:style-name="T3"> <text:line-break/><text:line-break/></text:span>長年窩居小島，見識不過幾米大小，瑣碎貧乏，無足可觀。但即便如此細小，許多時候依然讓常讓感到一種驚訝與絕望。人真可怕，人心之惡往往超乎想像。<text:span text:style-name="T3"> <text:line-break/><text:line-break/></text:span>當我們被自身或他人的醜惡包圍，免不了就特別渴望美麗與良善，希望給自己帶來一點救贖，也許因為如此，於是我們有了音樂，有了繪畫，有了影像和文字，有了思想，乃至有了意味著乾淨與純粹的數學與邏輯，就像一種輓歌，一種墓誌銘，記載著我們關於這個世界的最後一點記憶。但是，世界是否還記得我們？<text:span text:style-name="T3"><text:line-break/><text:line-break/></text:span>昨天去看<text:span text:style-name="T3">Jim Jarmusch</text:span>的<text:span text:style-name="T3"><text:s/>"</text:span>咖啡與菸<text:span text:style-name="T3">"</text:span>，由十多個沒有故事的短篇故事組成，有點搞笑，最後卻出乎我意料冒出馬勒<text:span text:style-name="T3"><text:s/>(Gustav Mahler)</text:span>的一首曲子<text:span text:style-name="T3">-- "</text:span>我被世界給遺忘了<text:span text:style-name="T3">" (Ich bin der Welt abhanden gekommen)</text:span>。這是馬勒根據十九世紀德國詩人<text:span text:style-name="T3">Friedrich Rückert </text:span>的詩作所譜成的五首樂曲之一。劇中老人不知道是不是幻聽，垂死之際<text:span text:style-name="T3">(</text:span>？<text:span text:style-name="T3">)</text:span>，居然隱約能聽到這首樂曲彷彿從天際傳來。詩是這麼唱的，我翻譯如下：<text:span text:style-name="T3"> <text:line-break/><text:line-break/></text:span>我已被世界遺忘<text:span text:style-name="T3"> <text:line-break/></text:span>為了她，我蹉跎多少光陰歲月<text:span text:style-name="T3"> <text:line-break/></text:span>世界卻已經很久沒有我的消息<text:span text:style-name="T3"> <text:line-break/></text:span>人們可能認為我早已離開人世<text:span text:style-name="T3"> <text:line-break/></text:span>是死或活，對我已無足輕重<text:span text:style-name="T3"> <text:line-break/></text:span>我亦無可反駁<text:span text:style-name="T3"> <text:line-break/></text:span>因為，對這世界來說<text:span text:style-name="T3"> <text:line-break/></text:span>我確實已然死去<text:span text:style-name="T3"> <text:line-break/></text:span>死於塵世喧囂<text:span text:style-name="T3"> <text:line-break/></text:span>安息於寂靜之所<text:span text:style-name="T3"> <text:line-break/></text:span>我孤獨地活在我的天堂之中<text:span text:style-name="T3"> <text:line-break/></text:span>我的愛情，我的歌。<text:span text:style-name="T3"> <text:line-break/><text:line-break/></text:span>陳真<text:span text:style-name="T3"><text:s/>2017. 04. 15. <text:line-break/><text:line-break/>=============== <text:line-break/></text:span>中廣音樂網、寶島網被迫停播　羅智強批：綠營一貫權力邏輯<text:span text:style-name="T3"> <text:line-break/><text:line-break/></text:span>三立新聞網<text:span text:style-name="T3"><text:s/>2017.04.14 <text:line-break/><text:line-break/></text:span>記者陳彥宇／台北報導<text:span text:style-name="T3"> <text:line-break/><text:line-break/></text:span>中國廣播公司晚間（<text:span text:style-name="T3">14</text:span>日）表示，國家傳播委員會（<text:span text:style-name="T3">NCC</text:span>）在今天下班前派專人送公文到中廣，中廣被迫宣布在今日晚上<text:span text:style-name="T3">12</text:span>點全面停播寶島網與音樂網的所有節目。對此，前總統府副秘書長羅智強抨擊，這是綠營一貫的「非我族類，殛之誅之」的作為。<text:span text:style-name="T3"> <text:line-break/><text:line-break/></text:span>中廣公司表示，<text:span text:style-name="T3">NCC</text:span>人員於今（<text:span text:style-name="T3">14</text:span>）日下班後持裁決書，前往中廣要求今晚立即停播中廣音樂網（<text:span text:style-name="T3">FM96.3</text:span>）與中廣寶島網（<text:span text:style-name="T3">FM105.9</text:span>），否則將移送法辦，中廣決定今晚<text:span text:style-name="T3">24</text:span>時關閉兩台廣播發射，全面停播。<text:span text:style-name="T3"> <text:line-break/><text:line-break/><text:line-break/>===================== <text:line-break/></text:span>農藥殘留超標歐盟千倍<text:span text:style-name="T3">? </text:span>陳時中<text:span text:style-name="T3">:</text:span>各國國情不同<text:span text:style-name="T3"> <text:line-break/><text:line-break/></text:span>新頭殼<text:span text:style-name="T3">newtalk &amp;;#124; </text:span>陳奕<text:span text:style-name="T3"><text:s/></text:span>綜合報導<text:span text:style-name="T3"> <text:line-break/>2017.04.13 <text:line-break/><text:line-break/></text:span>國民黨立法院黨團<text:span text:style-name="T3">30</text:span>日在立法院舉行記者會，痛批農委會突然放寬食物的農藥殘留標準，是為了圖利特定廠商與國外勢力，置全民健康於不顧。<text:span text:style-name="T3"><text:s/></text:span>圖：翻攝消基會臉書<text:span text:style-name="T3"> <text:line-break/><text:line-break/></text:span>針對衛福部打算放寬部分蔬果的農藥殘留量，有些項目竟然高出歐盟千倍，衛福部長陳時中今<text:span text:style-name="T3"><text:s/>(13) </text:span>日在立法院接受記者採訪時表示，農藥殘留的偵測極限，各國國情不同。<text:span text:style-name="T3"> <text:line-break/><text:line-break/></text:span>衛福部食藥署上月發佈預告修正「農藥殘留容許量標準」，就遭質疑標準比國際寬鬆。有媒體指出，農藥殺菌劑「普拔克」，在龍眼、木瓜、番荔枝、鳳梨、紅毛丹、百香果、芒果、荔枝等<text:span text:style-name="T3">8</text:span>項水果，從原本比照歐盟的<text:span text:style-name="T3">0.01ppm</text:span>，到目前可容許殘留<text:span text:style-name="T3">10ppm</text:span>，放寬<text:span text:style-name="T3">1000</text:span>倍。另外，蓮霧、番石榴和無花果等<text:span text:style-name="T3">3</text:span>項水果，從原先比照歐盟的<text:span text:style-name="T3">0.01ppm</text:span>，到可容許殘留<text:span text:style-name="T3">9ppm</text:span>，相當於放寬<text:span text:style-name="T3">900</text:span>倍，而美國、日本、澳洲的規定更嚴，在上述這些水果中都不得檢出「普拔克」。<text:span text:style-name="T3"> <text:line-break/><text:line-break/></text:span>除了「普拔克」，農藥「賜滅芬」在國內原本規定不得檢出，現在可允許在桃、李、枇杷、蓮霧、番石榴、楊桃殘留<text:span text:style-name="T3">2ppm</text:span>；農藥「速殺氟」在芒果的殘留容許量以往和美、日、澳一樣不得檢出，歐盟標準為<text:span text:style-name="T3">0.01ppm</text:span>，這次修正殘留容許量卻為<text:span text:style-name="T3">0.5ppm</text:span>。<text:span text:style-name="T3"> <text:line-break/><text:line-break/></text:span>針對外界的批評，衛福部食藥署和農委會防檢局在<text:span text:style-name="T3">11</text:span>日還特地舉行聯合記者會，說明各國訂標準是以國內作物的栽培種類、狀況及國民取食情形為優先，並沒有規定各國訂的容許值要一樣。<text:span text:style-name="T3"> <text:line-break/><text:line-break/></text:span>至於放寬農藥殘留是否會影響台灣水果的外銷，衛福部和農委會則一致表示不會受到影響。</text:p>
      <text:p text:style-name="P4"/>
      <text:p text:style-name="P1"><text:span text:style-name="T1">陳真</text:span><text:s/>  |  2017.04.15 02:01   |   <text:a xlink:type="simple" xlink:href="http://palinfo.habago.org/Entry?Command=Information_PrintForum&amp;iPage=169#FORUM35636"><text:span text:style-name="T2">#</text:span></text:a></text:p>
      <text:p text:style-name="P3">謝謝從輔，我對這些科技的事，只能投降，鴨子聽雷，一無所知，若有需要幫忙，再跟你求助。</text:p>
      <text:p text:style-name="P1"><text:span text:style-name="T1">柳春春阿忠</text:span><text:s/>  |  2017.04.14 22:40   |   <text:a xlink:type="simple" xlink:href="http://palinfo.habago.org/Entry?Command=Information_PrintForum&amp;iPage=169#FORUM35635"><text:span text:style-name="T2">#</text:span></text:a></text:p>
      <text:p text:style-name="P5"><text:span text:style-name="T1">伊拉克淪陷紀實與若雪家書</text:span> <text:line-break/><text:span text:style-name="T1">下載連結（改放置柳春春網站伺服器裡）</text:span> <text:line-break/>goo.gl/2U0YWi <text:line-break/>goo.gl/V7XT4b </text:p>
      <text:p text:style-name="P1"><text:span text:style-name="T1">孫從輔</text:span><text:s/>  |  2017.04.14 22:08   |   <text:a xlink:type="simple" xlink:href="http://palinfo.habago.org/Entry?Command=Information_PrintForum&amp;iPage=169#FORUM35634"><text:span text:style-name="T2">#</text:span></text:a></text:p>
      <text:p text:style-name="P3"><text:span text:style-name="T3">Dropbox </text:span>似乎對免費使用者取消了公開下載的功能。如果有需要，我願意試著幫忙分享相關文件。</text:p>
      <text:p text:style-name="P1"><text:span text:style-name="T1">陳真</text:span><text:s/>  |  2017.04.14 21:24   |   <text:a xlink:type="simple" xlink:href="http://palinfo.habago.org/Entry?Command=Information_PrintForum&amp;iPage=169#FORUM35633"><text:span text:style-name="T2">#</text:span></text:a></text:p>
      <text:p text:style-name="P2">謝謝為漢，維修部主任目前在歐洲進行深度文化考察，等他結束考察有空時再看看問題在哪。</text:p>
      <text:p text:style-name="P1"><text:span text:style-name="T1">郭為漢</text:span><text:s/>  |  2017.04.14 14:28   |   <text:a xlink:type="simple" xlink:href="http://palinfo.habago.org/Entry?Command=Information_PrintForum&amp;iPage=169#FORUM35632"><text:span text:style-name="T2">#</text:span></text:a></text:p>
      <text:p text:style-name="P3">您好<text:span text:style-name="T3">,</text:span>首頁的若雪家書跟伊拉克淪陷記實<text:span text:style-name="T3">dropbox</text:span>無法下載了<text:span text:style-name="T3"> <text:line-break/><text:line-break/></text:span>特此告知<text:span text:style-name="T3">~</text:span></text:p>
      <text:p text:style-name="P1"><text:span text:style-name="T1">陳真</text:span><text:s/>  |  2017.04.14 11:58   |   <text:a xlink:type="simple" xlink:href="http://palinfo.habago.org/Entry?Command=Information_PrintForum&amp;iPage=169#FORUM35631"><text:span text:style-name="T2">#</text:span></text:a></text:p>
      <text:p text:style-name="P2">底下是<text:span text:style-name="T3">Pravda</text:span>的兩篇報導，相關報導非常多。<text:span text:style-name="T3"> <text:line-break/><text:line-break/></text:span>第一篇標題下得很聳動：<text:span text:style-name="T3">"</text:span>北韓將於太陽日發動核戰<text:span text:style-name="T3">"</text:span>。太陽就是金正恩的阿公金日成。在北韓，跟過去蔣家年代一樣，不許直呼領袖名字，只能說<text:span text:style-name="T3"><text:s/>"</text:span>偉大領袖<text:span text:style-name="T3">" </text:span>或<text:span text:style-name="T3"><text:s/>"</text:span>蔣公<text:span text:style-name="T3">"</text:span>，否則人頭落地。你能不能想像大陸人民不能叫習近平習近平，而是必須尊稱他偉大領袖習公？北韓則是以太陽稱呼金正日，國家藉以誕生的偉大太陽之意。太陽日就是太陽的生日<text:span text:style-name="T3">4</text:span>月<text:span text:style-name="T3">15</text:span>號，也就是明天。北韓不是放煙火慶祝金太陽公公生日，而是準備核試爆。<text:span text:style-name="T3"> <text:line-break/><text:line-break/></text:span>底下報導提到敘利亞總統阿塞德居然也來湊一腳，近日發電報給金正恩，恭賀太陽公公冥誕，並讚賞北韓對抗帝國主義侵略野心的勇氣云云。<text:span text:style-name="T3"> <text:line-break/><text:line-break/></text:span>俄羅斯最近也派遣一支海軍來到南韓釜山海軍基地，和南韓展開協商。<text:span text:style-name="T3"> <text:line-break/><text:line-break/></text:span>另外，記者訪問了南韓一位來自<text:span text:style-name="T3">the Center for Korean Studies at the Institute of the Far East </text:span>的學者<text:span text:style-name="T3"><text:s/>Yevgeny Kim</text:span>。他似乎不認為美國會對北韓動武，而北韓更是不可能主動發動攻擊。他說，北韓當局一點都不瘋狂，並引用北韓國防部一位官員的談話，表明他們根本不希望發生戰爭。<text:span text:style-name="T3"> <text:line-break/><text:line-break/></text:span>但是，這位南韓學者提到，南韓媒體卻有著這樣一種憂慮，認為美國可能會製造假消息宣稱遭北韓襲擊而以此為藉口發動戰爭，他說，美國在這方面的前科累累，例如發動越戰就是如此，栽贓指控說一艘美軍艦艇遭受越共襲擊，但其實根本沒有這回事。<text:span text:style-name="T3"> <text:line-break/><text:line-break/></text:span>訪談最後問道，北韓撤離平壤四分之一的居民避難一事是否屬實？他的回答是這事也許是真的。<text:span text:style-name="T3"> <text:line-break/><text:line-break/></text:span>陳真<text:span text:style-name="T3"><text:s/>2017 04. 14. <text:line-break/><text:line-break/>============================== <text:line-break/>https://goo.gl/CB3z3Z <text:line-break/><text:line-break/>North Korea: Nuclear war to start on the Day of the Sun <text:line-break/><text:line-break/>Pravda.Ru <text:line-break/>13.04.2017 <text:line-break/><text:line-break/><text:line-break/>North Korea may have the ability to launch missiles with warheads filled with nerve gas, Japanese Prime Minister Shinzo Abe said on Thursday, April 13. Abe also said that North Korea may soon conduct a sixth nuclear test or launch ballistic missiles again. <text:line-break/><text:line-break/>"There is a possibility that North Korea is already capable of delivering missiles with sarin in its warheads," the Japanese prime minister said at parliamentary hearings, Reuters reports. Shinzo Abe recalled the infamous sarin attack in the Tokyo subway system from 1995. The attack, conducted by Aum Shinrikyo Japanese sect, killed 12 people. <text:line-break/><text:line-break/>On April 15, North Korea will celebrate the 105th anniversary since the birth of the founder of the DPRK, Kim Il Sung. This is the largest national holiday in the country, which is called the Day of the Sun. Kim Il Sung is referred to as the "Sun of the Nation" in the DPRK. In the past, North Korean leaders would test weapons on April 15. <text:line-break/><text:line-break/>Meanwhile, spokespeople for the South Korean Defense Ministry expressed their readiness to show resistance to "provocations of the North," which may follow in connection with the celebration of the Day of the Sun on April 15. In addition, Seoul does not exclude a possibility of either a nuclear or a missile test on the 85th anniversary of the Korean People's Army, which the North celebrates on April 25. <text:line-break/><text:line-break/>Reportedly, the DPRK is prepared for a new nuclear test. According to 38 North U.S.-Korea Institute, commercial satellite images of the North Korean nuclear test site in Phungeri showed activity at the northern terminal, as well as new activity in the main administrative zone and a certain number of personnel around the command center of the test site. The images were taken on April 12. <text:line-break/>Against the backdrop of growing tension on the Korean Peninsula, a question arises about further actions of the allies of the two Koreas. According to Japanese media outlets, the USA supposedly considers only two options for the situation to develop: either China increases pressure on the DPRK, or the United States attacks North Korea, should Beijing continue demonstration inaction. <text:line-break/><text:line-break/>Noteworthy, the US administration welcomed China's move to abstain fro the voting in favor for the draft resolution of the UN Security Council to investigate the chemical attack in Syria's Idlib. China made the decision following President Xi Jinping's official visit to the United States. The White House called the decision a huge diplomatic victory. <text:line-break/><text:line-break/>In the meantime, Syrian President Bashar Assad expressed his support for the DPRK by sending a telegram to North Korean leader Kim Jong-un congratulating him on the 105th anniversary of his grandfather's birthday. In the message, Assad calls the DPRK and Syria "friendly countries," that counteract to "insane ambitions of major powers" whose intent is to subjugate other countries through expansionist and predatory policies. <text:line-break/><text:line-break/>Russia, for its part, is also monitoring the situation on the Korean Peninsula. On April 11, a group of Russian Navy warships arrived at the South Korean port of Pusan. The official goal of the campaign is the demonstration of the St. Andrew's flag in the Asia-Pacific region and the further development of naval cooperation with APR countries. <text:line-break/><text:line-break/>On April 13, commander of the Pacific Fleet of the Russian Federation, Admiral Sergei Avakyants had a meeting with commander of the South Korean Navy, Vice Admiral Chung Jin Sobu. The meeting took place at the naval base of Pusan. The officials discusses issues of international military cooperation between the fleets of the two countries. <text:line-break/><text:line-break/>In the meanwhile, US aircraft carrier strike group lead by USS Carl Vinson is heading to the shores of South Korea. The group includes a missile cruiser and two missile destroyers. <text:line-break/><text:line-break/>DPRK officials, commenting on the dispatch of US ships to the Korean Peninsula, declared their readiness to get involved in a military confrontation with the United States should tensions escalate further. "We will take most severe countermeasures against the provocateurs to defend ourselves with the might of our weapons," spokespeople for the North Korean Foreign Ministry said. <text:line-break/><text:line-break/>Pravda.Ru requested an opinion about the current development on the Korean Peninsula from Yevgeny Kim, an expert with the Center for Korean Studies at the Institute of the Far East. <text:line-break/><text:line-break/>"Do you think that a military conflict between North Korea and the USA is possible indeed?" <text:line-break/><text:line-break/>"I do not think that the Americans are crazy enough to attack North Korea, given the situation that has developed so far. The Northerners can answer. This is not Syria! They will certainly attack US ships and army bases. They have their own missiles for the purpose." <text:line-break/><text:line-break/>"What does the South Korean press say at the moment?" <text:line-break/><text:line-break/>"The South Korean press considers the dialogue between Trump and Xi Jinping most important now. Xi Jinping has just returned from Washington. Yesterday, the Chinese leader had a telephone conversation with Trump. The fact is that Xi Jinping still believes the crisis should be resolved peacefully. <text:line-break/><text:line-break/>"The Americans may attack first, and then say that it was Pyongyang that attacked them first. They will use it as a reason to strike North Korea. They can do it easily, they have done that before - they started the war in Vietnam that way. They said that the Vietnamese attacked an American destroyer and a cruiser, but in fact it turned out that nothing like that happened, but the USA had already started military actions against Vietnam. <text:line-break/><text:line-break/>"Let's remember the year 2013, when a decision was made to eliminate chemical weapons in Syria. ISIL terrorists staged a provocation back then too. They blew up ammo near Damascus and accused Assad of that. The Americans interfered, but Russia came to regulate the problem peacefully. Russia said that Damascus was willing to destroy all of its chemical weapons. <text:line-break/><text:line-break/>"The Americans want China to put more pressure on North Korea - not only politically, but also economically. Strengthening economic sanctions against the DPRK could be an option. <text:line-break/><text:line-break/>"I would also like to pay attention to the recent statement from a representative of DPRK's Ministry of Defense, who said that the Americans were trying to intimidate Pyongyang with their aircraft carriers, but North Korea would respond to the Americans accordingly. He then added: "We will not move a muscle to the actions of the Americans." <text:line-break/><text:line-break/>"What does it mean?" <text:line-break/><text:line-break/>"North Korea is not going to take an initiative to strike the US aircraft carrier. Those people in Pyongyang are not crazy at all, they know perfectly well what an aircraft carrier is and what it can do. I'm sure that we will not see provocations on the part of North Korea: they do not want a military conflict to happen." <text:line-break/><text:line-break/>"Is there any information about the evacuation of Pyongyang?" <text:line-break/><text:line-break/>"North Korea has repeatedly said before that the country was prepared for a military attack. They say that they can hide all their people in the mountains. I think that they have announced evacuation to be on the safe side, because the Americans are unpredictable." <text:line-break/><text:line-break/>"They ordered the evacuation of 25 percent of Pyongyang residents - this is 600,000 people. Is it real?" <text:line-break/><text:line-break/>"They have mobilization programs in case of war. It can be real." <text:line-break/><text:line-break/>========================= <text:line-break/><text:line-break/>North Korea warns of nuclear war <text:line-break/><text:line-break/>https://goo.gl/rPB8LH <text:line-break/><text:line-break/>11.01.2017 &amp;;#124; Source: Pravda.Ru <text:line-break/><text:line-break/>Deputy Permanent Representative of the DPRK to the UN John Kim Ryong stated at the meeting of the UN Security Council that a nuclear war on the Korean Peninsula may begin any moment. <text:line-break/><text:line-break/>According to the official, the situation on the Korean Peninsula remains "extremely tense." John Kim Ryong said that a nuclear conflict could begin because of military maneuvers that the US conducted with its allies "to strangle the DPRK by means of unprecedented political, military, economic isolation and pressure." <text:line-break/><text:line-break/>The diplomat reminded that the United States deployed the THAAD missile defense system in the region after North Korea conducted a nuclear test. North Korea has repeatedly asked the UN Security Council to hold an emergency meeting because of the military maneuvers conducted by the USA and South Korea. Yet, the meeting had never taken place, and Pyongyang had to start developing nuclear weapons. <text:line-break/><text:line-break/>Earlier, South Korea rejected the proposal from the United States and Japan about trilateral joint military exercises against DPRK. Seoul claimed that the time for such exercises has not come. <text:line-break/><text:line-break/>Yonhap news agency reported that US special forces and armed forces of South Korea were planning to form a special unit to assassinate North Korean leader Kim Jong-un should hostilities on the peninsula erupt.</text:span></text:p>
      <text:p text:style-name="P1"><text:span text:style-name="T1">陳真</text:span><text:s/>  |  2017.04.14 11:17   |   <text:a xlink:type="simple" xlink:href="http://palinfo.habago.org/Entry?Command=Information_PrintForum&amp;iPage=169#FORUM35630"><text:span text:style-name="T2">#</text:span></text:a></text:p>
      <text:p text:style-name="P3"><text:span text:style-name="T3">wsws </text:span>關於朝鮮半島危機的最新評論，沒有什麼特別的內容，大約提到說，儘管美國確實深深了解戰爭一旦爆發之毀滅性後果，但是，由戰爭販子及一堆法西斯主義者所掌控的川普政府卻仍一意孤行。作者指出，不管是出於有心或無意，大戰一觸即發。<text:span text:style-name="T3"> <text:line-break/><text:line-break/></text:span>作者還提到，一項未經證實的消息指出，中國派遣<text:span text:style-name="T3">15</text:span>萬軍隊駐守邊境，並且提到中共官方記者會上否認此一消息，但是官方媒體環球時報卻做出與此相反的報導，承認確實有相關軍事演習。<text:span text:style-name="T3"> <text:line-break/><text:line-break/></text:span>環球時報通常比較能反映中國官方態度，讓我比較訝異的是，環球時報呼籲北韓當局切莫誤判情勢進行核武試爆，否則將會面臨來自中美雙方史無前例的反應，這或許將會是整個相關局勢的一個<text:span text:style-name="T3"><text:s/>"</text:span>轉捩點<text:span text:style-name="T3">"</text:span>。我很少看到環球時報針對北韓做出這樣一種嚴厲表態。<text:span text:style-name="T3"> <text:line-break/><text:line-break/></text:span>至於南韓當局則是儘可能安撫民心，理由是說美國動武前會先告知南韓，與之磋商，人民切莫驚慌。但作者認為美國說幹就幹，才不會考慮其他人的利益與傷亡。<text:span text:style-name="T3"> <text:line-break/><text:line-break/></text:span>海外許多媒體指出，北韓已動員撤離平壤居民，人數約<text:span text:style-name="T3">60</text:span>萬。日本亦表明已完成撤僑的準備。那麼，台灣呢？說出來你會笑。台灣人渣政府的國安單位說<text:span text:style-name="T3">: </text:span>沒事啦，想太多，安啦，情勢都在掌控之中啦。國民黨立委問說，我們有做什麼準備嗎？國安單位說，還沒到那個階段啦，安啦。國民黨又問說，美國如果開打，會先知會我們嗎？國安單位說，沒事啦，還沒到那個階段啦。<text:span text:style-name="T3"> <text:line-break/><text:line-break/></text:span>陳真<text:span text:style-name="T3"><text:s/>2017. 04. 14. <text:line-break/><text:line-break/>================== <text:line-break/>Trump threatens North Korea, issues ultimatum to China <text:line-break/><text:line-break/>WSWS <text:line-break/><text:line-break/>By Peter Symonds <text:line-break/><text:line-break/>12 April 2017 <text:line-break/><text:line-break/>US President Donald Trump made another menacing threat to North Korea yesterday, at the same time issuing a new ultimatum to China to force Pyongyang to submit to Washington’s demands to abandon its nuclear and missile programs. Trump’s tweets compound the danger of war following his order, last weekend, for the aircraft carrier strike group headed by the USS Carl Vinson to return to waters off the Korean Peninsula. <text:line-break/><text:line-break/>In one tweet, the US president declared: “North Korea is looking for trouble. If China decides to help, that would be great. If not, we will solve the problem without them! U.S.A.” In an earlier tweet, Trump indicated that China might gain economic concessions if it bullied North Korea into submission: “I explained to the President of China [Xi Jinping] that a trade deal with the US will be far better if they solve the North Korean problem!” <text:line-break/><text:line-break/>The only conclusion that can be drawn from such reckless threats is that Trump is prepared to order a military attack on North Korea if China fails to heed his dictates and Pyongyang conducts another nuclear or missile test. <text:line-break/><text:line-break/>Speculation is rife in the US and international media that North Korean leader Kim Jong-un might order such a test on Saturday to coincide with the birthday of his late grandfather, Kim Il-sung. <text:line-break/><text:line-break/>Top Trump officials have already ruled out any return to the Obama administration’s policy of “strategic patience” based purely on ratcheting up sanctions on North Korea with the assistance of China. Speaking after Trump’s meetings with Xi last weekend, US Secretary of State Rex Tillerson also rejected any return to negotiations with Pyongyang unless it bowed to US demands. Tillerson has repeatedly declared that “all options”—that is, including the use of military force—are on the table in dealing with North Korea. <text:line-break/><text:line-break/>Last Friday, NBC reported on the outcome of a lengthy review by the Trump administration of US strategy toward North Korea. The options under active consideration include: returning US nuclear weapons to South Korea; “decapitation” raids to kill North Korean leaders; and covert sabotage operations inside North Korea by special forces units. <text:line-break/><text:line-break/>The Australian newspaper, the Daily Telegraph, yesterday reported that the US was “fully prepared” to shoot down a North Korean missile and has placed Australia and its allies on standby. This alert includes the key Pine Gap base in central Australia that provides intelligence and targeting data to US forces across Asia and the Middle East. <text:line-break/><text:line-break/>Speaking to the Fox Business Network, Trump boasted that the US was sending more than just the Carl Vinson strike group toward the Korean Peninsula. “We are sending an armada,” he said. “Very powerful. We have submarines. Very powerful. Far more powerful than the aircraft carrier. That I can tell you.” <text:line-break/>North Korea has responded to US threats with its own bellicose warnings that play directly into the hands of US imperialism. The official Rodong Sinmun newspaper declared: “Our military is keeping an eye on the movement of enemy forces while putting them in our nuclear sights.” A Korean language statement issued by the foreign ministry declared that the country would “not miss a chance to sweep the imperialist group with a nuclear fire of justice.” <text:line-break/><text:line-break/>Such irresponsible threats to use nuclear weapons do nothing to defend the North Korean people. They only raise the stakes and increase the likelihood of a US attack. Already, US Defence Secretary James Mattis has warned that any attempt by Pyongyang to use nuclear weapons would result in an overwhelming response—in other words, the nuclear annihilation of North Korea. <text:line-break/><text:line-break/>The Trump administration is well aware that any US strike on North Korea or other military “options” could provoke retaliation and the rapid descent into a war that would drag in other powers, including China. Yet Trump has continued to heighten tensions and create a dangerous tinderbox on the Korean Peninsula in which any incident, whether accidental or deliberate, could set off a conflict. <text:line-break/><text:line-break/>The entire region is now on tenterhooks, especially China, which faces the prospect of war on its doorstep. Unconfirmed reports continue to emerge that Beijing has sent 150,000 troops to its border with North Korea in case conflict breaks out. The state-owned Global Times contradicted denials by the Chinese foreign ministry, citing South Korean diplomats as saying that military drills were underway in the border area. <text:line-break/><text:line-break/>A Global Times editorial yesterday urged North Korea not to “misjudge the situation at this crucial moment” and conduct a sixth nuclear test. “If it does so, responses from both Beijing and Washington might be unprecedented, even becoming a ‘turning point’,” it warned. <text:line-break/><text:line-break/>In another editorial today, the newspaper declared: “The Korean Peninsula has never been so close to a military clash since the North conducted its first nuclear test in 2006.” It suggested that Beijing would be prepared to impose crippling sanctions on Pyongyang. “If the North makes another provocative move this month, Chinese society will be willing to see the UNSC [UN Security Council] adopt severe restrictive measures that have never been seen before, such as restricting oil imports to the North.” North Korea relies completely on China for its oil supplies. <text:line-break/><text:line-break/>In South Korea, Defence Ministry spokesman Moon Sang-kyun sought to prevent a growing sense of public panic at the prospect of a new Korean war, in which Seoul could be one of North Korea’s first targets. He called for caution “so as not to get blinded by exaggerated assessments about the security situation on the Korean Peninsula.” <text:line-break/><text:line-break/>South Korea’s foreign ministry also tried to calm fears by declaring that the US “will not take a new policy or measures without consultations with us.” In fact, as the US wars in the Middle East underscore, Washington is quite capable of launching a war on the Korean Peninsula with complete disregard for the lives of people in South Korea or anywhere else in the region. <text:line-break/><text:line-break/>In Australia, an editorial in the Australian, while denouncing North Korea, urged the Trump administration to act cautiously. “Cool heads are imperative in responding to the rogue nation’s provocations. A return to a shooting war on the Korean Peninsula would serve nobody’s interests.” <text:line-break/><text:line-break/>Far from “cool heads” prevailing in Washington, the Trump administration—dominated by generals, billionaires and fascists—has already launched strikes on the Syrian government, threatening a war with Russia, and could also attack North Korea, provoking a confrontation with China. <text:line-break/><text:line-break/>Millions of people died in the 1950–53 Korean War, which devastated the peninsular and sowed the seeds for the present dangerous confrontation. A new conflict that drew in nuclear-armed powers would be even more catastrophic. <text:line-break/><text:line-break/>=================== <text:line-break/></text:span>開戰在即？<text:span text:style-name="T3"><text:s/></text:span>俄媒：金正恩下令<text:span text:style-name="T3">60</text:span>萬人撤離平壤<text:span text:style-name="T3"> <text:line-break/><text:line-break/><text:line-break/>Yahoo</text:span>奇摩（即時新聞）<text:span text:style-name="T3">2017</text:span>年<text:span text:style-name="T3">4</text:span>月<text:span text:style-name="T3">14</text:span>日<text:span text:style-name="T3"> <text:line-break/><text:line-break/></text:span>俄羅斯媒體披露，北韓領導人金正恩下令平壤<text:span text:style-name="T3">25%</text:span>的居民立即離開，意即<text:span text:style-name="T3">60</text:span>萬人被要求撤離平壤。<text:span text:style-name="T3"> <text:line-break/><text:line-break/></text:span>俄羅斯媒體<text:span text:style-name="T3">Pravda Report</text:span>報導，根據該項命令，有<text:span text:style-name="T3">60</text:span>萬人應緊急撤離。有專家提到，由於北韓與美國的關係陷入極度緊張，北韓確實極有可能命令民眾撤離。<text:span text:style-name="T3"> <text:line-break/><text:line-break/></text:span>據報平壤的防空洞無法容納北韓首都平壤的全部人口，因此<text:span text:style-name="T3">60</text:span>萬人必須離開平壤，大多是有犯罪紀錄的人，以騰出避難空間給其他人。<text:span text:style-name="T3"> <text:line-break/><text:line-break/></text:span>另據南韓媒體報導，北韓居民開始相互道別，離開他們的家鄉、工作崗位等，猶如全國準備迎接一場大規模戰爭。</text:p>
      <text:p text:style-name="P1"><text:span text:style-name="T1">陳真</text:span><text:s/>  |  2017.04.14 09:49   |   <text:a xlink:type="simple" xlink:href="http://palinfo.habago.org/Entry?Command=Information_PrintForum&amp;iPage=169#FORUM35629"><text:span text:style-name="T2">#</text:span></text:a></text:p>
      <text:p text:style-name="P2">特朗普回顧習特會談朝鮮細節：聽了<text:span text:style-name="T3">10</text:span>分鐘<text:span text:style-name="T3"><text:s/></text:span>被習近平說服了<text:span text:style-name="T3"> <text:line-break/><text:line-break/>https://goo.gl/sBEUSx <text:line-break/><text:line-break/></text:span>梁福龍<text:span text:style-name="T3"> <text:line-break/>2017-04-14 <text:line-break/></text:span>來源：觀察者網<text:span text:style-name="T3"> <text:line-break/><text:line-break/></text:span>【觀察者網<text:span text:style-name="T3"><text:s/></text:span>綜合報道】舉世矚目的<text:span text:style-name="T3">“</text:span>習特會<text:span text:style-name="T3">”</text:span>已經結束，但給中美乃至全球帶來的影響或許才剛剛開始。<text:span text:style-name="T3">4</text:span>月<text:span text:style-name="T3">12</text:span>日，美國總統特朗普在白宮總統辦公室接受了《華爾街日報》的採訪，他對於與中國國家主席習近平的關係作出積極評價，他說<text:span text:style-name="T3">“</text:span>他們非常合得來，兩人相處很好，彼此欣賞<text:span text:style-name="T3">”</text:span>，他還認爲習近平的夫人非常出色。<text:span text:style-name="T3"> <text:line-break/><text:line-break/></text:span>在《華爾街日報》<text:span text:style-name="T3">13</text:span>日發佈的報道中，特朗普還披露了上周與中國國家主席習近平會晤時的一些細節。<text:span text:style-name="T3"> <text:line-break/><text:line-break/></text:span>當地時間<text:span text:style-name="T3">4</text:span>月<text:span text:style-name="T3">6</text:span>日至<text:span text:style-name="T3">7</text:span>日，在美國佛羅裏達州的海湖莊園裏，特朗普首次與習近平會面。特朗普回顧，他和習近平進行了數小時的交流，包括沒有隨行人員在場的私下長談。特朗普稱，兩人的首場會談時間原定爲<text:span text:style-name="T3">10</text:span>至<text:span text:style-name="T3">15</text:span>分鐘，但最後持續了三個小時。他表示，第二天也是如此，原本只安排了<text:span text:style-name="T3">10</text:span>分鐘的會談持續了兩個小時，兩人相談甚歡。<text:span text:style-name="T3"> <text:line-break/><text:line-break/></text:span>特朗普稱，兩人在首次會談中一見如故。談到朝鮮半島局勢時，特朗普告訴習近平，他相信中國將能輕鬆應對朝鮮的威脅，並勸說中方採取措施。<text:span text:style-name="T3"> <text:line-break/><text:line-break/></text:span>特朗普表示，隨後習近平耐心地向自己解釋了中國與朝鮮的歷史。他回憶稱，在聽了<text:span text:style-name="T3">10</text:span>分鐘相關內容後，他意識到應對朝鮮並不那麽容易。<text:span text:style-name="T3"> <text:line-break/><text:line-break/></text:span>中國外交部長王毅<text:span text:style-name="T3">8</text:span>日介紹習特會情況時披露，習近平主席在朝鮮半島核問題上重申堅持半島無核化、堅持維護半島和平穩定、堅持通過對話協商解決問題。中方將繼續全面執行聯合國安理會涉朝決議。中方介紹瞭解決朝核問題的<text:span text:style-name="T3">“</text:span>雙軌並行<text:span text:style-name="T3">”</text:span>思路和<text:span text:style-name="T3">“</text:span>雙暫停<text:span text:style-name="T3">”</text:span>建議，希望找到複談的突破口。中方重申反對美方在韓部署<text:span text:style-name="T3">“</text:span>薩德<text:span text:style-name="T3">”</text:span>反導系統。雙方確認致力於實現半島無核化目標，同意就半島問題保持密切溝通與協調。<text:span text:style-name="T3"> <text:line-break/><text:line-break/></text:span>此前，特朗普曾批評中國未能更積極地利用其對朝鮮的影響力。他表示，曾非常強烈地認爲，中國對朝鮮有很大的影響力，可以輕易消除<text:span text:style-name="T3">“</text:span>朝鮮威脅<text:span text:style-name="T3">”</text:span>，但事實卻不是想的那樣。<text:span text:style-name="T3"> <text:line-break/><text:line-break/></text:span>爲應對朝鮮越來越頻繁的核導開發活動，美國在上周末向朝鮮半島附近海域派出了一個航母打擊群。特朗普說，派出航母打擊群意在阻止朝鮮採取進一步行動。<text:span text:style-name="T3"> <text:line-break/><text:line-break/></text:span>美國第三艦隊<text:span text:style-name="T3">4</text:span>月<text:span text:style-name="T3">8</text:span>日發佈聲明說，該艦隊下屬的<text:span text:style-name="T3">“</text:span>卡爾<text:span text:style-name="T3">·</text:span>文森<text:span text:style-name="T3">”</text:span>航母打擊群當天離開新加坡，改變原定駛往澳大利亞的任務計劃，轉而北上，前往西太平洋朝鮮半島附近水域展開行動。<text:span text:style-name="T3"> <text:line-break/><text:line-break/></text:span>特朗普還表示，不能允許像朝鮮這樣的國家擁有核能力和核武器，這些都具有大規模殺傷力。他說即便朝鮮目前還沒有核投放能力，將來還是可能會有。<text:span text:style-name="T3"> <text:line-break/><text:line-break/></text:span>在中美兩國元首首次會晤僅僅<text:span text:style-name="T3">4</text:span>天後，習近平主席<text:span text:style-name="T3">12</text:span>日再次應約與特朗普通話，兩國元首就朝鮮半島局勢等共同關心的問題交換了意見。習近平強調，中方堅持實現半島無核化目標，堅持維護半島和平穩定，主張通過和平方式解決問題，願同美方就半島問題保持溝通協調。<text:span text:style-name="T3"> <text:line-break/><text:line-break/></text:span>在接受《華爾街日報》專訪時，特朗普也提到了與習近平的這通電話，他在長達一個小時的通話中表示，他要讓朝鮮領導人金正恩知道，美國不僅有航母，還有核潛艇。<text:span text:style-name="T3"> <text:line-break/><text:line-break/></text:span>特朗普表示，他與習近平探討了中國退回朝鮮船運煤炭事宜。中國近日已要求退回從朝鮮運來的煤炭船貨，煤炭可能是朝鮮最重要的出口創匯商品。<text:span text:style-name="T3"> <text:line-break/><text:line-break/></text:span>此外，在人民幣匯率問題上，特朗普表示，美國政府不會將中國列爲<text:span text:style-name="T3">“</text:span>匯率操縱國<text:span text:style-name="T3">”</text:span>。<text:span text:style-name="T3"> <text:line-break/><text:line-break/></text:span>去年競選期間，特朗普曾承諾，當選總統後會立即將中國列入<text:span text:style-name="T3">“</text:span>匯率操縱國<text:span text:style-name="T3">”</text:span>名單。中國是當時特朗普抨擊最猛烈的國家之一，理由包括中國沒有在世界經濟中公平行事，利用美國賺錢以及搶了美國的生意。<text:span text:style-name="T3"> <text:line-break/><text:line-break/></text:span>不過在特朗普勝選大概五個月之後，情況幾乎發生了逆轉。如今看來，特朗普與習近平的關係或將最受全球矚目。習近平還是第一個獲悉特朗普決定向敍利亞發射<text:span text:style-name="T3">59</text:span>枚戰斧式巡航導彈的大國領袖：特朗普在<text:span text:style-name="T3">6</text:span>日的歡迎晚宴的餐後甜點時間將此事告知了習近平。<text:span text:style-name="T3"> <text:line-break/><text:line-break/></text:span>在接受《華爾街日報》的採訪時，特朗普表示並不會在本周發佈的一份報告中將中國列入這個名單，他說，近幾個月來中國並未<text:span text:style-name="T3">“</text:span>操縱匯率<text:span text:style-name="T3">”</text:span>，目前更爲重要的是關注與北京在共同應對朝鮮威脅上的合作。<text:span text:style-name="T3"> <text:line-break/><text:line-break/></text:span>此外，特朗普表示，他已向中國國家主席習近平提出對中國更加有利的貿易協定，以換取中國協助應對朝鮮威脅。<text:span text:style-name="T3"> <text:line-break/><text:line-break/></text:span>特朗普談到上周他與習近平的會談時表示，他告訴習近平，美國不會讓當前貿易逆差問題持續下去，但是如果中國想要達成理想的貿易協定，就需要解決朝鮮問題，這值得美國付出貿易逆差代價，值得降低他在正常情況下對貿易協定的要求。<text:span text:style-name="T3"> <text:line-break/></text:span>之前一天，<text:span text:style-name="T3">4</text:span>月<text:span text:style-name="T3">11</text:span>日的晚上，特朗普就朝核問題發推文稱，<text:span text:style-name="T3">“</text:span>朝鮮正在自找麻煩，如果中國決定幫忙，那很棒。如果不幫，我們將在沒有中國參與的情況下解決問題。我曾向中國國家主席解釋，中國如果解決朝核問題，將從美國獲得有利得多的貿易協定。<text:span text:style-name="T3">” <text:line-break/><text:line-break/></text:span>對於中美是否會將解決朝核問題與中美貿易問題相挂鈎，中國外交部<text:span text:style-name="T3">12</text:span>日回應稱，在半島問題上，習近平主席在與特朗普的通話中表明瞭中方立場，我們還是堅持實現半島無核化這個目標，堅持維護半島和平穩定，堅持通過對話談判和平解決有關問題。中方這個立場美方非常清楚。<text:span text:style-name="T3"> <text:line-break/><text:line-break/>4</text:span>月<text:span text:style-name="T3">7</text:span>日，在第二場正式會晤後，習近平同特朗普到秀麗宜人的海湖莊園中散步，在輕鬆友好的氣氛中繼續就兩國友好合作進行討論。<text:span text:style-name="T3"> <text:line-break/><text:line-break/>13</text:span>日，特朗普再次表示，朝鮮問題<text:span text:style-name="T3">“</text:span>將會得到處理的<text:span text:style-name="T3">”</text:span>。<text:span text:style-name="T3"> <text:line-break/><text:line-break/></text:span>當天，特朗普在白宮羅斯福室會晤亞特蘭大一座州際高速公路立交橋倒塌後的緊急趕到現場的人員。在記者問到他要向朝鮮發出什麽信號時，特朗普說：<text:span text:style-name="T3">“</text:span>朝鮮是個問題。這個問題將會得到處理。<text:span text:style-name="T3">” <text:line-break/><text:line-break/></text:span>他說，他相信中國國家主席習近平在幫助解決朝鮮問題上<text:span text:style-name="T3">“</text:span>非常努力<text:span text:style-name="T3">”</text:span>。特朗普提到了他上星期在海湖莊園與習近平的會晤。<text:span text:style-name="T3"> <text:line-break/><text:line-break/></text:span>他說：<text:span text:style-name="T3">“</text:span>你們知道，我真的喜歡上並且尊重習主席。他很棒。我們在佛羅裏達一道度過了很長時間。他是一位非常與衆不同的人。所以我們看看如何發展吧。我認爲他會很努力地去試。<text:span text:style-name="T3">” <text:line-break/></text:span>（<text:span text:style-name="T3">I have really gotten to like and respect, as you know, President Xi. He's a terrific person. We spent a lot of time together in Florida. And he's a very special man, so we'll see how it goes. I think he's going to try very hard.</text:span>）<text:span text:style-name="T3"> <text:line-break/><text:line-break/>12</text:span>日，特朗普在與來訪的北約秘書長斯托爾滕貝格在白宮一道回答記者提問時也說，他和習近平主席有了交情。<text:span text:style-name="T3"> <text:line-break/><text:line-break/></text:span>特朗普在記者會上說：<text:span text:style-name="T3">“</text:span>習主席想做正確的事情。我們建立了很好的關係<text:span text:style-name="T3">(we had a very good bonding)</text:span>，我認爲我們有非常好的<text:span text:style-name="T3">‘</text:span>化學反應<text:span text:style-name="T3">’(we had a very good chemistry)</text:span>。我認爲他想在朝鮮問題上幫助我們。<text:span text:style-name="T3">” <text:line-break/><text:line-break/></text:span>在前述《華爾街日報》的專訪中，在被問及他在競選期間發表激烈言辭時是否想到將來能與習近平有這樣的關係，特朗普簡潔回答說：沒有。<text:span text:style-name="T3"> <text:line-break/><text:line-break/></text:span>特朗普說，習近平很聰明，這是其長處，他稱之爲靈活。<text:span text:style-name="T3"> <text:line-break/><text:line-break/></text:span>觀察者網綜合外交部網站、新華社、華爾街日報等報導。<text:span text:style-name="T3"> </text:span></text:p>
      <text:p text:style-name="P1">lbboy   |  2017.04.14 08:41   |   <text:a xlink:type="simple" xlink:href="http://palinfo.habago.org/Entry?Command=Information_PrintForum&amp;iPage=169#FORUM35628"><text:span text:style-name="T2">#</text:span></text:a></text:p>
      <text:p text:style-name="P3"><text:span text:style-name="T3"><text:line-break/></text:span>台灣的電視節目真的能看的不多，<text:span text:style-name="T3"><text:s/></text:span>下面大陸的這個節目我覺得分析的比台灣的好，可以常常看看。<text:span text:style-name="T3"><text:s/></text:span>台灣的好像就是把國際媒體報的東西講一遍，站在西方立場，<text:span text:style-name="T3"><text:s/></text:span>也沒什麼洞見。<text:span text:style-name="T3"> <text:line-break/><text:line-break/></text:span>鴻觀：<text:span text:style-name="T3"> <text:line-break/>https://youtu.be/nZI7tHVfIx4 </text:span></text:p>
      <text:p text:style-name="P1">kevin   |  2017.04.14 08:31   |   <text:a xlink:type="simple" xlink:href="http://palinfo.habago.org/Entry?Command=Information_PrintForum&amp;iPage=169#FORUM35627"><text:span text:style-name="T2">#</text:span></text:a></text:p>
      <text:p text:style-name="P2">如果美國與北韓真的開打<text:span text:style-name="T3">.......</text:span>該不會台灣又必須出錢買單且出動部隊到北韓幫美國人站崗吧<text:span text:style-name="T3">?</text:span></text:p>
      <text:p text:style-name="P1"><text:span text:style-name="T1">楊宏</text:span><text:s/>  |  2017.04.14 07:56   |   <text:a xlink:type="simple" xlink:href="http://palinfo.habago.org/Entry?Command=Information_PrintForum&amp;iPage=169#FORUM35626"><text:span text:style-name="T2">#</text:span></text:a></text:p>
      <text:p text:style-name="P3">剛看到有位台灣女子在大陸的論壇上說<text:span text:style-name="T3"><text:s/>: <text:line-break/></text:span>本來老聽說習大要反腐<text:span text:style-name="T3">,</text:span>我都只聽聽當耳邊風而已<text:span text:style-name="T3">. <text:line-break/></text:span>至從人民的名義這部劇播出後<text:span text:style-name="T3">,</text:span>我才開始真正相信大陸反腐是玩真的啦<text:span text:style-name="T3">! <text:line-break/><text:line-break/></text:span>這部劇播出是正面的<text:span text:style-name="T3">,</text:span>給大陸按個贊<text:span text:style-name="T3">~ <text:line-break/></text:span>有網友回<text:span text:style-name="T3"><text:s/>: <text:line-break/></text:span>你每天看看上面网址你就知道了<text:span text:style-name="T3"> <text:line-break/>http://www.ccdi.gov.cn/jlsc/ <text:line-break/>' <text:line-break/></text:span>這是中共中央紀律檢查委員會的官網，應該是所謂的中紀委。<text:span text:style-name="T3"> <text:line-break/></text:span>新陳代謝去腐生新，體制上的優勢，領導人的優秀，祖國的未來很讓人期待<text:span text:style-name="T3"><text:s/>! <text:line-break/><text:line-break/></text:span>党纪处分<text:span text:style-name="T3"> <text:line-break/></text:span>更多<text:span text:style-name="T3"><text:s/>&gt;&gt; <text:line-break/><text:line-break/></text:span>江苏省原省委常委、常务副省长李云峰严重违纪被开除党籍和公职<text:span text:style-name="T3"> <text:line-break/>2017-04-07 <text:line-break/></text:span>广东省委原常委、珠海市委原书记李嘉严重违纪被开除党籍和公职<text:span text:style-name="T3"> <text:line-break/>2017-03-08 <text:line-break/></text:span>湖南省委原常委、宣传部部长张文雄严重违纪被开除党籍和公职<text:span text:style-name="T3"> <text:line-break/>2017-02-27 <text:line-break/><text:line-break/></text:span>中央一级党和国家机关、国企和金融单位干部<text:span text:style-name="T3"> <text:line-break/></text:span>执纪审查<text:span text:style-name="T3"> <text:line-break/></text:span>更多<text:span text:style-name="T3"><text:s/>&gt;&gt; <text:line-break/><text:line-break/></text:span>中国进出口银行北京分行原党委书记李昌军接受组织审查<text:span text:style-name="T3"> <text:line-break/>2017-04-09 <text:line-break/></text:span>中国船舶重工集团公司党组成员、纪检组组长刘长虹接受组织调查<text:span text:style-name="T3"> <text:line-break/>2016-11-05 <text:line-break/></text:span>国有重点大型企业监事会第<text:span text:style-name="T3">17</text:span>办主任王克勤被调查<text:span text:style-name="T3"> <text:line-break/>2016-10-28 <text:line-break/><text:line-break/></text:span>党纪处分<text:span text:style-name="T3"> <text:line-break/></text:span>更多<text:span text:style-name="T3"><text:s/>&gt;&gt; <text:line-break/><text:line-break/></text:span>农业部兽医局原副局长李长友被开除党籍和公职<text:span text:style-name="T3"> <text:line-break/>2016-12-28 <text:line-break/></text:span>辽宁省烟草专卖局原党组书记、局长王志富被<text:span text:style-name="T3">"</text:span>双开<text:span text:style-name="T3">" <text:line-break/>2016-12-22 <text:line-break/></text:span>环保部华北督查中心原巡视员王赣江被开除党籍<text:span text:style-name="T3"> <text:line-break/>2016-12-13 <text:line-break/><text:line-break/></text:span>省管干部<text:span text:style-name="T3"> <text:line-break/></text:span>执纪审查<text:span text:style-name="T3"> <text:line-break/></text:span>更多<text:span text:style-name="T3"><text:s/>&gt;&gt; <text:line-break/><text:line-break/></text:span>广西铁路投资集团有限公司原副总经理郭成球被审查<text:span text:style-name="T3"> <text:line-break/>2017-04-10 <text:line-break/></text:span>沈阳市人大财经委原副主任江崇军接受组织审查<text:span text:style-name="T3"> <text:line-break/>2017-04-10 <text:line-break/></text:span>河南省平顶山市常务副市长黄祥利接受组织审查<text:span text:style-name="T3"> <text:line-break/>2017-04-10 <text:line-break/><text:line-break/></text:span>党纪处分<text:span text:style-name="T3"> <text:line-break/></text:span>更多<text:span text:style-name="T3"><text:s/>&gt;&gt; <text:line-break/><text:line-break/></text:span>辽宁省铁岭市委原副书记、市长姜周被<text:span text:style-name="T3">"</text:span>双开<text:span text:style-name="T3">" <text:line-break/>2017-04-13 <text:line-break/></text:span>辽宁省财政厅原副厅长魏跃晖被<text:span text:style-name="T3">"</text:span>双开<text:span text:style-name="T3">" <text:line-break/>2017-04-13 <text:line-break/></text:span>滨州医学院原党委书记刘树琪被开除党籍和公职<text:span text:style-name="T3"> <text:line-break/>2017-04-10</text:span></text:p>
      <text:p text:style-name="P4"/>
      <text:p text:style-name="P1"><text:span text:style-name="T1">陳真</text:span><text:s/>  |  2017.04.14 01:22   |   <text:a xlink:type="simple" xlink:href="http://palinfo.habago.org/Entry?Command=Information_PrintForum&amp;iPage=170#FORUM35625"><text:span text:style-name="T2">#</text:span></text:a></text:p>
      <text:p text:style-name="P3">美國真的要打北韓嗎？中國專家：不會有第二次「韓戰」，但金正恩可能真的害怕了<text:span text:style-name="T3"> <text:line-break/><text:line-break/></text:span>風傳媒<text:span text:style-name="T3">2017</text:span>年<text:span text:style-name="T3">4</text:span>月<text:span text:style-name="T3">13</text:span>日<text:span text:style-name="T3"> <text:line-break/><text:line-break/></text:span>朝鮮半島近來情勢高度緊繃，各方預期北韓<text:span text:style-name="T3">4</text:span>月底之前就會第<text:span text:style-name="T3">6</text:span>度試爆核彈，引發美國強烈、甚至軍事化的反應，而中國的態度似乎已經不會讓川普政府投鼠忌器。還有人擔心，朝鮮半島會不會再一次爆發韓戰，將美國、中國、北韓、南韓、日本、俄羅斯都捲進來<text:span text:style-name="T3">? <text:line-break/><text:line-break/></text:span>對此，長期研究國際政治經濟學、地緣政治的中國吉林大學公共外交學院副教授、國觀智庫特約研究員孫興傑認為，中美不會再次因朝鮮半島危機陷入對抗，更不要說戰爭。中美之間對北韓核武問題至少已達成<text:span text:style-name="T3">3</text:span>項共識，中國、南韓與美國已經在核武問題上向北韓畫出「紅線」，形成圍堵之勢。<text:span text:style-name="T3"> <text:line-break/><text:line-break/></text:span>北韓方面，除了繼續喊話揚言開戰，也突然宣布最高人民會議恢復設立「外交委員會」，還向東協求援。「懂得恐懼的人是會做出妥協以求自保」，這一次，金正恩可能真的害怕了。置之死地而後生，長期陷入僵局的北韓核武問題可能會因此萌生轉機。<text:span text:style-name="T3"> <text:line-break/><text:line-break/></text:span>中美俄戰略三角關係<text:span text:style-name="T3"><text:s/></text:span>最弱的一環是美俄關係<text:span text:style-name="T3"> <text:line-break/><text:line-break/></text:span>孫興傑指出，在朝鮮半島局勢上，中美俄戰略三角關係一直就存在。第一次韓戰讓中、蘇與美國的對立，現在半島局勢會不會再現<text:span text:style-name="T3">2</text:span>：<text:span text:style-name="T3">1</text:span>的對峙態勢？從中國的國際地位來說，已經不存在當年中蘇同盟的現實條件。半島再亂，要想引發國際戰爭，恐怕並不容易。中美俄三國已經形成較為順暢的溝通機制，不會因為某一小國的折騰而破壞大國間的勢力均衡；川習會提出「危機管控」，再次確認了這一點。<text:span text:style-name="T3"> <text:line-break/><text:line-break/></text:span>川習會取得的成果和共識，對俄羅斯造成不小的壓力。川普上台後，美俄關係雖然一直被熱炒，但美國媒體或者體制派對俄羅斯一直保持戒備。川普的白宮國家安全顧問佛林（<text:span text:style-name="T3">Michael Flynn</text:span>）只幹了<text:span text:style-name="T3">24</text:span>天，就因「通俄」之嫌被攆下台。川普在川習會登場當天空襲敘利亞，也是急著向美國國內澄清「通俄」之嫌。<text:span text:style-name="T3"> <text:line-break/><text:line-break/></text:span>短期來看，川普和俄羅斯總統普京（<text:span text:style-name="T3">Vladimir Putin</text:span>）不可能握手言歡了。據說此次美國國務卿提勒森（<text:span text:style-name="T3">Rex Tillerson</text:span>）訪俄，是為了勸說普京放棄敘利亞阿塞德（<text:span text:style-name="T3">Bashar al-Assad</text:span>）政權。這更是讓俄羅斯深感「是可忍孰不可忍」。可以說，美俄關係已成為中美俄三角關係中最薄弱的一環。<text:span text:style-name="T3"> <text:line-break/><text:line-break/></text:span>對朝鮮半島而言，中美共識是朝鮮半島穩定的根本前提，與俄羅斯走近，北韓得到的保護並不多。對北韓來說，一個眼前的警告就是，敘利亞有俄羅斯保護和撐腰，尚且被攻擊，那北韓呢？這也是為什麼，敘利亞被空襲後，北韓會坐不住，第一時間跳出來抗議美國的「侵略」。</text:p>
      <text:p text:style-name="P1"><text:span text:style-name="T1">陳真</text:span><text:s/>  |  2017.04.14 01:10   |   <text:a xlink:type="simple" xlink:href="http://palinfo.habago.org/Entry?Command=Information_PrintForum&amp;iPage=170#FORUM35624"><text:span text:style-name="T2">#</text:span></text:a></text:p>
      <text:p text:style-name="P2">隨著朝鮮半島的戰雲密佈，文在寅和安哲秀兩人的民調，竟也隨著大翻盤；原本遙遙領先、親中、友朝、左派的文在寅，在一些民調中竟然輸給所謂中間派的安哲秀。更不可思議的是，原本反對部署薩德的文在寅為了呼應目前高漲的戰爭氣氛，竟也改口支持部署薩德。毫無疑問，川普是安哲秀助選團團長，成功地挑起南韓民眾的危機意識，大幅拉低文在寅的聲勢與支持度。這是一個事實，但我不認為這是川普突然挑起戰爭的主要目的。<text:span text:style-name="T3"> <text:line-break/><text:line-break/></text:span>這意思是說，川普的企圖，或者說野心，理應遠比影響一場選舉還要<text:span text:style-name="T3"><text:s/>"</text:span>大<text:span text:style-name="T3">"</text:span>；北韓只是他藉以上桌下賭注的一個籌碼<text:span text:style-name="T3"><text:s/>(</text:span>他手上還有其它很多籌碼<text:span text:style-name="T3">)</text:span>，打擊對象當然還是中國。<text:span text:style-name="T3"> <text:line-break/><text:line-break/></text:span>我所謂<text:span text:style-name="T3"><text:s/>"</text:span>大<text:span text:style-name="T3">"</text:span>，只含貶意而無智能上的絲毫敬意，指的是<text:span text:style-name="T3"><text:s/>"</text:span>大而無當<text:span text:style-name="T3">" </text:span>的那樣一種<text:span text:style-name="T3"><text:s/>"</text:span>大<text:span text:style-name="T3">"</text:span>；我不相信川普及其領導團隊本身有這麼<text:span text:style-name="T3"><text:s/>"</text:span>細膩<text:span text:style-name="T3">" </text:span>的思維會想去影響南韓選舉同時確保薩德的部署。他們所盤算的，應該是一種抄短線式的大利益大算盤，就像賭徒或投機客想迅速發一筆橫財那樣一種居心思維。<text:span text:style-name="T3"> <text:line-break/><text:line-break/></text:span>在這個意義上，我比較相信川普代表著一個瀕臨失控的政權，缺乏精心盤算與謀略而一味恣意膽大妄為，跡近瘋狂。這似乎是所謂素人政治的一個經常可見的高度風險，凡事不按牌理出牌；其不可測並非源自於其思維之高深莫測與長遠盤算<text:span text:style-name="T3">(</text:span>一如普丁<text:span text:style-name="T3">)</text:span>，而是源自於無知與莽撞，缺乏現代政治所極度需要的一種精算能力與專業。這就好像一架飛機突然交給一群膽子很大但腦子很小、而且從未有過飛行經驗的素人，七手八腳就開起飛機來，飛得很開心。這個比喻或許只說對了前半段，至於後半段，就不會只是光以墜機做為一種結局了。墜機只會導致機上人員傷亡，但川普主政下、行事瘋狂不可測的美國政府，所導致的後果，卻很可能是世人的普遍災難，而不會僅僅是一個戰爭帝國的衰亡。<text:span text:style-name="T3"> <text:line-break/><text:line-break/></text:span>剛剛看電視，挑一兩個比較偏藍的政論節目來看，我發現台灣電視上這些名嘴或所謂學者專家們十之八九對於國際問題都很外行，很主流，很好萊塢，很幼稚，缺乏最基本的認識，大多胡說八道一通。至於綠營那些人渣及走狗們當然就更不用說了，他們除了關心撈錢和奪權以及反中反華之外，腦子向來一片空洞空白。<text:span text:style-name="T3"> <text:line-break/><text:line-break/></text:span>我比較擔心的是，台灣做為一條美國人和日本人養的狗，最好別護主心切，沒事就別亂吠，盡量離遠一點，不要自己跑去為主人擋子彈，別讓台灣成為美、日的炮灰；不要每次都好像隨著主人狂吠就顯得很光榮很得意似的。比方說最近這個綠油油的人渣政府竟然高聲高調地說什麼要抵制北韓，譴責北韓，彷彿惟恐別人不知道似的，目的當然是搞政治內銷：<text:span text:style-name="T3">"</text:span>你看，我們參與了國際事務耶，我們是偉大的台灣國耶，全世界都在看，大家都好尊敬好羨慕我們耶！<text:span text:style-name="T3">" <text:line-break/><text:line-break/></text:span>前一陣子，美國主人找這些狗奴才去美國開一個什麼國際反恐會議，居然因此得意非凡，<text:span text:style-name="T3">"</text:span>你看！不得了吧！我們參與了國際事務耶！主人找我們去開會耶！我們也有打擊恐怖份子哦！台灣國就是讚！<text:span text:style-name="T3">" <text:line-break/><text:line-break/></text:span>這兩天，甚至連什麼台灣製造的子彈被美國主人大量廉價收購，甚至半買半送，居然新聞斗大標題是：<text:span text:style-name="T3">"</text:span>台灣之光！<text:span text:style-name="T3">" </text:span>真難想像世界上怎麼會有這麼窩囊猥瑣、自卑又自大、充滿低級虛榮的社會，連幫主人製造子彈也能得意成那樣。你不要以為人家打架不打狗，看你整天亂吠，狗還是照打，平白給人當炮灰。</text:p>
      <text:p text:style-name="P1"><text:span text:style-name="T1">范美林</text:span><text:s/>  |  2017.04.13 12:13   |   <text:a xlink:type="simple" xlink:href="http://palinfo.habago.org/Entry?Command=Information_PrintForum&amp;iPage=170#FORUM35623"><text:span text:style-name="T2">#</text:span></text:a></text:p>
      <text:p text:style-name="P3">簡單提出觀察北韓問題的一個面向：<text:span text:style-name="T3"> <text:line-break/><text:line-break/></text:span>您可以看看安哲秀民調超越文在寅這條新聞。這一個月來安的民調正好跟文的民調兩者對調，現在安大概已經拿快過半的選民支持了。<text:span text:style-name="T3"> <text:line-break/><text:line-break/></text:span>而安在前幾天接受<text:span text:style-name="T3">TVBS</text:span>記者訪問時說出他對薩德跟北韓問題的看法：跟北京持續尋求溝通與理解，跟美國繼續在軍事國防上合作。簡言之，就跟朴槿惠幾年的基調一樣：經濟向中靠攏，國安則與美國合作。相反地，文則是親朝──尋求對話並看能否撤除薩德。<text:span text:style-name="T3"> <text:line-break/><text:line-break/></text:span>現在美國這邊升高開戰危險也算是幫了安一把。美國人、金正恩、日本人都只不過是在幫他助選，這麼大陣仗可稱作是東亞史上最大助選團了吧（笑）。原因無他，菲律賓選上一位杜特蒂就打亂美國在東亞島鍊的布局了，這次怎麼說都不能再丟掉一個韓國。<text:span text:style-name="T3"> </text:span></text:p>
      <text:p text:style-name="P1"><text:span text:style-name="T1">陳真</text:span><text:s/>  |  2017.04.13 02:13   |   <text:a xlink:type="simple" xlink:href="http://palinfo.habago.org/Entry?Command=Information_PrintForum&amp;iPage=170#FORUM35622"><text:span text:style-name="T2">#</text:span></text:a></text:p>
      <text:p text:style-name="P2"><text:span text:style-name="T3">wsws </text:span>這文章是早在習川會之前所寫，那時仍一片歌舞昇平，但作者已經精準掌握到事情的可能發展，亦即川普有可能用盡各種手段對北韓發動戰爭。<text:span text:style-name="T3"> <text:line-break/><text:line-break/></text:span>那時候美國甚至都還沒攻擊敘利亞，但這文章已清楚提到，川普式的戰爭作風不但會先動手，而且無預警。作者引用了川普一段公開談話，川普說他自己跟過去所有美國總統都不一樣，他才不會跟大家說他將會攻擊何處或何時發動攻擊。川普說他不知道過去的美國總統發動戰爭幹嘛還事先預告，他覺得沒有理由這麼做。<text:span text:style-name="T3"><text:line-break/><text:line-break/></text:span>作者提出警告，川普一意孤行想對北韓發動戰爭，結局不但會對南北韓人民產生毀滅性的後果，而且將會把中俄日等國捲入烽火。<text:span text:style-name="T3"> <text:line-break/><text:line-break/></text:span>作者提到歐巴馬時代的國防部長<text:span text:style-name="T3">Ashton Carter</text:span>，此人向來主張對北韓動武；他說，他對於戰爭的結果毫無懸念，北韓必然會被打敗，但他說，他同時也得提醒各位，這場戰爭將會是韓戰以來最為慘烈的一場戰爭，特別是對於南韓的傷害，將是毀滅性的。<text:span text:style-name="T3">Ashton Carter </text:span>在柯林頓時代擔任國防部副長時<text:span text:style-name="T3"><text:s/>(1994</text:span>年<text:span text:style-name="T3">)</text:span>，曾經深深參與了對北韓作戰計畫的擬定，該計畫後來暫時作罷，因為評估光是美軍及韓國人就會有<text:span text:style-name="T3">30</text:span>萬至<text:span text:style-name="T3">50</text:span>萬人死亡，更不用說被摧毀的北韓將有更多人命的傷亡。<text:span text:style-name="T3"> <text:line-break/><text:line-break/></text:span>作者說，<text:span text:style-name="T3">1950</text:span>年至<text:span text:style-name="T3">1953</text:span>年的韓戰，導致數百萬人死亡，而那也是歷史上唯一一次中美之間的戰爭。作者說，韓戰若再度爆發，將很可能引爆核戰。川普任命的國防部長<text:span text:style-name="T3"><text:s/>James Mattis, </text:span>是個好戰份子，外號<text:span text:style-name="T3"><text:s/>“Mad Dog” (</text:span>瘋狗<text:span text:style-name="T3">)</text:span>，揚言北韓若膽敢使用核武器，將會面臨<text:span text:style-name="T3"><text:s/>"nuclear annihilation" (</text:span>核毀滅<text:span text:style-name="T3">) </text:span>的後果。<text:span text:style-name="T3"> <text:line-break/><text:line-break/></text:span>作者認為，世界大戰似乎難以避免，但這並非僅僅因為川普個人的非理性與盲動，根本原因更是在於美國本身以及全球資本主義所面臨的深層危機，美國企圖以其至今依然稱霸世界的武力來扭轉其勢將衰敗的歷史宿命。與過去不同的是，美國四分之一個世紀以來，在中東和中亞四處發動侵略戰爭的後果是，它終將面臨對手，也就是中國和俄國。<text:span text:style-name="T3"> <text:line-break/><text:line-break/></text:span>至於平壤當局的武力叫陣，作者認為，事實上只是剛好正中美國之下懷，提供美國一個絕佳的藉口，藉以發動戰爭。作者說，跟<text:span text:style-name="T3">2003</text:span>年美國侵略伊拉克以及隨後各場由美國發動的戰爭不同的是，過去的幾次戰爭都相當高調，但是，這回美國對北韓所企圖發動的戰爭計畫卻偷偷進行，而且相當無情而殘酷。作者說，世人將付不起這個代價，很可能有一天，當我們一早醒來，居然發現美國攻擊了北韓，而世界就懸掛在核毀滅的邊緣。<text:span text:style-name="T3"> <text:line-break/><text:line-break/></text:span>陳真<text:span text:style-name="T3"><text:s/>2017. 04. 13. <text:line-break/><text:line-break/><text:line-break/>======================== <text:line-break/><text:line-break/>Trump threatens China with war on North Korea <text:line-break/><text:line-break/>4 April 2017 <text:line-break/><text:line-break/>WSWS <text:line-break/><text:line-break/>Ahead of his meeting this week with Chinese President Xi Jinping, President Trump issued a blunt, menacing warning to Beijing to force North Korea to abandon its nuclear and missile programs … or else. Speaking to the Financial Times, he declared: “If China is not going to solve North Korea, we will. That is all that I am telling you.” <text:line-break/><text:line-break/>Trump outlined the ultimatum that he intends to deliver to Xi: “China has great influence over North Korea. And China will either decide to help us with North Korea, or they won’t. And if they do that will be very good for China, and if they don’t it won’t be good for anyone.” <text:line-break/><text:line-break/>Trump’s threats have only one meaning: if the Chinese government is not prepared to economically cripple or oust the Pyongyang regime, the US is prepared to use every means at its disposal, including its massive military might, against North Korea. As US Secretary of State Rex Tillerson emphasised during his trip to Asia last month, all options, including war with North Korea, are on the table. <text:line-break/><text:line-break/>Whatever measures the US might initially take, Trump made absolutely clear that he was prepared to attack North Korea and could do so with no notice. “I am not the United States of the past where we tell you where we are going to hit in the Middle East,” he told the newspaper. “Where they say … ‘We will be attacking Mosul in four months.’ … Why are they talking? There is no reason to talk.” <text:line-break/><text:line-break/>Behind closed doors, the Trump administration has been preparing for a war with North Korea that will not only be catastrophic for the Korean people on the divided peninsula but could drag in other major powers, including China, Russia and Japan. <text:line-break/><text:line-break/>The White House has just completed a review of US policy towards North Korea ahead of Xi’s meeting with Trump. While the options reportedly include heavy sanctions not only against North Korea but also Chinese firms doing business with Pyongyang, the Trump administration would not stop there. <text:line-break/><text:line-break/>During his recent trip, Tillerson declared that the Obama administration’s policy of incrementally increased sanctions—dubbed “strategic patience”—had failed. He also ruled out any immediate negotiations with Pyongyang. All of the remaining options—cyber warfare, provocations and covert operations to destabilise the North Korean regime and military action of various forms—threaten to rapidly plunge the region into war. <text:line-break/><text:line-break/>The Financial Times asked Trump: “Do you think you can solve it [North Korea] without China’s help?” His utter recklessness is summed up in his one word reply: “Totally.” Asked the same question again, he responded: “I don’t have to say any more. Totally.” <text:line-break/><text:line-break/>The incalculable consequences of war on the Korean Peninsula were summed up by Obama’s defence secretary, Ashton Carter, who has long been a supporter of military strikes on North Korea. Speaking to ABC News on Sunday, Carter declared that he was not optimistic about pressuring China to take action against North Korea. <text:line-break/><text:line-break/>Carter insisted that the military option had to remain on the table then, with callous indifference to the human suffering involved, sketched what would happen in the wake of a US pre-emptive strike on North Korea. “It is quite possible that they [Pyongyang] would … launch an attempted invasion of South Korea. As I said, I’m confident of the outcome of that war, which would be the defeat of North Korea. <text:line-break/><text:line-break/>“But I need to caution you. This is a war that would have an intensity of violence associated with it that we haven’t seen since the last Korean War. Seoul is right there on the borders of the DMZ [border with North Korea], so even though the outcome is certain, it is a very destructive war,” Carter declared. <text:line-break/><text:line-break/>Carter knows of what he speaks. As assistant defence secretary in the Clinton administration, he was deeply involved in planning for the war with North Korea in 1994 that was called off at the last minute when the Pentagon conservatively estimated the likely outcome—300,000 to 500,000 South Korean and American military casualties, not counting the death toll in North Korea and civilian dead and injured. <text:line-break/><text:line-break/>The death toll in the Korean War between 1950 and 1953 ran into the millions. Casualties in a war today in which North Korea as well as the US have nuclear weapons and could use nuclear weapons would be far higher. US Defence Secretary James “Mad Dog” Mattis has already warned that any attempt by Pyongyang to use its nuclear weapons would be met with an “effective and overwhelming response”—that is, nuclear annihilation. <text:line-break/><text:line-break/>The Korean War was the only time that China and the United States directly fought a war. The strategic position of the Korean Peninsula in North East Asia has made it a focus for invasions and wars for more than a century—involving not only the United States and China, but also Japan and Russia. The danger is that a new war would rapidly drag in other military powers, including those armed with nuclear weapons. <text:line-break/><text:line-break/>The danger of world war arises not simply as a result of the erratic and reckless behaviour of Trump. Rather, his irrationality is a product of the profound crisis of American and global capitalism and the determination of the US ruling class for whom he speaks to exploit its current military dominance to arrest its historic decline—whatever the outcome. A quarter century of military provocations and invasions in the Middle East and Central Asia are now coalescing into a confrontation with major US rivals—above all, China and Russia. <text:line-break/><text:line-break/>The reaction of the North Korean regime to the growing threat of war is utterly reactionary. Its missile and nuclear tests play directly into Washington’s hands by providing a pretext for war. Moreover, Pyongyang’s nationalist bombast and bloodcurdling threats against the US, Japan and South Korea only heighten the danger of war and sow divisions in the international working class. <text:line-break/><text:line-break/>Unlike the criminal US-led invasion of Iraq in 2003 or the more recent wars in the Middle East, the countdown to war against North Korea is not being made public. Nevertheless it is proceeding with a relentless logic. Workers around the globe cannot afford to wake up one morning to find that the US has bombed North Korea and the world stands on the brink of a nuclear war. <text:line-break/><text:line-break/>The only means for halting the drive to war is to put an end to its source—the bankrupt profit system and its division of the world into rival nation states—through the building of a unified anti-war movement of the working class based on socialist internationalism. <text:line-break/><text:line-break/>Peter Symonds</text:span></text:p>
      <text:p text:style-name="P1"><text:span text:style-name="T1">陳真</text:span><text:s/>  |  2017.04.12 20:44   |   <text:a xlink:type="simple" xlink:href="http://palinfo.habago.org/Entry?Command=Information_PrintForum&amp;iPage=170#FORUM35621"><text:span text:style-name="T2">#</text:span></text:a></text:p>
      <text:p text:style-name="P3">中國面對潛在事件向來的作法都是大軍壓境，防患於未然，不可能會有一個國家面臨這樣一種一觸即發的戰爭邊緣時卻絲毫不做任何準備。用肚臍想也知道不可能。記者去問這樣一個白癡問題，難道軍方會跟你回答說<text:span text:style-name="T3"><text:s/>"</text:span>對啊，我們的幾萬軍隊正在如何如何<text:span text:style-name="T3">"</text:span>？難道軍方會跟你說：<text:span text:style-name="T3">"</text:span>對啊，現在好危險哦，大家皮要繃緊一點了<text:span text:style-name="T3">"</text:span>？那不是沒事先添亂嗎？他當然會跟你說<text:span text:style-name="T3"><text:s/>"</text:span>沒事沒事，一切如常<text:span text:style-name="T3">"</text:span>。但事實上絕對沒有如常。你如果仔細去看最近幾天各國媒體，就能清楚看到世界各國紛紛在為戰爭做準備，以防萬一，更不用說近在咫尺的中國了。<text:span text:style-name="T3"> <text:line-break/><text:line-break/></text:span>北韓這事將如何善了，我還真是很煩惱。美、朝兩國難道會有人如中國之提議各自先罷手？倘若核試勢在必行<text:span text:style-name="T3">(4</text:span>月<text:span text:style-name="T3">15</text:span>日<text:span text:style-name="T3">?)</text:span>，那麼，美國的什麼<text:span text:style-name="T3"><text:s/>"</text:span>超強無敵<text:span text:style-name="T3">"(</text:span>川普語<text:span text:style-name="T3">)</text:span>航空母艦難道是遠道前來觀賞的嗎？到此一遊，裝做沒事便回家去？<text:span text:style-name="T3"> <text:line-break/><text:line-break/></text:span>陳真<text:span text:style-name="T3"><text:s/>2017.04. 12. <text:line-break/><text:line-break/>================= <text:line-break/></text:span>外媒：朝鮮半岛战争可能性增大<text:span text:style-name="T3"><text:s/></text:span>韩国或迎災難性后果<text:span text:style-name="T3"> <text:line-break/><text:line-break/>2017-04-11 <text:line-break/><text:line-break/></text:span>环球时报<text:span text:style-name="T3"><text:s/></text:span>莽九晨<text:span text:style-name="T3"> <text:line-break/><text:line-break/></text:span>　　【环球时报综合报道】<text:span text:style-name="T3">“</text:span>韩国不会有事吧？<text:span text:style-name="T3">”</text:span>韩<text:span text:style-name="T3">“News 1”</text:span>网站<text:span text:style-name="T3">10</text:span>日称，随着美国在韩国周边部署军备的大动作不断，韩国网络上不安情绪迅速扩散。虽然每年春天韩美联合军演期间半岛局势都会紧张，但像今年这样到处流传<text:span text:style-name="T3">“</text:span>四月危机说<text:span text:style-name="T3">”</text:span>还是首次。<text:span text:style-name="T3"> <text:line-break/><text:line-break/></text:span>　　韩国媒体称，韩国人已经<text:span text:style-name="T3">“</text:span>受够了<text:span text:style-name="T3">”</text:span>几十年的南北紧张关系。韩国峨山政策研究院去年<text:span text:style-name="T3">9</text:span>月至<text:span text:style-name="T3">12</text:span>月的调查发现，<text:span text:style-name="T3">43.2%</text:span>的受访者认为危机情况下进攻朝鲜是<text:span text:style-name="T3">“</text:span>必要的<text:span text:style-name="T3">”</text:span>，比<text:span text:style-name="T3">3</text:span>年前增长<text:span text:style-name="T3">6.9%;</text:span>反对武力进攻者比之前下降<text:span text:style-name="T3">9%</text:span>。<text:span text:style-name="T3"> <text:line-break/><text:line-break/></text:span>　　据<text:span text:style-name="T3"><text:s/></text:span>《纽约时报》报道，美国国家安全顾问麦克马斯特周日表示，特朗普近期就会评估铲除朝鲜导弹<text:span text:style-name="T3">“</text:span>威胁<text:span text:style-name="T3">”</text:span>的选项。报道称，美国航母的行动是在警告朝鲜，<text:span text:style-name="T3">“</text:span>即便美国当前聚焦叙利亚问题，也没把他们忘了<text:span text:style-name="T3">!” <text:line-break/><text:line-break/></text:span>　　俄联邦委员会国防与安全委员会主席奥泽罗夫<text:span text:style-name="T3">9</text:span>日表示，美国海军战斗群驶向朝鲜半岛，不排除美方对朝鲜军事设施发动导弹打击的可能性，而美国此举<text:span text:style-name="T3">“</text:span>也可能促使朝鲜领导人采取轻率的行动<text:span text:style-name="T3">”</text:span>。他说，世界所有国家应共同行动形成舆论，阻止美国采取这一行动。<text:span text:style-name="T3"> <text:line-break/><text:line-break/></text:span>　　日本嘉悦大学教授高桥洋一在<text:span text:style-name="T3">“</text:span>现代商贸<text:span text:style-name="T3">”</text:span>网撰文称，关于美国对半岛采取军事行动，韩国已进行过推演，预计将导致<text:span text:style-name="T3">60</text:span>万人死亡。美国<text:span text:style-name="T3">“</text:span>先发制人<text:span text:style-name="T3">”</text:span>采取军事行动后，朝鲜就会有相当强烈的反击，<text:span text:style-name="T3">“</text:span>这是朝鲜和叙利亚的根本区别<text:span text:style-name="T3">”</text:span>。因此他认为美军对朝鲜<text:span text:style-name="T3">“</text:span>斩首<text:span text:style-name="T3">”</text:span>作战的可能性不大。<text:span text:style-name="T3">“</text:span>但相对而言，在最近<text:span text:style-name="T3">30</text:span>年间，军事行动的可能性达到了最大时期。<text:span text:style-name="T3">” <text:line-break/><text:line-break/></text:span>　　新加坡南洋理工大学学者李明江对美媒说，如果美国打叙利亚是<text:span text:style-name="T3">“</text:span>杀鸡给猴看<text:span text:style-name="T3">”</text:span>，对朝鲜来说，有可能适得其反。一旦开战，如果不能成功实施<text:span text:style-name="T3">“</text:span>斩首<text:span text:style-name="T3">”</text:span>行动或彻底摧毁隐蔽在山里和地下的朝鲜核设施，韩国将面临难以承受的灾难性后果。<text:span text:style-name="T3"> <text:line-break/><text:line-break/></text:span>　　据韩文的韩联社<text:span text:style-name="T3">10</text:span>日报道，中国政府朝鲜半岛事务特别代表武大伟当天与韩国外交部半岛和平交涉本部长金烘均举行会谈并达成共识：如果朝鲜执意进行第六次核试验或试射洲际导弹，一旦安理会通过相关决议，<text:span text:style-name="T3">“</text:span>中韩两国都将忠实履行<text:span text:style-name="T3">”</text:span>。武大伟还重申了反对<text:span text:style-name="T3">“</text:span>萨德<text:span text:style-name="T3">”</text:span>入韩的既有立场，并<text:span text:style-name="T3">“</text:span>反对绕开联合国单方面对朝实施追加制裁<text:span text:style-name="T3">”</text:span>。<text:span text:style-name="T3"> <text:line-break/><text:line-break/></text:span>　　不过当天中国读者看到最多的是韩联社中文版的报道，文章第一句话就是<text:span text:style-name="T3">“</text:span>韩中两国<text:span text:style-name="T3">10</text:span>日就严惩朝鲜今后的战略挑衅达成共识<text:span text:style-name="T3">”</text:span>，只字未提<text:span text:style-name="T3">“</text:span>反对绕开联合国单方面对朝制裁<text:span text:style-name="T3">”</text:span>。<text:span text:style-name="T3">10</text:span>日晚在回答《环球时报》记者关于韩联社此番用词是否准确的提问时，中国外交部一位官员表示：<text:span text:style-name="T3">“</text:span>这个是大事，我们得了解一下。<text:span text:style-name="T3">” <text:line-break/><text:line-break/></text:span>　　韩国<text:span text:style-name="T3">MBC</text:span>电视台<text:span text:style-name="T3">10</text:span>日报道称，随着半岛局势骤然紧张，外媒盛传中国已经在东北地区强化备战态势，<text:span text:style-name="T3">15</text:span>万中国解放军正枕戈待旦<text:span text:style-name="T3">“</text:span>集结完毕<text:span text:style-name="T3">”</text:span>，还有不少解放军后勤和医疗部门提前在中朝边境部署。对此韩国外交人士表示，虽然上述说法有些夸张，但中国军方在中朝边境地区接连进行演练<text:span text:style-name="T3">“</text:span>是事实<text:span text:style-name="T3">”</text:span>。<text:span text:style-name="T3"> <text:line-break/><text:line-break/></text:span>　　<text:span text:style-name="T3">10</text:span>日在外交部记者会上，有记者求证<text:span text:style-name="T3">“</text:span>中方向中朝边境增派<text:span text:style-name="T3">15</text:span>万名士兵<text:span text:style-name="T3">”</text:span>的传言，华春莹回答：<text:span text:style-name="T3">“</text:span>之前韩联社也有过数次类似的报道，最后证明是子虚乌有。我不知道你的这个消息是从哪里来的。<text:span text:style-name="T3">” <text:line-break/><text:line-break/></text:span>　　据俄罗斯《生意人报》<text:span text:style-name="T3">10</text:span>日报道，俄科学院东方学研究所专家索特尼科夫表示，如果说特朗普对叙利亚实施攻击沉重打击了俄美关系，那么对朝鲜动武则将<text:span text:style-name="T3">“</text:span>沉重打击中美关系<text:span text:style-name="T3">”</text:span>。文章称，中俄两国一直准备充当调解者，目前谈判陷入僵局的过错在朝美两国。<text:span text:style-name="T3"> <text:line-break/><text:line-break/></text:span>　　华春莹说，在中美元首会晤中，双方确认致力于实现半岛无核化目标，同意就半岛问题保持密切沟通与协调。中方进一步介绍了解决朝核问题的<text:span text:style-name="T3">“</text:span>双轨并行<text:span text:style-name="T3">”</text:span>思路和<text:span text:style-name="T3">“</text:span>双暂停<text:span text:style-name="T3">”</text:span>建议，希望各方认真考虑并作出建设性回应。<text:span text:style-name="T3"> <text:line-break/><text:line-break/></text:span>　　【环球时报驻朝鲜、日本特派特约记者<text:span text:style-name="T3"><text:s/></text:span>莽九晨<text:span text:style-name="T3"><text:s/></text:span>蓝雅歌<text:span text:style-name="T3"><text:s/></text:span>环球时报记者<text:span text:style-name="T3"><text:s/></text:span>白天天<text:span text:style-name="T3"><text:s/></text:span>王伟<text:span text:style-name="T3"><text:s/></text:span>冯国川<text:span text:style-name="T3"><text:s/></text:span>柳玉鹏】<text:span text:style-name="T3"> <text:line-break/><text:line-break/>==================== <text:line-break/></text:span>外媒称中国向中朝边境增派<text:span text:style-name="T3">15</text:span>万士兵<text:span text:style-name="T3"><text:s/></text:span>国防部辟谣：纯属捏造<text:span text:style-name="T3"> <text:line-break/><text:line-break/>2017-04-12 <text:line-break/><text:line-break/></text:span>来源：观察者网<text:span text:style-name="T3"> <text:line-break/><text:line-break/></text:span>【观察者网综合报道】近期，朝鲜连续试射弹道导弹，美国两个航母打击群驶向朝鲜半岛附近水域，美国总统特朗普下令向半岛方向增兵，另局势更加紧张。有外媒报道称，<text:span text:style-name="T3">“</text:span>为应对朝鲜发生紧急事态，中国军方向中朝边境增派了<text:span text:style-name="T3">15</text:span>万名士兵<text:span text:style-name="T3">”</text:span>，对此，中国国防部和外交部均已辟谣。<text:span text:style-name="T3"> <text:line-break/><text:line-break/></text:span>国防部网站<text:span text:style-name="T3">4</text:span>月<text:span text:style-name="T3">12</text:span>日发布声明：<text:span text:style-name="T3"> <text:line-break/><text:line-break/></text:span>问：据外媒报道，为应对朝鲜发生紧急事态，中国军方向中朝边境增派了<text:span text:style-name="T3">15</text:span>万名士兵，请予证实。<text:span text:style-name="T3"> <text:line-break/><text:line-break/></text:span>答：上述报道纯属捏造。</text:p>
      <text:p text:style-name="P1"><text:span text:style-name="T1">陳真</text:span><text:s/>  |  2017.04.12 17:49   |   <text:a xlink:type="simple" xlink:href="http://palinfo.habago.org/Entry?Command=Information_PrintForum&amp;iPage=170#FORUM35619"><text:span text:style-name="T2">#</text:span></text:a></text:p>
      <text:p text:style-name="P2">你家對街轉角處住了個無恥的小流氓<text:span text:style-name="T3">,</text:span>原本井水不犯河水<text:span text:style-name="T3">,</text:span>但是<text:span text:style-name="T3">,</text:span>這小王八蛋有一天卻指著你家門口的一株小草說這是他精心栽種的珍貴植物品種<text:span text:style-name="T3">,</text:span>因此<text:span text:style-name="T3">,</text:span>方圓<text:span text:style-name="T3">200</text:span>公里內從此都屬於這小王八蛋的地盤了<text:span text:style-name="T3">,</text:span>往後你只要一開門踏出家門一步<text:span text:style-name="T3">,</text:span>就得付過路費<text:span text:style-name="T3">,</text:span>否則就會遭受暴力攻擊<text:span text:style-name="T3">. <text:line-break/><text:line-break/></text:span>這就是什麼<text:span text:style-name="T3"><text:s/>"</text:span>沖之鳥<text:span text:style-name="T3">" </text:span>礁的鬼扯蛋<text:span text:style-name="T3">. </text:span>如果你連這樣都還不生氣<text:span text:style-name="T3">,</text:span>那你還像個人嗎<text:span text:style-name="T3">? </text:span>只有主人養的狗才會這麼乖吧<text:span text:style-name="T3">. </text:span>美國人把日本當成同盟國<text:span text:style-name="T3">,</text:span>所謂美日同盟<text:span text:style-name="T3">,</text:span>但你有聽過美日台同盟嗎<text:span text:style-name="T3">? </text:span>美日同盟中<text:span text:style-name="T3">,</text:span>美國當然是老大<text:span text:style-name="T3">,</text:span>日本是小跟班<text:span text:style-name="T3">,</text:span>但台灣長年以來卻被美國人和日本人當狗看<text:span text:style-name="T3">. </text:span>這狗還很得意呢<text:span text:style-name="T3">. </text:span>主人誇他兩句狗狗乖哦<text:span text:style-name="T3">,</text:span>叫他自己花錢買主人吃剩的骨頭吃<text:span text:style-name="T3">,</text:span>這狗就高興得都快暈了<text:span text:style-name="T3">,</text:span>以為自己被<text:span text:style-name="T3"><text:s/>"</text:span>世界<text:span text:style-name="T3">" </text:span>所關注了<text:span text:style-name="T3">,</text:span>參與了<text:span text:style-name="T3"><text:s/>"</text:span>國際<text:span text:style-name="T3">" </text:span>事務<text:span text:style-name="T3">. </text:span>所謂台獨的基本背景大約就是這樣<text:span text:style-name="T3">,</text:span>好好的人不當<text:span text:style-name="T3">,</text:span>卻要當一條任人使喚任人糟蹋的狗<text:span text:style-name="T3">. <text:line-break/><text:line-break/></text:span>我知道這樣講對狗以及對人狗關係很不敬<text:span text:style-name="T3">,</text:span>只是借個比喻<text:span text:style-name="T3">. </text:span>或者你把狗換成奴才二字也行<text:span text:style-name="T3">,</text:span>意思是一樣的<text:span text:style-name="T3">.</text:span></text:p>
      <text:p text:style-name="P1"><text:span text:style-name="T1">陳真</text:span><text:s/>  |  2017.04.12 03:20   |   <text:a xlink:type="simple" xlink:href="http://palinfo.habago.org/Entry?Command=Information_PrintForum&amp;iPage=170#FORUM35618"><text:span text:style-name="T2">#</text:span></text:a></text:p>
      <text:p text:style-name="P3">英國<text:span text:style-name="T3"><text:s/>"</text:span>每日郵報<text:span text:style-name="T3">" </text:span>昨天的新聞：中國調派<text:span text:style-name="T3">15</text:span>萬名軍隊前往北韓邊界，以防美軍在近日對北韓發動攻擊。<text:span text:style-name="T3"> <text:line-break/><text:line-break/></text:span>另外，前幾天，中國派出特使前往南韓，謀求妥善對策。<text:span text:style-name="T3"> <text:line-break/><text:line-break/></text:span>澳洲則是目前全世界僅次於台灣、忠心榜排名第二的一條美國家犬，主人都還沒出動，他就先吠了。如今大難臨頭，他依舊還很勇猛地叫個不停，給主人壯膽，真正足感心耶。<text:span text:style-name="T3"> <text:line-break/><text:line-break/></text:span>現在的情況看起來是兩邊<text:span text:style-name="T3">(</text:span>美日韓澳<text:span text:style-name="T3"><text:s/>vs.</text:span>北韓<text:span text:style-name="T3">)</text:span>各自逞凶鬥狠做足姿態，就像兩部高速迎面對撞的汽車，似乎都認為對方會先踩煞車，但萬一弄假成真呢？<text:span text:style-name="T3"> <text:line-break/><text:line-break/></text:span>在北韓問題上，日本長年採取挑釁立場，而且總是與美國立場一致，沆瀣一氣。但我發現很特別的一點是，日本部份非主流媒體近日發出一些迥異於以往的聲音，表示日本不應對美國一味言聽計從，而應增加與中國的合作並改善兩國關係。昨天，日本的官房長官<text:span text:style-name="T3">(</text:span>行政院祕書長？<text:span text:style-name="T3">)</text:span>菅義偉在記者會上居然也附和這樣的主張。<text:span text:style-name="T3"> <text:line-break/><text:line-break/></text:span>我的判斷是，連日本也發現事態嚴重而應及時踩煞車，否則北韓核武雖然目前還打不到美國本土，但是打日本打南韓倒是很容易。<text:span text:style-name="T3"> <text:line-break/><text:line-break/></text:span>我不知道古巴危機究竟有多危險，據說當年核戰幾乎就在一念之間。目前情況看起來也是這樣，雙方姿態越拉越高，特別是川普這一邊，行事之非理性程度及賭徒性格遠高於金正恩，誰能拉住這頭瘋狗？<text:span text:style-name="T3"> <text:line-break/><text:line-break/></text:span>北韓長年以來形象不佳，但是做為國際社會的一份子，事實上北韓完全並非如外界所認定的那般瘋狂。他不過求個安全二字。過去幾十年來，北韓多次與美國達成協議，在確保國家安全與政權穩定的前提下，不發展核武，但美國卻一再破壞協議，搞到後來北韓決定發展核武以自保。<text:span text:style-name="T3"> <text:line-break/><text:line-break/></text:span>許多時候我常納悶不解，為何美國人要故意破壞原本垂手可得的多次和平機會？卻硬要把他逼上核武之路？我當然沒證據，但我越來越相信這是故意的，因為美國人相信，在中國的家門口四周盡可能擴大各項衝突乃至戰火，對美國是有利的。旨在壓制中國的薩德不也就是這麼來的？以北韓威脅論為藉口，項莊舞劍，意在沛公。<text:span text:style-name="T3"> <text:line-break/><text:line-break/></text:span>站在敵我的觀點上，在敵人家門口縱火，挑撥打群架，造成難民或死人千萬，那正是<text:span text:style-name="T3"><text:s/>"</text:span>我方<text:span text:style-name="T3">" </text:span>所樂見。美國向來就是打這如意算盤，反正別人家的小孩永遠死不完。<text:span text:style-name="T3"> <text:line-break/><text:line-break/></text:span>至於那些很喜歡歌頌所謂西方民主自由的人，你應該捫心自問，長久以來，所謂<text:span text:style-name="T3"><text:s/>"</text:span>人民至上<text:span text:style-name="T3">"</text:span>　的那個<text:span text:style-name="T3"><text:s/>"</text:span>人民<text:span text:style-name="T3">"</text:span>，幾時曾在所謂民主體制內發揮一絲絲牽制政客為惡的作用？沒有，完全沒有。所有反抗力量全來自體制外的社運與抗爭。我指的是真正的社運與抗爭，不是台灣這種綠油油的、掛羊頭賣狗肉的撈錢奪權式社運以及完全是政治動員的暴民做亂。<text:span text:style-name="T3"> <text:line-break/><text:line-break/></text:span>大至美國，小至鬼島台灣都一樣，政客為非作歹無所不用其極，人民別說牽制或制裁人渣惡棍，恐怕就連醒著的<text:span text:style-name="T3"><text:s/>"</text:span>人民＂都沒幾個。<text:span text:style-name="T3"> <text:line-break/><text:line-break/></text:span>前幾天去左營買個麵包，深夜湖邊竟然還一堆人聚集，我以為又是什麼公民不服從，原來是在抓什麼寶可夢。我不知道那是什麼碗糕，只覺得人群其實就跟羊群一樣，是一種很輕易就能操控的生物，沒什麼大腦，更不用說什麼智慧心靈了，很可能連自己究竟是怎麼死的都不知道。<text:span text:style-name="T3"> <text:line-break/><text:line-break/></text:span>就在這兩天，日本鬼子竟然禁止台灣漁民捕魚，說什麼僅僅兩塊榻榻米大的什麼沖之鳥是一個島，藉以無限擴大其所謂經濟海域。這樣一種可惡到爆的侵略之舉，按理說是應該要爆發全台反日行動的，但是呢，請問在座幾個人知道這件事？請問幾個人會因此而憤怒？幾乎是零吧。這就是人這種生物的實際樣貌，很乖巧，很蠢，很聽話，主人要他生氣他才會生氣，要他不當一回事他就不當一回事。<text:span text:style-name="T3"> <text:line-break/><text:line-break/></text:span>今天看診看得口很渴，下班後跑去超商買香腸餵小白，順便給他餵治療皮膚病的藥。餵完打算買瓶喝的犒賞自己，拿起一個不知道什麼東西，包裝精美，準備拿去結帳，一看到上面有日本字，我就說我不買了，我買別的。往後這幾年，我決定要盡量不讓日本人賺我一毛錢，我能做的，大概也就只是這樣。雖然壓不下心頭之恨，但我至少可以盡一切可能不讓日本鬼子從我身上得到任何好處。<text:span text:style-name="T3"> <text:line-break/><text:line-break/></text:span>陳真<text:span text:style-name="T3"><text:s/>2017. 04. 12. <text:line-break/><text:line-break/>===============</text:span>＝<text:span text:style-name="T3"> <text:line-break/>https://goo.gl/CoIpF4 <text:line-break/><text:line-break/>China 'deploys 150,000 troops to deal with possible North Korean refugees over fears Trump may strike Kim Jong-un following missile attack on Syria' <text:line-break/><text:line-break/>============== <text:line-break/>Japan urges cooperation with Russia and China over North Korea's nuclear problem <text:line-break/><text:line-break/>April 11 2017 <text:line-break/><text:line-break/>TASS <text:line-break/><text:line-break/>According to Yoshihide Suga, Japan’s fundamental position consists of combining dialogue and pressure <text:line-break/><text:line-break/>Japanese government hopes for continued cooperation with China and Russia on the problem of North Korea’s missile and nuclear programs, as the North Korean authorities continue nuclear testing, the Chief Cabinet Secretary, Yoshihide Suga told a news conference on Tuesday. <text:line-break/><text:line-break/>================= <text:line-break/></text:span>我要求承認沖之鳥漁權<text:span text:style-name="T3"><text:s/></text:span>遭日方明確拒絕<text:span text:style-name="T3"> <text:line-break/><text:line-break/>2017-04-10 <text:line-break/><text:line-break/></text:span>聯合報<text:span text:style-name="T3"><text:s/></text:span>記者蔡佩芳╱即時報導<text:span text:style-name="T3"> <text:line-break/><text:line-break/></text:span>台日<text:span text:style-name="T3">9</text:span>日舉行漁業小組會議，會中我方要求日方承認我國漁船在沖之鳥周邊漁權，但遭日方明確拒絕。<text:span text:style-name="T3"> <text:line-break/><text:line-break/></text:span>日本台灣交流協會東京本部總務部長柿澤未知表示，沖之鳥島周邊是日本專屬經濟海域，絕不容許外國漁船在其中自由作業，他並強調這是日方一貫立場。</text:p>
      <text:p text:style-name="P1"><text:span text:style-name="T1">陳真</text:span><text:s/>  |  2017.04.12 01:41   |   <text:a xlink:type="simple" xlink:href="http://palinfo.habago.org/Entry?Command=Information_PrintForum&amp;iPage=170#FORUM35617"><text:span text:style-name="T2">#</text:span></text:a></text:p>
      <text:p text:style-name="P2">澳媒：美準備擊落朝鮮導彈<text:span text:style-name="T3"><text:s/></text:span>通知澳洲等盟國戒備<text:span text:style-name="T3"> <text:line-break/><text:line-break/>NewTalk </text:span>新頭殼<text:span text:style-name="T3"> <text:line-break/><text:line-break/>2017</text:span>年<text:span text:style-name="T3">4</text:span>月<text:span text:style-name="T3">12</text:span>日<text:span text:style-name="T3">1 <text:line-break/><text:line-break/></text:span>正當美國「卡爾文森號」航空母艦戰鬥群駛向朝鮮半島之際，澳洲媒體<text:span text:style-name="T3">11</text:span>日引述消息指出，美國政府已通知澳洲政府，可能會擊落朝鮮即將發射的導彈，呼籲澳洲等盟國戒備。<text:span text:style-name="T3"> <text:line-break/><text:line-break/></text:span>韓聯社引述韓國情報指出，朝鮮可能於金日成冥誕<text:span text:style-name="T3">105</text:span>週年紀念日（<text:span text:style-name="T3">4</text:span>月<text:span text:style-name="T3">15</text:span>日）的「太陽節」，或人民軍建軍<text:span text:style-name="T3">85</text:span>週年紀念日（<text:span text:style-name="T3">4</text:span>月<text:span text:style-name="T3">25</text:span>日）舉行大規模閱兵，雖然「卡爾文森號」尚無計畫與韓國海軍進行聯合軍演，但此行志在向即朝鮮發出警告，讓朝鮮半島情勢一觸即發。<text:span text:style-name="T3"> <text:line-break/><text:line-break/></text:span>朝鮮外交部已揚言採取「最強硬的對抗」，警告美國必須對此舉引起的災難性後果負起全責。<text:span text:style-name="T3"> <text:line-break/><text:line-break/></text:span>澳媒《每日電訊報》今天引述消息指出，朝鮮很可能在<text:span text:style-name="T3">4</text:span>月<text:span text:style-name="T3">15</text:span>日國父金日成冥誕日前再度試射導彈，美國政府準備擊落這些飛彈，澳洲和其他盟國都被通知待命；位於澳洲中部「松樹谷」的美、澳共同防禦設施已進入戒備狀態，對朝鮮導彈的發射進行監測。</text:p>
      <text:p text:style-name="P1"><text:span text:style-name="T1">辛柏林</text:span><text:s/>  |  2017.04.11 18:14   |   <text:a xlink:type="simple" xlink:href="http://palinfo.habago.org/Entry?Command=Information_PrintForum&amp;iPage=170#FORUM35615"><text:span text:style-name="T2">#</text:span></text:a></text:p>
      <text:p text:style-name="P3">看完<text:span text:style-name="T3">RT</text:span>的專訪有下列感想：<text:span text:style-name="T3"> <text:line-break/><text:line-break/></text:span>俄國人大概是五味雜陳，看到習川會中美關係和緩，卻跑來跟自己懟，女記者<text:span text:style-name="T3">Sophie</text:span>針鋒相對，都被打太極拳避開了。<text:span text:style-name="T3"> <text:line-break/><text:line-break/></text:span>這次習川會在中國看來應該算是有達到初階目標，本來現階段就是中國最不希望亞太出大亂子，在塊頭還沒長大到可以把美國擠出西太平洋之前，應該盡量保持鬥而不破，北韓問題尤其如此。<text:span text:style-name="T3"> <text:line-break/><text:line-break/></text:span>台灣許多名嘴和媒體熱衷於分析川普那一丟丟小聰明，只注意到馬桶裡的蒼蠅，根本就是找不著北。<text:span text:style-name="T3"> <text:line-break/><text:line-break/></text:span>世界的黑天鵝在中東。<text:span text:style-name="T3"> <text:line-break/></text:span>中東牽扯太廣泛太複雜，如果美國決定單幹，加之鬧事不嫌事大的以色列，美國在中東與俄羅斯直接硬懟，在缺乏代理人的緩衝之下，後果難料。金融危機是現代黑天鵝最重要的催生者，油元又是其中的關鍵，只能說前景不妙。</text:p>
      <text:p text:style-name="P1"><text:span text:style-name="T1">陳真</text:span><text:s/>  |  2017.04.11 17:55   |   <text:a xlink:type="simple" xlink:href="http://palinfo.habago.org/Entry?Command=Information_PrintForum&amp;iPage=170#FORUM35614"><text:span text:style-name="T2">#</text:span></text:a></text:p>
      <text:p text:style-name="P2"><text:span text:style-name="T3">Chomsky</text:span>底下這篇訪談就更值得一看了。<text:span text:style-name="T3"> <text:line-break/><text:line-break/>Chomsky </text:span>並沒有投票給川普，但他到底有沒有投給妖女我就不知道了，他只說他從來都不會投給共和黨。在這一點上，我跟他的看法是不一樣的。我看不出來共和黨和民主黨有什麼差別，候選人本身當然有所差別，但黨沒有；特別是對於世界的傷害，兩個黨是難分軒輊、互為表裏的；甚至就如<text:span text:style-name="T3">John Pilger</text:span>所說，滿口仁義道德的民主黨所犯下的戰爭罪行遠超過共和黨。<text:span text:style-name="T3"> <text:line-break/><text:line-break/></text:span>我比較認同羅素在半個多世紀前的遠見，他說，與其說美國是個國家，不如說它比較像是一部戰爭機器，機器真正的主人是大財團和軍火商，權力就始終牢牢掌握在他們手裏，就像帝制一樣，不斷世襲。<text:span text:style-name="T3"> <text:line-break/><text:line-break/></text:span>其實<text:span text:style-name="T3">Chomsky</text:span>可能也不是真的認為兩黨有所差別，否則他不會說<text:span text:style-name="T3"><text:s/>"</text:span>倘若依據紐侖堡大審的戰爭罪行標準，歷年來所有美國總統都應該被吊死<text:span text:style-name="T3">"</text:span>。<text:span text:style-name="T3"> <text:line-break/><text:line-break/></text:span>以前我很<text:span text:style-name="T3"><text:s/>"</text:span>單純<text:span text:style-name="T3">"</text:span>，常以為事情的真相就是我們表面上所看到的那樣，後來才知道，就連英國這樣一個號稱最老牌的民主國家，所謂恐怖攻擊，居然有一大半是自導自演，甚至自己的政府殺自己的警察，更不用說故意讓所謂恐怖攻擊發生或甚至暗中幫助它發生了。也就是說，明明知道敵人有攻擊行動，但我假裝不知道，故意讓它發生，或甚至暗中幫助它發生，就如<text:span text:style-name="T3">911</text:span>那樣。為的是什麼呢？好處可多了，一來可以促進<text:span text:style-name="T3">"</text:span>團結<text:span text:style-name="T3">"</text:span>，提振政客聲望，二來可以有個藉口為所欲為，發動戰爭，打擊異己，掠奪資源，擴張權力，佔領地盤，促進經濟發展等等等。<text:span text:style-name="T3"> <text:line-break/><text:line-break/></text:span>你我做為一個一般人，招子應該放亮點，別像我以前那樣<text:span text:style-name="T3"><text:s/>"</text:span>單純<text:span text:style-name="T3">"</text:span>。人與人之間，單純是好的，但在人與政治或政客之間，腦袋還是清醒點比較好。<text:span text:style-name="T3"> <text:line-break/><text:line-break/></text:span>當先知先覺畢竟不容易，你看羅素半個多世紀前對於反美、反戰與反核武的各項遠見，直到今天依然振聾發聵。可悲的不是像我這樣的後知後覺，而是不知不覺。許多時候，是非善惡如此明顯，但是不知不覺者依然不知不覺。<text:span text:style-name="T3"> <text:line-break/><text:line-break/></text:span>比方說，目前所有權力一把抓的垃圾黨，這是一個什麼樣的黨，這是一群什麼樣的人渣，難道你真的不知道？你也許可以說<text:span text:style-name="T3"><text:s/>"</text:span>啊，我過去不小心被騙了<text:span text:style-name="T3">"</text:span>，但是，你究竟打算被騙多久才會清醒？當這群貪婪無恥的政治垃圾已經毫無掩飾地無法無天地每天忙著掏空整個台灣，就像一群匪徒那樣，吃相難看地劫掠一座金山銀山，他根本也不怕你知道了，也不用再遮遮掩掩了，但它卻依然還是擁有著無數的信徒，衷心追隨著這群正在吸食他們的血肉的政治饕餮。<text:span text:style-name="T3"> <text:line-break/><text:line-break/></text:span>淮安引述的王尚智先生那段談話，相當經典，不妨再讀一遍如下。<text:span text:style-name="T3"> <text:line-break/><text:line-break/>========================= <text:line-break/></text:span>為我解答的是上回在一場地方飯局上聽某位「小英之友會」的會長，私下以他鏗鏘有力、自信十足的語調如此分析：<text:span text:style-name="T3"> <text:line-break/><text:line-break/></text:span>「國民黨太弱了，只要把他們的黨產清光光，就不可能重來了」；<text:span text:style-name="T3"> <text:line-break/><text:line-break/></text:span>「把軍公教裡面的舊勢力掃乾淨，還有外圍各種基金會也是，全都換上自己人來掌控」；<text:span text:style-name="T3"> <text:line-break/><text:line-break/></text:span>「民進黨各派系想要的位置該給就給、該分就分、該餵飽就餵飽！反正政府資源那麼多，隨便弄幾個國防標案，另外台電乾脆民營化，還有綠能補貼這些，自己人隨便分一分就夠了。只要不像馬英九那樣什麼都不肯給，內部爭議絕對都可以擺平的啦！」<text:span text:style-name="T3"> <text:line-break/>=========================== <text:line-break/><text:line-break/></text:span>一個人，只要他稍微對台灣政治有點基本的接觸，肯定不會為上面這樣一些赤裸裸的談話感到驚訝，因為這只是一種普通常識。不可思議的是，絕大多數人卻相信由人渣們所控制的主流媒體那些鬼話，還真以為政治人渣們多麼費心在思索與打造眾人的什麼美好未來。哪來這回事？難道你眼睛瞎了，完全看不出來這些混蛋每天在忙些什麼，就一個字：吃，或三個字：拼命吃。<text:span text:style-name="T3"> <text:line-break/><text:line-break/></text:span>陳真<text:span text:style-name="T3"><text:s/>2017. 04. 11. <text:line-break/><text:line-break/>================== <text:line-break/></text:span>對敘空襲前兩天，美學者喬姆斯基<text:span text:style-name="T3">"</text:span>預言<text:span text:style-name="T3">"</text:span>特朗普或策划對別國襲擊<text:span text:style-name="T3"> <text:line-break/><text:line-break/>2017-04-10 <text:line-break/><text:line-break/></text:span>來源：澎湃新聞<text:span text:style-name="T3"> <text:line-break/><text:line-break/></text:span>據澎湃新聞<text:span text:style-name="T3">4</text:span>月<text:span text:style-name="T3">10</text:span>日報導，美國電視節目<text:span text:style-name="T3">Democracy Now4</text:span>日對美國著名學者諾姆<text:span text:style-name="T3">·</text:span>喬姆斯基<text:span text:style-name="T3">(Noam Chomsky)</text:span>進行了一場超過一個小時的採訪。喬姆斯基在訪談中指出美國共和黨的政策是一場虛張聲勢的騙局<text:span text:style-name="T3">(a “con game” with “ordinary guy” talk)</text:span>。他還警告稱，特朗普可能需要通過一件別的事來<text:span text:style-name="T3">“</text:span>維持對國家的控制<text:span text:style-name="T3">”</text:span>，比如<text:span text:style-name="T3">“</text:span>策畫對別國的襲擊<text:span text:style-name="T3">”(“staged attack”)</text:span>。<text:span text:style-name="T3"> <text:line-break/><text:line-break/></text:span>然而，恰恰就在採訪結束後兩天，美東時間<text:span text:style-name="T3">4</text:span>月<text:span text:style-name="T3">6</text:span>日晚，特朗普政府以化學武器事件為由向敘利亞發射了<text:span text:style-name="T3">59</text:span>枚戰斧巡航導彈，這是美國政府第一次公開對敘利亞政府軍部隊釆取軍事行動。美國總統特朗普隨后立即發表公開講話稱，對敘空襲攸關國家安全利益，阿薩德政府無需為使用化學武器狡辯。<text:span text:style-name="T3"> <text:line-break/><text:line-break/></text:span>此外，在訪談中，喬姆斯基還批評了民主黨對俄羅斯的過度關注。喬姆斯基指出，特朗普和共和黨有很多危險的政策，民主黨應該更多的關注這些政策，而不是加劇和俄羅斯之間的緊張關系，哪怕俄羅斯可能確實干預了選舉或者共和黨可能和俄羅斯保持著接觸。<text:span text:style-name="T3"> <text:line-break/><text:line-break/></text:span>喬姆斯基是美國著名學者、哲學家，麻省理工學院語言學的榮譽退休教授，其著作《生成語法》被認為是<text:span text:style-name="T3">20</text:span>世紀理論語言學研究上最偉大的貢獻。喬姆斯基是美國激進派政治代表人物，對美國政府一貫持鮮明的批判立場，對美國外交政策的批評成為他的很多政論的基點之一。<text:span text:style-name="T3"> <text:line-break/><text:line-break/></text:span>下面是訪談節選：<text:span text:style-name="T3"> <text:line-break/><text:line-break/></text:span>艾米<text:span text:style-name="T3">·</text:span>古德曼（<text:span text:style-name="T3">Amy Goodman</text:span>）：今天是特朗普宣誓就任總統的第七十五天，請問您如何評價過去的這兩個多月發生的事？<text:span text:style-name="T3"> <text:line-break/><text:line-break/></text:span>喬姆斯基：我覺得《洛杉磯時報》的一位編輯用的一個詞很好，叫<text:span text:style-name="T3">“</text:span>火車事故<text:span text:style-name="T3">”(train wreck)</text:span>。但是這個事故是很有連續性和系統性的。各種能夠幫助到普通人、工人、中產階級和流浪者的項目都遭到削減。任何有利於貧富分化，權力膨脹和擴大武力的事都保留了下來。<text:span text:style-name="T3"> <text:line-break/></text:span>我覺得有兩個層面的系統在運作，這些系統是如此完備，我們甚至很難去質疑。特朗普的團隊想要確保他們能夠一直占領頭條。所以不論他們做什么，人們都會關注。他們顯然是覺得當新頭條出現的時候，人們就會把舊的頭條忘掉，所以他們就做出了一件又一件瘋狂的事。所以現在沒人再關心那些投票支持克林頓的三百萬非法移民。我們已經忘了。我們永遠在不停地把注意力轉向下一件事和下下一件事。<text:span text:style-name="T3"> <text:line-break/><text:line-break/></text:span>胡安<text:span text:style-name="T3">·</text:span>剛薩雷斯（<text:span text:style-name="T3">Juan González</text:span>）：喬姆斯基，我想問你一下近期經常上新聞的一件事。我想大家都知道，所有的電視台這段時間都在關注所謂的俄羅斯干涉美國總統大選的事。對於一個干涉了無數別國政府和別國選舉的國家來說，這確實是一個奇怪的話題。但是我知道你曾經開玩笑地提到過這一點。你能不能就這件事談談你的看法，說說為什么這件事會吸引這么多關注？<text:span text:style-name="T3"> <text:line-break/><text:line-break/></text:span>喬姆斯基：這件事確實很令人吃驚。首先，它真的很荒唐，全世界都要笑出聲了。美國不止干涉其他國家的選舉，它還隨意推翻它看不順眼的政權并且建立軍事獨裁。就只看俄羅斯的話，美國政府在克林頓的指示下公然干涉俄羅斯政局，讓他們支持的葉利欽上台，然后還想方設法隱瞞這件事。所以我說，美國譴責俄羅斯干涉大選這件事真是要讓全世界笑掉大牙。<text:span text:style-name="T3"> <text:line-break/><text:line-break/></text:span>所以，為什么民主黨要這么跟俄羅斯過不去呢？特朗普致力於緩和美俄關系，這可能是美國政壇的陰霾中唯一讓人欣慰的一個舉措了，那么民主黨為什么要把這么多注意力放在可能是特朗普唯一做對了的一件事上呢？俄羅斯邊境的局勢格外緊張，緊張到可能會升級成一場大型戰爭。任何試圖緩和邊境緊張局勢的努力都應該受到歡迎。就在几天前，前美國駐俄大使，杰克<text:span text:style-name="T3">·</text:span>馬特洛克<text:span text:style-name="T3">(Jack Matlock)</text:span>，站出來說他不敢相信美國當局努力與俄羅斯保持關系會引起這么多爭議，他說，<text:span text:style-name="T3">“</text:span>這只是政府應該做的。<text:span text:style-name="T3">” <text:line-break/><text:line-break/></text:span>所以，一方面俄羅斯干涉美國大選這件事是所有人爭論和關注的焦點，另一方面，共和黨的各種其他有害的政策還在繼續跟進。或許俄羅斯試圖干涉選舉，這不是主要問題；或許特朗普團隊和俄羅斯有過溝通，這也不是主要問題，至少特朗普團隊和俄羅斯方面溝通的頻率肯定不會比美國政府之前和俄羅斯溝通的頻率更多。所以我覺得很荒謬的是，民主黨反對共和黨的地方正是共和黨做得還不錯的地方。<text:span text:style-name="T3"> <text:line-break/><text:line-break/>….…. <text:line-break/></text:span>胡安<text:span text:style-name="T3">·</text:span>剛薩雷斯：你剛才談到你很擔心核武器的威脅，現在朝鮮半島的海岸附近有軍事演習不斷展開。你能不能談談特朗普對朝鮮半島和中國的政策？<text:span text:style-name="T3"> <text:line-break/><text:line-break/></text:span>喬姆斯基：如果你翻看歷史，你會找到<text:span text:style-name="T3">“</text:span>我們已經什么方法都試過了，什么方法都沒用，所以我們必須使用武力<text:span text:style-name="T3">”</text:span>這樣的話。但是<text:span text:style-name="T3">“</text:span>什么方法都沒用<text:span text:style-name="T3">”</text:span>這句話是真的嗎？如果你翻看歷史記錄的話，是很有趣的。<text:span text:style-name="T3"> <text:line-break/><text:line-break/>1994</text:span>年的時候，克林頓建立了一個與朝鮮的框架協議：朝鮮停止開發核武器，美國則停止各種不友好的舉動。雖然雙方都沒有完全遵守協議，但是這個框架協議多少也發揮了點作用，直到<text:span text:style-name="T3">2000</text:span>年，朝鮮都沒有再繼續開發核武器的項目。小布什上台之后立即發動了對朝鮮的攻擊，比如各種<text:span text:style-name="T3">“</text:span>邪惡軸心<text:span text:style-name="T3">”</text:span>的禁令之類的。然后朝鮮就開始繼續研發核武器。<text:span text:style-name="T3">2005</text:span>年的時候，朝鮮和美國又達成了一個還挺合理的協議。朝鮮停止繼續研發核武器，條件是要求美國簽署一個互不侵犯條約，也就是說，別再充滿惡意地威脅超限了，停止各種嚴厲的禁令，向朝鮮提供一些低濃縮鈾用於醫療和其他目的。但是小布什馬上撕毀了協議。沒過几天，美國就開始試圖干涉朝鮮在中國澳門等地和其他國家的金融貿易。朝鮮於是馬上也拋掉了協議上規定的義務，又重新開始研發核武器。或許你可以說朝鮮有著有史以來最不好的政治體制，你怎么說都行，但是他們的所作所為確實是遵循著<text:span text:style-name="T3">“</text:span>以牙還牙，以眼還眼<text:span text:style-name="T3">”</text:span>的邏輯。<text:span text:style-name="T3"> <text:line-break/><text:line-break/></text:span>為什么朝鮮要研發核武器？朝鮮的經濟情況并不好，他們完全可以把研發核武器的資源用到別的地方。但是大家都知道核武器是一個威懾。實際上關於核武器也有過一個提議，朝鮮停止研發核武器，反過來，美國應該停止在韓朝邊境的軍事演習。這并不是一個不合理的要求。但是這個提議被拒絕了。<text:span text:style-name="T3"> <text:line-break/><text:line-break/></text:span>其實奧巴馬也拒絕了這個協議。所以，實際上是有緩和局勢的辦法的。但是如果美國決定對朝鮮使用武力，根據我們已知的軍事情報，朝鮮會立刻向首爾發射大炮，首爾就會馬上被夷為平地，然后誰都不知道之后還會發生什么。所以我們希望能通過協商而不是武力來解決這個問題，這個想法一點也不奇怪。我個人認為中國和朝鮮的協議絕對是值得認真考慮的。<text:span text:style-name="T3"> <text:line-break/><text:line-break/>…… <text:line-break/></text:span>艾米<text:span text:style-name="T3">·</text:span>古德曼：我們有很多來自觀眾的問題，有一個人從<text:span text:style-name="T3">Twitter</text:span>提了一個關於特朗普利用人們的恐懼心理的問題。他問：<text:span text:style-name="T3">“</text:span>你曾經說川普可能會策畫一次關於別國的襲擊，你能展開講一講嗎？你的腦海中是否聯想到什么類似的歷史事件？<text:span text:style-name="T3">” <text:line-break/><text:line-break/></text:span>喬姆斯基：我指出的這一點其實每個人也都知道，就是特朗普政權的騙局遲早要被拆穿，人們會意識到他并不會提高就業率，他盡管搆建了一個有很多工作機會、社會穩定發展的過去的半真半假的想象，但他并不會讓這個想像變成現實。<text:span text:style-name="T3"> <text:line-break/><text:line-break/></text:span>那么會發生什么呢？必須要做一點事情來維持他對國內局勢的控制。最顯而易見的方法的就是找一只替罪羊，把過錯都歸咎於移民、穆斯林或者其他什么人。但是這一方法也不長久。下一步就會是聲稱遭遇了恐怖襲擊<text:span text:style-name="T3">——</text:span>這其實沒什么難的。偽造恐怖襲擊是很容易的。另一個可能性就是策畫一場小型的襲擊。這會有多難呢？<text:span text:style-name="T3">FBI</text:span>經常干的一件事就是釣魚執法，用他們的這個手段就行了。哪怕不小心做過了頭也沒關系。<text:span text:style-name="T3"> <text:line-break/><text:line-break/></text:span>我并不是明確地說他們會這樣做，但這是一種可能性，而且美國現在人心惶惶。這么多年來，現在的美國可能是世界上民眾最不安的國家。它衕時也是世界上最安全的國家，所以民眾也很容易感到害怕。（編譯<text:span text:style-name="T3">/</text:span>澎湃記者<text:span text:style-name="T3"><text:s/></text:span>李靜云）</text:p>
      <text:p text:style-name="P1"><text:span text:style-name="T1">陳真</text:span><text:s/>  |  2017.04.11 16:42   |   <text:a xlink:type="simple" xlink:href="http://palinfo.habago.org/Entry?Command=Information_PrintForum&amp;iPage=170#FORUM35613"><text:span text:style-name="T2">#</text:span></text:a></text:p>
      <text:p text:style-name="P3">一篇中國智庫訪談，看看無妨。<text:span text:style-name="T3"> <text:line-break/><text:line-break/></text:span>陳真<text:span text:style-name="T3"> <text:line-break/><text:line-break/>==================== <text:line-break/></text:span>中國有能力應對美國攻勢<text:span text:style-name="T3">——</text:span>中國智庫院長如是說<text:span text:style-name="T3"> <text:line-break/><text:line-break/>(</text:span>王文：中國人民大學重陽金融研究院執行院長<text:span text:style-name="T3">) <text:line-break/><text:line-break/>2017-04-10 <text:line-break/><text:line-break/></text:span>來源：觀察者網<text:span text:style-name="T3"> <text:line-break/><text:line-break/>Beijing can defend itself against American aggression - Chinese think tank dean <text:line-break/><text:line-break/></text:span>視頻來源：今日俄羅斯電視台<text:span text:style-name="T3"> <text:line-break/><text:line-break/></text:span>（視頻見：<text:span text:style-name="T3">http://www.guancha.cn/WangWen/2017_04_10_402898_2.shtml</text:span>）<text:span text:style-name="T3"> <text:line-break/><text:line-break/></text:span>片頭畫外音：<text:span text:style-name="T3"> <text:line-break/><text:line-break/></text:span>王文<text:span text:style-name="T3">——</text:span>中國頂尖智庫<text:span text:style-name="T3">——</text:span>重陽金融研究院執行院長<text:span text:style-name="T3">——</text:span>資深政府咨詢專家<text:span text:style-name="T3"> <text:line-break/><text:line-break/></text:span>美國再次試圖向中國示好。中國領導人正准備對美國進行國事訪問，會見新上任的美國總統。不過此時恰逢南海緊張局勢不斷升溫，雙方言辭不善，中美關系將走向何方？上周，我們了解到美國人對中美局勢的看法。今天，我們請到了資深政府咨詢專家、中國頂尖智庫<text:span text:style-name="T3">——</text:span>重陽金融研究院執行院長、本屆莫斯科經濟論壇發言嘉賓王文，探討中國方面對中美問題的立場。<text:span text:style-name="T3"> <text:line-break/><text:line-break/></text:span>蘇菲<text:span text:style-name="T3">·</text:span>謝瓦納玆：王文院長，歡迎您來到我們節目現場。我們了解到您不僅擔任重陽金融研究院的執行院長，還是中國政府的資深咨詢專家，今天有很多話題值得討論。在新一屆美國政府對中國拋出一系列威脅言論之后，例如發動貿易戰、將中國驅逐出人工島嶼等，美國似乎正在試圖向中國示好，中國方面是否打算既往不咎、重新開始呢？<text:span text:style-name="T3"> <text:line-break/><text:line-break/></text:span>王文：事實上，如何處理與美國新一屆政府的關系是中國外交政策的一項重要任務。我認為，習近平主席和特朗普總統的會面，將開啟中美關系發展的新階段。<text:span text:style-name="T3"> <text:line-break/><text:line-break/></text:span>蘇菲<text:span text:style-name="T3">·</text:span>謝瓦納玆：中國對在棕櫚灘海湖莊園舉行的兩國元首會晤，有什么期待？<text:span text:style-name="T3"> <text:line-break/><text:line-break/></text:span>王文：我認為美國應該向俄羅斯學習，中俄之間一直以來相互尊重，然而美國過去對中俄并不友好。中國希望借此次會晤告訴美國應當如何尊重其他像中俄這樣的強國。中美關系目前面臨的一個巨大挑戰就是如何避免兩國陷入<text:span text:style-name="T3">“</text:span>修昔底德陷阱<text:span text:style-name="T3">”——</text:span>當一個強國崛起的時候，另一個強國會對它發起戰爭，或者在現有強國和新興國家之間爆發戰爭。中國不願意與美國發生戰爭，所以中國希望中美雙方能夠避開曆史陷阱。<text:span text:style-name="T3"> <text:line-break/><text:line-break/></text:span>蘇菲<text:span text:style-name="T3">·</text:span>謝瓦納玆：我想就中國如何避免戰爭進行一些細節上的探討，雖然外交辭令總是無懈可擊、令人歡欣鼓舞，但當深入細節就會發現根本行不通。例如，美國國務卿蒂勒森聲稱中美遵循<text:span text:style-name="T3">“</text:span>不沖突不對抗<text:span text:style-name="T3">”</text:span>的原則，但是既沒有跡象表明美國海軍將停止在南中國海的巡邏，也沒有跡象顯示中國將放棄它在這些島嶼上的主張，這是否意味著中美之間的對抗是不可避免的？<text:span text:style-name="T3"> <text:line-break/><text:line-break/></text:span>王文：我認為南中國海問題非常復雜，當前中美之間有一個很好的談判和協調渠道。<text:span text:style-name="T3"> <text:line-break/><text:line-break/></text:span>蘇菲<text:span text:style-name="T3">·</text:span>謝瓦納玆：是怎樣的渠道？<text:span text:style-name="T3"> <text:line-break/><text:line-break/></text:span>王文：例如，美國國務卿訪華，中國也有高層官員訪問美國，就這些問題進行面對面探討，進而協調談判、處理危機。我贊衕這樣的做法。作為一個智庫學者，我認為當今中國有足夠的信心在南中國海問題上與美國進行斡旋。<text:span text:style-name="T3"> <text:line-break/><text:line-break/></text:span>蘇菲<text:span text:style-name="T3">·</text:span>謝瓦納玆：我前几天跟美國國防部的顧問對話，他告訴我說，在美國有些人想要跟中國一決勝負<text:span text:style-name="T3">——</text:span>這是他的原話。在中國是否也有這樣的鷹派人士想要跟美國進行全面長期的對抗？<text:span text:style-name="T3"> <text:line-break/><text:line-break/></text:span>王文：對南中國海問題，美國的看法非常復雜，有許多不衕的聲音<text:span text:style-name="T3">…… <text:line-break/><text:line-break/></text:span>蘇菲<text:span text:style-name="T3">·</text:span>謝瓦納玆：我不是單指南中國海問題，而是從整體意義上來講。現在美國有這樣一群人，有的甚至可能在政府部門，因為這樣或那樣的原因主張對抗中國，比如可能是因為中國的崛起會在未來几年威脅到美國的霸權地位。總之，持這樣立場的美國人確實存在。在中國有沒有類似的鷹派人士？<text:span text:style-name="T3"> <text:line-break/><text:line-break/></text:span>王文：我不這樣認為。首先，美國不能把中國視為下一個伊拉克、阿富汗或是利比亞，中國是世界第二大經濟體，不畏懼美國任何空洞的言論或聲明，中國有足夠的力量抵御外侮，也有足夠的智慧去應對這些非常復雜的、聳人聽聞的、威脅性的言論。<text:span text:style-name="T3"> <text:line-break/><text:line-break/></text:span>蘇菲<text:span text:style-name="T3">·</text:span>謝瓦納玆：但是您沒回答我的問題。中國是否存在類似主張對抗的聲音？<text:span text:style-name="T3"> <text:line-break/><text:line-break/></text:span>王文：當然！中國情況非常復雜，我們有<text:span text:style-name="T3">13</text:span>億人口，也存在不少民族主義者。這些民族主義者對美立場非常強硬，敢於和美國對抗。撇開這個不說，中國的政府非常理智并且希望在民族主義者和自由主義者之間找到一個平衡點，走出一條自己的外交之路。中國希望和平地、漸進地、雙贏地處理與大國之間的關系。<text:span text:style-name="T3"> <text:line-break/><text:line-break/></text:span>蘇菲<text:span text:style-name="T3">·</text:span>謝瓦納玆：我們稍后會談到<text:span text:style-name="T3">“</text:span>雙贏<text:span text:style-name="T3">”</text:span>，但我不止一次聽中方和美方講，哪怕一個小小的意外沖突都可能會引發全面的軍事對抗甚至是戰爭。對中國人來說沖突是遲早的事嗎？你們為此作好准備了嗎？畢竟未來的事誰也說不准。<text:span text:style-name="T3"> <text:line-break/><text:line-break/></text:span>王文：是的，中國現在做好了應對任何可能狀況的准備。一方面，中國有許多像我們這樣的智庫為政府籌划。另一方面，我們的外交政策十分巧妙。我們總是避免最壞的情形發生，大家要對中國的外交政策有信心。過去<text:span text:style-name="T3">30</text:span>年，中國沒有與任何國家發生戰爭，中國是世界上最和平的國家。<text:span text:style-name="T3"> <text:line-break/><text:line-break/></text:span>蘇菲<text:span text:style-name="T3">·</text:span>謝瓦納玆：您剛提到<text:span text:style-name="T3">“</text:span>相互尊重<text:span text:style-name="T3">”</text:span>，最近中國人似乎常把這個詞掛在嘴邊，它的意思是雙方不會挑戰對方的利益。但是美國在亞太地區有自己的傳統利益，有著日本和其他盟友。中國願意接受這個現狀嗎？還是打算對此提出挑戰？你們打算挑戰美國和日韓之間的伙伴關系嗎？<text:span text:style-name="T3"> <text:line-break/><text:line-break/></text:span>王文：是的，我們一直能感受到中國崛起帶來的挑戰。中國的崛起改變了亞太地區和其他國家的格局，正如您所提到的日韓以及其他東南亞國家，這些國家不能適應新的狀況。所以我認為，當下中國釆取的外交策略是，十分耐心地處理與其他國家和周邊國家的關系，讓這些國家逐漸適應中國作為新興大國的存在。<text:span text:style-name="T3"> <text:line-break/><text:line-break/></text:span>蘇菲<text:span text:style-name="T3">·</text:span>謝瓦納玆：美國總是聲稱將會尊重<text:span text:style-name="T3">“</text:span>一個中國<text:span text:style-name="T3">”</text:span>原則，不會試圖改變台灣的現狀，但是美國只按自己的方式行事，例如美國仍然對台軍售。中國對此可以接受嗎？<text:span text:style-name="T3"> <text:line-break/><text:line-break/></text:span>王文：我認為<text:span text:style-name="T3">“</text:span>一個中國<text:span text:style-name="T3">”</text:span>原則是中國外交政策的底線<text:span text:style-name="T3">…… <text:line-break/><text:line-break/></text:span>蘇菲<text:span text:style-name="T3">·</text:span>謝瓦納玆：您認為美國是如何看待<text:span text:style-name="T3">“</text:span>一個中國<text:span text:style-name="T3">”</text:span>原則的？<text:span text:style-name="T3"> <text:line-break/><text:line-break/></text:span>王文：我認為即使特朗普總統也明白中國外交政策的底線，在他就職之后從未觸碰過該底線，顯示了對<text:span text:style-name="T3">“</text:span>一個中國<text:span text:style-name="T3">”</text:span>原則的尊重，這是我的理解。<text:span text:style-name="T3"> <text:line-break/><text:line-break/></text:span>蘇菲<text:span text:style-name="T3">·</text:span>謝瓦納玆：但是據報道稱，美國無視中國的警告准備大規模地向台灣輸送武器，這也是事實。中國會以某種方式對此提出挑戰嗎？你們是打算釆取嚴肅的應對措施還是只是打算在口頭上表達不滿？<text:span text:style-name="T3"> <text:line-break/><text:line-break/></text:span>王文：是的，中國反對美國對台灣軍售，但是另一方面，從學者的角度看，我們堅信美國賣給台灣的武器將來最終會歸屬於中國，因為台灣將來會回歸祖國。<text:span text:style-name="T3"> <text:line-break/><text:line-break/></text:span>蘇菲<text:span text:style-name="T3">·</text:span>謝瓦納玆：但是<text:span text:style-name="T3">“</text:span>未來<text:span text:style-name="T3">”</text:span>是個很寬泛的概念。我們就說當下正在發生的現實，得益於美國的支持台灣在軍事上正變得越來越強大，你們對此能接受嗎？因為中國實現完全統一可能還要上百年時間。<text:span text:style-name="T3"> <text:line-break/><text:line-break/></text:span>王文：我不這么認為。台灣是一個島嶼。即使台灣的軍事實力比過去強了很多，也不可能改變<text:span text:style-name="T3">“</text:span>一個中國<text:span text:style-name="T3">”</text:span>的現狀，因為現在中國大陸的<text:span text:style-name="T3">GDP</text:span>和軍事力量都是台灣的几十倍，所以我們有十足的信心。至於未來，中國有漫長的文明發展史，我們有智慧有耐心去守望和塑造未來。<text:span text:style-name="T3"> <text:line-break/><text:line-break/></text:span>蘇菲<text:span text:style-name="T3">·</text:span>謝瓦納玆：那些中國宣示主權的南中國海島嶼可能不久就會成為中國戰斗機的簡易機場。您覺得中國會在那些島嶼永久駐軍以守衛自己的主權嗎？<text:span text:style-name="T3"> <text:line-break/><text:line-break/></text:span>王文：我認為在南中國海的那些島嶼上，中國完全有權利保護自己的主權。那是我們作為所有者的權利，沒人能夠阻止。所以說美國憑什么干涉南中國海島嶼的建設？許多中國人認為不可理喻，譴責美國的干涉行為。所以我認為最重要的是世界需要明白，南中國海問題是中國和東南亞國家的事務。<text:span text:style-name="T3"> <text:line-break/><text:line-break/></text:span>蘇菲<text:span text:style-name="T3">·</text:span>謝瓦納玆：但是看起來并不容易。我聽美國國務卿蒂勒森說美國將會阻止中國進入中國自建的島嶼<text:span text:style-name="T3">——</text:span>你們對此如何回應？如果美國所說屬實，你們打算怎么做？<text:span text:style-name="T3"> <text:line-break/><text:line-break/></text:span>王文：美國對任何事都會閑言碎語。<text:span text:style-name="T3"> <text:line-break/><text:line-break/></text:span>蘇菲<text:span text:style-name="T3">·</text:span>謝瓦納玆：您的意思是美國只是巴拉－巴拉－巴拉地說空話嗎？<text:span text:style-name="T3"> <text:line-break/><text:line-break/></text:span>王文：這就是我們看到的事實。美國對世界上的所有事指手畫腳，但現在還成不了什么氣候。<text:span text:style-name="T3"> <text:line-break/><text:line-break/></text:span>蘇菲<text:span text:style-name="T3">·</text:span>謝瓦納玆：所以，現在美國正在宣稱的<text:span text:style-name="T3">“</text:span>我們將要阻止中國進入他們建造的人工島嶼<text:span text:style-name="T3">”</text:span>，您認為完全沒有事實或行動基礎？<text:span text:style-name="T3"> <text:line-break/><text:line-break/></text:span>王文：對美國那些閑言碎語我們是拒絕和批判的。我們希望美國能平衡各方關系，對南中國海問題保持沉默。<text:span text:style-name="T3"> <text:line-break/><text:line-break/></text:span>蘇菲<text:span text:style-name="T3">·</text:span>謝瓦納玆：如果美國真正釆取行動阻撓中國進入自建島嶼，中國將如何應對？<text:span text:style-name="T3"> <text:line-break/><text:line-break/></text:span>王文：這取決於美國的具體行動。對美國可能的行動我們有充分的應對措施，只需等待和觀察美國的行動。<text:span text:style-name="T3"><text:line-break/><text:line-break/></text:span>蘇菲<text:span text:style-name="T3">·</text:span>謝瓦納玆：我們現在看到這樣一個趨勢<text:span text:style-name="T3">——</text:span>一直以來美國拉攏中國周邊國家成為盟友，例如越南、韓國、日本等，但是菲律賓現在與美國的關系破裂，開始轉向中國，即使中菲存在領土爭端。中國應該如何處理與周邊國家的關系？您認為周邊國家會圍繞中國結成緊密的衕盟嗎？<text:span text:style-name="T3"> <text:line-break/><text:line-break/></text:span>王文：我認為菲律賓轉向中國是非常明智的做法。菲律賓終於想明白了。過去，菲律賓前總統對美國過分信任，但新總統上台后幡然醒悟<text:span text:style-name="T3">——</text:span>美國只能給菲律賓空頭支票而中國可以為菲律賓提供常規的支持。菲律賓人很聰明，他們明白誰是好人誰是騙子。所以我認為，這給中國周邊國家樹立了一個良好的典范。我對越南、馬來西亞以及其他國家，甚至韓國、日本有充分的信心。<text:span text:style-name="T3"> <text:line-break/><text:line-break/></text:span>蘇菲<text:span text:style-name="T3">·</text:span>謝瓦納玆：觀察現在的形勢，您是否認為美國與中國周邊國家以及環太平洋地區搆筑的聯盟正在分裂瓦解？<text:span text:style-name="T3"> <text:line-break/><text:line-break/></text:span>王文：就當前新形勢而言，美國在亞太地區的軍事衕盟無法發揮作用。因為，進入新世紀、面臨新條件，我們亞太國家應當崇尚可持續發展，如何做到可持續發展？我們需要的不是軍事衕盟，而是發展，是投資，是基礎設施建設。<text:span text:style-name="T3"> <text:line-break/><text:line-break/></text:span>蘇菲<text:span text:style-name="T3">·</text:span>謝瓦納玆：我們談了很多也聽了很多有關中美對抗的話題，但仔細一想，對一個普通美國人來說，沒有中國產品的生活是不可想象的。我的意思是，中美兩國經貿關系聯系得如此緊密，經濟上雙方都輸不起，這種背景下怎么可能談論對抗？<text:span text:style-name="T3"> <text:line-break/><text:line-break/></text:span>王文：關於中美關系，我們不能只關注對抗，應當看到兩個大國之間關系的其他側面。每年有超過<text:span text:style-name="T3">600</text:span>萬人往來於兩國之間，兩國貿易額接近<text:span text:style-name="T3">6000</text:span>億美元，這就是另一個側面<text:span text:style-name="T3">——</text:span>現在中美兩國是互相依存的。我認為對抗的說法其實是媒體的定義、媒體的觀點。現實中兩國推崇的是和平、互助、雙贏。我年年去美國，感覺美國普通民眾和中國普通民眾一樣，都認為穩定和平雙贏是兩國的共衕目標。<text:span text:style-name="T3"> <text:line-break/><text:line-break/></text:span>蘇菲<text:span text:style-name="T3">·</text:span>謝瓦納玆：我想談一下特朗普總統退出<text:span text:style-name="T3">TPP</text:span>這件事，奧巴馬總統很熱衷<text:span text:style-name="T3">TPP</text:span>并且將中國排除在外，現在習近平主席聲稱將捍衛自由貿易，這是否意味著中國將代替美國發揮作用？<text:span text:style-name="T3"> <text:line-break/><text:line-break/></text:span>王文：世界上所有加入<text:span text:style-name="T3">WTO</text:span>的經濟體都應該遵守<text:span text:style-name="T3">WTO </text:span>的規則，我們有既定的規則，為什么美國還要建立新的規則呢？我認為特朗普總統做得很對，大部分中國人都贊衕特朗普的做法。<text:span text:style-name="T3"> <text:line-break/><text:line-break/></text:span>蘇菲<text:span text:style-name="T3">·</text:span>謝瓦納玆：我理解為什么中國贊衕特朗普退出<text:span text:style-name="T3">TPP</text:span>，顯然中國作為在亞太地區舉足輕重的國家，被這樣一個重大協定排除在外肯定會感到不安。但中國也在該地區發起了一個自由貿易協定<text:span text:style-name="T3">——</text:span>地區全面經濟伙伴關系協定（<text:span text:style-name="T3">RCEP</text:span>）<text:span text:style-name="T3">——</text:span>請問，對此中國歡迎美國的加入嗎？<text:span text:style-name="T3"> <text:line-break/><text:line-break/></text:span>王文：當然，我們非常歡迎美國的加入。當今中國外交政策的核心價值是雙贏、開放、包容。所以我們歡迎所有國家加入中國發起的協定。例如我們現在最重大的倡議<text:span text:style-name="T3">——“</text:span>一帶一路<text:span text:style-name="T3">”</text:span>，中國歡迎所有國家加入。我認為俄羅斯積極參與的行為值得肯定，而美國至今仍搖擺不定。<text:span text:style-name="T3"> <text:line-break/><text:line-break/></text:span>蘇菲<text:span text:style-name="T3">·</text:span>謝瓦納玆：另一個問題是，中國一直習慣於在地區充當領導角色，但是現在我們看到中國正在建設絲綢之路基礎設施項目，在非洲大量投資，這是否意味著中國正在打破傳統，謀求更廣泛的國際影響力？<text:span text:style-name="T3"> <text:line-break/><text:line-break/></text:span>王文：當然，中國是第二大經濟體，未來十年中國將成為世界最大的經濟體，未來<text:span text:style-name="T3">3</text:span>到<text:span text:style-name="T3">5</text:span>年中國將成為世界最大的消費市場。所以，中國當然希望給國際社會提供更多的公共產品。過去，世界低估了中國對全球治理的貢獻。三年前，習近平主席發起了<text:span text:style-name="T3">“</text:span>一帶一路<text:span text:style-name="T3">”</text:span>倡議，這意味著中國作為新興大國，希望在和平、雙贏、避免沖突和戰爭的前提下為世界作出貢獻。<text:span text:style-name="T3"> <text:line-break/><text:line-break/></text:span>蘇菲<text:span text:style-name="T3">·</text:span>謝瓦納玆：最后我想簡短地問您一個關於特朗普的問題，特朗普對中國的態度一直不甚明確、朝令夕改，您是否認為這種不可預測性其實是他的一種策略，如果是的話，對中國起作用嗎？<text:span text:style-name="T3"> <text:line-break/><text:line-break/></text:span>王文：特朗普這個人很有趣，他非常擅長學習，現在他正在學習如何做一個美國總統。所以我認為不應該根據競選時期的言論來分析特朗普，我們需要給特朗普學習的時間。中國有信心與特朗普打交道，讓他明白什么符合美國的長遠核心利益。中美合作、美俄合作符合美國的利益，這是我的觀點。<text:span text:style-name="T3"> <text:line-break/><text:line-break/></text:span>蘇菲<text:span text:style-name="T3">·</text:span>謝瓦納玆：王博士，非常感謝您接受我們的釆訪，祝您一切順利。</text:p>
      <text:p text:style-name="P4"/>
      <text:p text:style-name="P1">M. Z.   |  2017.04.11 16:41   |   <text:a xlink:type="simple" xlink:href="http://palinfo.habago.org/Entry?Command=Information_PrintForum&amp;iPage=171#FORUM35612"><text:span text:style-name="T2">#</text:span></text:a></text:p>
      <text:p text:style-name="P3">「<text:span text:style-name="T3">Noam Chomsky</text:span>曾經說，美國長年以來的血腥侵略作為，清楚地給全世界釋放了一個訊息，那就是：你得在軍事上壯大自己，最好擁有核武，否則你就得接受任我宰割屠殺任我入侵奴役的後果。」<text:span text:style-name="T3"> <text:line-break/><text:line-break/></text:span>蔣經國也曾和北韓一樣計劃走向擁核之路，背著美國秘密研發核子武器多年，直到張憲義事件嘎然中止。不久前因為口述歷史，又看到張憲義出現在報端。很久前聽一位接觸過這個計劃的前輩說起當年，當美國派人到台灣，將所有相關設備拆得精光時，他這麼說到：「就是完了！」<text:span text:style-name="T3"> <text:line-break/><text:line-break/>1988</text:span>年傳出張憲義叛國消息的隔天，蔣經國過世，李登輝繼任總統。</text:p>
      <text:p text:style-name="P1"><text:span text:style-name="T1">陳真</text:span><text:s/>  |  2017.04.11 09:55   |   <text:a xlink:type="simple" xlink:href="http://palinfo.habago.org/Entry?Command=Information_PrintForum&amp;iPage=171#FORUM35611"><text:span text:style-name="T2">#</text:span></text:a></text:p>
      <text:p text:style-name="P2">講這些事，實在很窩囊，因為它荒唐低能齷齪到極點，而我們卻總是得經常被迫去講這樣一些低能到不能更低能的事，什麼這個人是公民不服從，統統無罪，那個人不是公民不服從，所以有罪，罰款兩百塊意思意思。於是有罪的人就不服了，派出律師申訴，倫家偶也是反中愛台灣，偶也是公民不服從，怎麼就有罪？<text:span text:style-name="T3"> <text:line-break/><text:line-break/></text:span>媽的，天底下竟然有這樣一些鳥話！這個島上是已經沒有半個明白人、沒有半個智能正常的人了是嗎？<text:span text:style-name="T3">"</text:span>公民不服從<text:span text:style-name="T3">" </text:span>怎麼會是一種由法官來認定、藉以判斷有罪無罪的標準？這鳥島綠油油的鳥法官們除了法律，居然還有另一套高於法律的判準，叫做什麼<text:span text:style-name="T3"><text:s/>"</text:span>公民不服從<text:span text:style-name="T3">"</text:span>。<text:span text:style-name="T3"> <text:line-break/><text:line-break/></text:span>所謂<text:span text:style-name="T3"><text:s/>"</text:span>公民不服從<text:span text:style-name="T3">" </text:span>的目的就是要藉著一種不傷害任何人的違法方式來使自己坐牢或受到肉體攻擊等等等，使自己承受巨大身心痛苦，藉以召喚人們包括對手的基本良知，使之放棄作惡。在這鳥島上，公民不服從居然成為無恥低能的主流暴民們的一個脫罪工具及為所欲為傷害他人、破壞法律的護身符，真是<text:span text:style-name="T3">GTM</text:span>的有夠低能斡齪與荒唐。<text:span text:style-name="T3"> <text:line-break/><text:line-break/></text:span>甘地多次違反英國殖民禁令，多次入獄。每一次被捕，從不辯護，這道理還用說嗎？如果你還要辯護，那你是在民不從個鬼是嗎？你不就是要藉此使自己受到法律應有的懲罰，那你還辯護個什麼碗糕？<text:span text:style-name="T3"> <text:line-break/><text:line-break/></text:span>甘地及其群眾不但不會為自己辯護，而且當法官問起案情時，他們通常只有一句回應：<text:span text:style-name="T3">"</text:span>我有罪，請依據法律判我最高刑度，謝謝法官。<text:span text:style-name="T3">" </text:span>這才是公民不服從不是嗎？有一回，一個法官判處甘地數年牢獄刑罰，甘地道謝。法官離去時，向甘地鞠躬說，<text:span text:style-name="T3">"</text:span>有一天，當你從牢裏釋放，我會比誰都還開心。<text:span text:style-name="T3">" <text:line-break/><text:line-break/></text:span>我實在很不想講這些，任何好東西只要一落到綠油油的人渣們手裏，馬上就會歪曲走樣，變得齷齪低能臭不可聞。一個有著正常大腦與心靈，有著一點點基本知識或常識的人，在台灣長大或生活，來自政治、社會以及所謂教育的精神虐待，實在<text:span text:style-name="T3">GTM</text:span>的有夠痛苦。豺狼當道，人渣橫行，而且虛榮四溢，臭不可聞，又要爽，又要利，又要名，又要為所欲為，又要無法無天，然後說這樣一些齷齪行為是人間最崇高的<text:span text:style-name="T3"><text:s/>"</text:span>愛與非暴力<text:span text:style-name="T3">" </text:span>與<text:span text:style-name="T3"><text:s/>"</text:span>民不從<text:span text:style-name="T3">"</text:span>。<text:span text:style-name="T3">GTM</text:span>的這種綠色版的<text:span text:style-name="T3"><text:s/>"</text:span>民不從<text:span text:style-name="T3">" </text:span>應該是：我們是<text:span text:style-name="T3"><text:s/>"</text:span>民<text:span text:style-name="T3">"</text:span>，人渣當道為王，我們不敢不敬不敢<text:span text:style-name="T3"><text:s/>"</text:span>不從<text:span text:style-name="T3">" </text:span>才對吧。<text:span text:style-name="T3"> <text:line-break/><text:line-break/>====================== <text:line-break/></text:span>非公民不服從<text:span text:style-name="T3"><text:s/></text:span>攻占政院<text:span text:style-name="T3"><text:s/></text:span>魏揚無罪<text:span text:style-name="T3"><text:s/>11</text:span>人輕判<text:span text:style-name="T3">3</text:span>至<text:span text:style-name="T3">5</text:span>月<text:span text:style-name="T3"> <text:line-break/><text:line-break/></text:span>中時電子報<text:span text:style-name="T3">2017</text:span>年<text:span text:style-name="T3">4</text:span>月<text:span text:style-name="T3">11 <text:line-break/><text:line-break/></text:span>太陽花學運攻占行政院部分，台北地院昨日判決，合議庭駁斥日前依「公民不服從」的抵抗權判決占領立法院被告無罪的理由，將破壞警方拒馬、鎖鍊及攻擊員警的許順治、李冠伶等<text:span text:style-name="T3">11</text:span>人依損壞公物、妨害公務罪各判刑<text:span text:style-name="T3">3</text:span>到<text:span text:style-name="T3">5</text:span>月、可易科罰金，但對被訴煽惑犯罪的魏揚等<text:span text:style-name="T3">8</text:span>人及涉竊盜的<text:span text:style-name="T3">2</text:span>人共<text:span text:style-name="T3">10</text:span>人，認定沒有主觀犯意，判決無罪。</text:p>
      <text:p text:style-name="P1"><text:span text:style-name="T1">陳真</text:span><text:s/>  |  2017.04.11 09:12   |   <text:a xlink:type="simple" xlink:href="http://palinfo.habago.org/Entry?Command=Information_PrintForum&amp;iPage=171#FORUM35610"><text:span text:style-name="T2">#</text:span></text:a></text:p>
      <text:p text:style-name="P3">美國真誠實，我還以為林奇是一隻貓，原來真有<text:span text:style-name="T3"><text:s/>"</text:span>奇<text:span text:style-name="T3">" </text:span>人，要不然就能拍成飛貓傳奇了。不過，我知道的真相不是這樣，你講的顯然又是另一種進階版的瞎掰，以故事鋪陳來說，藝術境界稍微高一些，不過仍然還是好萊塢品味，建議可以找茱莉安摩爾演出。<text:span text:style-name="T3"> <text:line-break/><text:line-break/></text:span>至於真相如何，恐怕得問布希才知道，因為他才是導演兼編劇，媒體只是幫忙打廣告而已。</text:p>
      <text:p text:style-name="P1">kevin   |  2017.04.11 02:13   |   <text:a xlink:type="simple" xlink:href="http://palinfo.habago.org/Entry?Command=Information_PrintForum&amp;iPage=171#FORUM35609"><text:span text:style-name="T2">#</text:span></text:a></text:p>
      <text:p text:style-name="P2">我知道林奇女兵的後續<text:span text:style-name="T3">,</text:span>她比政客們還要正直<text:span text:style-name="T3">,</text:span>她獲救後受訪說她在戰鬥中根本一彈未發<text:span text:style-name="T3">,</text:span>哪來勇如趙子龍關雲長<text:span text:style-name="T3">?</text:span>之後她不願意拿她的經歷賣錢當明星<text:span text:style-name="T3">,</text:span>回學校讀書後成為老師<text:span text:style-name="T3">,</text:span>安分低調過生活</text:p>
      <text:p text:style-name="P1"><text:span text:style-name="T1">周淮安</text:span><text:s/>  |  2017.04.10 22:45   |   <text:a xlink:type="simple" xlink:href="http://palinfo.habago.org/Entry?Command=Information_PrintForum&amp;iPage=171#FORUM35608"><text:span text:style-name="T2">#</text:span></text:a></text:p>
      <text:p text:style-name="P3">前<text:span text:style-name="T3">TVBS</text:span>主播，後於鳳凰衛視高就的資深媒體人王尚智公開投書：<text:span text:style-name="T3"> <text:line-break/><text:line-break/></text:span>很明顯地，民進黨從中央到地方，無不堅信自己今後將會「繼續執政下去」了！許多施政方向的小動作被披露，幾乎都是伸向政府周邊人事與資源的掌控末端。這與國民黨時代不同，充滿了細節上的算計與謀略。<text:span text:style-name="T3"> <text:line-break/><text:line-break/></text:span>為我解答的是上回在一場地方飯局上聽某位「小英之友會」的會長，私下以他鏗鏘有力、自信十足的語調如此分析：「國民黨太弱了，只要把他們的黨產清光光，就不可能重來了」；「把軍公教裡面的舊勢力掃乾淨，還有外圍各種基金會也是，全都換上自己人來掌控」；「民進黨各派系想要的位置該給就給、該分就分、該餵飽就餵飽！反正政府資源那麼多，隨便弄幾個國防標案，另外台電乾脆民營化，還有綠能補貼這些，自己人隨便分一分就夠了。只要不像馬英九那樣什麼都不肯給，內部爭議絕對都可以擺平的啦！」<text:span text:style-name="T3"> <text:line-break/><text:line-break/></text:span>這些話聽來其實並不刺耳，一位綠營地方人士竟然也能有如此「中央權力的戰略配置」。而這也顯然不是一段無知嚼舌的地方坐井觀天，民進黨權力決策的圈內若私下聊起來，彷彿也都有類似的、共同的默契。<text:span text:style-name="T3"> <text:line-break/><text:line-break/></text:span>參見：<text:span text:style-name="T3">http://opinion.chinatimes.com/20170409002536-262104 <text:line-break/><text:line-break/></text:span>可以理解世俗政治難免酬庸，特任官、政務官、國公營事業董座總座<text:span text:style-name="T3">……</text:span>等改朝換代後，難免任用心腹或裙帶關係，但綠色人渣黨顯然不以此為足。自蔡政府上台以來，以改革與轉型正義為名，設立體制外清算國民黨的黑機關<text:span text:style-name="T3">(</text:span>當然，用的肯定是「自己人」<text:span text:style-name="T3">)</text:span>、將原本應由專業文官擔任的直轄市簡任區長缺，由事務官改為機要任用；原本顧大主委立雄不斷被高等行政法院打臉的官司，在監察委員新提名人陳師孟拭淚揚言「掃除辦綠不辦藍的司法敗類」後，旋即在最高行政法院一次贏回來。行政、立法、監察權全拿了還不夠，現在保防法、反滲透法賣相不佳，抓共諜反踢到李明哲鐵板後，索性山不轉路轉，公然將黑手伸入法院，毫不掩飾與避嫌<text:span text:style-name="T3">—— <text:line-break/><text:line-break/></text:span>新聞網址：<text:span text:style-name="T3">https://udn.com/news/story/9939/2393363 <text:line-break/><text:line-break/></text:span>可以想見，一旦最高院法官改為政治任命，那麼幾乎等同帝制，人渣黨綠燈大開，可保萬年執政無虞。也許不久後我們便會嚴肅的發現：柯大帥笑香港、新加坡不自由的確是笑話，因為鬼島即將越過走回兩蔣時代的返祖階段，直接北韓化。人渣黨是前途無量了，但台灣前途無亮。</text:p>
      <text:p text:style-name="P1"><text:span text:style-name="T1">陳真</text:span><text:s/>  |  2017.04.09 18:37   |   <text:a xlink:type="simple" xlink:href="http://palinfo.habago.org/Entry?Command=Information_PrintForum&amp;iPage=171#FORUM35607"><text:span text:style-name="T2">#</text:span></text:a></text:p>
      <text:p text:style-name="P2">我常在心裏對世界發出這樣一個訊息，一種祈求憐憫的吶喊：<text:span text:style-name="T3"> <text:line-break/><text:line-break/>"</text:span>你們能想像我們台灣人從小到大是生活在一個什麼樣的封閉環境裏嗎？你們能體會一個正常人生活在這樣一種環境的極度痛苦嗎？這樣的一種徹底封閉淺薄蒼白，以及不可思議完全脫離現實的自卑與自滿，絕不會是島外之人所能想像。<text:span text:style-name="T3">" <text:line-break/><text:line-break/></text:span>陳真<text:span text:style-name="T3"><text:s/>2017. 04. 09. <text:line-break/><text:line-break/>============================= <text:line-break/></text:span>柯文哲左批香港「連自由靈魂都沒有」<text:span text:style-name="T3"><text:s/></text:span>右酸新加坡「住鳥籠金絲雀」<text:span text:style-name="T3"> <text:line-break/><text:line-break/></text:span>政治中心／綜合報導<text:span text:style-name="T3"> <text:line-break/><text:line-break/></text:span>台灣好新聞報<text:span text:style-name="T3">2017</text:span>年<text:span text:style-name="T3">4</text:span>月<text:span text:style-name="T3">9</text:span>日<text:span text:style-name="T3"> <text:line-break/><text:line-break/></text:span>台北市長柯文哲日前赴泰國推展觀光，語出驚人表示「香港很無聊，一個小島有什麼好看的」，引發各界議論。柯文哲<text:span text:style-name="T3">9</text:span>日出席《新新聞》舉辦的演講活動，分享東南亞考察之旅心得，強調台灣的民主、自由、多元開放價值已成了亞洲標竿，讓各國「羨慕到流口水。」「去東南亞的時候，各國都相當羨慕台灣，還不斷問我<text:span text:style-name="T3"><text:s/>2014 </text:span>年那場選舉是怎麼選贏的。」<text:span text:style-name="T3"> <text:line-break/><text:line-break/></text:span>不過話鋒一轉，柯文哲又忍不住開砲，批評「香港不僅小，連自由的靈魂都沒有，有什麼好羨慕的？」，更嘲諷新加坡只是「住在鳥籠裡的金絲雀」。<text:span text:style-name="T3"> <text:line-break/><text:line-break/></text:span>柯文哲說，印度有印度教及伊斯蘭教難解的宗教問題，而台北的藍綠問題幾乎已經被他打破，「馬來西亞的國會議員都羡慕得流口水」，顯然台灣民主多元開放的價值已成了亞洲標竿。至於香港，柯文哲強調「香港不僅小，連選舉都沒有；自由的靈魂都沒有，連選舉的自由都沒有，有什麼好羡慕？」</text:p>
      <text:p text:style-name="P1"><text:span text:style-name="T1">陳真</text:span><text:s/>  |  2017.04.09 18:18   |   <text:a xlink:type="simple" xlink:href="http://palinfo.habago.org/Entry?Command=Information_PrintForum&amp;iPage=171#FORUM35606"><text:span text:style-name="T2">#</text:span></text:a></text:p>
      <text:p text:style-name="P3">我把之前寫的一篇留言前後多加了五、六段，做了點修改，取了個標題，打算做成一張傳單，<text:span text:style-name="T3">4/29</text:span>靜站時可供路人取閱。如下：<text:span text:style-name="T3"> <text:line-break/><text:line-break/>========================= <text:line-break/><text:line-break/></text:span>川普號屍速列車<text:span text:style-name="T3"> <text:line-break/><text:line-break/></text:span>陳真<text:span text:style-name="T3"><text:s/>2017. 04. 09. <text:line-break/><text:line-break/></text:span>紀念若雪巴勒斯坦資訊網<text:span text:style-name="T3"> <text:line-break/></text:span>（<text:span text:style-name="T3">http://palinfo.habago.org/Entry?Command=Information_PrintHome</text:span>）<text:span text:style-name="T3"> <text:line-break/><text:line-break/><text:line-break/></text:span>就在昨天<text:span text:style-name="T3">(4</text:span>月<text:span text:style-name="T3">8</text:span>日<text:span text:style-name="T3">)</text:span>，美國的一艘航空母艦正在開往朝鮮半島的途中。美國還宣稱，駐韓美軍將配備核武器<text:span text:style-name="T3">... <text:line-break/><text:line-break/></text:span>姑且不提敘利亞化武是否是美國軍援的叛軍所為，自導自演嫁禍於人，或是一如俄羅斯所說，是政府軍的飛彈擊中反叛軍偷偷運作的化武工廠所致，更可怕的是，川普的舉動開啟了一道非常不祥的大門，召來死神。<text:span text:style-name="T3"> <text:line-break/><text:line-break/></text:span>美國這樣一種無預警的侵略攻擊，例子多得是，例如<text:span text:style-name="T3">1961</text:span>年的豬玀灣事件或是<text:span text:style-name="T3">1993</text:span>年入侵索馬利亞等等等都是前例，但是，若論及其超乎常理且不可測、幾與兒戲無異，卻少有前例，可說空前。<text:span text:style-name="T3"> <text:line-break/><text:line-break/></text:span>我昨天還在想，這會不會是美俄聯手演出的一場戲？<text:span text:style-name="T3">60</text:span>顆飛彈，<text:span text:style-name="T3">50</text:span>幾億一下就沒了。發射前還四處跟大家說我要射飛彈了哦，你們趕快閃哦，結果不小心打死了<text:span text:style-name="T3">7</text:span>個人，<text:span text:style-name="T3">5</text:span>名士兵<text:span text:style-name="T3">2</text:span>位平民，弄壞了幾架原本就壞了所以丟在現場的飛機，連飛機跑道都毫髮無損。這樣一種放煙火式的攻擊，顯然外在政治效果遠大於實質軍事意義。<text:span text:style-name="T3"> <text:line-break/><text:line-break/></text:span>川普企圖藉此達成什麼樣的政治效果，你當然可以說上一大堆，包括當場給習近平面子難看，包括擺平美國國內保守勢力，包括撇清與淡化<text:span text:style-name="T3"><text:s/>“</text:span>私通俄羅斯<text:span text:style-name="T3">” </text:span>的叛國指控與調查，包括給北韓一個警告訊息等等等，這些都很容易理解，但是，重點是，當一個國家居然可以連宣戰都不用，就突然半夜發射飛彈，你想，這意味著什麼？這意味著這個事情也許是空前的，但很難絕後；有第一次就會有第二次；而且，你可以這樣幹，我當然也可以這樣幹。當大家都可以這樣幹時，你想，將會有什麼後果。<text:span text:style-name="T3"> <text:line-break/><text:line-break/></text:span>俄羅斯已經於昨天凌晨正式切斷它與美國在敘利亞的軍事熱線，也就是說，你可以這樣搞我，那我還跟你熱線個鬼啊，下回我也不會對你客氣了。普丁這個人向來是有仇必報的，而且往往加倍奉還。我想說的是：重點不在於報不報仇，而在於報仇的方式。這個地球之所以到現在還沒毀滅，主要原因我看有兩項。<text:span text:style-name="T3"> <text:line-break/><text:line-break/></text:span>一，核武恐怖平衡。美軍在南韓部署薩德，就是企圖打破這樣一種平衡，將會帶來巨大乃至毀滅性的軍事風險。<text:span text:style-name="T3"> <text:line-break/><text:line-break/></text:span>二，主權禁忌。別人家發生了些什麼事，你看了很不爽，但也只能不爽而已，畢竟那是別人家的事。一旦<text:span text:style-name="T3"><text:s/>"</text:span>家<text:span text:style-name="T3">" </text:span>這個門禁概念被打破，隨便找個理由就能衝進鄰居家裏大開殺戒或主持正義，你想這個社會將會如何？<text:span text:style-name="T3"> <text:line-break/><text:line-break/></text:span>這也是為什麼我們需要聯合國及國際法庭的原因。雖然它們長期以來被西方強權把持，但始終還是維持住一種對於主權的基本尊重。你看，美國侵略伊拉克，在安南主政下的聯合國仍然還是被視為非法，因為美國沒有獲得授權，就好像即便是警察也不能隨便闖進你家裏主持正義或維持秩序一樣。<text:span text:style-name="T3"> <text:line-break/><text:line-break/></text:span>但是，現在川普卻連這樣一個基本禁忌都能隨便廢棄不顧。布希當年入侵伊拉克好歹辛苦捏造了將近一千個謊言，前後長達半年以上的鼓吹、宣傳、結盟與警告，然後才開戰。但是川普不是，一場侵犯主權的侵略戰爭，居然他一個人說了算（這跟皇帝有什麼兩樣嗎？）。更不可思議的是毫無預警，臨時起意，說打就打，彷彿他不是在打飛彈而只是在打電動。<text:span text:style-name="T3"> <text:line-break/><text:line-break/></text:span>以上這兩項確保世界不毀滅的基本因素底下還有個<text:span text:style-name="T3"><text:s/>"</text:span>深層文法<text:span text:style-name="T3">"</text:span>，那就是嚴肅性。簡單說，國際互動不但不能兒戲，而且必須可預測，必須遵照一定的遊戲規則。如果連這樣一種嚴肅性都能被輕易破壞而且還馬上獲得一堆美國盟友（如澳洲、日本等）或走狗（如台灣）的高聲讚賞時，你應該要知道你面臨的將是一個跟過去完全不一樣的世界了，基本文明瞬間倒退回叢林法則，你想怎麼樣就可以怎麼樣。<text:span text:style-name="T3"> <text:line-break/><text:line-break/></text:span>我們這一代人，很不幸和美國一同生活在這地球上。長年以來，美軍所經之處，包括阿富汗、伊拉克、利比亞及敘利亞等等等等等，一片血肉，滿目瘡痍，數百萬人死亡，宛若人間煉獄；我們似乎只能眼睜睜看著這輛載滿無恥貪婪政客與軍火商的五月花號屍速列車，拖著世人，一同衝進地獄之火。<text:span text:style-name="T3"> <text:line-break/><text:line-break/></text:span>在這樣一種時代背景下，川普背負著眾人的渴望上台，期待他能阻止列車失控。他宣稱，他僅僅是美國總統而非世界的君王，他將不再以窮兵黷武的方式干涉全球秩序。言猶在耳，瞬即生變。<text:span text:style-name="T3"> <text:line-break/><text:line-break/></text:span>針對美國攻擊敘利亞一事，俄國總理<text:span text:style-name="T3">Dmitry Medvedev</text:span>如此說道：「這項軍事行動清楚顯示，川普極度仰賴華府建制派的看法，他們是川普在就任演說中所強烈批評的一群人。川普勝選後，一切事物的走向，都將視他的選舉承諾多快會被既有的權力機器打破而定，想不到只花了兩個半月。」<text:span text:style-name="T3"> <text:line-break/><text:line-break/></text:span>這輛五月花號屍速列車的司機，從柯林頓、布希、歐巴馬一路來到原本毫無帝國擴張野心的川普，卻以另一種或許嶄新而不可測、但後果卻很可能沒有多大差別的方式，高速衝向毀滅。</text:p>
      <text:p text:style-name="P1"><text:span text:style-name="T1">陳真</text:span><text:s/>  |  2017.04.09 13:47   |   <text:a xlink:type="simple" xlink:href="http://palinfo.habago.org/Entry?Command=Information_PrintForum&amp;iPage=171#FORUM35605"><text:span text:style-name="T2">#</text:span></text:a></text:p>
      <text:p text:style-name="P2">習近平晤特朗普：中國不奉行你輸我贏理念<text:span text:style-name="T3"><text:s/></text:span>不走國強必霸老路<text:span text:style-name="T3"> <text:line-break/><text:line-break/>2017-04-08 <text:line-break/></text:span>來源：新華社<text:span text:style-name="T3"> <text:line-break/><text:line-break/></text:span>習近平指出，中美元首這次海湖莊園會晤對中美關係發展具有特殊重要意義。我同總統先生進行了長時間深入溝通，加深了彼此瞭解，增進了相互信任，達成了許多重要共識，建立起良好工作關係。雙方要不斷鞏固已建立起來的關係，深化友好合作，推動中美關係向前發展，更好造福兩國和兩國人民，爲促進世界和平、穩定、繁榮盡到我們的歷史責任。<text:span text:style-name="T3"> <text:line-break/><text:line-break/></text:span>習近平強調，中美已經互為第一大貿易夥伴國，兩國人民都從中受益良多。中國正在推進供給側結構性改革，不斷擴大內需，服務業占國民經濟比重不斷提高。中國經濟將保持良好發展勢頭，中美加強經貿合作前景廣闊，雙方要抓住這個機遇。中方歡迎美方參與<text:span text:style-name="T3">“</text:span>一帶一路<text:span text:style-name="T3">”</text:span>框架內合作。<text:span text:style-name="T3"> <text:line-break/><text:line-break/></text:span>習近平指出，兩軍關係是中美關係的重要組成部分。軍事安全互信是中美戰略互信基礎。<text:span text:style-name="T3"> <text:line-break/><text:line-break/></text:span>習近平強調，中方願同美方加強執法合作，共同打擊販毒、拐賣兒童、洗錢、網路犯罪、有組織犯罪等各種形式的跨國犯罪。中美在維護網路安全方面擁有重要共同利益。雙方要利用好執法及網路安全對話機制，共同推動和建設和平、安全、開放、合作、有序的網路空間。中國正在全力反對腐敗，希望美方在追逃追贓方面給予中方更多配合。<text:span text:style-name="T3"> <text:line-break/><text:line-break/></text:span>習近平強調，人文交流是兩國關係的地基。兩國人民對彼此素懷友好感情。雙方應該加強人文交流，擴大兩國人民友好往來，推動校際合作，促進旅遊業合作，拓展藝術交流，加強體育合作，開展醫療衛生合作，夯實兩國關係民意基礎，給中美關係長期健康發展提供更多正能量。<text:span text:style-name="T3"> <text:line-break/><text:line-break/></text:span>習近平向特朗普介紹了中國發展理念，強調中國堅定不移走和平發展道路，不奉行你輸我贏的理念，不走國強必霸的老路，願同美方一道維護世界和平、穩定、繁榮。<text:span text:style-name="T3"> <text:line-break/><text:line-break/></text:span>（記者陳贄　李忠發　孫浩）<text:span text:style-name="T3"> </text:span></text:p>
      <text:p text:style-name="P1"><text:span text:style-name="T1">陳真</text:span><text:s/>  |  2017.04.09 13:40   |   <text:a xlink:type="simple" xlink:href="http://palinfo.habago.org/Entry?Command=Information_PrintForum&amp;iPage=171#FORUM35604"><text:span text:style-name="T2">#</text:span></text:a></text:p>
      <text:p text:style-name="P3">一段訪談：<text:span text:style-name="T3"> <text:line-break/><text:line-break/>https://goo.gl/7ntE7h <text:line-break/><text:line-break/></text:span>發言內容請看底下翻譯。<text:span text:style-name="T3"> <text:line-break/><text:line-break/></text:span>美國元老政客羅恩<text:span text:style-name="T3">·</text:span>保羅談空襲：敍利亞和平已經破産<text:span text:style-name="T3"> <text:line-break/><text:line-break/></text:span>廖志鴻<text:span text:style-name="T3"> <text:line-break/><text:line-break/></text:span>觀察者網國際組<text:span text:style-name="T3"> <text:line-break/><text:line-break/>2017-04-08 <text:line-break/><text:line-break/></text:span>【觀察者網<text:span text:style-name="T3"><text:s/></text:span>綜合】美國政壇元老、前衆議院議員、三屆總統候選人羅恩<text:span text:style-name="T3">·</text:span>保羅（<text:span text:style-name="T3">Ron Paul</text:span>）<text:span text:style-name="T3">8</text:span>日發表了對美國突然攻擊敍利亞政府軍機場的看法。他認為，經過這次導彈攻擊，敍利亞和平已經無望，而且也已經引起朝鮮的警惕。<text:span text:style-name="T3"> <text:line-break/><text:line-break/></text:span>據<text:span text:style-name="T3">“</text:span>今日俄羅斯<text:span text:style-name="T3">”4</text:span>月<text:span text:style-name="T3">8</text:span>日報道，<text:span text:style-name="T3">“</text:span>新保守派的勝利<text:span text:style-name="T3">” </text:span>，羅恩<text:span text:style-name="T3">·</text:span>保羅（<text:span text:style-name="T3">Ron Paul</text:span>）這樣描述美國<text:span text:style-name="T3">7</text:span>日對敍利亞的導彈攻擊，他並不指望和平談判將很快恢復。<text:span text:style-name="T3"> <text:line-break/><text:line-break/></text:span>羅恩<text:span text:style-name="T3">·</text:span>保羅（<text:span text:style-name="T3">1935</text:span>年－）美國德克薩斯州的醫師、衆議員、以及總統候選人，隸屬共和黨籍。從<text:span text:style-name="T3">1997</text:span>年起他一直擔任德州第<text:span text:style-name="T3">14</text:span>國會選區的衆議員，之前也曾於<text:span text:style-name="T3">1976</text:span>及<text:span text:style-name="T3">1979—1985</text:span>年間擔任第<text:span text:style-name="T3">22</text:span>選區的衆議員。羅恩<text:span text:style-name="T3">·</text:span>保羅曾在<text:span text:style-name="T3">1988</text:span>年、<text:span text:style-name="T3">2008</text:span>年和<text:span text:style-name="T3">2012</text:span>年<text:span text:style-name="T3">3</text:span>次參加美國總統大選。其子蘭德<text:span text:style-name="T3">·</text:span>保羅是現任美國參議員，<text:span text:style-name="T3">2015</text:span>年<text:span text:style-name="T3">4</text:span>月<text:span text:style-name="T3">7</text:span>日宣佈參加<text:span text:style-name="T3">2016</text:span>年總統大選。<text:span text:style-name="T3"> <text:line-break/><text:line-break/></text:span>羅恩<text:span text:style-name="T3">·</text:span>保羅（<text:span text:style-name="T3">Ron Paul</text:span>）<text:span text:style-name="T3"> <text:line-break/><text:line-break/></text:span>羅恩<text:span text:style-name="T3">·</text:span>保羅表示，沒有證據表明大馬士革的過失足夠引發美國這種輕率而粗暴的反應（指<text:span text:style-name="T3">4</text:span>月<text:span text:style-name="T3">7</text:span>日美軍<text:span text:style-name="T3">59</text:span>枚戰斧導彈攻擊敍利亞政府軍機場）。<text:span text:style-name="T3"> <text:line-break/><text:line-break/></text:span>美軍驅逐艦發射戰斧巡航導彈<text:span text:style-name="T3"> <text:line-break/><text:line-break/></text:span>羅恩<text:span text:style-name="T3">·</text:span>保羅說，<text:span text:style-name="T3">“</text:span>我不認為美國掌握了證據（指敍利亞政府使用化武），至少它還沒有展示證據。他們需要一個所謂的藉口發動轟炸，美國政府及其盟友真的很賣力。<text:span text:style-name="T3">” <text:line-break/><text:line-break/></text:span>他說，<text:span text:style-name="T3">“</text:span>美國發動這種襲擊在敍利亞或其他地方都不是第一次發生，現在他們對此已經輕車熟路了，關注事態然後立即採取軍事行動。<text:span text:style-name="T3">” <text:line-break/><text:line-break/></text:span>他說，<text:span text:style-name="T3">“</text:span>如果這是真的，我想不出爲什麽美國政府不能再等等看。<text:span text:style-name="T3">2013</text:span>年發生了類似的事情，但當時美國國會和民衆認為認為政府這種行爲是欺詐，真相並非政府描述的那樣，因此對動武有一定阻力，美國政府也暫停了動武。<text:span text:style-name="T3">” <text:line-break/><text:line-break/></text:span>羅恩<text:span text:style-name="T3">·</text:span>保羅表示，<text:span text:style-name="T3">“</text:span>現在，他們聲稱的那套實在是難以令人信服，因爲美國正在幫助極端組織<text:span text:style-name="T3">‘</text:span>伊斯蘭國<text:span text:style-name="T3">’</text:span>（<text:span text:style-name="T3">IS</text:span>），正在幫助基地組織（<text:span text:style-name="T3">Al-Qaeda</text:span>）。<text:span text:style-name="T3"> <text:line-break/>” <text:line-break/></text:span>他補充說，<text:span text:style-name="T3">“</text:span>在我看來，根本沒必要這麽猴急。敍利亞對美國國家安全毫無威脅。他們必須對這次攻擊給個說法。<text:span text:style-name="T3">” <text:line-break/><text:line-break/></text:span>這位老政客表示，美國作出如此迅速的反應的因素之一，就是總統特朗普。<text:span text:style-name="T3"> <text:line-break/><text:line-break/></text:span>他說，<text:span text:style-name="T3">“</text:span>我不清楚特朗普目的何在。可能他純粹不想聽辯論，因爲上次他們就這個問題辯論過，但輸了。所以這次特朗普政府在人們知道真相前，就跳過辯論採取行動了。<text:span text:style-name="T3">” <text:line-break/><text:line-break/></text:span>羅恩<text:span text:style-name="T3">·</text:span>保羅說，敍利亞局勢現在是<text:span text:style-name="T3">“</text:span>新保守派的勝利，他們一直希望阿薩德下臺。<text:span text:style-name="T3">” <text:line-break/><text:line-break/>“</text:span>新保守派想要除掉阿薩德，但達成這個目標必須尋找代理人。不幸的是，阿薩德沒下臺，卻搞出了極端分子。虛偽的地方就在這，上一分鐘我們說不得不留著阿薩德政權（特朗普政府在此次空襲之前曾表示，推翻阿薩德政權已不是當務之急），第二天就說阿薩德必須下臺。而我們現在正在打擊<text:span text:style-name="T3">IS</text:span>和基地組織，但美國的所作所爲最終卻是養虎爲患。一團糟啊。<text:span text:style-name="T3">” <text:line-break/><text:line-break/></text:span>美國駐聯合國代表妮基<text:span text:style-name="T3">·</text:span>黑莉<text:span text:style-name="T3">3</text:span>月<text:span text:style-name="T3">30</text:span>日表示，美國尋求解決敍利亞危機時不再優先考慮敘總統巴沙爾<text:span text:style-name="T3">·</text:span>阿薩德的去留問題。<text:span text:style-name="T3"> <text:line-break/><text:line-break/></text:span>羅恩<text:span text:style-name="T3">·</text:span>保羅說，<text:span text:style-name="T3">“</text:span>我不認為美國民眾或者政府應該充當世界警察，這是沒有意義的。這會使美國與面臨更多麻煩和悲劇，導致更多的經濟問題，而這也不是維護美國憲法自由的辦法。<text:span text:style-name="T3">” <text:line-break/><text:line-break/></text:span>羅恩<text:span text:style-name="T3">·</text:span>保羅表示，美國的干涉政策顯然不會帶來和平。<text:span text:style-name="T3"> <text:line-break/><text:line-break/></text:span>他說，<text:span text:style-name="T3">“</text:span>和平談判現在已經結束了。他們現在是驚弓之鳥，擔心和談將要破産。本來基地組織正在失敗，和談正在進行，（因爲這次轟炸）他們不得不大幅改變立場。我不認為和談會在可預見的將來能夠重啓。<text:span text:style-name="T3">” <text:line-break/><text:line-break/></text:span>他認為，毫無疑問，這次轟炸還有很多<text:span text:style-name="T3">“</text:span>後遺症<text:span text:style-name="T3">”</text:span>，包括引起朝鮮的警惕。朝鮮一直以來都是美國軍事打擊的主要目標，這次空襲對朝鮮是一個警告，<text:span text:style-name="T3">“</text:span>如果你不聽話，後果將是什麽。<text:span text:style-name="T3">” <text:line-break/><text:line-break/></text:span>羅恩<text:span text:style-name="T3">·</text:span>保羅說，<text:span text:style-name="T3">“</text:span>我真的不喜歡美國如此之深地捲入這麽多國家的內政，這後患無窮。<text:span text:style-name="T3">” </text:span></text:p>
      <text:p text:style-name="P1"><text:span text:style-name="T1">陳真</text:span><text:s/>  |  2017.04.09 13:31   |   <text:a xlink:type="simple" xlink:href="http://palinfo.habago.org/Entry?Command=Information_PrintForum&amp;iPage=171#FORUM35603"><text:span text:style-name="T2">#</text:span></text:a></text:p>
      <text:p text:style-name="P2">俄嗆戰爭一觸即發<text:span text:style-name="T3"><text:s/></text:span>美回擊準備再轟敘<text:span text:style-name="T3"> <text:line-break/><text:line-break/><text:line-break/></text:span>中央通訊社<text:span text:style-name="T3"> <text:line-break/><text:line-break/></text:span>發布時間<text:span text:style-name="T3">:2017</text:span>年<text:span text:style-name="T3">4</text:span>月<text:span text:style-name="T3">8</text:span>日<text:span text:style-name="T3"> <text:line-break/><text:line-break/></text:span>（中央社倫敦<text:span text:style-name="T3">8</text:span>日綜合外電報導）俄羅斯克里姆林宮（<text:span text:style-name="T3">Kremlin</text:span>）警告美國，情況因為敘利亞問題而「頻臨戰爭邊緣」，美國總統川普政府回擊表示，將準備再次發動空襲。<text:span text:style-name="T3"> <text:line-break/><text:line-break/></text:span>英國「每日郵報」（<text:span text:style-name="T3">Daily Mail</text:span>）報導，川普下令對敘利亞一處空軍基地發射<text:span text:style-name="T3">59</text:span>枚巡弋飛彈，這是美國首次對敘國總統阿塞德（<text:span text:style-name="T3">Bashar al Assad</text:span>）部隊發動直接攻擊。<text:span text:style-name="T3"> <text:line-break/><text:line-break/></text:span>俄國總理麥維德夫（<text:span text:style-name="T3">Dmitry Medvedev</text:span>）抨擊美國攻擊「敘利亞合法政府」，並指美國未經聯合國批准，違反國際法。<text:span text:style-name="T3"> <text:line-break/><text:line-break/></text:span>麥維德夫表示：「這項軍事行動清楚顯示，川普極度仰賴華府建制派的看法，他們是新總統川普在就任演說中強烈批評的一群人。」<text:span text:style-name="T3"> <text:line-break/><text:line-break/></text:span>他說：「川普勝選後，一切事物的走向都將視他的選舉承諾多快會被既有權力機器打破而定，結果只花了<text:span text:style-name="T3">2</text:span>個半月。」<text:span text:style-name="T3"> <text:line-break/><text:line-break/></text:span>麥維德夫並說：「最後一顆選舉煙霧彈已經消散，川普政府已經證明將強力對抗合法的敘利亞政府，而非再次聲明將共同打擊最大敵人伊斯蘭國（<text:span text:style-name="T3">IS</text:span>）。」<text:span text:style-name="T3"> <text:line-break/><text:line-break/></text:span>以強大軍事火力突襲敘利亞政權的川普則警告，他會再這麼做。（譯者：中央社蔡佳伶）<text:span text:style-name="T3">1060408 </text:span></text:p>
      <text:p text:style-name="P1"><text:span text:style-name="T1">陳真</text:span><text:s/>  |  2017.04.09 13:19   |   <text:a xlink:type="simple" xlink:href="http://palinfo.habago.org/Entry?Command=Information_PrintForum&amp;iPage=171#FORUM35602"><text:span text:style-name="T2">#</text:span></text:a></text:p>
      <text:p text:style-name="P3">底下這網頁的第一個框框裏有一段視頻，畫面中有中文翻譯，是玻利維亞的駐聯合國代表在<text:span text:style-name="T3">4</text:span>月<text:span text:style-name="T3">7</text:span>號那一天的一段談話：<text:span text:style-name="T3"> <text:line-break/><text:line-break/>https://goo.gl/V2b7RE <text:line-break/><text:line-break/></text:span>伊拉克的事雖然已經不是<text:span text:style-name="T3"><text:s/>"</text:span>新聞<text:span text:style-name="T3">"</text:span>，想起來還是挺讓人難過，一百多萬條人命就這樣給屠殺掉了。<text:span text:style-name="T3"> <text:line-break/><text:line-break/></text:span>你還記不記得，當時台灣很多綠油油的所謂人權鬥士及民主鬥士們，包括一些大陸跑來台灣或旅居美國的所謂民主人士，是怎麼樣聲嘶力竭歌頌美國的入侵伊拉克。我還因此頒發了第一屆哈巴狗金狗獎、銀狗獎給幾位最為荒腔走板、無恥下流的混蛋。當然，我也因此給自己招來一些外人難以體會的痛苦報復。這些人渣們至今依舊在鼓吹<text:span text:style-name="T3"><text:s/>"</text:span>民主<text:span text:style-name="T3">"</text:span>，依舊眛著良心反中舔美，其中有一位獲得金狗獎的綠色名嘴，現在甚至還創辦了一個什麼專門關注中國人權的<text:span text:style-name="T3"><text:s/>"</text:span>人權<text:span text:style-name="T3">" </text:span>組織呢。<text:span text:style-name="T3"> <text:line-break/><text:line-break/></text:span>想起這些事，有時讓我對人性產生一種恐懼與絕望。人怎麼會壞到這種地步？就只為了一點利益，就只為了某種政治顏色所給予的一點好處，然後就可以不要基本良知了。<text:span text:style-name="T3"> <text:line-break/><text:line-break/></text:span>侵略伊拉克的藉口是說他有生化武器，說海珊即將毀滅人類，說什麼只要海珊一啟動生化攻擊，短短<text:span text:style-name="T3">45</text:span>分鐘內，就能毀滅一個英國。根本數不清的謊話，完全無厘頭的無數謊言，就這樣每天在西方主流媒體散佈，存心就是要眛著良心睜眼說瞎話。<text:span text:style-name="T3"> <text:line-break/><text:line-break/></text:span>上面這段視頻中，當時很多人看到美國所出示的<text:span text:style-name="T3"><text:s/>"</text:span>證據<text:span text:style-name="T3">" </text:span>就笑了。普丁笑說，那是洗衣粉吧，哪是什麼炭疽桿菌的粉末。其實普丁說錯了，那是麵粉，不是洗衣粉。<text:span text:style-name="T3"> <text:line-break/><text:line-break/></text:span>我記憶力很好，西方各主流媒體當時經常大幅驚悚報導說<text:span text:style-name="T3"><text:s/>"</text:span>找到了！找到了！找到生化武器的證據了！<text:span text:style-name="T3">" "</text:span>你看，一大包、一大包的生化病菌粉末，而且還堆積如山呢<text:span text:style-name="T3">"</text:span>。等到入侵完畢，佔領了，該搶的都搶了，人也殺了，生靈塗炭血流成河了，結果呢，<text:span text:style-name="T3">45</text:span>分鐘內就足以毀滅世界的生化武器呢？<text:span text:style-name="T3">"</text:span>哎呀，沒有啦，不好意思啦，那是一家被我們夷為平地的麵粉工廠啦。<text:span text:style-name="T3">" <text:line-break/><text:line-break/></text:span>還記得嗎？<text:span text:style-name="T3">"</text:span>找到了！找到了！難怪一直找不到生化武器工廠，原來它是流動性的實驗室，海珊真是太狡猾了<text:span text:style-name="T3">"</text:span>。<text:span text:style-name="T3">"</text:span>你看，你看，這台流動性生化武器實驗室還自備一台小型核動力反應爐，而且還有一具高溫加速器，真是很恐怖。還好被英勇的英美聯軍給阻止了，及時拯救了人類<text:span text:style-name="T3">"</text:span>。<text:span text:style-name="T3"> <text:line-break/><text:line-break/></text:span>等到入侵完畢，佔領了，該搶的都搶了，人也殺了，生靈塗炭血流成河了，結果呢，幾秒鐘之內就足以殺害幾百萬人的生化武器呢？<text:span text:style-name="T3"><text:s/>"</text:span>哎呀，沒有啦，不好意思啦，那是一台路邊攤賣蛋餅的啦。<text:span text:style-name="T3">" </text:span>不是說有什麼流動性的核動力反應爐？<text:span text:style-name="T3">"</text:span>哎呀，沒有啦，不好意思啦，那是煎蛋餅的瓦斯爐啦<text:span text:style-name="T3">"</text:span>。那麼，高溫加速器呢？<text:span text:style-name="T3">"</text:span>瓦斯爐一開，不就高溫加速了，這樣蛋餅才能煎得又脆又酥又好吃啊。<text:span text:style-name="T3">" <text:line-break/><text:line-break/></text:span>這些還不算什麼，你還記得集美麗性感與勇氣和婀娜多姿的曲線於一身的林奇女兵嗎？每天媒體報導個不停，比藍波和蜘蛛人還厲害，飛天鑽地，一人單槍匹馬深入敵營拯救出一卡車的美軍同袍，光是她身上就揹了十幾把機關槍和幾百顆手榴彈，毫髮無傷地斃了幾百個恐怖份子。後來好萊塢還跑來買版權，說要拍成感人電影呢。結果呢？集美麗性感與勇氣和婀娜多姿的曲線於一身的林奇女兵呢？知道其下落的請跟我連絡，我願意幫忙募資拍片。<text:span text:style-name="T3"> <text:line-break/><text:line-break/></text:span>想起伊拉克，想起這些事，前前後後幾百萬條人命，不知道你心裏做何感想？<text:span text:style-name="T3"> <text:line-break/><text:line-break/>Noam Chomsky</text:span>曾經說，美國長年以來的血腥侵略作為，清楚地給全世界釋放了一個訊息，那就是：你得在軍事上壯大自己，最好擁有核武，否則你就得接受任我宰割屠殺任我入侵奴役的後果。我能想像，今天中國如果不是具備這樣一種報復與防衛能力，八國聯軍列強瓜分軍閥割據到處饑荒死人千萬的歷史慘劇早已重演。當今之世，一個人倘若支持美國，若非無知得嚇人，就是無恥到極點，良心給狗吃了。<text:span text:style-name="T3"> <text:line-break/><text:line-break/></text:span>上面這段視頻，只懂英文的，這裏有同步口譯。請看：<text:span text:style-name="T3"> <text:line-break/><text:line-break/>https://goo.gl/zOj1g6 <text:line-break/><text:line-break/></text:span>另外，有時你也不妨看看聯合國網站，有一些開會實況。例如<text:span text:style-name="T3"> <text:line-break/><text:line-break/>https://goo.gl/foZ5IV <text:line-break/><text:line-break/>https://goo.gl/Jwb0FG <text:line-break/><text:line-break/>UN Web TV </text:span>首頁：<text:span text:style-name="T3">http://webtv.un.org/</text:span></text:p>
      <text:p text:style-name="P4"/>
      <text:p text:style-name="P1"><text:span text:style-name="T1">甄力民</text:span><text:s/>  |  2017.04.09 13:14   |   <text:a xlink:type="simple" xlink:href="http://palinfo.habago.org/Entry?Command=Information_PrintForum&amp;iPage=172#FORUM35601"><text:span text:style-name="T2">#</text:span></text:a></text:p>
      <text:p text:style-name="P6"><text:span text:style-name="T1">補上觀察者網的新聞，這是我目前最可信的媒體了</text:span> <text:line-break/>http://mp.weixin.qq.com/s/DRy-98SzCWpMV_8wAjLnMQ</text:p>
      <text:p text:style-name="P1"><text:span text:style-name="T1">甄力民</text:span><text:s/>  |  2017.04.09 13:05   |   <text:a xlink:type="simple" xlink:href="http://palinfo.habago.org/Entry?Command=Information_PrintForum&amp;iPage=172#FORUM35600"><text:span text:style-name="T2">#</text:span></text:a></text:p>
      <text:p text:style-name="P2">最近在網路上鬧得沸沸揚揚的四川瀘縣學生死亡事件，事件內容大概是有個<text:span text:style-name="T3">14</text:span>歲學生從高樓墜落，結果網路傳言學生是被毆打後再墜樓，當地政府包庇打人的高官子弟，所以出現暴動狀況。在<text:span text:style-name="T3">google youtube</text:span>搜尋關鍵字就可以看到滿滿的群眾憤怒暴動視頻、學生被毆打的影片、警察鎮壓影片，我第一時間看到這些影片時也完全信以為真，直到我仔細看完四川警察的調查報告，才驚覺我所有看到的影片都是假造剪接的，這樣的影片我隨便用一個關鍵字就可以看到十幾個不同版本，觀看次數都是幾萬人，而且在臉書上幾乎人人都看過，加油添醋的文章到處都是，而且台灣人全都為之瘋狂的咒罵中共。<text:span text:style-name="T3"> <text:line-break/><text:line-break/></text:span>我花了一點時間隨機抓了幾個影片比對了一下，發現全部都是假造的，我不敢說案子一定是單純跳樓，但是我在<text:span text:style-name="T3">google youtube </text:span>臉書上所看到的影片和說法幾乎都可以確認是假造的，在台灣假消息假新聞本來就很常見，傳言惡意猜測也從來沒少過，但是如此針對單一事件的大量造假活動，尤其是這種大量剪接造假的影片，老實說卻不常見，這樣的影片我印象只有在美國對外發動戰爭的地區才有這麼大量的狀況，我覺得一般人性不是這樣的，人可以有偏見成見，可以懶惰不查證，可以蓄意只散布對敵人有害資訊，但是不太可能有大量的人懷著惡意製作假，在我看來這是一件很毛骨悚然的事情，感覺是有某個勢力在背後操縱著，而且這樣的方式非常有效果，我能想的到的應對方式也只有如中共一般，把網路媒體抓在自己手上，才有辦法對抗。<text:span text:style-name="T3"> </text:span></text:p>
      <text:p text:style-name="P1"><text:span text:style-name="T1">陳真</text:span><text:s/>  |  2017.04.09 00:34   |   <text:a xlink:type="simple" xlink:href="http://palinfo.habago.org/Entry?Command=Information_PrintForum&amp;iPage=172#FORUM35599"><text:span text:style-name="T2">#</text:span></text:a></text:p>
      <text:p text:style-name="P3">姑且不提敘利亞化武是否是美國軍援的叛軍所為，自導自演嫁禍於人，或是一如俄羅斯所說，是政府軍的飛彈擊中反叛軍偷偷運作的化武工廠所致，更可怕的是，川普的舉動開啟了一道非常不祥的大門，召來死神。<text:span text:style-name="T3"> <text:line-break/><text:line-break/></text:span>美國這樣一種無預警的侵略攻擊，例子多得是，例如<text:span text:style-name="T3">1961</text:span>年的豬玀灣事件或是<text:span text:style-name="T3">1993</text:span>年入侵索馬利亞等等等都是前例，但是，若論及其超乎常理且不可測、幾與兒戲無異，卻少有前例，可說空前。<text:span text:style-name="T3"> <text:line-break/><text:line-break/></text:span>我昨天還在想，這會不會是美俄聯手演出的一場戲？<text:span text:style-name="T3">60</text:span>顆飛彈，<text:span text:style-name="T3">50</text:span>幾億一下就沒了。發射前還四處跟大家說我要射飛彈了哦，你們趕快閃哦，結果不小心打死了<text:span text:style-name="T3">7</text:span>個人，<text:span text:style-name="T3">5</text:span>名士兵<text:span text:style-name="T3">2</text:span>位平民，弄壞了幾架原本就壞了所以丟在現場的飛機，連飛機跑道都毫髮無損。這樣一種放煙火式的攻擊，顯然外在政治效果遠大於實質軍事意義。<text:span text:style-name="T3"> <text:line-break/><text:line-break/></text:span>川普企圖藉此達成什麼樣的政治效果，你當然可以說上一大堆，包括當場給習近平面子難看，包括擺平美國國內保守勢力，包括撇清與淡化<text:span text:style-name="T3"><text:s/>“</text:span>私通俄羅斯<text:span text:style-name="T3">” </text:span>的叛國指控與調查，包括給北韓一個警告訊息等等等，這些都很容易理解，但是，重點是，當一個國家居然可以連宣戰都不用，就突然半夜發射飛彈，你想，這意味著什麼？這意味著這個事情也許是空前的，但很難絕後；有第一次就會有第二次；而且，你可以這樣幹，我當然也可以這樣幹。當大家都可以這樣幹時，你想，將會有什麼後果。<text:span text:style-name="T3"> <text:line-break/><text:line-break/></text:span>俄羅斯已經於昨天凌晨正式切斷它與美國在敘利亞的軍事熱線，也就是說，你可以這樣搞我，那我還跟你熱線個鬼啊，下回我也不會對你客氣了。普丁這個人向來是有仇必報的，而且往往加倍奉還。我想說的是：重點不在於報不報仇，而在於報仇的方式。這個地球之所以到現在還沒毀滅，主要原因我看有兩項。<text:span text:style-name="T3"> <text:line-break/><text:line-break/></text:span>一，核武恐怖平衡。美軍在南韓部署薩德，就是企圖打破這樣一種平衡，將會帶來巨大乃至毀滅性的軍事風險。<text:span text:style-name="T3"> <text:line-break/><text:line-break/></text:span>二，主權禁忌。別人家發生了些什麼事，你看了很不爽，但也只能不爽而已，畢竟那是別人家的事。一旦<text:span text:style-name="T3"><text:s/>"</text:span>家<text:span text:style-name="T3">" </text:span>這個門禁概念被打破，隨便找個理由就能衝進鄰居家裏大開殺戒或主持正義，你想這個社會將會如何？<text:span text:style-name="T3"> <text:line-break/><text:line-break/></text:span>這也是為什麼我們需要聯合國及國際法庭的原因。雖然它們長期以來被西方強權把持，但始終還是維持住一種對於主權的基本尊重。你看，美國侵略伊拉克，在安南主政下的聯合國仍然還是被視為非法，因為美國沒有獲得授權，就好像即便是警察也不能隨便闖進你家裏主持正義或維持秩序一樣。<text:span text:style-name="T3"> <text:line-break/><text:line-break/></text:span>但是，現在川普卻連這樣一個基本禁忌都能隨便廢棄不顧。布希當年入侵伊拉克好歹辛苦捏造了將近一千個謊言，前後長達半年以上的鼓吹、宣傳、結盟與警告，然後才開戰。但是川普不是，一場侵犯主權的侵略戰爭，居然他一個人說了算（這跟皇帝有什麼兩樣嗎？）。更不可思議的是毫無預警，臨時起意，說打就打，彷彿他不是在打飛彈而只是在打電動。<text:span text:style-name="T3"> <text:line-break/><text:line-break/></text:span>以上這兩項確保世界不毀滅的基本因素底下還有個<text:span text:style-name="T3"><text:s/>"</text:span>深層文法<text:span text:style-name="T3">"</text:span>，那就是嚴肅性。簡單說，國際互動不但不能兒戲，而且必須可預測，必須遵照一定的遊戲規則。如果連這樣一種嚴肅性都能被輕易破壞而且還馬上獲得一堆美國盟友（如澳洲、日本等）或走狗（如台灣）的高聲讚賞時，你應該要知道你面臨的將是一個跟過去完全不一樣的世界了，基本文明瞬間倒退回叢林法則，你想怎麼樣就可以怎麼樣。</text:p>
      <text:p text:style-name="P1"><text:span text:style-name="T1">周淮安</text:span><text:s/>  |  2017.04.08 18:17   |   <text:a xlink:type="simple" xlink:href="http://palinfo.habago.org/Entry?Command=Information_PrintForum&amp;iPage=172#FORUM35598"><text:span text:style-name="T2">#</text:span></text:a></text:p>
      <text:p text:style-name="P2">鄙作略做修改，稍早所發之前文勞板主刪除<text:span text:style-name="T3"> <text:line-break/>—— <text:line-break/></text:span>我在陳真網再度發文<text:span text:style-name="T3"> <text:line-break/>—— <text:line-break/></text:span>歷經李、扁、馬、蔡以來幾朝的「民主洗禮」，深感台灣不是向上提升，而是向下沉淪。所謂沉淪不光指大環境經濟發展前途無亮，還有品格道德人心每況愈下。從中央到地方各層級選舉，庶幾莫非相競吹牛撒謊、造謠抹黑。如此大賽隨時代遞嬗，從早期的派系人脈、巷議街談口耳相傳，到親<text:span text:style-name="T3">X</text:span>名嘴媒體噴墨汁、社運團體外圍敲邊鼓，進化到由公關公司承覽，從形象保裝到廣告文宣皆日益「專業」<text:span text:style-name="T3">——</text:span>假學者專家之口的白話懶人包、堆砌文青式的華麗辭藻，與接地氣的鄉民語言，配合網路社群新媒體，「三位一體」巧妙組合運用，煽動力與媚惑性呈等比級數倍增，完全今非昔比。一切以勝選為上、為了贏不擇手段，連沈大老也忍不住批判後遺症來了：<text:span text:style-name="T3"> <text:line-break/><text:line-break/>http://www.cocomy.net/post/273031?r=cake82317 <text:line-break/><text:line-break/></text:span>更好笑的是這個長期在中南部透過地下電台，不斷以謊言假藥洗腦拉低智商平均，兼製造洗腎病患<text:span text:style-name="T3"> <text:line-break/><text:line-break/>http://www.cocomy.net/post/242819 <text:line-break/><text:line-break/></text:span>的垃圾人渣黨一朝得勢，竟法相莊嚴的宣稱從一例一休、同性婚姻到年金改革假新聞充斥，妨礙政府施政、為禍甚烈<text:span text:style-name="T3">(</text:span>按：以軍公教警消退休金改革為例，「蔡依林」政府先射箭再畫靶、磨刀霍霍，綠嘴綠筆鋪天蓋地配合動員打擊公部門員工，針鋒相對毫不掩飾，已至三尺童蒙皆知的程度，難道這也是假新聞？<text:span text:style-name="T3">) <text:line-break/><text:line-break/>http://www.storm.mg/article/244298 <text:line-break/><text:line-break/></text:span>不得不搞保防法反滲透法保家衛國？島內如此，若民<text:span text:style-name="T3">X</text:span>黨是國家級詐騙集團，那麼放眼國際，以美國為首、英日扈從的所謂西方勢力民主列強，成天在歐亞大陸地緣政治熱點煽風點火、睜眼說瞎話不以為恥，即全球級詐騙集團。這格局除非等中國完全崛起，否則很難扭轉乾坤。</text:p>
      <text:p text:style-name="P1"><text:span text:style-name="T1">陳真</text:span><text:s/>  |  2017.04.08 03:50   |   <text:a xlink:type="simple" xlink:href="http://palinfo.habago.org/Entry?Command=Information_PrintForum&amp;iPage=172#FORUM35596"><text:span text:style-name="T2">#</text:span></text:a></text:p>
      <text:p text:style-name="P3">下午打開電視，想看一下習川會的新聞，隨手選了一台，是什麼<text:span text:style-name="T3"><text:s/>"</text:span>壹電視新聞<text:span text:style-name="T3">"</text:span>。打開電視後我就跑去小便。小一半的時候，聽見電視上傳來台灣每天播報新聞必然會有的那種刻意尖銳猥瑣的語調、以製造最大聳動感及八卦感的高亢女聲，內容如此說道：<text:span text:style-name="T3">"</text:span>來來來，咱們來給兩位夫人比一比，<text:span text:style-name="T3">...</text:span>胸前深<text:span text:style-name="T3">V</text:span>，<text:span text:style-name="T3">...</text:span>性感<text:span text:style-name="T3">...</text:span>不吝展現好身材<text:span text:style-name="T3">..." (</text:span>只差沒說爆奶<text:span text:style-name="T3">) </text:span>我聽了實在受不了，小便小一半就趕緊暫停，從廁所衝出來把電視關掉，一種心有餘悸的感覺。<text:span text:style-name="T3"> <text:line-break/><text:line-break/></text:span>所謂入境隨俗，我已經入境十年了，但還是沒法習慣這樣一種所謂民主化之後的台灣<text:span text:style-name="T3"><text:s/>"</text:span>新聞<text:span text:style-name="T3">"</text:span>。<text:span text:style-name="T3">(</text:span>這也能算新聞嗎？<text:span text:style-name="T3">) </text:span>然而這只是無數精神虐待的其中一小部份而已。<text:span text:style-name="T3"> <text:line-break/><text:line-break/></text:span>大陸的人不知道能不能體會這樣一種精神虐待？你被關在一個密不通風的小房間裏，報紙也有，電視也有，政府也有，國會也有，什麼都有，不過卻全是一些低能敗德毫無意義的垃圾，垃圾人渣，垃圾資訊，無時無刻的疲勞轟炸，毫無底線地虐待你的基本知識與智能及道德水平。更痛苦的是，周遭幾乎每個人都好開心好得意哦，咱們多美妙多開放的民主自由寶島啊。<text:span text:style-name="T3"> <text:line-break/><text:line-break/></text:span>所謂廟小妖風大，水淺王八多，活在這島上最痛苦的事之一就是這樣一種<text:span text:style-name="T3"><text:s/>"</text:span>馬文才文化<text:span text:style-name="T3">"</text:span>，你得忍受掌握麥克風的北七們每天如雷灌耳的蠢話連篇，忍受他們擔任各行各界各種要職，忍受他們無恥低能到爆的各種所謂施政與教誨；明明不學無術，明明完全不懂，但是只要掌握了所謂發言權，照樣能隨便胡扯一通，講得好像他真的是個專家似的；即便明明是一些人渣，卻個個捧成神，捧成理想家社運家人權鬥士民主戰士，捧成明星英雄少女偶像。<text:span text:style-name="T3"> <text:line-break/><text:line-break/></text:span>我知道我又得發表<text:span text:style-name="T3"><text:s/>"</text:span>反中<text:span text:style-name="T3">" </text:span>聲明才能撫慰民心了。大陸當然也會有類似狀況，重點是，嚴重程度有別，你不能每次聽到什麼鳥事就說<text:span text:style-name="T3"><text:s/>"</text:span>舉世皆然<text:span text:style-name="T3">" (</text:span>柏楊語<text:span text:style-name="T3">)</text:span>。皆然是皆然，可是百分比差很多；人家也許十顆雞蛋有一顆蠢蛋混蛋，在這島上卻是十顆有九顆半，這怎能說<text:span text:style-name="T3"><text:s/>"</text:span>皆然<text:span text:style-name="T3">"</text:span>？<text:span text:style-name="T3"> <text:line-break/><text:line-break/></text:span>就如同吾友柏楊先生所說，在這島上，一個人只要有了點權勢地位，馬上尾巴就翹起來了，隨便都能胡扯。更不可思議的是人們竟然都會買單，視之為權威，你怎麼胡扯，人們就怎麼信。<text:span text:style-name="T3"> <text:line-break/><text:line-break/></text:span>柏楊有句名言說，<text:span text:style-name="T3">"</text:span>官大錶準<text:span text:style-name="T3">"</text:span>。不管大官小官，大學者小學者，大名嘴小名嘴，統統都是名嘴，只要掌握了點麥克風，哪怕只是鼻屎大的一點職位或身份，哪怕<text:span text:style-name="T3">IQ</text:span>零蛋，人們就會拿你當<text:span text:style-name="T3"><text:s/>"</text:span>真理公賣局局長<text:span text:style-name="T3">" (</text:span>柏楊語<text:span text:style-name="T3">)</text:span>；地位越高，越是真理；不但字字誅雞，真理在握，而且連他的手錶肯定都比誰還準。<text:span text:style-name="T3"> <text:line-break/><text:line-break/></text:span>例子俯拾皆是，就算一千萬個例子我都能舉給你。可是，<text:span text:style-name="T3">"</text:span>這是在說誰嗎？<text:span text:style-name="T3">" </text:span>你不能這樣問，你應該問的是：<text:span text:style-name="T3">"</text:span>究竟這島上有幾個人不是這樣？究竟有多少人是真的懂十分才敢說一分？<text:span text:style-name="T3">" <text:line-break/><text:line-break/></text:span>比方說柯大帥<text:span text:style-name="T3"><text:s/>(</text:span>柯文哲<text:span text:style-name="T3">)</text:span>，過去經常公開以<text:span text:style-name="T3"><text:s/>"</text:span>蔣渭水的傳人<text:span text:style-name="T3">" </text:span>自居，自詡<text:span text:style-name="T3"><text:s/>"</text:span>繼承蔣渭水的遺志<text:span text:style-name="T3">"</text:span>，說自己之所做所為就是在<text:span text:style-name="T3"><text:s/>"</text:span>以文化與思想改造台灣<text:span text:style-name="T3">"</text:span>。但他不就是庸俗膚淺短視近利乃至不擇手段的台灣社會文化的一個最典型代表嗎？我知道我這樣講不會有多少人認同，綠油油的台灣社會當然不會採用我的評價。比方說你看，現任中華民國國史館館長吳密察，前台大與成大一位綠油油的歷史系教授，就曾公開大讚柯文哲是蔣渭水傳人。<text:span text:style-name="T3"> <text:line-break/><text:line-break/></text:span>你想，假設柯是藍的，而非深綠，你看他還會不會被捧成什麼偉人的傳人，肯定會馬上被打成匪類，就如同連勝文之被台灣社會徹底污名化一般，但是連勝文明明一點也不壞啊，至少智能尚可，道德高於一般水平。<text:span text:style-name="T3"><text:line-break/><text:line-break/></text:span>我之所以寫這留言是因為，剛剛看到不學有術的柯大帥這回竟然闡釋甘地的思想！害我差點口吐白沫。他說，<text:span text:style-name="T3">"</text:span>甘地是印度版的白色力量<text:span text:style-name="T3">"</text:span>。什麼是白色力量？就是指他在選舉時透過網軍造勢造謠抹黑自導自演栽贓嫁禍，然後取得勝選的一種所謂超越藍綠的墨綠深綠惡勢力。墨綠深綠的同義詞就是白色；因為柯是醫師，而醫師袍子是白的。<text:span text:style-name="T3"> <text:line-break/><text:line-break/></text:span>柯大帥還說，甘地跟他自己一樣，都是<text:span text:style-name="T3"><text:s/>"</text:span>政治素人<text:span text:style-name="T3">"</text:span>；還說甘地所追求的，跟他所追求的恰恰<text:span text:style-name="T3"><text:s/>"</text:span>不謀而合<text:span text:style-name="T3">"</text:span>，都是要<text:span text:style-name="T3"><text:s/>"</text:span>強調公民發聲及公平正義<text:span text:style-name="T3">"</text:span>。我真不敢相信我的眼睛，甘地是這樣的人？甘地有這麼智障庸俗？真是荒唐透了頂。台灣人講話就是這樣，任意胡謅，想當然耳，亂灑口水，隨便信口就能開出一條萬里長河來，好像是非對錯是根本不重要的一種東西似的。其實何必謙虛呢？你乾脆說甘地反中反共，主張印獨，勢必也會支持台獨，是印度版的柯文哲，印度版的李登輝好了，真是有夠荒唐。<text:span text:style-name="T3"> <text:line-break/><text:line-break/></text:span>事實上，我們沒說甘地的思想言行反民主、反人權就已經很客氣了，甘地怎麼會是那樣一種西方式的什麼民主與人權的支持者呢？瞎掰也真是要有點分寸，難道耶穌也追求什麼民主自由與人權？<text:span text:style-name="T3"> <text:line-break/><text:line-break/></text:span>我跟你說，耶穌、甘地、托爾斯泰和維根斯坦這幾個人都是同一國的，拜同樣的神。當然，耶穌自己就是神。甘地和維根斯坦生平最推崇的人毫無疑問就是托爾斯泰。這幾個人追求的都不是世上國度，而是上帝國。他們的一切思想言行都只能在這樣一種神的思想基礎上才能理解。<text:span text:style-name="T3"> <text:line-break/><text:line-break/></text:span>維根斯坦家族可能有憂鬱症的基因遺傳，哥哥自殺，連他自己也曾帶著一把繩子準備去森林裏上吊。維根斯坦說，有一個人、一本書及時救了他，那就是托爾斯泰以及他寫的<text:span text:style-name="T3"><text:s/>"</text:span>天國就在你心中<text:span text:style-name="T3">"</text:span>。有一段時間，維根斯坦身上老帶著這本書，逢人就推薦必讀，有時還買一些來送人，對托爾斯泰非常推崇，除了推崇其人格與精神，也推崇他在現實世界的想法，類似像克魯泡特金那樣一種<text:span text:style-name="T3"><text:s/>"</text:span>無政府共產主義<text:span text:style-name="T3">"</text:span>，而這也是維根斯坦一直苦練俄語、想移民俄國的原因，他想加入信奉共產思想的<text:span text:style-name="T3"><text:s/>"</text:span>人民公社<text:span text:style-name="T3">"</text:span>，想成為一名農夫或勞動者，嚮往托爾斯泰所主張的那樣一種集體生活。但俄國官方知道來者是維根斯坦之後，卻要求他必須去大學教書，移民的事因而作罷。<text:span text:style-name="T3"> <text:line-break/><text:line-break/></text:span>許多學者認為維根斯坦反民主反自由反科學反文明反現代化反人權，甘地當然更有可能被人做此解讀。他們和托爾斯泰的想法都很類似，無政府主義，共產思想，相信神的國度。維根斯坦同時還反社運，他說社運人士大多是一些人渣<text:span text:style-name="T3"><text:s/>(</text:span>這話特別於我心有戚戚焉<text:span text:style-name="T3">)</text:span>。這樣一種<text:span text:style-name="T3"><text:s/>"</text:span>反民主反自由反人權<text:span text:style-name="T3">" </text:span>的闡釋當然有點膚淺，人家根本不以那樣一種西方主流的世俗眼光去看世界<text:span text:style-name="T3"><text:s/>(</text:span>更不用說什麼追求了<text:span text:style-name="T3">)</text:span>，並不意味著他就是什麼民主自由與人權的劊子手。當然，你要如此闡釋也可以，至少勝過你把他們說成什麼民主自由與人權的支持者。<text:span text:style-name="T3"> <text:line-break/><text:line-break/></text:span>其實，你就算想幫忙辯護說他們不是民主自由與人權的劊子手恐怕都有點吃力，因為他們的諸多作為及思想言行，確實與世俗冠冕堂皇的那些什麼民主自由思想背道而馳，但這並不意味著他們<text:span text:style-name="T3"><text:s/>"</text:span>反對<text:span text:style-name="T3">"</text:span>，而只意味著這些東西對他們而言無甚價值，就如同耶穌的思想言行或聖經不可能解釋為追求民主自由與人權一樣。宗教當然不可能這麼低級。不過，台灣長老教會例外，它不像宗教，倒是很像民進黨的宗教宣傳支部。<text:span text:style-name="T3"> <text:line-break/><text:line-break/></text:span>甘地受托爾斯泰的影響就更深了，兩人長年通信，你幾乎可以說甘地就是托爾斯泰的一個化身。把這樣一些思想言行極其深刻聖潔、近乎耶穌般的聖徒，拿來和諸多言行與手段相當卑鄙、思想庸俗空洞的柯文哲相比，不會太荒唐嗎？把甘地和托爾斯泰等等這樣一些敬畏神明、嚮往另一個國度的人極其深刻的思想給理解成什麼<text:span text:style-name="T3"><text:s/>"</text:span>公民發聲<text:span text:style-name="T3">"</text:span>、理解成什麼<text:span text:style-name="T3"><text:s/>"</text:span>民主與人權<text:span text:style-name="T3">"</text:span>，實在很不可思議，難道你也要說耶穌主張什麼公民意識、公民權、反黑箱、愛台灣甚至主張台灣獨立？真是饒了我吧，太荒唐了。就算沒讀過書，孤狗總會吧？講話好歹也用點腦子，不要動不動就信口胡謅，以為只要往主流<text:span text:style-name="T3"><text:s/>"</text:span>政治正確<text:span text:style-name="T3">" </text:span>上瞎扯就準沒錯。<text:span text:style-name="T3"> <text:line-break/><text:line-break/></text:span>如果撇開宗教性不談，耶穌、甘地、托爾斯泰和維根斯坦之外，至少還可以再加入兩個人，一是克魯泡特金，一是亨利梭羅。不管是托爾斯泰帶有明顯基督教色彩的<text:span text:style-name="T3"><text:s/>"</text:span>無政府和平主義<text:span text:style-name="T3">" </text:span>或甘地的<text:span text:style-name="T3"><text:s/>"</text:span>愛與非暴力<text:span text:style-name="T3">" </text:span>和<text:span text:style-name="T3"><text:s/>"</text:span>不合作運動<text:span text:style-name="T3">" </text:span>以及梭羅的<text:span text:style-name="T3"><text:s/>"</text:span>民不從<text:span text:style-name="T3">"</text:span>，這些聖潔崇高的思想言行來到台灣，竟然變成人渣美侖美奐的金縷衣及朗朗上口的美妙專利。<text:span text:style-name="T3"> <text:line-break/><text:line-break/></text:span>最近聽說大腸花的各種違法亂紀行為統統無罪。我還聽說，無罪的理由是因為連法院都歌頌他們是什麼<text:span text:style-name="T3"><text:s/>"</text:span>公民不服從<text:span text:style-name="T3">" </text:span>的偉大壯舉。我根本不敢看這些新聞，平常只要稍微不小心瞄到這類人事物，我就趕緊轉台，閉眼掩耳，因為我怕看了會腦中風，我怕看了會讓我對人性的基本良善更加失去信心。<text:span text:style-name="T3"> <text:line-break/><text:line-break/></text:span>如果<text:span text:style-name="T3"><text:s/>"</text:span>民不從<text:span text:style-name="T3">" </text:span>這麼爽，既有美名又有利益，星光閃閃，吃香喝辣，全民歌頌，美眉愛慕，媒體讚賞，而且還能藉此糟蹋異己、傷害敵人，那請問有誰不想也來個<text:span text:style-name="T3"><text:s/>"</text:span>公民不服從<text:span text:style-name="T3">"</text:span>？天底下有這麼爽的事，誰還想服從？天底下怎麼可能會有一種主流到爆、主流到讓人根本敢怒不敢言的<text:span text:style-name="T3"><text:s/>"</text:span>民不從<text:span text:style-name="T3">"</text:span>？這麼簡單的道理我居然也得被迫一再拿出來講。紅衛兵到處打砸，視法律為無物，蓋世太保為所欲為，無人敢攖其鋒，這能叫做民不從嗎？<text:span text:style-name="T3"><text:line-break/><text:line-break/></text:span>甘地說，不服從、不合作乃是世上最強大同時也最艱難執行的<text:span text:style-name="T3"><text:s/>"</text:span>武器<text:span text:style-name="T3">"</text:span>，不是一般懦夫所能辦到，因為它必須主動去承受那最大的身心痛苦乃至犧牲生命，就像耶穌自願上十字架一樣；也惟有透過這樣一種自苦與自願受難，不義的壓迫與戰火才能真正平息。就如同佛經所說，<text:span text:style-name="T3">"</text:span>我若向刀山，刀山自摧折。我若向火湯，火湯自消滅。我若向地獄，地獄自枯竭。<text:span text:style-name="T3">" </text:span>當你面對刀山火湯時，你不但不逃避，反而迎上前去，火湯刀山自然就會失去它作惡的能力；明知會頭破血流家破人亡身敗名裂，但你仍願意承受，並且主動迎向苦難地獄；透過你的無辜和巨大痛苦，就會產生善的力量。甘地說，<text:span text:style-name="T3">"</text:span>越是無辜，就越有力量。<text:span text:style-name="T3">" <text:line-break/><text:line-break/></text:span>不服從或不合作，並不是要逃避法律制裁或鎮壓，而是剛好相反，自願承受身心痛苦，自願走入監牢，主動迎向打擊，自願付出青春與生命代價。這麼簡單的一個道理居然也還需要澄清與說明，我實在覺得很痛苦。在這島上，人渣橫行，所謂非暴力，所謂民不從，居然變成主流暴民藉以傷害異己、撈取名利的齷齪手段。誰敢說有罪，誰膽敢有所不敬，誰就得小心被糟蹋抹黑，打成全民公敵。<text:span text:style-name="T3"> <text:line-break/><text:line-break/></text:span>天底下怎麼會有這樣一種訴諸各種違法暴力言行、經常用各種卑劣手段傷害異己的什麼<text:span text:style-name="T3"><text:s/>"</text:span>愛與非暴力<text:span text:style-name="T3">"</text:span>？天底下又怎麼會有這樣一種什麼<text:span text:style-name="T3"><text:s/>"</text:span>民不從<text:span text:style-name="T3">"</text:span>？居然連法院都得服從與歌頌這群綠油油的主流暴民。一方面又要吃又要爽，又要美名加身金光閃閃，一方面又能囂張跋扈糟踏異己，整天任意胡扯瞎掰些完全胡說八道的無腦蠢話，但卻又以什麼非暴力與民不從的偉大理想家自居。不管是基本智能或基本德行，這個人渣橫行的極端封閉小島之荒唐，實在非常不可思議。<text:span text:style-name="T3"> <text:line-break/><text:line-break/></text:span>以上插播之不敬言論，若有冒犯暴民之處，就當我沒說，別跟我一般見識。我就單純講我所知道的托爾斯泰、維根斯坦、甘地與梭羅<text:span text:style-name="T3">...</text:span>等等等。<text:span text:style-name="T3"> <text:line-break/><text:line-break/></text:span>梭羅因為反對美國對墨西哥發動戰爭而拒絕繳稅，被抓去坐了一天的牢。隔天，好像是他大姨媽自己跑來幫他繳了，梭羅才得以釋放。出獄後，心有不甘，寫了篇文章就叫做<text:span text:style-name="T3"><text:s/>"civil disobedience" (</text:span>民不從<text:span text:style-name="T3">)</text:span>。這文章十九世紀中葉就寫了，但幾十年後才逐漸受到世人重視，蔚為風潮。托爾斯泰甚至是在該文章寫完五十年之後才第一次讀到，驚為天人。<text:span text:style-name="T3"> <text:line-break/><text:line-break/></text:span>梭羅說，當獄卒把他丟入監牢，鎖上鐵門，轉身離去時，他其實也跟著離去了，因為我是自由的，監牢哪能關得住我？梭羅、甘地等等這些人對於<text:span text:style-name="T3"><text:s/>"</text:span>自由<text:span text:style-name="T3">" </text:span>的概念，大約就是這樣一種全然形而上的東西。甘地也經常說，<text:span text:style-name="T3">"</text:span>自由和奴役都是一種精神狀態<text:span text:style-name="T3"><text:s/>(mental states)"</text:span>。他說，民主也一樣，<text:span text:style-name="T3">"</text:span>它不是一種外來建構的體制力量，而是發自個人內心的一種精神狀態<text:span text:style-name="T3">"</text:span>。他說，<text:span text:style-name="T3">"</text:span>民主並不是一個國家養了一大群綿羊<text:span text:style-name="T3">"</text:span>。甘地還說，他看不出來所謂西方民主自由國家和納粹法西斯之所作所為有什麼不同。當二次戰後納粹被送上國際戰犯法庭受審時，甘地說，更應該以戰犯罪名繩之以法的是英國和美國的各階層領導。<text:span text:style-name="T3"> <text:line-break/><text:line-break/></text:span>蔣介石曾經在邱吉爾的強烈反對下，堅持要去拜訪甘地，希望甘地能帶領印度，加入英美同盟，一起對抗日本軍國主義。甘地拒絕。他說，他很欽佩中國人在反抗外來侵略時所展現的勇氣，但他看不出來西方國家跟日本軍國主義或德國納粹有著什麼樣本質上的不同。甘地說，西方的所謂民主只是一種純粹以追求西方人利益為目標的幌子。<text:span text:style-name="T3"> <text:line-break/><text:line-break/></text:span>蔣介石跟甘地談不攏，越談越睹爛，於是就問甘地說，<text:span text:style-name="T3">"</text:span>那我請問你，我們中國人應該怎麼對抗日本的血腥侵略？<text:span text:style-name="T3">" </text:span>甘地說：<text:span text:style-name="T3">"</text:span>你有你的法寶，你有你的各種武器、飛機大炮等等，我當然也有我的法寶，而且更有力量。<text:span text:style-name="T3">" </text:span>甘地接著就開始推銷他的<text:span text:style-name="T3"><text:s/>"</text:span>抗日法寶<text:span text:style-name="T3">"</text:span>，希望蔣介石能採用。什麼法寶呢？就是甘地每天忙著織衣的一台紡織機，最後還真的送了一台給隨行的蔣宋美齡。<text:span text:style-name="T3"> <text:line-break/><text:line-break/></text:span>蔣介石這下當然更不爽啦，就問說，<text:span text:style-name="T3">"</text:span>好吧，那我再請問你，甘地先生，假設日本人哪天也侵略印度呢？請問你怎麼對抗殘暴血腥的日本人？<text:span text:style-name="T3">" </text:span>甘地說，<text:span text:style-name="T3">"</text:span>我們印度人將排成一列一列，手無寸鐵，毫無畏懼，每個人用自己的胸膛，主動迎向日本人的刺刀，用我們的肉身鮮血和痛苦以及堆積如山的屍體，喚醒日本人的內在良知，使之放下屠刀。<text:span text:style-name="T3">" <text:line-break/><text:line-break/></text:span>蔣介石這下真的無語問蒼天了，只好告別離去。不過，蔣雖然跟甘地談得很悶，回家之後還寫了日記罵甘地說他只想著印度的解放，卻不關心整個世界局勢的危急。不過，當甘地後來被暗殺時，據說蔣介石是很悲痛的，他還親手寫了一幅輓聯，題了四個字：<text:span text:style-name="T3">"</text:span>乃聖乃仁<text:span text:style-name="T3">"</text:span>，意即如此的仁者，如此的聖徒，至今仍收藏在印度的甘地紀念館。蔣宋美齡也一樣，她說她曾接觸過世界各國政要，從未見過一個像甘地這樣<text:span text:style-name="T3"><text:s/>"</text:span>如此迷人的人<text:span text:style-name="T3">"</text:span>。<text:span text:style-name="T3"> <text:line-break/><text:line-break/></text:span>不知道為什麼，幾十年來，每當我想到甘地那些話<text:span text:style-name="T3"><text:s/>(</text:span>一列一列的印度人主動迎向日本人的刺刀<text:span text:style-name="T3">)</text:span>，我就會想到我媽，很想掉眼淚；她因為我的所謂理想，承受莫大痛苦，在痛苦中死去。如果時光可以倒流，我想我會寧可捨棄一切所謂理想。<text:span text:style-name="T3"> <text:line-break/><text:line-break/></text:span>甘地還說，他對於印度在政治上脫離英國而獨立其實一點都不感興趣，他說，<text:span text:style-name="T3">"Independence of my conception means nothing less than the realization of the "Kingdom of God" within you and on this earth. " (</text:span>所謂獨立，在我的觀念裏，恰恰就是<text:span text:style-name="T3"><text:s/>(</text:span>托爾斯泰的<text:span text:style-name="T3">) "</text:span>天國就在你心中<text:span text:style-name="T3">")</text:span>。<text:span text:style-name="T3"> <text:line-break/><text:line-break/></text:span>至於梭羅，更是個超脫現實的先驗主義者<text:span text:style-name="T3"><text:s/>(transcendentalist)</text:span>，深受德國浪漫主義與唯心主義傳統的影響，相信人的主觀直覺與良知，重視個人內在聲音與精神自由，厭惡並排斥外來體制力量對於個人的不當干涉，例如政府。因此，梭羅和甘地都相信，<text:span text:style-name="T3">"</text:span>管得越少的政府就是越好的政府<text:span text:style-name="T3">"</text:span>。甘地曾明白表示自己深受梭羅無政府主義思維的影響，希望打造一個無政府世界，在那世界中，每個人就是自己的領導，打從內心獲得精神解放與自由。<text:span text:style-name="T3"> <text:line-break/><text:line-break/></text:span>比諸梭羅，甘地及其所信奉的印度教當然更是形而上，相信在人和神之間有一條通往自由與解放的管道，沉默而無聲。當一個印度小女孩響應甘地不合作運動的號召，即將絕食而死時，甘地非但沒有阻止，反倒給予推崇與祝福，因為他相信這名小女孩終將獲得自由與獨立，進入上帝國。不管你認不認同，梭羅或甘地或托爾斯泰等人所講的自由與獨立，就是類似這樣一種純屬精神層面、屬靈的東西，而不是什麼碗糕自由民主的狗屁公民之聲。在這封閉小島上，連這麼簡單明白的事也能胡扯，我實在覺得很無奈。<text:span text:style-name="T3"> <text:line-break/><text:line-break/></text:span>當然，相較於梭羅或托爾斯泰或泰戈爾等人，甘地在精神層面上的追求，似乎又更極端了點，比方說他反對各種現代文明，反對現代醫療與設施等等，於是有人批評他把印度從黑暗中引導而出，卻又把它推入另一個黑暗之中，帶來更多的愚眛與貧窮。<text:span text:style-name="T3"> <text:line-break/><text:line-break/></text:span>另外也有些人類似蔣介石對於甘地的評價，一方面承認甘地偉大的道德精神，但另一方面卻批評他似乎太過於以印度人及印度舊有文化思想為中心。<text:span text:style-name="T3"> <text:line-break/><text:line-break/></text:span>知道<text:span text:style-name="T3"><text:s/>Amartya Sen </text:span>這個人吧？十年前我好像曾經在一篇叫做<text:span text:style-name="T3"><text:s/>"</text:span>把人當人看<text:span text:style-name="T3">" </text:span>的文章中，提到說有個人在圖書館想跟我搶影印機，就是這位老師，劍橋三一學院的院長，曾獲得諾貝爾經濟學獎，一個印度人，特別關注印度的貧窮問題，任教英、美多年，但據說始終保有印度籍。我讀過他寫的一本很通俗的書叫<text:span text:style-name="T3"><text:s/>"The Argumentative Indian" (</text:span>好辯的印度人<text:span text:style-name="T3">)</text:span>，書裏頭表達了他自己以及泰戈爾對於甘地過於堅持印度舊有傳統的不滿；就連托爾斯泰也對此相當反感。特別是<text:span text:style-name="T3">Amartya Sen </text:span>自己，似乎對甘地的反民主與反多元現代化非常感冒。<text:span text:style-name="T3"> <text:line-break/><text:line-break/></text:span>甘地實際上非常反西方，不光是反英反美，而是反對整個西方對於東方的控制與支配。他說，這樣一種來自西方的侵略與操控十分微妙而無所不在。<text:span text:style-name="T3"> <text:line-break/><text:line-break/></text:span>甘地或梭羅與托爾斯泰等人，他們所追求的獨立與自由，事實上與<text:span text:style-name="T3"><text:s/>"</text:span>國家<text:span text:style-name="T3">" </text:span>或<text:span text:style-name="T3"><text:s/>"</text:span>政府<text:span text:style-name="T3">" </text:span>概念都難以相容，更不用說現代國家概念下所謂的民主自由與人權。不管你認不認同他們的想法，他們就是這麼想的。特別是甘地和托爾斯泰，所思所想所作所為，更是充滿神的色彩，他們所要建立的國家就是天國或上帝國，而非地上的國度。<text:span text:style-name="T3"> <text:line-break/><text:line-break/></text:span>當然，他們雖然都強調一種拒斥國家或政府干涉的極端個人主義，但這樣一種個人主義，透過互助與利他，事實上卻又充滿社群精神，亦即類似人民公社的概念。在強調<text:span text:style-name="T3"><text:s/>"</text:span>追尋個人<text:span text:style-name="T3">" </text:span>的過程中，很弔詭地，個人卻又顯得完全不重要了。甘地說，<text:span text:style-name="T3">"The best way to find yourself is to lose yourself in the service of others." </text:span>在這樣一個上帝國中，一個人要怎麼樣才能<text:span text:style-name="T3"><text:s/>"</text:span>找到自己<text:span text:style-name="T3">" </text:span>以獲得解放、獨立與自由呢？那就是透過為他人服務的無私忘我過程中，你自然就會找到自己。<text:span text:style-name="T3"> <text:line-break/><text:line-break/></text:span>要用三言兩語來說明這麼多東西當然是不可能的事。甘地或維根斯坦等人，一生寫了千萬言，你若想要說明他們的想法，恐怕也只能寫上千萬言。我並無意於多做說明，而只是覺得荒唐，怎麼會有人像柯文哲這樣<text:span text:style-name="T3"><text:s/>"</text:span>敢<text:span text:style-name="T3">"</text:span>，總是輕易信口開河，但卻又以為自己什麼都懂，好聰明好棒，連甘地居然也能扯到自己身上來，還胡扯什麼甘地一生追求民主與人權以及什麼公民發聲。事實上，甘地是很討厭人家為一己的權利發聲的。<text:span text:style-name="T3"> <text:line-break/><text:line-break/></text:span>就連<text:span text:style-name="T3"><text:s/>"</text:span>獨立<text:span text:style-name="T3">" </text:span>也一樣，如前所說，甘地一再表明他的所謂追求獨立，事實上是獨立於政府之外。我引用一些原文好了，要不然你還以為我在瞎掰。甘地說，他追求的獨立<text:span text:style-name="T3">(independence) </text:span>或自律<text:span text:style-name="T3"><text:s/>(self-government)</text:span>，<text:span text:style-name="T3">"</text:span>指的是一種持續的奮鬥，致力於擺脫政府的控制，不管這是一個外來政權或本土政權都一樣。<text:span text:style-name="T3">" (...means continuous effort to be independent of government control whether it is foreign government or whether it is national.) <text:line-break/><text:line-break/></text:span>至於甘地經常談到的所謂權利<text:span text:style-name="T3"><text:s/>(rights)</text:span>，指的也不是一般所謂人權，而是指的一種旨在<text:span text:style-name="T3"><text:s/>"</text:span>利他<text:span text:style-name="T3">" </text:span>的<text:span text:style-name="T3"><text:s/>"</text:span>世界公民的責任<text:span text:style-name="T3">" (the duty of citizenship of the world)</text:span>，除此之外的其它個人權利，甘地認為<text:span text:style-name="T3"><text:s/>"</text:span>根本不值得追求<text:span text:style-name="T3">"</text:span>，因為，<text:span text:style-name="T3">"</text:span>行使這項個人責任的權利，乃是人活著唯一需要行使的權利，已涵蓋其它所有的人權。<text:span text:style-name="T3">" (In fact the right to perform one’s duties is the only right that is worth living…It covers all legitimate rights.) </text:span>甘地還特別強調，<text:span text:style-name="T3">"</text:span>如果我們只是一味追求所謂權利卻根本不談責任，這世界將陷於一片混亂、痛苦和迷惘<text:span text:style-name="T3">"</text:span>。<text:span text:style-name="T3"> <text:line-break/><text:line-break/></text:span>甘地說，這些有關權利的道理是他<text:span text:style-name="T3"><text:s/>"</text:span>不識字但卻充滿智慧的媽媽<text:span text:style-name="T3">" </text:span>所教他，而不是從書本上學來。簡單說，甘地所要追求的是一種存在於整個世上、無政府甚至無國家形態的無害社會<text:span text:style-name="T3"><text:s/>(Ahimsa-based stateless society to the world)</text:span>。甘地自己也許也知道<text:span text:style-name="T3"><text:s/>"</text:span>無政府<text:span text:style-name="T3">" </text:span>是一種白日夢，不可能是人類在短期內可以達成，所以他退而求其次，認同梭羅的名言：<text:span text:style-name="T3">"</text:span>管得越少的政府，就是越好的政府<text:span text:style-name="T3">"</text:span>。<text:span text:style-name="T3"> <text:line-break/><text:line-break/></text:span>甘地還說，重要的是個人的幸福，而不是政治體制上的所謂民主或集權制度。他說，在戰爭之中，<text:span text:style-name="T3">"</text:span>對於死者、孤兒和失去家園的人來說，那一切瘋狂的破壞究竟是以民主之名或以集權統治之名，有什麼差別嗎？<text:span text:style-name="T3">" </text:span>他還說，<text:span text:style-name="T3">"</text:span>如果所謂民主必須以真理良善及和平之破壞做為代價，那麼，這樣一種民主根本不應該去追求。<text:span text:style-name="T3">"</text:span>他說，<text:span text:style-name="T3"><text:s/>"</text:span>民主是這樣一種東西，它自然就會存在於那些全心服從世上或天上律法的人之內心<text:span text:style-name="T3">"</text:span>。<text:span text:style-name="T3"> <text:line-break/><text:line-break/></text:span>不管你認不認同，這基本上就是甘地及托爾斯泰等人的想法與作法。至於維根斯坦，筆下倒是從不談這些，但他的整個生命與生活毫無疑問就是屬於這樣一個與各種現代觀念背道而馳的神的國度，至於現實生活上則認同托爾斯泰式的無政府共產主義，而他自己也的確這麼做了，散盡繼承得來的億萬家產，過著完全一無所有、比粗茶淡飯還要更加簡陋的貧窮日子。<text:span text:style-name="T3"> <text:line-break/><text:line-break/></text:span>比起甘地、梭羅或托爾斯泰，在民主、自由與人權當道的現代審判台上想替維根斯坦辯護，恐怕又更難了。維根斯坦有一天在街上遇到羅素，知道羅素正要去參加反戰反迫害集會，竟然對羅素說：<text:span text:style-name="T3">"</text:span>看在神的份上，拜託請別幹這樣的一些事吧。<text:span text:style-name="T3">" </text:span>羅素聽了很生氣，反問維根斯坦說，<text:span text:style-name="T3">"</text:span>啥咪？我不應該鼓吹反戰反迫害？那你是希望我去鼓吹殺小孩、虐待小孩嗎？<text:span text:style-name="T3">" </text:span>維根斯坦竟然很正經地回答說：<text:span text:style-name="T3">"</text:span>當然啊，那也總比你現在所做的好。<text:span text:style-name="T3">" <text:line-break/><text:line-break/></text:span>這樣一些非常政治不正確的話，你要怎麼替他辯護？倘若發生在今天，恐怕會被熱愛民主自由與人權的暴民們給鬥慘了。我知道，光從表面語言是很難說清楚一些極端重要的事的，但我能看見、聽見那些沒有被說出來的，而恰恰就是那些沒有被說出來的才是重點。維根斯坦曾經這麼描繪自己的寫作，他說：<text:span text:style-name="T3"> <text:line-break/><text:line-break/>"</text:span>我的作品分成兩部份，一部份是有寫出來的，另一部份是沒有寫出來的，而恰恰是沒有寫出來的才是重要的。<text:span text:style-name="T3">" <text:line-break/><text:line-break/></text:span>陳真<text:span text:style-name="T3">2017. 04. 08. <text:line-break/><text:line-break/><text:line-break/>================= <text:line-break/><text:line-break/></text:span>訪印度聖雄故居<text:span text:style-name="T3"><text:s/></text:span>柯文哲稱讚：甘地是印度版白色力量<text:span text:style-name="T3"> <text:line-break/><text:line-break/></text:span>焦家卉<text:span text:style-name="T3"> <text:line-break/><text:line-break/>2017</text:span>年<text:span text:style-name="T3">03</text:span>月<text:span text:style-name="T3">30</text:span>日<text:span text:style-name="T3"><text:s/></text:span>風傳媒<text:span text:style-name="T3"> <text:line-break/><text:line-break/><text:line-break/></text:span>柯文哲探訪印度德里甘地紀念館，柯文哲說，這正與他所堅持的「強調公民發聲及公平正義」的看法不謀而合，甘地就像是印度版的白色力量，以素人之姿成為精神領袖，並帶領印度走向獨立。（照片取自台北市政府）<text:span text:style-name="T3"> <text:line-break/><text:line-break/></text:span>柯文哲表示，甘地強調民主、人權，以公民不服從及非暴力的抵抗推動自己的理念，實在令人感動，即使最終會給自己帶來危險，甘地仍不改初衷，因為他知道，如果沒有這個信念，社會永遠無法達到真正的平等與公義。柯文哲說，這正是與他所堅持的「強調公民發聲及公平正義」的看法不謀而合，甘地就像是印度版的白色力量。</text:p>
      <text:p text:style-name="P1">Ethan   |  2017.04.07 15:53   |   <text:a xlink:type="simple" xlink:href="http://palinfo.habago.org/Entry?Command=Information_PrintForum&amp;iPage=172#FORUM35595"><text:span text:style-name="T2">#</text:span></text:a></text:p>
      <text:p text:style-name="P2">真相都還沒有出來。<text:span text:style-name="T3"> <text:line-break/><text:line-break/></text:span>美軍幾次中東戰爭的謊言跟劣跡斑斑，<text:span text:style-name="T3"><text:s/></text:span>第一時間還會出來力挺美軍轟炸敘利亞的國家應該都不是什麼良善的政權。<text:span text:style-name="T3"><text:s/></text:span>ㄧ般愚民也就算了，這一個國家能動用的專業智囊能分不清楚背後可能的問題嗎？</text:p>
      <text:p text:style-name="P1"><text:span text:style-name="T1">效禹</text:span><text:s/>  |  2017.04.07 14:49   |   <text:a xlink:type="simple" xlink:href="http://palinfo.habago.org/Entry?Command=Information_PrintForum&amp;iPage=172#FORUM35594"><text:span text:style-name="T2">#</text:span></text:a></text:p>
      <text:p text:style-name="P3"><text:span text:style-name="T3"><text:line-break/></text:span>美國已到毫不掩飾動機的程度，視國際公約如無物，目的就為推翻阿塞德罷了。<text:span text:style-name="T3"> <text:line-break/><text:line-break/>====== <text:line-break/></text:span>譴責化武暴行<text:span text:style-name="T3"><text:s/></text:span>川普下令轟炸敘利亞<text:span text:style-name="T3">2017/4/7 11:46 <text:line-break/><text:line-break/></text:span>節錄：<text:span text:style-name="T3"> <text:line-break/></text:span>美國總統川普：「我認為敘利亞所發生的事是人性之恥，（阿塞德）他涉入其中，我想是他搞的鬼，所以我們應該有所作為。」<text:span text:style-name="T3"> <text:line-break/><text:line-break/></text:span>川普說到做到，看得反抗軍拍手叫好，事實上，美軍為了這場行動已在羅斯號及波特號驅逐艦上，進行<text:span text:style-name="T3">2</text:span>天的演練，而這場空襲還可能只是前菜。<text:span text:style-name="T3"> <text:line-break/><text:line-break/></text:span>美國國務卿提勒森：「阿塞德未來的角色充滿不確定性，有鑑於他對敘利亞人民所做的事情，阿塞德可能無法再統治敘利亞人。」<text:span text:style-name="T3"> <text:line-break/><text:line-break/></text:span>國務卿提勒森直言表示，美國和盟軍正計畫要讓在位<text:span text:style-name="T3">17</text:span>年的阿塞德總統垮台，而軍事行動就是手段之一。<text:span text:style-name="T3"> <text:line-break/></text:span>（民視新聞林柏樫綜合報導）<text:span text:style-name="T3"> <text:line-break/></text:span>全文連結：<text:span text:style-name="T3">http://news.ftv.com.tw/NewsContent.aspx?ntype=class&amp;;sno=2017407I04M1 </text:span></text:p>
      <text:p text:style-name="P1"><text:span text:style-name="T1">陳真</text:span><text:s/>  |  2017.04.07 12:32   |   <text:a xlink:type="simple" xlink:href="http://palinfo.habago.org/Entry?Command=Information_PrintForum&amp;iPage=172#FORUM35593"><text:span text:style-name="T2">#</text:span></text:a></text:p>
      <text:p text:style-name="P2"><text:span text:style-name="T3">Nikki Haley: "How Many Children Have to Die Before Russia Cares?" <text:line-break/><text:line-break/></text:span>這次莫名其妙的所謂化武攻擊事件，報載死了<text:span text:style-name="T3"><text:s/>12 </text:span>名兒童，美國駐聯合國大使<text:span text:style-name="T3"><text:s/>Nikki Haley</text:span>在聯合國會議上高舉兒童死亡照片，<text:span text:style-name="T3">"</text:span>悲憤<text:span text:style-name="T3">" </text:span>地吶喊說：<text:span text:style-name="T3"> <text:line-break/><text:line-break/>"</text:span>到底要死掉多少小孩，俄國才會在乎？<text:span text:style-name="T3">" <text:line-break/><text:line-break/></text:span>這裏有照片：<text:span text:style-name="T3">https://goo.gl/XeRcPy <text:line-break/><text:line-break/></text:span>不知道你聽了這個<text:span text:style-name="T3"><text:s/>"</text:span>悲憤的吶喊<text:span text:style-name="T3">"</text:span>，心裏做何感想？<text:span text:style-name="T3"> <text:line-break/><text:line-break/></text:span>光是過去<text:span text:style-name="T3">20</text:span>幾年來，成人不算，美國在世界各地就至少殺害了一百萬名以上的兒童。二十年前<text:span text:style-name="T3">(1996</text:span>年<text:span text:style-name="T3">)</text:span>，透過非法禁運及蓄意摧毀伊拉克的淨水設施與公衛，美國殺害了至少<text:span text:style-name="T3">50</text:span>萬名伊拉克小孩，當有記者<text:span text:style-name="T3">(CBS)</text:span>以此來質疑美國之作為會不會太離譜時，當時的國務卿歐布萊特竟公開回答說：<text:span text:style-name="T3">"</text:span>這是值得的<text:span text:style-name="T3">"</text:span>。</text:p>
      <text:p text:style-name="P1"><text:span text:style-name="T1">陳真</text:span><text:s/>  |  2017.04.07 11:55   |   <text:a xlink:type="simple" xlink:href="http://palinfo.habago.org/Entry?Command=Information_PrintForum&amp;iPage=172#FORUM35592"><text:span text:style-name="T2">#</text:span></text:a></text:p>
      <text:p text:style-name="P3">我們台灣人自從所謂民主化之後，已經差不多<text:span text:style-name="T3">20</text:span>幾年沒看過新聞了，我們只習慣看一些無腦爆料及無聊八卦，什麼網友的神回應，或是哪個所謂名人說了什麼無聊話，或是這個路人甲和那個路人乙打架罵三字經的精采鏡頭，或是哪個妞的三角褲不小心露了出來等等等，只要不是好好笑好好笑，只要不是什麼神回應，只要不是八卦洋相，台灣人一概都不會有興趣閱讀。但我覺得，你既然是個人，而且還識字，總該耐著性子，多多少少看點新聞吧。每天浸泡在輕薄短小的低能八卦文字中，不會覺得煩嗎？<text:span text:style-name="T3"> <text:line-break/><text:line-break/></text:span>底下是一篇新聞報導。川普上台後，美國的不可預測性一下變得很高，就連飛彈都隨時有可能突然就射了。哪天你一覺醒來，發現南北韓從地圖上抹去，恐怕也不用感到太意外。有些原本向美國提供建言的學者專家，所謂智庫，面對這樣一種不可測，轉而向中國獻策，提供看法，因為當今之世，大概也只有中國能夠把川普的盲動與不可測因素盡可能降到最低。<text:span text:style-name="T3"> <text:line-break/><text:line-break/></text:span>陳真<text:span text:style-name="T3"><text:s/>2017. 04. 07. <text:line-break/>============== <text:line-break/></text:span>安理會緊急討論敍利亞毒氣襲擊<text:span text:style-name="T3"><text:s/></text:span>五大常任理事國各執一詞<text:span text:style-name="T3"> <text:line-break/><text:line-break/>2017-04-06 <text:line-break/></text:span>觀察者網<text:span text:style-name="T3"> <text:line-break/><text:line-break/></text:span>敍利亞伊德利蔔省南部重鎮汗謝侯地區當地時間<text:span text:style-name="T3">4</text:span>月<text:span text:style-name="T3">4</text:span>日早上<text:span text:style-name="T3">6:30</text:span>分左右發生了空襲。空襲過後雖然聞不到任何氣味，但在遭受攻擊的區域，人們躺在地上不能動彈，瞳孔縮小，還有人出現嘔吐等症狀。隨後，患者接受治療的醫療設施又受到了火箭彈的攻擊。外媒報道稱，目前襲擊事件造成至少<text:span text:style-name="T3">100</text:span>人死亡，約<text:span text:style-name="T3">400</text:span>人受傷，死者包括<text:span text:style-name="T3">11</text:span>名兒童。<text:span text:style-name="T3"> <text:line-break/><text:line-break/></text:span>會上，英國代表對中方發難，認爲中方之前否決一份安理會決議是導致這一襲擊的原因，中國常駐聯合國代表劉結一在發言中強勢回擊。這實際上不是劉結一第一次和英國代表交鋒。<text:span text:style-name="T3"> <text:line-break/><text:line-break/></text:span>據聯合國微信公衆號今天（<text:span text:style-name="T3">4</text:span>月<text:span text:style-name="T3">6</text:span>日）消息，在英國和法國的請求下，安理會<text:span text:style-name="T3">4</text:span>月<text:span text:style-name="T3">5</text:span>日就在敍利亞汗謝侯地區發生的疑似使用化學武器事件召開緊急會議。法國、英國、美國在會議的發言中認定此次使用化學武器事件爲敍利亞政府部隊所爲，但俄羅斯和中國呼籲對事件進行全面、客觀、公正調查，根據確鑿證據再下結論。敍利亞政府的代表在會議上對這起事件由其所爲的指控予以堅決否認。<text:span text:style-name="T3"> <text:line-break/><text:line-break/></text:span>聯合國副秘書長、裁軍事務高級代表金垣洙就這一事件向安理會進行了情況通報。金垣洙表示自從<text:span text:style-name="T3">4</text:span>日早晨以來，他一直在同禁止化學武器組織總幹事和敍利亞常駐聯合國代表團的臨時代辦保持密切聯絡。<text:span text:style-name="T3"> <text:line-break/><text:line-break/></text:span>金垣洙：<text:span text:style-name="T3">“</text:span>資訊還在陸續傳來。目前，有關攻擊的許多細節還不完全清楚。根據最新的媒體報導，化學品襲擊可能造成至少<text:span text:style-name="T3">70</text:span>名平民死亡，可能有<text:span text:style-name="T3">200</text:span>多人受傷。秘書長和禁止化學武器組織總幹事均發表聲明，對這些報告表示嚴重關切，並重申譴責任何使用化學武器的行爲。禁化武組織事實調查團正在積極參與收集和分析所有可用來源的資訊，並準備儘早派遣一個調查組。如果得到確認，這將構成自<text:span text:style-name="T3">2013</text:span>年<text:span text:style-name="T3">8</text:span>月姑塔事件以來所發生的單一最大的化學武器攻擊事件。報告指出，這次襲擊是在對一個住宅區進行空襲時發生的。然而，在現階段，無法明確證實這一被指稱是化學武器的襲擊的實施手段。<text:span text:style-name="T3">” <text:line-break/><text:line-break/></text:span>金垣洙表示，在過去三年中，在敍利亞公佈其化學武器情況之後，敍利亞所有聲明的化學材料和生産設備都已被移除或銷毀。四個機庫和七個隧道的功能已被解除。一個機庫和兩個地面固定設施的功能是否已經得到解除還有待確定。然而，就敍利亞所做聲明真實性的評估與核實工作仍在進行之中，一些懸而未決的問題仍然存在。<text:span text:style-name="T3"> <text:line-break/><text:line-break/></text:span>敍利亞<text:span text:style-name="T3"> <text:line-break/><text:line-break/></text:span>敍利亞常駐聯合國副代表兼臨時代辦曼澤爾在安理會會議上斷然否認敍利亞政府是此次事件肇事者的這一指控。他表示這是一種<text:span text:style-name="T3">“</text:span>僞造的事實<text:span text:style-name="T3">”</text:span>。<text:span text:style-name="T3"> <text:line-break/><text:line-break/></text:span>曼澤爾：<text:span text:style-name="T3">“</text:span>我們斷然拒絕對敍利亞軍隊在汗謝侯地區的敍利亞平民使用有毒化學品虛假聲稱和指控。敍利亞重申，敍利亞軍隊沒有任何形式或類型的化學武器。<text:span text:style-name="T3"><text:s/></text:span>我們從來沒有使用過化學武器，我們永遠也不會使用化學武器。<text:span text:style-name="T3">” <text:line-break/><text:line-break/></text:span>俄羅斯<text:span text:style-name="T3"> <text:line-break/><text:line-break/></text:span>俄羅斯常駐聯合國副代表薩夫龍科夫表示，敍利亞空軍在昨天在汗謝侯東部郊區襲擊了一座爲伊拉克民兵生産化學武器的倉庫，而在這座倉庫的設施之內，存在生産化學武器彈藥的車間。薩夫龍科夫表示，長期以來，癡迷於在敍利亞進行<text:span text:style-name="T3">“</text:span>政權更疊<text:span text:style-name="T3">”</text:span>的西方幾個國家爲了達到自己的目的，不惜對聯合國與禁止化學武器組織聯合機制的調查進行干涉，甚至操縱調查結果，但與此同時罔然不顧敍利亞恐怖主義分子使用化學武器這一事實。<text:span text:style-name="T3"> <text:line-break/><text:line-break/></text:span>薩夫龍科夫：<text:span text:style-name="T3">“</text:span>我們清楚的是，化學恐怖主義正在增加，需要盡可能果斷地作出反擊。<text:span text:style-name="T3"><text:s/></text:span>不幸的是，由於西方同事的反對，我們過去三年來爲使安理會對恐怖分子越來越多使用化學武器這一罪行作出反應的所有努力都沒有獲得成功。<text:span text:style-name="T3">” <text:line-break/><text:line-break/></text:span>薩夫龍科夫表示，俄羅斯主張當務之急是對這起事件進行全面的調查，然後才能確認倒底發生了什麽以及肇事者是誰。他還表示，聯合國與禁止化學武器組織聯合機制派遣的調查組的人員組成也要注意到地域的平衡性問題。此外，英美法就這一事件所散發的要求安理會通過的決議草案當中有許多不妥之處，需要修改。他表示，在此時沒有必要急於通過一項決議。<text:span text:style-name="T3"> <text:line-break/><text:line-break/></text:span>法國<text:span text:style-name="T3"> <text:line-break/><text:line-break/></text:span>法國常駐聯合國代表德拉特表示，此次事件使人們以前針對敍利亞軍隊實施的一些暴行的猜測得到了進一步的印證。<text:span text:style-name="T3"> <text:line-break/><text:line-break/></text:span>德拉特：<text:span text:style-name="T3">“</text:span>通常如果對化工倉庫進行襲擊會發生火災，但實際情況不是這樣。如果是化學工廠遭受襲擊，對平民所造成的傷害會更加嚴重。<text:span text:style-name="T3">” <text:line-break/><text:line-break/></text:span>美國<text:span text:style-name="T3"> <text:line-break/><text:line-break/></text:span>美國常駐聯合國代表黑利在發言一開始向安理會成員以及全球媒體展示了遇難者的照片。在隨後的發言中，黑利對俄羅斯進行了強烈指責。她表示，俄羅斯一次再一次地使用虛假的解釋轉移人們對它的盟友敍利亞的注意。黑利指出，如果不採取行動，敍利亞的化學武器襲擊將會繼續下去。她在講話中還暗示有可能會對此採取單獨行動。<text:span text:style-name="T3"> <text:line-break/><text:line-break/></text:span>黑利：<text:span text:style-name="T3">“</text:span>當聯合國持續地不能履行其採取集體行動的責任時，在以往不同的時候，在美國的歷史上，我們會被迫採取我們自己的行動。<text:span text:style-name="T3">” <text:line-break/><text:line-break/></text:span>英國<text:span text:style-name="T3"> <text:line-break/><text:line-break/></text:span>英國常駐聯合國代表裏克羅夫特表示，敍利亞政府的行爲使俄羅斯政府同時蒙羞。他在要求俄羅斯提出自己的制止敍利亞軍隊實施恐怖襲擊的同時，也對中國進行了指責。他表示，如果中俄在<text:span text:style-name="T3">2</text:span>月份不阻止安理會通過有關敍利亞問題的決議，也許今天使用化學武器的事件就可以得到避免。<text:span text:style-name="T3"> <text:line-break/><text:line-break/></text:span>裏克羅夫特：<text:span text:style-name="T3">“</text:span>我們在<text:span text:style-name="T3">2</text:span>月時就可以發出一個明確的資訊：一個說明使用這些可怕的武器、違反國際法會對國際法造成破壞的一個明確的信號，發出一個表明安理會的團結、全球統一、反對任何使用這些武器的信號。<text:span text:style-name="T3"><text:s/></text:span>但是俄羅斯和中國實施否決之後，似乎傳遞到阿薩德那裏的消息變成了一種鼓勵。<text:span text:style-name="T3"><text:s/></text:span>而昨天，我們看到了這些否決的後果。<text:span text:style-name="T3">” <text:line-break/><text:line-break/></text:span>中國<text:span text:style-name="T3"> <text:line-break/><text:line-break/></text:span>中國常駐聯合國代表劉結一在發言中對裏克羅夫特的指責進行了反駁。他表示，英國代表在安理會這個莊嚴的場所公然歪曲別國的嚴正立場是不能容忍的，其邏輯完全站不住腳。他希望英國能夠停止在化學武器這個具有國際共識的問題上濫用安理會達到它政治目的的做法。他表示，這種做法不符合敍利亞人民的利益。<text:span text:style-name="T3"> <text:line-break/><text:line-break/></text:span>劉結一表示，中方對日前敍利亞境內發生疑似使用化學品作爲武器並造成大量平民傷亡事件深感震驚，強烈譴責針對平民的任何襲擊行爲。<text:span text:style-name="T3"> <text:line-break/><text:line-break/></text:span>劉結一：<text:span text:style-name="T3">“</text:span>中方堅決反對任何國家、任何組織、任何人在任何情況下使用化學武器。這是我們的一貫立場，是不容曲解的一貫立場。敍利亞境內已多次發生使用化學品作爲武器的事件，中方支援禁化武組織和聯合國有關方面對敍利亞境內發生的所有，我強調所有，使用化學品作爲武器事件，進行全面、客觀、公正調查，基於確鑿證據，得出經得起歷史和事實檢驗的結論。對使用化學武器的相關肇事者和責任方要繩之以法。<text:span text:style-name="T3">”<text:line-break/><text:line-break/></text:span>劉結一表示，反恐是敍利亞面臨的重大緊迫問題，國際社會應加強協調，統一標準，堅決打擊所有被安理會列明的恐怖組織。他表示，敍利亞衝突已經進入第七年，已經造成大量無辜平民傷亡，中方對敍利亞人民遭受的苦難感同身受，呼籲敍利亞各方儘早結束衝突。<text:span text:style-name="T3"> <text:line-break/><text:line-break/></text:span>劉結一：<text:span text:style-name="T3">“</text:span>政治解決是敍利亞衝突的唯一出路，我們希望所有各方爲政治解決創造條件，而不是製造困難。中方希望各方抓住敍利亞問題政治解決的難得契機，堅持政治解決的大方向，加大支援聯合國斡旋的主渠道作用，支援德米斯圖拉特使的工作，敦促敍利亞各方鞏固停火，積累互信，在日內瓦和談中堅持敘人主導、敘人所有的原則，推動敍利亞政治解決進程取得積極成果。<text:span text:style-name="T3">” </text:span></text:p>
      <text:p text:style-name="P1"><text:span text:style-name="T1">陳真</text:span><text:s/>  |  2017.04.07 11:23   |   <text:a xlink:type="simple" xlink:href="http://palinfo.habago.org/Entry?Command=Information_PrintForum&amp;iPage=172#FORUM35591"><text:span text:style-name="T2">#</text:span></text:a></text:p>
      <text:p text:style-name="P2">川普趁著與習近平會面之際，竟然偷偷對敘利亞政府發射了<text:span text:style-name="T3">60</text:span>枚飛彈，理由是敘利亞政府使用化武。類似事件之前發生過一次，歐巴馬原本要以此為藉口直接對敘利亞發動以更換政權為首要目標之一的侵略戰爭，但是後來被普丁擋下。當時針對化武的所謂調查報告，結論與過程均語焉不詳。這次也一樣，真相不明，但西方主流媒體卻直接一口咬定敘利亞政府軍所為。觀察者網上有這麼一篇報導：<text:span text:style-name="T3"> <text:line-break/><text:line-break/>https://goo.gl/kB0pB2 <text:line-break/><text:line-break/></text:span>必須參考圖片閱讀，所以我就不貼出文字了，各位自行判斷。基本上我不會相信這是敘利亞政府軍所為，因為：<text:span text:style-name="T3"> <text:line-break/><text:line-break/></text:span>一來沒必要，當我已佔上風，我何必突然出絕招，動用化武去殺對方一百人，而且更詭異的是其中許多是兒童。俄軍或敘軍會這麼笨嗎？這麼做對他只有百害無一利，會有人這麼笨嗎？而且，當川普之前曾對敘利亞問題表態傾向不作為時，所謂反抗軍更無勝算，敘軍俄軍就更沒有理由這麼做。<text:span text:style-name="T3"> <text:line-break/><text:line-break/></text:span>二來，習川會的不確定因素排除之前，敘或俄更不可能這麼做。<text:span text:style-name="T3"> <text:line-break/><text:line-break/></text:span>第三，這個被主流媒體瘋狂抬舉的什麼<text:span text:style-name="T3"><text:s/>"</text:span>白頭盔<text:span text:style-name="T3">" (White Helmets)</text:span>的所謂人道救援團體，素行不良，有一再造假與操弄輿論之多次前科，且背後是英美官方資助，與反抗軍關係密切，其相關訊息可信度極低。這個<text:span text:style-name="T3"><text:s/>"</text:span>慈善<text:span text:style-name="T3">" </text:span>團體與其說應該提名參加諾貝爾和平獎角逐，我看不如提名角逐奧斯卡最佳政治催淚劇情片，自編自導自演自己剪接自己配樂，很可能一舉囊括奧斯卡各項大獎。</text:p>
      <text:p text:style-name="P1"><text:span text:style-name="T1">陳真</text:span><text:s/>  |  2017.04.07 01:05   |   <text:a xlink:type="simple" xlink:href="http://palinfo.habago.org/Entry?Command=Information_PrintForum&amp;iPage=172#FORUM35590"><text:span text:style-name="T2">#</text:span></text:a></text:p>
      <text:p text:style-name="P6"><text:span text:style-name="T1">剛剛去看</text:span><text:s/>Jim Jarmusch <text:span text:style-name="T1">的</text:span><text:s/>"Paterson"<text:span text:style-name="T1">，片尾有一首詩，很催淚。如下：</text:span> <text:line-break/><text:line-break/>The Line <text:line-break/><text:line-break/>—Ron Padgett <text:line-break/><text:line-break/>There’s an old song <text:line-break/>my grandfather used to sing <text:line-break/>that has the question, <text:line-break/>“Or would you rather be a fish?” <text:line-break/>In the same song <text:line-break/>is the same question <text:line-break/>but with a mule and a pig, <text:line-break/>but the one I hear sometimes <text:line-break/>in my head is the fish one. <text:line-break/>Just that one line. <text:line-break/>Would you rather be a fish? <text:line-break/>As if the rest of the song <text:line-break/>didn’t have to be there. <text:line-break/><text:line-break/><text:span text:style-name="T1">詩這東西很奇怪，莫名其妙幾個字卻能打動人，就像遭到敵人偷襲，不知從哪找到個縫，就能鑽進你心裏。哲學，特別是維根斯坦式的哲學，雖說宣稱</text:span><text:s/>"<text:span text:style-name="T1">只能由詩寫成</text:span>"(<text:span text:style-name="T1">維根斯坦語</text:span>)<text:span text:style-name="T1">，其實是另一種文字，一種彷彿以數學寫成的詩，有別於一般所謂詩。</text:span> <text:line-break/><text:line-break/><text:span text:style-name="T1">雖然翻譯詩是不好的行為，不過怕很多人看不懂英文，借用現成的翻譯如下，我只改了幾個字：</text:span> <text:line-break/><text:line-break/>============================ <text:line-break/><text:span text:style-name="T1">有一首古老歌謠</text:span> <text:line-break/><text:span text:style-name="T1">我的祖父常常唱起</text:span> <text:line-break/><text:span text:style-name="T1">歌詞這樣問道：</text:span> <text:line-break/><text:line-break/>"<text:span text:style-name="T1">抑或你寧願做一條魚？</text:span>" <text:line-break/><text:line-break/><text:span text:style-name="T1">同樣在這首歌謠裏</text:span> <text:line-break/><text:span text:style-name="T1">還有同樣的問題</text:span> <text:line-break/><text:span text:style-name="T1">但說的是騾子和豬</text:span> <text:line-break/><text:span text:style-name="T1">而時常迴響在我腦海中的，是魚</text:span> <text:line-break/><text:span text:style-name="T1">就只有那一行</text:span> <text:line-break/><text:line-break/>"<text:span text:style-name="T1">你寧願做一條魚嗎？</text:span>" <text:line-break/><text:line-break/><text:span text:style-name="T1">彷彿這首歌的其它部分都不需要存在了</text:span> <text:line-break/>============================== <text:line-break/><text:line-break/><text:span text:style-name="T1">這詩寫得真好。</text:span> <text:line-break/><text:line-break/><text:span text:style-name="T1">回家時順手從架上借了一本書，</text:span>Peter Gay<text:span text:style-name="T1">寫的</text:span><text:s/>"Weimar Culture: The Outsider as Insider"<text:span text:style-name="T1">，劉森堯翻譯。裏頭有一章講的就是</text:span><text:s/>R.M.Rilke(<text:span text:style-name="T1">里爾克</text:span>)<text:span text:style-name="T1">，幾十頁，剛剛給看了一遍。這一章有一頁卷頭語，寥寥幾字，於我心有戚戚焉，似乎恰恰呼應了這電影。</text:span>Gay<text:span text:style-name="T1">如此寫道</text:span> <text:line-break/><text:line-break/>"<text:span text:style-name="T1">里爾克了解生活和詩的距離。他看得出來他這個時代的混亂所可能導致的危險：</text:span> <text:line-break/><text:line-break/><text:span text:style-name="T1">「長久以來，我們經常把藝術的召喚混淆成全身投入藝術的召喚。」以致這個時代的藝術活動變成遠離了積極性的情感生活，越來越把年輕人帶離生活本身。</text:span> <text:line-break/><text:line-break/><text:span text:style-name="T1">顯然，里爾克比他的門徒更清醒</text:span>..." <text:line-break/><text:line-break/><text:span text:style-name="T1">詩人</text:span>Leonard Cohen<text:span text:style-name="T1">也曾經這麼說過：</text:span>"<text:span text:style-name="T1">詩是生活的證據，是生命燃燒過後的一點灰燼。</text:span>" <text:span text:style-name="T1">也許不光是詩，哲學、音樂、繪畫乃至政治也一樣，全都得回到熾熱的血肉生活裏，才得以誕生。我常引用的</text:span><text:s/>Oscar Wilde<text:span text:style-name="T1">那段話就講得更白了，他說：</text:span>"<text:span text:style-name="T1">我把一點寫作的才華放入作品中，卻把所有的天才投入生活。</text:span>" <text:line-break/><text:line-break/><text:span text:style-name="T1">電影中，詩人記滿詩句的筆記本讓一隻笨狗給咬爛了</text:span>(<text:span text:style-name="T1">笨狗在此：</text:span>https://goo.gl/ZVR7RE)<text:span text:style-name="T1">，多年心血化為烏有，很沮喪，但他安慰自己說，</text:span>"<text:span text:style-name="T1">不過只是一些文字，遲早都會消失</text:span>"<text:span text:style-name="T1">。文字、音符、線條、光影和思想等等等，不管重不重要，它們終究還是得來自生活之中。再偉大的所謂天才，也依然是在血肉生活裏誕生，而不是向蒼白虛空裏求。即便是一加一等於二這樣一道數學式子，我</text:span>50<text:span text:style-name="T1">年前的理解跟</text:span>50<text:span text:style-name="T1">年後的理解已截然大不同，儘管答案一樣是</text:span><text:s/>"<text:span text:style-name="T1">等於二</text:span>"<text:span text:style-name="T1">。數學始終是簡單的，技巧的，蒼白的，但</text:span>50<text:span text:style-name="T1">年光陰的燃燒並不容易。</text:span></text:p>
      <text:p text:style-name="P4"/>
      <text:p text:style-name="P1">Leemon   |  2017.04.06 21:59   |   <text:a xlink:type="simple" xlink:href="http://palinfo.habago.org/Entry?Command=Information_PrintForum&amp;iPage=173#FORUM35589"><text:span text:style-name="T2">#</text:span></text:a></text:p>
      <text:p text:style-name="P3">关于素质，关于年轻人<text:span text:style-name="T3">--</text:span>现在是中国人道德水平最高的时候<text:span text:style-name="T3"> <text:line-break/><text:line-break/></text:span>转载自微信公众号：押沙龙<text:span text:style-name="T3">yashl <text:line-break/></text:span>作者：押沙龙<text:span text:style-name="T3"> <text:line-break/></text:span>注：原文来自于一篇付费的微信文章，不清楚是否每个人都可以访问原链接（<text:span text:style-name="T3">http://mp.weixin.qq.com/s/1QlDl5b0CdXAskIj9ZPzoQ</text:span>），故全文转于此，如有不妥，敬请删除。当然，<text:span text:style-name="T3"><text:s/></text:span>这个话题，众说纷纭，姑妄听之。<text:span text:style-name="T3"> <text:line-break/><text:line-break/><text:line-break/></text:span>一<text:span text:style-name="T3"> <text:line-break/><text:line-break/></text:span>看这个标题，可能有人会觉得我是要写一篇说反话的文章。但是他们猜错了，我是很认真很诚恳的写下这个标题的。<text:span text:style-name="T3"> <text:line-break/><text:line-break/></text:span>我经常能看到一些感叹：<text:span text:style-name="T3"> <text:line-break/><text:line-break/></text:span>中国到了最缺德的时候！<text:span text:style-name="T3"> <text:line-break/><text:line-break/></text:span>过去人虽然穷，但是却善良，过得安心踏实！<text:span text:style-name="T3"> <text:line-break/><text:line-break/></text:span>现在经济虽然发展了，道德却滑坡了<text:span text:style-name="T3">…… <text:line-break/><text:line-break/></text:span>当然了，很多时候这些话都是一些牢骚，一些宣泄，主要还是对现实不满意。但是在我听来，这些话真是格外的刺耳。完全是自欺欺人。这些感叹给人勾画了一个清贫朴素、白衣如雪的年代。<text:span text:style-name="T3"> <text:line-break/><text:line-break/></text:span>可那样的年代根本就不存在。<text:span text:style-name="T3"> <text:line-break/><text:line-break/></text:span>我生在<text:span text:style-name="T3"><text:s/>1976 </text:span>年，今年是<text:span text:style-name="T3"><text:s/>2016 </text:span>年。四十年了。这四十年也是中国一步步开放的年代，我可以说是跟着这个进程一起长大的。我耳闻目睹的变迁让我相信一件事：<text:span text:style-name="T3"> <text:line-break/><text:line-break/></text:span>中国现在有种种问题，种种危机，但是总体来看，至少在这几十年的范围内，现在是中国人道德水平最高的时候，现在是中国人三观最正的时候，现在也是中国人最善良最正义的时候。<text:span text:style-name="T3"> <text:line-break/><text:line-break/></text:span>中国人的道德水平没有滑坡。它也许还是很糟糕，还是狠低下。但是和几十年前相比，它被大大地提升了。<text:span text:style-name="T3"><text:line-break/><text:line-break/></text:span>二<text:span text:style-name="T3"> <text:line-break/><text:line-break/></text:span>我真不知道那些人杜撰出的美好时代是哪儿来的。八十年代和九十年代我都经历过，当然那些时代也有很多美好的东西：树下的闲话、夏日的蝉鸣、女孩脚下的皮筋、男孩手里的泥巴<text:span text:style-name="T3">……</text:span>但是也有很多粗陋和恶劣，现在的很许多问题那个时候都存在，而且存在的方式往往更加残酷，更加赤裸裸。<text:span text:style-name="T3"> <text:line-break/><text:line-break/></text:span>比如暴力。<text:span text:style-name="T3"> <text:line-break/><text:line-break/></text:span>现在新闻上每次有校园暴力的报道，都会引发感慨：现在的孩子怎么了？<text:span text:style-name="T3"> <text:line-break/><text:line-break/></text:span>我觉得这是在装什么啊？明明以前的校园里充斥的暴力更严重。我上小学的时候，路上被劫过无数次。不光是我，我们班上的小朋友，可以说没有一个不被劫过好多次的。每到放学的时候，小痞子们聚在学校门口劫小孩子，几乎是个固定的风景。学校里面的冲突也往往会扩大，某一方召集几个混子，把对方堵在小胡同里打一顿，那是很常见的事情。我们那个城市里的校园暴力还算好的，我听到过一些朋友讲起他们那里的暴力，更是骇人听闻，花样百出的侮辱和殴打，甚至闹出人命。<text:span text:style-name="T3"> <text:line-break/><text:line-break/></text:span>城市里也并不安全。我记得小的时候，经常能看到街头斗殴，而年轻点的姑娘上下夜班必须有家人护送，至于盗窃，那就更普遍了。我家就被偷过好多次，我自己丢过好几辆自行车。<text:span text:style-name="T3"> <text:line-break/><text:line-break/></text:span>而且暴力往往无人过问，只要不是太过严重，警察根本不会干预。那个时候没有<text:span text:style-name="T3"><text:s/>110</text:span>。你如果被人打了一顿，那就是被人打了一顿，除非你回去召集到更强大的力量，否则你就没有什么办法。我有位东北朋友，他就听过昔日的黑道风云人物缅怀八九十年代：<text:span text:style-name="T3">“</text:span>那个时候拿棍子打得头破血流的，人家爬起来就跑了，也没什么纠缠。现在的人都糠了。你打他一棍，他又是<text:span text:style-name="T3"><text:s/>B </text:span>超又是<text:span text:style-name="T3"><text:s/>CT</text:span>，没几千下不来。真是打不起了。<text:span text:style-name="T3">”</text:span>当然，并不是现在人体质糠了，而是因为渐渐有了一种力量为他们肿胀的头、头上的血讨一个公道，讨一个说法。这个力量就是法律。而在他爬起来就跑的年代，法律对他的血并不感兴趣：又没打死你又没打残你，矫情什么啊？<text:span text:style-name="T3"> <text:line-break/><text:line-break/></text:span>那个时候人与人之间的关系确实比现在紧密，存在一个熟人网络。但是一旦越过这个熟人网络，外部世界就马上变得凶恶起来。现在有人把那个年代回忆成一个温馨清贫的和平世界，这和我的记忆实在相距太远。在我印象中，那个年代里的弱者或者边缘人物更难获得帮助。残疾人受到赤裸裸的歧视。我们小城里有一个智障，站在街头不停地摇头，像现在吃了摇头丸的人似的。孩子们都管她叫<text:span text:style-name="T3">“</text:span>琼瑶<text:span text:style-name="T3">”</text:span>（穷摇），大家围着她哄笑取乐，等她摇累了，甚至会有人给她几分钱逗她接着摇。这几乎跟现在跳广场舞一样，是大家的公共娱乐活动。这样的事情在现在几乎难以想象，可当时人们对此没有什么心理负担。<text:span text:style-name="T3"> <text:line-break/><text:line-break/></text:span>所以，有的时候我听到那些老年人或者中年人谴责年轻人不好的时候，往往就会有一丝愤怒感：他们不好，你们呢？你们当年干了些什么？他们年轻不知道，你们自己还不知道么？<text:span text:style-name="T3"> <text:line-break/><text:line-break/></text:span>三<text:span text:style-name="T3"> <text:line-break/><text:line-break/></text:span>在我记忆中，那个年代的人们对生命和权利的观念都非常淡漠。<text:span text:style-name="T3"> <text:line-break/><text:line-break/></text:span>人们不知道作为一个人，应该拥有什么样的权利。很多在现代人看来骇人听闻的事情，当年人们会当成理所当然的事情而接受下来。<text:span text:style-name="T3"> <text:line-break/><text:line-break/></text:span>警察有权力冲进市民家里，看他们两口子是否在一起看黄碟。<text:span text:style-name="T3"> <text:line-break/><text:line-break/></text:span>法院有权力在判刑之后，把犯人五花大绑地游街。<text:span text:style-name="T3"> <text:line-break/><text:line-break/></text:span>至于现在约炮的男女们，恐怕也很难想象那个年代的<text:span text:style-name="T3">“</text:span>非法同居<text:span text:style-name="T3">”</text:span>会面临什么后果。<text:span text:style-name="T3"> <text:line-break/><text:line-break/></text:span>有人说这是淳朴。这不是淳朴，这是没有尊严，没有权利，这是不懂得人何以为人。<text:span text:style-name="T3"> <text:line-break/><text:line-break/></text:span>这样的一种心理状态，反而会产生出善良的品行、健全的三观，那是根本不可能的。且不要说九十年代，就连被大家讴歌缅怀的八十年代，也在争论<text:span text:style-name="T3">“</text:span>大学生为救一个老农民而死，值不值？对不对？<text:span text:style-name="T3">”</text:span>这还需要讨论？一个老农民救一个大学生而死，就值，一个大学生就老农民而死，就不值，这<text:span text:style-name="T3"><text:s/>TMD </text:span>什么价值观？<text:span text:style-name="T3"> <text:line-break/><text:line-break/></text:span>我知道，一定会有人拿现在的让座说事，拿现在的地沟油说事，拿现在的造假说事。说到让座，我不知道其他人看的情况是什么样。反正就我的视野所及，现在年轻人在公交车上让座是更普遍了，而不是更少，他们不让座的时候面临的道德压力不是变小了，而是变大了。至于地沟油和造假，其实那个年代的人是没有那个技术，也没有那个利益驱动，否则早就造起来了。大家不知道自己身为人的权利，一群成年人被人像五六岁的娃娃一样管着，他们怎么会有选择善摒弃恶的能力？恶其实一直存在，只不过有的时候会被傻所掩盖而已。<text:span text:style-name="T3"> <text:line-break/><text:line-break/></text:span>至于现在说的不敢扶老人，拿这个做现在道德滑坡的论据，就更可笑了。且不说当年人们没有用这种方式讹人的利益驱动（这跟现在的医疗制度有关，也和反应更灵敏的司法制度有关），退一步讲，讹人真的是因为道德滑坡，到底是哪些人在讹人呢？是被你们谴责的年轻人么？<text:span text:style-name="T3"> <text:line-break/><text:line-break/></text:span>四<text:span text:style-name="T3"> <text:line-break/><text:line-break/></text:span>我并不是为现状唱赞美诗。现在的问题当然非常多，很多权利依旧得不到表达，很多事情依旧野蛮残酷。我不是在为现状唱赞美诗，相反，我是在为我们依旧匮乏的自由而唱赞美诗。<text:span text:style-name="T3"> <text:line-break/><text:line-break/></text:span>如果我们这几十年来终于获得了一些支配自己的自由，结果我们却堕落了却滑坡了，那我们真的就是一个犯贱的民族。<text:span text:style-name="T3"> <text:line-break/><text:line-break/></text:span>如果我们这几十年来终于知道了一点做人的权利，结果我们却堕落了却滑坡了，那我们真的就是一个下贱的民族。<text:span text:style-name="T3"> <text:line-break/><text:line-break/></text:span>如果我们这几十年来终于可以接触到一些外部的信息，开阔了一些眼界，结果我们却堕落了却滑坡了，那我们真是一个活该闭塞的民族。<text:span text:style-name="T3"> <text:line-break/><text:line-break/></text:span>我不相信这些。我相信我们是一群正常的人。我相信多一些的自由、权利、信息，只会让我们变的更好。我相信虽然有种种波折，种种不如意，虽然我们还有种种丑陋，但是和上一代比，我们没有变的更坏，而是变的更好。<text:span text:style-name="T3"> <text:line-break/><text:line-break/></text:span>而只要这个前进的趋势不被人为中断，新的年轻人也自然会比我们这一代更好。<text:span text:style-name="T3"> <text:line-break/><text:line-break/></text:span></text:p>
      <text:p text:style-name="P1"><text:span text:style-name="T1">楊宏</text:span><text:s/>  |  2017.04.06 16:35   |   <text:a xlink:type="simple" xlink:href="http://palinfo.habago.org/Entry?Command=Information_PrintForum&amp;iPage=173#FORUM35588"><text:span text:style-name="T2">#</text:span></text:a></text:p>
      <text:p text:style-name="P2">素質這東西有點一說便俗的味道，我是個俗人，不彷。<text:span text:style-name="T3"> <text:line-break/></text:span>大陸那邊有個說法將低素質怪到到老年人，戲謔稱是因為<text:span text:style-name="T3">"</text:span>壞人慢慢變老<text:span text:style-name="T3">"</text:span>。<text:span text:style-name="T3"> <text:line-break/></text:span>台灣電信詐騙團夥裡一堆年輕人，讓我想到用在台灣可不可以說是<text:span text:style-name="T3">"</text:span>壞人越來越年輕<text:span text:style-name="T3">"? <text:line-break/></text:span>大陸一年誕生<text:span text:style-name="T3">800</text:span>萬個大學生，新陳代謝加上生活改善，趨勢是向好的。而台灣呢<text:span text:style-name="T3">? </text:span></text:p>
      <text:p text:style-name="P1">Ethan   |  2017.04.06 15:07   |   <text:a xlink:type="simple" xlink:href="http://palinfo.habago.org/Entry?Command=Information_PrintForum&amp;iPage=173#FORUM35587"><text:span text:style-name="T2">#</text:span></text:a></text:p>
      <text:p text:style-name="P3">幾天前回大陸探親。這些親戚其實我都不太熟，我是有些疏離感的。<text:span text:style-name="T3"><text:s/></text:span>不比我的那些長輩還有探親的感覺。<text:span text:style-name="T3"><text:s/></text:span>覺得他們有真的當作親人。<text:span text:style-name="T3"><text:s/></text:span>但是我是已經沒有什麼強烈的感覺。<text:span text:style-name="T3"><text:s/></text:span>但我感覺他們把我當成親戚的感覺比我強烈。<text:span text:style-name="T3"><text:s/></text:span>所以我感覺有點彆扭。<text:span text:style-name="T3"> <text:line-break/><text:line-break/></text:span>那是ㄧ個小縣城，生活水準和環境，我感覺比<text:span text:style-name="T3">40</text:span>年前的台灣還差。<text:span text:style-name="T3"><text:s/></text:span>雖然吃的上飯，但其實說不上好。人的習慣跟素質我們也不太習慣。<text:span text:style-name="T3"><text:s/></text:span>真的有點感覺格格不入。<text:span text:style-name="T3"> <text:line-break/><text:line-break/></text:span>多待幾天後，<text:span text:style-name="T3"><text:s/></text:span>感覺到其實他們是表達熱情的方式風俗不同罷了。<text:span text:style-name="T3"><text:s/></text:span>只是現代化的進程不同。<text:span text:style-name="T3"><text:s/>90</text:span>以後的年輕人人感覺差異就沒那麼大。<text:span text:style-name="T3"> <text:line-break/><text:line-break/></text:span>有些親戚是老農民其實生活的很簡樸清苦，但也很樂天知命。<text:span text:style-name="T3"><text:s/></text:span>但如果只是從表面的行為去評價，<text:span text:style-name="T3"><text:s/></text:span>可能就會是台灣人眼中沒有素質水準的大陸人。<text:span text:style-name="T3"> <text:line-break/><text:line-break/></text:span>不過我認爲他們其實不應該是很簡單的去用沒水準來概括的人。<text:span text:style-name="T3"> <text:line-break/><text:line-break/></text:span>每個人的生長環境造就價值觀與行為模式差異很大。<text:span text:style-name="T3"><text:s/></text:span>但其實其動機或原意常常沒有什麼惡意。但因為文化差異就會被扭曲或放大了。但在加上我們預設的立場去解釋別人的行為，就造成某種歧視的正當性。</text:p>
      <text:p text:style-name="P1"><text:span text:style-name="T1">陳真</text:span><text:s/>  |  2017.04.06 00:46   |   <text:a xlink:type="simple" xlink:href="http://palinfo.habago.org/Entry?Command=Information_PrintForum&amp;iPage=173#FORUM35586"><text:span text:style-name="T2">#</text:span></text:a></text:p>
      <text:p text:style-name="P2">人有可能一出生就漂流荒島，成為魯濱遜，一人遺世而獨立。但概念不可能，它肯定是個網，密密麻麻叢集而生，不可能孤立；就好像任何語言必定一整套，透過各種文法，具有無數的排列組合，產生無窮的句子，不可能有一種語言就光只有一句話。<text:span text:style-name="T3"> <text:line-break/><text:line-break/></text:span>概念也一樣。當某人持有概念<text:span text:style-name="T3"><text:s/>A</text:span>，就很可能也同時持有與概念<text:span text:style-name="T3"><text:s/>A </text:span>氣味相近的概念<text:span text:style-name="T3"><text:s/>B</text:span>，以此類推，你就能推出一整個概念的網子來，從而看見一個<text:span text:style-name="T3"><text:s/>"</text:span>世界<text:span text:style-name="T3">"</text:span>。不用看八字，不用研究推背圖，光是從一句話就有可能推出某個人的一整個世界來，從而推想出他可能是什麼樣的一個物種<text:span text:style-name="T3"><text:s/>(form of life)</text:span>。<text:span text:style-name="T3"> <text:line-break/><text:line-break/></text:span>維根斯坦有句名言概括了他晚期的一整個基本思想輪廓。他說：<text:span text:style-name="T3">"To understand a sentence means to understand a language." (</text:span>了解一個句子，意味著了解一套語言。<text:span text:style-name="T3">) </text:span>不同物種操著不同語言。表面上一模一樣的一句話，卻有可能意義大不同。狗講狗話，獅說獅語，即便表面發音一模一樣，狗與獅仍然說不上話。人雖然表面上都說人話，依然物種有別，各有天性，彼此有著截然不同的<text:span text:style-name="T3"><text:s/>"</text:span>語言<text:span text:style-name="T3">"</text:span>，哪怕咱們全講的中文。<text:span text:style-name="T3"> <text:line-break/><text:line-break/></text:span>物種有高有低，有智有愚，高的看得見低的，小的看得見大的，少的看得見多的，聰明的看得見蠢的，反之卻不然。我看得見你，你卻不一定看得到我，因為我太渺小太微弱太異類了，不存在你的視線裏；而你做為一群主流龐然大物，天天如雷灌耳，天天鎂光閃爍，我就算不想聽見看見你都很難。聰慧者知道北七的心，反之卻不然。北七們總是以為大家都跟他一樣，想一樣的事，吃一樣的糧食，做一樣的夢，事實卻非如此。套句梭羅的話，他沒法和北七們齊步並進，因為他很可能<text:span text:style-name="T3"><text:s/>"</text:span>聽見不一樣的鼓聲<text:span text:style-name="T3">"</text:span>；有些鼓聲來自內心，只有極少數人才能聽見。大多數人卻只聽得見外在喧嘩。</text:p>
      <text:p text:style-name="P1"><text:span text:style-name="T1">楊宏</text:span><text:s/>  |  2017.04.05 20:24   |   <text:a xlink:type="simple" xlink:href="http://palinfo.habago.org/Entry?Command=Information_PrintForum&amp;iPage=173#FORUM35585"><text:span text:style-name="T2">#</text:span></text:a></text:p>
      <text:p text:style-name="P3">從這麼短的文章裡讀出這麼多的<text:span text:style-name="T3">"</text:span>預設<text:span text:style-name="T3">"</text:span>或<text:span text:style-name="T3">"</text:span>意味<text:span text:style-name="T3">"</text:span>。真是火眼金睛，忍不住回個文讚一下。<text:span text:style-name="T3"> <text:line-break/></text:span>我注意到劉黎兒，是因為她是旅日棋手王銘琬的妻子，後來陸續看過幾篇她的文章，很是反感，她的確非常媚日且瞧不起中國。</text:p>
      <text:p text:style-name="P1"><text:span text:style-name="T1">陳真</text:span><text:s/>  |  2017.04.05 19:55   |   <text:a xlink:type="simple" xlink:href="http://palinfo.habago.org/Entry?Command=Information_PrintForum&amp;iPage=173#FORUM35584"><text:span text:style-name="T2">#</text:span></text:a></text:p>
      <text:p text:style-name="P2">前面和後面<text:span text:style-name="T3"> <text:line-break/><text:line-break/></text:span>陳真<text:span text:style-name="T3">(</text:span>親中滯台幻想家<text:span text:style-name="T3">) <text:line-break/><text:line-break/></text:span>看一個事情，聽一段話，有時言語事物本身不是重點，重點是它背後所<text:span text:style-name="T3"><text:s/>"</text:span>預設<text:span text:style-name="T3">" </text:span>的那個沒有說出來的東西。<text:span text:style-name="T3">"</text:span>預設<text:span text:style-name="T3">" </text:span>的英文叫<text:span text:style-name="T3"><text:s/>presuppose, </text:span>講一堆往往不是重點，背後<text:span text:style-name="T3"><text:s/>"</text:span>預設<text:span text:style-name="T3">" </text:span>的那個隱言不宣的既定結論或信仰前提才是關鍵。<text:span text:style-name="T3"> <text:line-break/><text:line-break/></text:span>有些時候則不光是看後面，也要看前面，簡單說就是<text:span text:style-name="T3"><text:s/>"</text:span>意味著<text:span text:style-name="T3">"</text:span>，英文叫<text:span text:style-name="T3"><text:s/>imply</text:span>。<text:span text:style-name="T3">imply</text:span>就是我要說的我不明說，但從我所說的，自然就意味著某個必然的推論。表面上不說，其實想說的都偷偷給說了。<text:span text:style-name="T3"> <text:line-break/><text:line-break/></text:span>這個前面與後面，往往才是人與人之間思想與品味的遠近差距所在。<text:span text:style-name="T3"> <text:line-break/><text:line-break/></text:span>比方說，底下這位<text:span text:style-name="T3"><text:s/>"</text:span>旅日作家<text:span text:style-name="T3">" (</text:span>我沒聽過<text:span text:style-name="T3">)</text:span>，你看他講得義正辭嚴有厚望焉，但他究竟預設了什麼既定的信仰與結論在背後呢？首先，不用懷疑，那就是：<text:span text:style-name="T3"> <text:line-break/><text:line-break/></text:span>一，中國是不好的、可怕的，中國人是可憐的，沒有自由、遭受迫害的，而日本人則是幸福的、可愛的、自由的。台灣人當然也是。所以呢，不管是日本或台灣，千萬不要<text:span text:style-name="T3"><text:s/>"</text:span>墮落<text:span text:style-name="T3">" </text:span>得跟中國一樣啊，那多可怕多可憐多恐怖啊。<text:span text:style-name="T3"> <text:line-break/><text:line-break/></text:span>二，<text:span text:style-name="T3"><text:s/></text:span>主流的那一套<text:span text:style-name="T3"><text:s/>(</text:span>在我看來純屬低能謊言的<text:span text:style-name="T3">) </text:span>自由民主與人權不但是可貴的，而且是實質的，無可置疑的，更是極其具體而狹義的一套文明檢驗標準。這套<text:span text:style-name="T3">(</text:span>在我看來純屬虛構的<text:span text:style-name="T3">) </text:span>標準，畫分了善惡黑白兩個世界，從我畫分了敵我。<text:span text:style-name="T3"> <text:line-break/><text:line-break/></text:span>三，不同世界與敵我之所以能畫分，當然就意味著這是一種範疇上的<text:span text:style-name="T3"><text:s/>(categorical) </text:span>差異，而非僅僅只是一種程度上的差別，當然更不可能承認有另類的可能。也就是說，什麼民主自由與人權等等這些概念，不但是一種跨文化跨時空的普世價值，而且只能有一種，不可能有另類。<text:span text:style-name="T3"> <text:line-break/><text:line-break/></text:span>既然前提都已經這麼說了，那結論還用講嗎？結論當然就是：<text:span text:style-name="T3">"</text:span>我們<text:span text:style-name="T3">" </text:span>務必如何如何維持我們一貫的光明與美好啊，千萬不要像<text:span text:style-name="T3"><text:s/>"</text:span>他們<text:span text:style-name="T3">" </text:span>一樣。<text:span text:style-name="T3">"</text:span>他們<text:span text:style-name="T3">" </text:span>是誰呢？這還用說嗎？<text:span text:style-name="T3"> <text:line-break/><text:line-break/></text:span>每當我看到這種文章，我就覺得很恐怖很害怕，就像兔子看到獵人那種感覺，能逃得多遠就盡量逃得多遠。為什麼呢？因為我馬上就會意識到我是個極少數異類，在這樣一個主流社會裏，異類的日子是不會好過的。<text:span text:style-name="T3"><text:line-break/><text:line-break/></text:span>當然，日子不好過並不是說會被主流一方打入黑牢或抓去槍斃，我倒是比較不害怕這些，我比較怕的是身為異類本身的一種痛苦。想像一下你假若是個火星人淪落地球，周遭一堆地球人整天嘰嚕咕嚕講些不知所云的地球話，你是不是會很緊張很焦慮很害怕，因為你知道自己跟他們來自不一樣的星球，你很難偽裝自己跟他們是一夥的。<text:span text:style-name="T3"> <text:line-break/><text:line-break/></text:span>外星人總喜歡自言自語，因為飄流異星，基本上沒什麼講心裏話的對象。許多時候，我甚至還得負責講笑話安慰自己。吉姆賈木許有部電影叫<text:span text:style-name="T3"><text:s/>Paterson (</text:span>明天高雄就要上映<text:span text:style-name="T3">)</text:span>，裏頭有一幕真是超好笑，於我心有戚戚焉。一個中年酒保對著來喝酒的顧客說，我今天下棋真是好慘！被人打得落花流水，輸慘了！顧客問他說，你跟誰下棋？酒保說：跟我自己啊。</text:p>
      <text:p text:style-name="P1"><text:span text:style-name="T1">李名揚</text:span><text:s/>  |  2017.04.05 13:13   |   <text:a xlink:type="simple" xlink:href="http://palinfo.habago.org/Entry?Command=Information_PrintForum&amp;iPage=173#FORUM35583"><text:span text:style-name="T2">#</text:span></text:a></text:p>
      <text:p text:style-name="P3">怕那個新聞等一下被河蟹掉了，先把全文貼上來，網址同上。<text:span text:style-name="T3"> <text:line-break/>------------------------------------------------------------------ <text:line-break/><text:line-break/></text:span>劉黎兒／旅日作家<text:span text:style-name="T3"> <text:line-break/><text:line-break/></text:span>你有沒有想過，哪天你在<text:span text:style-name="T3">LINE</text:span>說「下周去靜坐示威一下！」「如果政府強行要建，只好去攔那些工程車了！」等，隨便回應「好」「了解」，或在臉書按讚，甚至同一群組卻沒積極反對，或愛炫隨便說了一句被認定是特定祕密的話，都可能被套上「共謀罪」罪名；現在安倍在國會展開如火如荼的論爭，要把「共謀罪」列入組織犯罪處罰修正案，讓國民渾身顫慄，這樣的事不僅發生在日本，蔡英文也指示要「刻不容緩地訂保防法」，到底為了安全，得被剝奪多少民主才行？<text:span text:style-name="T3"> <text:line-break/><text:line-break/></text:span>安倍政府在<text:span text:style-name="T3">2013</text:span>年硬讓《特定祕密保護法》通過，未經國會或司法認定，當權者動輒能指定許多應給國民知道的事為特定祕密，也能未經司法程序而逮捕或許未必故意洩露祕密的人，甚至扣以共謀、教唆、煽動罪名等而逮捕，宛如回到戰前。<text:span text:style-name="T3"> <text:line-break/><text:line-break/></text:span>據勇敢揭密的史諾登透露，日本《祕密法》是美國設計的，但日本跟美國《祕密法》比起來，更糟糕，因為市民沒法申請解除祕密指定，甚至指定內容非常廣泛，不只跟國家安保有關，只要不想給國民知道的都被指定，最荒謬的是有<text:span text:style-name="T3">4</text:span>成沒文件，而是連「可能入手情報對象」也列入特定機密，其中居然很多是經手官員、職員的記憶，也被指定，恐怖之至，連腦裡的記憶都被列管。<text:span text:style-name="T3"> <text:line-break/><text:line-break/></text:span>以防恐、國安為名義，什麼都可掩蓋，獨裁橫行，剛被逮捕的韓國前總統朴槿惠若在人氣旺時也快速制訂祕密法，或許更是為所欲為，還不會淪為階下囚！<text:span text:style-name="T3"> <text:line-break/><text:line-break/></text:span>祕密法之外，最可怕的就是審議中的「共謀罪」，這次共同執政的公明黨不敢輕易放水，安倍還要費點工夫，沒法藉自民黨是壓倒性多數就通過；雖然跟安倍一鼻子出氣的媒體如《產經新聞》、《讀賣新聞》、<text:span text:style-name="T3">NHK</text:span>，把「共謀罪」稱為「恐怖活動準備罪」，其他媒體如《朝日》、《每日》等，甚至世界第一大經濟報的日本《經濟新聞》也都稱為「共謀罪」。<text:span text:style-name="T3"> <text:line-break/><text:line-break/></text:span>所以稱為「共謀罪」是因為修法名目雖為防恐對策，但原本條文裡沒有什麼「恐怖集團」「恐怖活動」字眼，一看就是要剷除異己的法律，現在加了「恐怖」字眼，但適用對象是「恐怖集團及其他組織犯罪集團」，卻沒明文定義「恐怖活動」，法務大臣金田勝年只是反覆說「比過去更為擴大」及「一般而言，例如基於特定主義主張」，讓人覺得共謀罪根本不是在反恐，而是想抓有不同看法的人士，金田因此被問到詞窮而說出「我的頭腦無法對應！」<text:span text:style-name="T3"> <text:line-break/><text:line-break/></text:span>依照《祕密法》，恐怖活動定義是「基於政治上及其他主義主張，強加諸國家或他人，或為造成社會不安、恐怖而殺傷人、或是破壞重要設施及他物」，認定範圍就很廣泛了，也早包括「政治上及其他主義主張」了，但共謀法卻故意不定義，讓當局能恣意決定誰的行為算是恐怖活動，這本身就是最高的恐怖活動！任何人，只要想法跟當政者不同，隨時都可能被認定在共謀恐怖活動。<text:span text:style-name="T3"> <text:line-break/><text:line-break/></text:span>為了安全，安倍政府不斷剝奪國民的民主，把可愛的日本搞成可怕、可憐的日本，各種人權自由排名不斷落後，被認為跟中國越來越像，哪天日本變成像中國任意逮捕李明哲一樣，也不足為奇，盼望蔡英文不要跟安倍越來越像！</text:p>
      <text:p text:style-name="P1"><text:span text:style-name="T1">李名揚</text:span><text:s/>  |  2017.04.05 12:17   |   <text:a xlink:type="simple" xlink:href="http://palinfo.habago.org/Entry?Command=Information_PrintForum&amp;iPage=173#FORUM35582"><text:span text:style-name="T2">#</text:span></text:a></text:p>
      <text:p text:style-name="P5"><text:span text:style-name="T1">這個民進黨原來是跟日本學的，日本又是美國養的狗</text:span>... <text:line-break/><text:line-break/>https://goo.gl/G47JCB</text:p>
      <text:p text:style-name="P1"><text:span text:style-name="T1">陳真</text:span><text:s/>  |  2017.04.04 18:45   |   <text:a xlink:type="simple" xlink:href="http://palinfo.habago.org/Entry?Command=Information_PrintForum&amp;iPage=173#FORUM35581"><text:span text:style-name="T2">#</text:span></text:a></text:p>
      <text:p text:style-name="P3">講錯了，原來不是同步有各國語言，而只是極少數某些舊文章有翻譯。</text:p>
      <text:p text:style-name="P1"><text:span text:style-name="T1">陳真</text:span><text:s/>  |  2017.04.04 18:42   |   <text:a xlink:type="simple" xlink:href="http://palinfo.habago.org/Entry?Command=Information_PrintForum&amp;iPage=173#FORUM35580"><text:span text:style-name="T2">#</text:span></text:a></text:p>
      <text:p text:style-name="P5"><text:span text:style-name="T1">剛剛才發現</text:span><text:s/>WSWS <text:span text:style-name="T1">原來有各國語言，包括中文：</text:span> <text:line-break/><text:line-break/>https://www.wsws.org/zh/index.shtml</text:p>
      <text:p text:style-name="P1"><text:span text:style-name="T1">楊宏</text:span><text:s/>  |  2017.04.04 09:34   |   <text:a xlink:type="simple" xlink:href="http://palinfo.habago.org/Entry?Command=Information_PrintForum&amp;iPage=173#FORUM35579"><text:span text:style-name="T2">#</text:span></text:a></text:p>
      <text:p text:style-name="P6"><text:span text:style-name="T1">一個遠見被無知摧毀，已經難以追悔</text:span> <text:line-break/><text:span text:style-name="T1">雄安新區，我們欠梁思成先生一個對不起</text:span> <text:line-break/>https://www.youtube.com/watch?v=ih6hPQEwE60 <text:line-break/><text:line-break/><text:span text:style-name="T1">另一個遠見千年大計未來城市，正在前行。</text:span> <text:line-break/><text:span text:style-name="T1">唐如松：雄霸安天下</text:span> <text:line-break/>http://www.hongdezk.com/a/hantangguilai/20170403/20432.html </text:p>
      <text:p text:style-name="P4"/>
      <text:p text:style-name="P1"><text:span text:style-name="T1">陳真</text:span><text:s/>  |  2017.04.04 02:00   |   <text:a xlink:type="simple" xlink:href="http://palinfo.habago.org/Entry?Command=Information_PrintForum&amp;iPage=174#FORUM35578"><text:span text:style-name="T2">#</text:span></text:a></text:p>
      <text:p text:style-name="P3">除了跟人借錢有時會忘了還之外，我的記憶力真是好到連我自己都害怕。記得五、六年前，強尼戴普面對著一萬多名影迷，幾乎全是小朋友，他說了一句話我一直記得：<text:span text:style-name="T3">"You guys are the future.Take good care of us.” (</text:span>你們就是未來，好好照顧我們吧。<text:span text:style-name="T3">) </text:span>：<text:span text:style-name="T3"> <text:line-break/><text:line-break/>https://goo.gl/K524w6 <text:line-break/><text:line-break/></text:span>強尼戴普這話自然是對著全世界的小朋友講的。若在台灣，我倒沒這麼樂觀，不敢指望<text:span text:style-name="T3"><text:s/>"</text:span>你們<text:span text:style-name="T3">" </text:span>以後會好好來照顧<text:span text:style-name="T3"><text:s/>"</text:span>我們<text:span text:style-name="T3">"</text:span>，我連<text:span text:style-name="T3"><text:s/>"</text:span>你們<text:span text:style-name="T3">" </text:span>將來有沒有能力照顧自己，我都感到很悲觀。因為，昨天加今天就是明天，你昨天怎麼過，今天怎麼活，大約也就能想像你會有著一個什麼樣的明天。<text:span text:style-name="T3"> <text:line-break/><text:line-break/></text:span>當然，小朋友是無辜的，他們無從選擇地繼承了一個未來。但是十幾二十歲以上的人就很難說清白了，你的未來多多少少還是掌握在你自己手上。許多時候，想到台灣，腦海常浮現一幅一群人傻不隆冬自掘墳墓的景象。<text:span text:style-name="T3"> <text:line-break/><text:line-break/></text:span>文章中常提起，我有一本<text:span text:style-name="T3">1970</text:span>年倪匡寫的書叫<text:span text:style-name="T3"><text:s/>"</text:span>不寄的信<text:span text:style-name="T3">"</text:span>，不知讀過多少回，書都快翻爛了。年少童稚，命運多舛，本不該懂得半點愁滋味的年紀，書裡滄桑卻似乎全都懂了。長大後若有什麼領悟上的不同，不過就像傷口結成傷痕，成為一種記憶。<text:span text:style-name="T3"> <text:line-break/><text:line-break/></text:span>其實倪匡散文雜文多得很，不光這一本，比方說還有一系列的<text:span text:style-name="T3"><text:s/>"</text:span>莎翁雜文<text:span text:style-name="T3">" </text:span>以及各種<text:span text:style-name="T3"><text:s/>"</text:span>信件<text:span text:style-name="T3">"</text:span>，例如<text:span text:style-name="T3"><text:s/>"</text:span>心中的信<text:span text:style-name="T3">"</text:span>、<text:span text:style-name="T3">"</text:span>夢中的信<text:span text:style-name="T3">"</text:span>、<text:span text:style-name="T3">"</text:span>失落的信<text:span text:style-name="T3">"...</text:span>等等等。這些充滿政治不正確的淺顯文字，之所以吸引我，無非就是因為裏頭的那一點隱約與滄桑。這滄桑很特別，不在過去，而在未來，就像一種宿命，隱約，含蓄，飄浮不可測，但卻又潛藏了一個彷彿命定的悲劇。倪匡對於這道源自當事人個性的宿命給了一個回應，就兩個字<text:span text:style-name="T3"><text:s/>"</text:span>不悔<text:span text:style-name="T3">"</text:span>。<text:span text:style-name="T3"> <text:line-break/><text:line-break/>"</text:span>不悔妹妹<text:span text:style-name="T3">" </text:span>姓楊，楊逍的楊。楊逍愛上紀曉芙，紀不愛，楊硬愛之，生了個女兒，眾人敵視下，竟叫楊不悔。楊逍日後得知，仰天長嘯，悲痛萬分。紀曉芙不但生死不悔，最後還為了楊逍寧可一死。紀曉芙的悲劇，或許也是你我的悲劇，生命何嘗不是如此？人生能有多少如意事？說起來全是淚。可當命運之神來敲門，你能怎樣？假裝沒聽見嗎？終究你還是得去面對，不求毀譽成敗，但求青春無悔。即便是遭命運打擊隕落的一顆星，依然燦爛，因為她曾經像樣地活過了。<text:span text:style-name="T3"> <text:line-break/><text:line-break/></text:span>維根斯坦生平非常推崇勇氣，他說，<text:span text:style-name="T3">"</text:span>一個思想能有多少珍貴價值，只能從它的主人為它付出多少代價來衡量。<text:span text:style-name="T3">" </text:span>王爾德<text:span text:style-name="T3"><text:s/>(Oscar Wilde) </text:span>說得更入骨，他自問自答說：<text:span text:style-name="T3">"</text:span>你知道我這輩子最偉大的創作是什麼嗎？我跟你說，我把一點寫作的才華放入作品中，卻把所有的天才投入生活。<text:span text:style-name="T3">" </text:span>他還說：<text:span text:style-name="T3">"</text:span>生活是世上最罕見的事，大多數人只是存在而已。<text:span text:style-name="T3">" </text:span>而生活恰恰就是需要勇氣的。環境、命運、個人天賦與造化等等，就這麼一回事了，逃也逃不了，最關鍵的，恐怕就是得看你自己打算怎麼活了。</text:p>
      <text:p text:style-name="P1"><text:span text:style-name="T1">容若</text:span><text:s/>  |  2017.04.03 23:40   |   <text:a xlink:type="simple" xlink:href="http://palinfo.habago.org/Entry?Command=Information_PrintForum&amp;iPage=174#FORUM35577"><text:span text:style-name="T2">#</text:span></text:a></text:p>
      <text:p text:style-name="P2">陳醫師：<text:span text:style-name="T3"> <text:line-break/></text:span>除了鍋貼役<text:span text:style-name="T3"> <text:line-break/></text:span>現在還多了「電競替代役」<text:span text:style-name="T3"> <text:line-break/><text:line-break/>https://goo.gl/fqhfaJ <text:line-break/><text:line-break/></text:span>這好像比鍋貼更無言<text:span text:style-name="T3">… <text:line-break/><text:line-break/></text:span>是說我看到這新聞竟然一點也不驚訝<text:span text:style-name="T3">… <text:line-break/></text:span>這政府真是廢到不能再廢<text:span text:style-name="T3">… <text:line-break/><text:line-break/></text:span>有機會也想去大陸發展，但如你所言，要能拼得過對岸呀！<text:span text:style-name="T3"> <text:line-break/></text:span>之前我去大陸待過一年，那裡的年輕人個個有衝勁有想法<text:span text:style-name="T3"> <text:line-break/></text:span>後來回到臺灣，看到周遭的年輕人<text:span text:style-name="T3">(</text:span>大部份<text:span text:style-name="T3">)</text:span>以及身邊的朋友<text:span text:style-name="T3"> <text:line-break/></text:span>真對這國家充滿了絕望又心死</text:p>
      <text:p text:style-name="P1"><text:span text:style-name="T1">陳真</text:span><text:s/>  |  2017.04.03 20:42   |   <text:a xlink:type="simple" xlink:href="http://palinfo.habago.org/Entry?Command=Information_PrintForum&amp;iPage=174#FORUM35576"><text:span text:style-name="T2">#</text:span></text:a></text:p>
      <text:p text:style-name="P3"><text:span text:style-name="T3">20</text:span>年前，有個喜歡預言趨勢<text:span text:style-name="T3">(</text:span>好像大多不準<text:span text:style-name="T3">)</text:span>的名人朋友，為了勉勵後進，提到說，年輕一代想當教授、醫生的可要多加油了，因為大學和醫院都已飽和，特別是醫生人數越來越多，吃這行飯越來越難了，再不努力，以後可得<text:span text:style-name="T3"><text:s/>"</text:span>流落<text:span text:style-name="T3">" </text:span>到大陸去教書或當醫生了。<text:span text:style-name="T3"> <text:line-break/><text:line-break/></text:span>我聽了，給他公開唱了個反調，我說，大家可要多加點油了，要不然，以後你怎麼到大陸去跟人家競爭呢？<text:span text:style-name="T3"><text:line-break/><text:line-break/>20</text:span>年過去了，顯然我的預言比較準，而且這趨勢只會越來越顯著，你沒有幾把刷子，很難與對岸競爭。<text:span text:style-name="T3"> <text:line-break/><text:line-break/></text:span>兩三個星期前，有一天，一大早到一家西式早餐店吃三明治，發現座位右前方有個女的盯著電腦螢幕看，邊看邊發笑，噗嗤一笑那種笑法，於是引起我的注意。這一注意不得了，她居然是在看巴勒網的留言板，想不到這麼高級的地段也有同志，我還以為巴勒網之友全是一些怪人邊緣人呢。<text:span text:style-name="T3"> <text:line-break/><text:line-break/></text:span>我偷偷打量了對方，是個時尚繁華的貴婦人，而且她顯然不認得董事長就在她身邊，這我就放心了，要不然這家早餐店以後我就不敢再來了。令人不解的是，不知道她到底是看到什麼？巴勒網這麼嚴肅的地方會有什麼好笑的？<text:span text:style-name="T3"> <text:line-break/><text:line-break/></text:span>連吃個早餐居然也會遇到臥底在時尚圈的同志，台灣的渺小由此可見一斑。這樣一種<text:span text:style-name="T3">"</text:span>小<text:span text:style-name="T3">"</text:span>，常讓我感到很痛苦很害怕，感覺就像在水族箱裏求活的一條魚，動輒就到了頂，才游兩步就能遇到熟客，很痛苦。每次回到英國，感覺彷彿就像回到大海一般，你游你的，我游我的，無人聞問無人在乎的感覺真好。<text:span text:style-name="T3"> <text:line-break/><text:line-break/></text:span>不過呢，大小當然不光是一種面積或數量，更是一種心態，一種封閉或開放。有一次，一大早在劍橋校園遇到一個剛剛獲得當年諾貝爾醫學獎還是化學獎的老師。一大早，校門還鎖著，他枯立門口不得其門而入。我身上有鑰匙，就幫他開了門。走在他背後，看著他孤獨的身影，緩緩一路走去，三三兩兩的師生從他身旁經過，沒有人多看他一眼。我之所以認得他是因為前一天看到報紙，有他的照片。<text:span text:style-name="T3"> <text:line-break/><text:line-break/></text:span>大海之大，約莫就是這樣一個感覺。若在台灣可不得了。別說諾貝爾啦，在這極端封閉的小島上，得諾貝爾獎肯定會成為無所不能的通天國師的，就光是一般一個大學教師，姿態就已十足輝煌。<text:span text:style-name="T3"> <text:line-break/><text:line-break/></text:span>我想說的是，老去的就儘管老去吧。新生的，就該有點屬於生命應有的氣魄，別讓人給養在水缸裏糟蹋，窩裏鬥，顧盼自雄，很沒出息。天空不是只有井底往上看這麼一小塊。大氣點，踏實點，凡事下點苦工夫，看遠不看近，天空想有多大就能有多大。</text:p>
      <text:p text:style-name="P1"><text:span text:style-name="T1">陳真</text:span><text:s/>  |  2017.04.02 21:05   |   <text:a xlink:type="simple" xlink:href="http://palinfo.habago.org/Entry?Command=Information_PrintForum&amp;iPage=174#FORUM35575"><text:span text:style-name="T2">#</text:span></text:a></text:p>
      <text:p text:style-name="P2"><text:span text:style-name="T3">Emir Kusturica </text:span>拍<text:span text:style-name="T3"><text:s/>"</text:span>黑貓白貓<text:span text:style-name="T3">" </text:span>後曾經說，他拍這電影時，感覺自己已經不再那麼憂鬱，所以電影也就拍得特別陽光。我想，陽光在此有兩層意義，一是指的心境上逐漸脫離戰爭帶來的國仇家恨，撥雲見日，二是指的真正的陽光。他說，拍這電影經常必須等，等到陽光最燦爛的那一刻才開機。<text:span text:style-name="T3"> <text:line-break/><text:line-break/></text:span>雖說憂鬱遠颺，甚至特別搞笑，但我仍然還是可以感受到這電影潛藏的悲傷惆悵。還記得嗎？當男女主角拿到藏在樂器裏頭的大把鈔票，準備逃離婚宴攜手私奔時，懂得魔法詐死的阿公和阿嬤都來跟他們道別，邊說邊揮淚。阿公說，趕緊離開吧，<text:span text:style-name="T3">"</text:span>這地方不再有陽光了<text:span text:style-name="T3">"</text:span>。但是，阿公阿嬤並沒有跟著搭上遊艇一起逃走，因為未來是理當屬於新生命的。<text:span text:style-name="T3"> <text:line-break/><text:line-break/></text:span>再過個<text:span text:style-name="T3">20</text:span>年，又是另一番風華，那些不願就此死去的，那些不願沉於陰霾者，何不走向港口，迎向世界。</text:p>
      <text:p text:style-name="P1"><text:span text:style-name="T1">陳真</text:span><text:s/>  |  2017.04.02 20:13   |   <text:a xlink:type="simple" xlink:href="http://palinfo.habago.org/Entry?Command=Information_PrintForum&amp;iPage=174#FORUM35574"><text:span text:style-name="T2">#</text:span></text:a></text:p>
      <text:p text:style-name="P6"><text:span text:style-name="T1">雄安新區報導：</text:span> <text:line-break/><text:line-break/>https://goo.gl/WQ9F10</text:p>
      <text:p text:style-name="P1"><text:span text:style-name="T1">陳真</text:span><text:s/>  |  2017.04.02 16:59   |   <text:a xlink:type="simple" xlink:href="http://palinfo.habago.org/Entry?Command=Information_PrintForum&amp;iPage=174#FORUM35573"><text:span text:style-name="T2">#</text:span></text:a></text:p>
      <text:p text:style-name="P2">同事傳來的。<text:span text:style-name="T3"> <text:line-break/><text:line-break/></text:span>陳真<text:span text:style-name="T3"><text:s/>2017. 04. 02. <text:line-break/><text:line-break/>================== <text:line-break/></text:span>兒子：把拔你以前在哪個營區當兵<text:span text:style-name="T3"> <text:line-break/></text:span>把拔：我在四海遊龍！<text:span text:style-name="T3"> <text:line-break/></text:span>兒子：好酷！是蛙人部隊嗎？<text:span text:style-name="T3"> <text:line-break/></text:span>把拔：不是，賣鍋貼的<text:span text:style-name="T3"> <text:line-break/>--------------------------- <text:line-break/></text:span>兒子：把拔你以前在哪個營區當兵<text:span text:style-name="T3"> <text:line-break/></text:span>把拔：我在黑貓<text:span text:style-name="T3"> <text:line-break/></text:span>兒子：好酷！是飛行中隊嗎？<text:span text:style-name="T3"> <text:line-break/></text:span>把拔：不是，送貨的<text:span text:style-name="T3"> <text:line-break/>---------------------- <text:line-break/></text:span>兒子：把拔你以前在哪個營區當兵<text:span text:style-name="T3"> <text:line-break/></text:span>把拔：我在瓦城<text:span text:style-name="T3"> <text:line-break/></text:span>兒子：好酷！是陸軍特種部隊嗎？<text:span text:style-name="T3"> <text:line-break/></text:span>把拔：不是，是泰國料理餐廳<text:span text:style-name="T3"> <text:line-break/>------------------ <text:line-break/></text:span>兒子：把拔你以前在哪個營區當兵<text:span text:style-name="T3"> <text:line-break/></text:span>把拔：我在大都會<text:span text:style-name="T3"> <text:line-break/></text:span>兒子：好酷！是在憲兵隊嗎？<text:span text:style-name="T3"> <text:line-break/></text:span>把拔：不是，開小黃的</text:p>
      <text:p text:style-name="P1"><text:span text:style-name="T1">陳真</text:span><text:s/>  |  2017.04.02 16:42   |   <text:a xlink:type="simple" xlink:href="http://palinfo.habago.org/Entry?Command=Information_PrintForum&amp;iPage=174#FORUM35572"><text:span text:style-name="T2">#</text:span></text:a></text:p>
      <text:p text:style-name="P3">昨天的一個新聞，繼深圳和上海浦東之後，河北又有個雄安新區。<text:span text:style-name="T3"> <text:line-break/><text:line-break/>https://goo.gl/KnSNdR <text:line-break/><text:line-break/>https://read01.com/0PAojx.html <text:line-break/><text:line-break/></text:span>我不是說這樣做好或不好，而是說特別是這十幾二十年來，看著祖國在內政、外交與經濟等等各方面的表現，常有一種嘆為觀止的不可思議感，能力實在太好了；當中國的領導人實在很不容易，得策畫這麼多極其艱難龐大的事，而且還得處理全世界一兩百個國家的各種外交事項。<text:span text:style-name="T3"> <text:line-break/><text:line-break/></text:span>對於一個政府來說，基本的信任很重要。因為，不管你贊成或反對他的哪一項決策，前提是你得先相信他所說的跟他所要做的兩者是一致的，並且相信他所要做的事情大約是想藉此達成什麼樣的一種遠景或目標。不管是反對或贊成，統統都需要存在這樣一個前提要件。我給這東西一個詞叫做<text:span text:style-name="T3"><text:s/>"</text:span>嚴肅性<text:span text:style-name="T3">" (SERIOUSNESS)</text:span>。我們今天即便反美反日反以色列，基本上對於這些國家依然還是維持著這樣一種信任，亦即相信其政策言行之基本一致性，相信他們是嚴肅的，而非兒戲，更非胡扯瞎掰。<text:span text:style-name="T3"> <text:line-break/><text:line-break/></text:span>在台灣綠營當權之下，這樣的一種基本信任卻無從產生，因為嚴肅性蕩然無存。你幾乎可以把狗官們的每一句話、每一個所謂施政計畫，統統當成放屁，當成兒戲，當成一種選舉計畫及撈錢污錢計畫，例如什麼新南向計畫<text:span text:style-name="T3"><text:s/>(</text:span>根本不存在<text:span text:style-name="T3">)</text:span>，什麼八千八百億的前瞻計畫<text:span text:style-name="T3"><text:s/>(</text:span>讓你喝好水計畫<text:span text:style-name="T3">)</text:span>，以及數以千計的各種冠冕堂皇的什麼<text:span text:style-name="T3"><text:s/>"</text:span>活化計畫<text:span text:style-name="T3">"</text:span>、<text:span text:style-name="T3">"</text:span>再生計畫<text:span text:style-name="T3">"</text:span>、<text:span text:style-name="T3">"</text:span>綠能計畫<text:span text:style-name="T3">" </text:span>、<text:span text:style-name="T3">"</text:span>空間改造計畫<text:span text:style-name="T3">"</text:span>、<text:span text:style-name="T3">"</text:span>社區再造計畫<text:span text:style-name="T3">"</text:span>，或是什麼文創、文化建設、心靈提昇有的沒的。不管是中央或地方政府，鬼話連篇，往往連狗官們自己也不知道自己在說什麼，一問三不知。<text:span text:style-name="T3"> <text:line-break/><text:line-break/></text:span>施政當成兒戲，一切目標無非就是兩個：一，撈錢，二，奪權或進一步鞏固權力，具體施行方法就是藉此騙選票，搞選舉。如果你相信狗官們曾經花一秒鐘去思考過台灣的各項建設的長遠效益與遠景，那你真是見鬼了，絕無此事；一切思索不過就是圍繞著一己之利與一黨之私，能騙就騙，能撈就撈，能使壞就使壞，能打混就打混。<text:span text:style-name="T3"> <text:line-break/><text:line-break/></text:span>李登輝上台之後，美其名為民主化，實則拉攏黑道與財團加入政治，進一步控制媒體，建立黑金體系，五鬼搬運，掏空國庫，台灣自此就淪陷了，持續崩壞至今；比諸蔣家時期，政治腐敗得更加無法無天。<text:span text:style-name="T3"> <text:line-break/><text:line-break/></text:span>隨之阿扁上台，再度禍台八年。當下這個什麼都能吃的綠色饕餮政權如今又再度執政，而且中央與地方所有權力一把抓，你能想像台灣的政治將會荒腔走板到何種不忍卒睹的地步。<text:span text:style-name="T3"> <text:line-break/><text:line-break/></text:span>不過，施政無能，撈錢奪權搞鬥爭倒是很厲害，無孔不入的媒體，<text:span text:style-name="T3">95%</text:span>以上全是綠油油，每天造謠，抹黑，永不間斷地洗腦，什麼民主自由碗糕的，光是靠著一些低能到爆的無聊政治把戲就能把台灣人哄得服服貼貼，什麼拆蔣公銅像，鬥爭國民黨，搞什麼轉型正義，什麼貼台灣國贴紙，什麼抓五千名匪諜，什麼去中國化的什麼碗糕正名運動，什麼南榕街渭水路的，媽的一切竟然全是政治把戲，這就是你所要的既偉大又珍貴的民主生活？在這島上，再也沒有比參加政治詐騙集團更容易輕鬆賺的暴利行業了。<text:span text:style-name="T3"> <text:line-break/><text:line-break/></text:span>而且，改革為名，鬥爭為實。不是說財政困難，所以必須砍這個砍那個年金嗎？你看，台北市柯大帥連小朋友每天喝的免費牛奶錢竟然都給砍了，每個學校省個幾千一萬的。既然國家那麼窮，連一年總數不過一億的奶粉錢都要省，那為什麼卻又整天亂花錢呢？彷彿鈔票想印多少就能印多少似的。<text:span text:style-name="T3"> <text:line-break/><text:line-break/></text:span>比方說什麼<text:span text:style-name="T3"><text:s/>"</text:span>喝好水、不淹水<text:span text:style-name="T3">" </text:span>的八千八百億前瞻計畫，他媽的當然前瞻啦，瞻到啥呢？瞻到兩年後又要選舉了啦，綁樁，買票，污錢，包工程，官商勾結，從來就是搞這些。<text:span text:style-name="T3"> <text:line-break/><text:line-break/></text:span>比方說一千四百億的什麼潛艇國造，還有什麼連戰機也要國造，動輒千百億，真是騙鬼了，什麼國造，奶罩啦國造。你信嗎？台灣如果能自己造潛艇、戰機，那我就能造太空梭登陸火星了。<text:span text:style-name="T3"> <text:line-break/><text:line-break/></text:span>最近不是又有什麼同樣也是不得了、全世界都矚目的兵役政策嗎，竟然派遣服役人員去超商或什麼<text:span text:style-name="T3"><text:s/>"</text:span>黑貓快遞<text:span text:style-name="T3">" </text:span>幫忙送貨，有的是去<text:span text:style-name="T3"><text:s/>"</text:span>四海遊龍水餃連鎖店<text:span text:style-name="T3">" </text:span>幫忙煎鍋貼，這是要幹啥呢？吃飽太閒嗎？還是為了練就一身煎鍋貼神功來保家衛國？所謂內政部長說不是啦，派去餃子店不一定要包餃子煎鍋貼，而是要<text:span text:style-name="T3"><text:s/>"</text:span>培養中階管理人才<text:span text:style-name="T3">" </text:span>啦。而這樣一個<text:span text:style-name="T3"><text:s/>"</text:span>培養中階管理人才<text:span text:style-name="T3">" </text:span>的前瞻計劃，竟然得花<text:span text:style-name="T3"><text:s/>45</text:span>億<text:span text:style-name="T3"><text:s/>(</text:span>電視上說的。確實數字待查<text:span text:style-name="T3">)</text:span>？你聽了，心裏做何感想？請你捫心自問，對於這樣一些<text:span text:style-name="T3"><text:s/>"</text:span>前瞻性施政<text:span text:style-name="T3">" </text:span>和所謂執政者，你真的會覺得他們好棒、能力好好嗎？還是覺得兒戲荒唐？<text:span text:style-name="T3"> <text:line-break/><text:line-break/></text:span>不是說國家財政很困難，一些年金、退休基金都快要破產了所以必須<text:span text:style-name="T3"><text:s/>"</text:span>砍<text:span text:style-name="T3">" </text:span>嗎？既然那麼窮，蔡啥咪總統的官邸需要花一億多去整修裝潢嗎？馬英九不過才花了八百多萬，蔡啥咪就一個人住，那樣一個官邸需要花一億多搞整修裝潢？難道是整面牆都鑲金鍍銀？不如委託我來裝潢好了，我保證台幣三十萬以內就能搞定。<text:span text:style-name="T3"> <text:line-break/><text:line-break/></text:span>還有，人家習近平那麼辛苦，一個月薪水也不過才台幣五萬元，台灣這一大群政治人渣及佔據各領域及各公營事業領取巨額乾薪的爪牙們，光是養這群米蟲就不知道要花上幾百億。<text:span text:style-name="T3"> <text:line-break/><text:line-break/></text:span>亂花錢還不止這些哦，蔡啥咪總統不知道是對車子有什麼特殊癖好，竟然一連換了兩次總統座車，一口氣又花了好幾千萬。還有，人家馬英九一年吃好幾百個一般市面上那種等級的便當，蔡啥咪這個千金大小姐很挑食，硬是一個月花六萬元聘請五星級大飯店主廚擔任私人廚師，隨侍在側，實在有夠荒唐。<text:span text:style-name="T3"> <text:line-break/><text:line-break/></text:span>這六萬元月薪雖是自費，但你從中也可以看得出來這個人渣黨長年以來很喜歡操弄而且十分有效的一個民粹主題之一就是<text:span text:style-name="T3"><text:s/>"</text:span>平民<text:span text:style-name="T3"><text:s/>VS. </text:span>權貴<text:span text:style-name="T3">"</text:span>；國民黨總是被打成吃香喝辣的權貴，而民進黨則把自己形象包裝成堅忍不拔刻苦耐勞的苦兒，其實全是荒唐鬼話。我就不信台灣有幾個人有能力每個月花六萬元聘請五星飯店主廚隨時在你身邊為你煮飯做菜。但是你看，曾經有人給連戰準備了一個價值五百元的日式便當，連戰傻傻地吃了，結果足足被罵了<text:span text:style-name="T3">20</text:span>年，形象因此被抹黑得臭不可聞。<text:span text:style-name="T3"> <text:line-break/><text:line-break/></text:span>內有什麼都能吃的饕餮餓鬼，外有地痞流氓長年以來強收保護費，動輒幾千億，逐年強制徵收，買一些破銅爛鐵回家，謂之軍購，說是保護台灣。這種鬼話你也信嗎？保護幾小時有任何意義嗎？<text:span text:style-name="T3">(</text:span>台灣官方最近卻宣傳說台灣的軍力足以讓共軍在距離台灣<text:span text:style-name="T3">1380</text:span>公里處就遭到我方英勇的率先打擊，讓匪軍還沒出動就至少先死一半。請問你相信這種鬼話嗎？<text:span text:style-name="T3">) <text:line-break/><text:line-break/></text:span>你如果真的很窮，你會把你僅有的一點奶粉錢和生活費每年拿去跟黑道買了一屋子的手榴彈和機關槍來防止那根本莫須有的所謂外來威脅嗎？最大的威脅除了日本和美國，還會有誰呢？他們不但企圖拿台灣當軍事基地，充當美國人和日本人的砲灰，而且還整天頤指氣使地強迫我們必須吃他們的毒豬毒牛和輻射食品及農藥超標食品。天底下怎麼會有這麼蠢的人民，完全分不清敵友，實在很難想像，當然也很無奈。人跟寵物或動物基本上是一樣的，在一定的時空封閉條件下，你就能讓一群人完全相信你的鬼話，隨你操弄。<text:span text:style-name="T3"> <text:line-break/><text:line-break/></text:span>這裏有鍋貼兵役的徵才廣告，想學神功報效國家的，歡迎報名從軍：<text:span text:style-name="T3"> <text:line-break/><text:line-break/>http://www.setn.com/News.aspx?NewsID=213947 <text:line-break/><text:line-break/><text:line-break/></text:span>陳真<text:span text:style-name="T3"><text:s/>2017. 04. 02. <text:line-break/><text:line-break/>=========================== <text:line-break/></text:span>戰機國造？別騙了！<text:span text:style-name="T3"> <text:line-break/><text:line-break/></text:span>中國時報<text:span text:style-name="T3"><text:s/></text:span>陳榮洋<text:span text:style-name="T3"> <text:line-break/><text:line-break/>2017/1/25 <text:line-break/><text:line-break/></text:span>蔡英文總統於去年<text:span text:style-name="T3">10</text:span>月<text:span text:style-name="T3">29</text:span>日發表國防政策，宣示要戰機國造，日前參加國防部新春餐會又強調國防重心是研發戰機，國防部馮世寬部長立即附和，宣稱第三代自製戰機已開始啟動，雖是豪氣干雲，卻令人啼笑皆非！<text:span text:style-name="T3"> <text:line-break/><text:line-break/></text:span>查當今世界上，有能力製造戰機的國家只有美、英、法、俄、德、日及中國。德、日雖有能力，但因第二次世界大戰戰敗後受限，未造戰機，所以只有中、美、英、法、俄五個聯合國安理會常任理事國不但自製戰機，而且積極祕密研發新型戰機，形成軍備競賽。<text:span text:style-name="T3"> <text:line-break/><text:line-break/></text:span>台灣想製造戰機有不可能的困難，包括：沒有技術。台灣連一輛腳踏車都無法完全自製，哪有技術造戰機？台灣自造戰機必然是把美國的戰機零組件拿到台灣來組裝，組裝後騙人說是自己造的，<text:span text:style-name="T3">IDF</text:span>戰機就是這樣，否則<text:span text:style-name="T3">100</text:span>架<text:span text:style-name="T3">IDF</text:span>戰機之後為何沒有第<text:span text:style-name="T3">101</text:span>架出現？另外，戰機國造表面上說可以帶動民間國防工業，但實質上就算組裝<text:span text:style-name="T3">100</text:span>或<text:span text:style-name="T3">200</text:span>架戰機能有多少配件由民間投入？民間業者投入開發後，做了一批然後又停產，有誰願意這樣做？更何況我們自己組裝戰機同樣會受制於美國，除了購買成本高之外，未來維修需要零件供應，我國必然成為美國長期的提款機！<text:span text:style-name="T3"> <text:line-break/><text:line-break/></text:span>所以蔡政府宣示的戰機國造，就別再自欺欺人了！台灣沒有自製能力，沒有支撐自製的市場，更沒有資格參與軍備競賽。為了台灣的安全需要一些戰機，我們還是買吧！也不一定要買美國的，法國的戰機、戰艦都不輸給美國，只要說好<text:span text:style-name="T3">20</text:span>年以上的零件供應，就是最實際的正辦！<text:span text:style-name="T3"> <text:line-break/><text:line-break/></text:span>筆者也要強調，全世界研製戰機的國家都是成軍後才宣布，絕對沒事先敲鑼打鼓地說要自製戰機，甚至說要造什麼型戰機？說穿了，就是「政治宣傳機」！蔡政府，別鬧了！<text:span text:style-name="T3"> <text:line-break/><text:line-break/></text:span>（作者為台灣戰略學會理事）<text:span text:style-name="T3"> <text:line-break/><text:line-break/>=================== <text:line-break/><text:line-break/></text:span>鍋貼役惹議　葉俊榮：培訓中階管理人才<text:span text:style-name="T3"> <text:line-break/><text:line-break/>2017/03/27 </text:span>中央社<text:span text:style-name="T3"> <text:line-break/><text:line-break/></text:span>四海遊龍申請產業訓儲替代役，引發「鍋貼役」熱議。內政部長葉俊榮今天表示，不是到各點去煎鍋貼，是這些服務業需要中階管理人才，讓替代役未來銜接後，成為重要管理幹部。<text:span text:style-name="T3"> <text:line-break/><text:line-break/>================= <text:line-break/><text:line-break/></text:span>役男「煎鍋貼」原因　四海遊龍：為了培養人才！<text:span text:style-name="T3"> <text:line-break/><text:line-break/>2017/01/06 <text:line-break/><text:line-break/></text:span>生活中心／綜合報導<text:span text:style-name="T3"> <text:line-break/><text:line-break/></text:span>替代役竟然要煎鍋貼？四海遊龍徵替代役「煎鍋貼」引發爭議，役男不但要煎鍋貼、結帳，甚至還要外送，且每月只領<text:span text:style-name="T3">19K</text:span>。對此四海遊龍澄清「培養人才需從基層做起」，而且<text:span text:style-name="T3">3</text:span>年役期結束後會調整薪水。<text:span text:style-name="T3"> <text:line-break/><text:line-break/></text:span>在<text:span text:style-name="T3">105</text:span>年「產業訓儲替代役」制度上路後，政府開放更多民間企業聲請替代役，讓許多服務業也能申請替代役，卻造成替代役必須「煎鍋貼」的奇怪現象，從人力銀行的工作內容上，可以看到替代役的工作內容十分繁雜，不但要煎鍋貼、收銀，還要負責外送，一個月的薪水卻只有<text:span text:style-name="T3">19k</text:span>。<text:span text:style-name="T3"> <text:line-break/><text:line-break/></text:span>高教工會認為政府開放「產業訓儲替代役」，會讓替代役淪為企業省錢的廉價勞力。對此四海遊龍喊冤，表示餐飲人才難尋，因此希望透過替代役方案培養幹部，至於替代役為何要「煎鍋貼」，四海遊龍表示幹部也必須了解全部的流程，才能帶領部下，且役期結束後，薪水將會往上調整。</text:p>
      <text:p text:style-name="P1"><text:span text:style-name="T1">陳真</text:span><text:s/>  |  2017.04.02 01:21   |   <text:a xlink:type="simple" xlink:href="http://palinfo.habago.org/Entry?Command=Information_PrintForum&amp;iPage=174#FORUM35571"><text:span text:style-name="T2">#</text:span></text:a></text:p>
      <text:p text:style-name="P2">去年<text:span text:style-name="T3"><text:s/>(2016</text:span>年<text:span text:style-name="T3">) 7</text:span>月<text:span text:style-name="T3">1</text:span>日，習近平在<text:span text:style-name="T3"><text:s/>"</text:span>慶祝中國共產黨成立<text:span text:style-name="T3">95</text:span>周年大會<text:span text:style-name="T3">" </text:span>上做了一場演講，演講中提到<text:span text:style-name="T3"><text:s/>"</text:span>三個不變<text:span text:style-name="T3">"</text:span>，做為中國長遠未來之發展依據。習近平說：<text:span text:style-name="T3"> <text:line-break/><text:line-break/>"</text:span>發展是黨執政興國的第一要務，是解決中國所有問題的關鍵。我國仍處於、並將長期處於社會主義初級階段的基本國情沒有變，人民日益增長的物質文化需要同落後的社會生產之間的矛盾這一社會主要矛盾沒有變，我國是世界上最大發展中國家的國際地位沒有變。這是我們謀劃發展的<text:span text:style-name="T3"><text:s/>(</text:span>三個<text:span text:style-name="T3">) </text:span>基本依據。<text:span text:style-name="T3">" <text:line-break/><text:line-break/></text:span>近幾年來，世界上許多人對於中國普遍看好，頗有取代美國之勢。中國民間似乎更是一副捨我其誰的<text:span text:style-name="T3"><text:s/>"</text:span>大國氣魄<text:span text:style-name="T3">"</text:span>。尤有甚者，內地許多人一提到中美大戰，彷彿也根本沒在怕似的。我不懂軍事，但就我的一點粗淺認識看來，若真要全面開戰，恐怕十個中國也打不贏一個美國。至於一個國家最重要的實力<text:span text:style-name="T3">--</text:span>貨幣，依我看，人民幣遲早能和美元分庭抗禮，甚至取而代之。中國富強的整體趨勢我基本上都不懷疑。重點是，這一切都還只是<text:span text:style-name="T3"><text:s/>"</text:span>遠景<text:span text:style-name="T3">"</text:span>，而非現況。套句吾友柏楊先生的比喻，小貓看著夕陽西下自己長長的影子，顧盼自雄，還以為自己是頭恐龍呢；一個國家如果樂觀到連自己幾兩重都看不清，以為自己飛天鑽地無所不能，恐怕只會給自己帶來危險後果。<text:span text:style-name="T3"> <text:line-break/><text:line-break/></text:span>剛剛看鳳凰衛視一個訪談節目，有位大陸學者<text:span text:style-name="T3"><text:s/>(</text:span>我不認得他是誰<text:span text:style-name="T3">) </text:span>提到習近平這<text:span text:style-name="T3"><text:s/>"</text:span>三個不變<text:span text:style-name="T3">"</text:span>，大表認同。他說，中國目前的發展不過只是<text:span text:style-name="T3"><text:s/>"</text:span>萬里長征的第一步<text:span text:style-name="T3">" </text:span>而已，可別把自己想得太偉大了。<text:span text:style-name="T3"> <text:line-break/><text:line-break/></text:span>他還說，共產黨早在幾年前就把中國<text:span text:style-name="T3"><text:s/>"</text:span>崛起<text:span text:style-name="T3">" </text:span>二字拿掉，不再提起。為什麼呢？他說，因為<text:span text:style-name="T3"><text:s/>"</text:span>崛起<text:span text:style-name="T3">" </text:span>帶著一種短跑、抄短線的意味，而且帶有相當的威脅性，就好比一座山突然旱地拔蔥，周邊土地勢必受影響。他說，這樣一種<text:span text:style-name="T3"><text:s/>"</text:span>短跑<text:span text:style-name="T3">" </text:span>的暫時榮光並非中共想要的；跑一場比耐力比意志力的馬拉松才是中國政府的一個基本態度。他說，在中國一片欣欣向榮之際，習近平卻明白指出中國離先進國家還差得遠了這樣一個事實，基本上也顯示了某種自信，因為惟有具有相當自信的人或國家，才能如此評價自己。<text:span text:style-name="T3"> <text:line-break/><text:line-break/></text:span>這位學者這些話我頗能認同。台灣卻剛好相反，長年以來，不管是政府或民間乃至個人，連個屁大的東西往往也能說成世界矚目的什麼宇宙榮耀與成就似的。<text:span text:style-name="T3"> <text:line-break/><text:line-break/></text:span>我姐嫁到日本四十年，小孩連一句中文也不會講。有一回，差不多<text:span text:style-name="T3">10</text:span>年前吧，我姊跟我講了一個她覺得很好笑的當下熱門新聞。她說，當時那幾天，日本電視台報導東京大學在世界大學排名中名列第十七名的新聞，結果輿論大嘩！大家嚇一跳。她說，日本人紛紛嘲笑說，<text:span text:style-name="T3">"</text:span>天啊，考十七名！笑死人了！我還以為東京大學長年以來那麼驕傲是因為它是全宇宙排名第一的大學咧！<text:span text:style-name="T3">" </text:span>有個電視台還以此做出一系列搞笑節目，大加嘲弄東京大學與日本人之虛榮與自我膨漲。<text:span text:style-name="T3"> <text:line-break/><text:line-break/></text:span>我聽了也覺得挺好笑。那時在台大工作，每天聽長官們自我吹噓台大多厲害多偉大。我跟我姊說台大排名好像是第一百九十幾名哦，不也是每天自我吹噓得好像宇宙第一學府似的。配合我誇張的動作表情，我姊足足笑了五分鐘都還抬不起腰。<text:span text:style-name="T3"> <text:line-break/><text:line-break/></text:span>我在英國還聽過更好笑的。英國的大學給學生打成績一般都是分成<text:span text:style-name="T3"><text:s/>first</text:span>、<text:span text:style-name="T3">second</text:span>，至於有沒有<text:span text:style-name="T3"><text:s/>third </text:span>我不知道。基本上，拿到<text:span text:style-name="T3"><text:s/>second</text:span>其實就已經算有點爛了。但是，一個台灣留學生拿了<text:span text:style-name="T3"><text:s/>second</text:span>之後，趕緊打越洋電話跟他娘說他拿了<text:span text:style-name="T3"><text:s/>"</text:span>第二等<text:span text:style-name="T3">" (second) </text:span>的成績。他娘很得意，四處在鄰里街坊間宣傳說他兒子好厲害，出國留學<text:span text:style-name="T3"><text:s/>"</text:span>考了全校第二名<text:span text:style-name="T3">"</text:span>。<text:span text:style-name="T3"> <text:line-break/><text:line-break/></text:span>阿扁當上總統後，本土勢力開始迅速茁壯，而且老是把台灣的一切講得非常神勇，動不動就是<text:span text:style-name="T3"><text:s/>"</text:span>全世界都刮目相看<text:span text:style-name="T3">"</text:span>、<text:span text:style-name="T3">"</text:span>全世界都如何如何仰慕<text:span text:style-name="T3">" </text:span>之類，藉以洗腦支持者。當然，同時也會把中國的一切都故意講得非常可笑非常低級骯髒。我當時人住在英國，對於所謂<text:span text:style-name="T3"><text:s/>"</text:span>世界<text:span text:style-name="T3">" </text:span>怎麼看待大陸及台灣，應該會比較貼近真實，根本沒有人會特別把台灣看在眼裏，很多西方人經常分不清台灣和泰國是不同的地方。<text:span text:style-name="T3"> <text:line-break/><text:line-break/></text:span>但我卻曾經好幾次在歐洲各地遇到一些台灣同胞，他們展現出一種我過去不曾見過的極度自信。自信當然很好，但是，小貓若以為自己是隻大恐龍那樣一種<text:span text:style-name="T3"><text:s/>"</text:span>自信<text:span text:style-name="T3">" </text:span>就不太妙了。記得有一次，在布拉格美麗的莫爾道河上的查理大橋，河道兩岸壯闊的古老建築，令人神往，但我卻聽到橋上一個台灣遊客大聲對其他台灣同伴以及他自己的小女兒發表演說：<text:span text:style-name="T3">"</text:span>哈哈哈！蓋這種東西哪有什麼難啊？咱台灣人只是不屑去蓋而已，這對我們來講是很簡單的工程。<text:span text:style-name="T3">" </text:span>據說大陸同胞去到其他國家也有類似的<text:span text:style-name="T3"><text:s/>"</text:span>驕傲<text:span text:style-name="T3">"</text:span>。所謂器小者易盈，大概就是這樣。<text:span text:style-name="T3"> <text:line-break/><text:line-break/></text:span>平常你跟台灣人接觸也常有類似的感受，一點點鼻屎大的東西，往往也都能使得當事人的嘴臉馬上走樣。就連考上研究所、申請上什麼名校或取得教職等等這麼一些毫無意義的生活瑣事，嘴臉馬上就會完全走樣，講話口氣和姿態馬上大了起來；念了兩本哲學書，就以為自己是大思想家了；寫了點狗屁不通的東西，馬上就一副什麼大學者大文豪了，更不用說那些在島內各行各界實質佔了地盤稱王的人，嘴臉往往非常不堪入目，好像完全不知天地之大似的。<text:span text:style-name="T3"> <text:line-break/><text:line-break/></text:span>一個人自我膨漲，倘若他還知道自己其實是隻小貓看見自己夕陽下長長的影子，那倒還無所謂。問題是，當事人往往<text:span text:style-name="T3"><text:s/>"</text:span>真的<text:span text:style-name="T3">" </text:span>以為自己很偉大很了不起，那就是一種妄想<text:span text:style-name="T3"><text:s/>(delusion)</text:span>了。台灣綠營支持者普遍就有這樣一種妄想，洗腦洗得太入骨了，他確實是<text:span text:style-name="T3"><text:s/>"</text:span>真的<text:span text:style-name="T3">" </text:span>相信台灣好偉大，台灣文化好偉大，台灣民主自由政治好偉大好珍貴；而且，這一切好偉大好珍貴、讓全世界都誇獎的東西，絕不能讓沒水準沒文化的中國人給毀了。<text:span text:style-name="T3"> <text:line-break/><text:line-break/></text:span>這裏還有篇文章談習近平的這<text:span text:style-name="T3"><text:s/>"</text:span>三個不變<text:span text:style-name="T3">"</text:span>。<text:span text:style-name="T3"> <text:line-break/><text:line-break/>https://read01.com/RRGa2g.html <text:line-break/><text:line-break/></text:span>容我直接做點節錄如下。這種東西也許讀起來很無趣，不刺激，不聳動。但在我看來，無趣之中卻有著極其重要的意義在裏頭，寫得挺好的。政治這種東西，最好還是無趣點比較實在，各位不妨仔細琢磨，特別是<text:span text:style-name="T3"><text:s/>"</text:span>第三個不變<text:span text:style-name="T3">" </text:span>裏頭提到的一些藉以衡量社會發展的指標數據，觸目驚心；中國離世界先進國家我看還差了何止十萬八千里。<text:span text:style-name="T3"> <text:line-break/><text:line-break/></text:span>中國夢當前，我們其實是站在一個新一代歷史的開頭，而不是最末章，更不是終點站。夢做不做得成，其實仍在未定之天。<text:span text:style-name="T3"> <text:line-break/><text:line-break/></text:span>陳真<text:span text:style-name="T3"><text:s/>2017. 04. 02. <text:line-break/><text:line-break/>============================= <text:line-break/><text:line-break/>"</text:span>一、基本國情沒有變。<text:span text:style-name="T3"> <text:line-break/><text:line-break/></text:span>正確認識國情是我們謀劃發展的首要問題，這既是黨的思想路線的根本要求，也是制定和執行正確路線、方針和政策的基本依據。我國的基本國情是什麼？我們謀劃發展的總依據是什麼？習近平指出：<text:span text:style-name="T3"> <text:line-break/><text:line-break/></text:span>「強調總依據，是因為社會主義初級階段是當代中國的最大國情、最大實際。我們在任何情況下都要牢牢把握這個最大國情，推進任何方面的改革發展都要牢牢立足這個最大實際。」<text:span text:style-name="T3"> <text:line-break/><text:line-break/></text:span>習近平指出：<text:span text:style-name="T3"> <text:line-break/><text:line-break/></text:span>「不僅在經濟建設中要始終立足初級階段，而且在政治、文化、社會、生態建設中也要始終牢記初級階段<text:span text:style-name="T3">;</text:span>不僅在經濟總量低時要立足初級階段，而且在經濟總量提高後仍然要牢記初級階段；不僅在謀劃長遠發展時要立足初級階段，而且在日常工作中也要牢記初級階段。」<text:span text:style-name="T3"> <text:line-break/><text:line-break/></text:span>二、主要矛盾沒有變<text:span text:style-name="T3"> <text:line-break/><text:line-break/></text:span>正確認識主要矛盾是謀劃發展的關鍵，也是解決矛盾的前提。<text:span text:style-name="T3"> <text:line-break/><text:line-break/></text:span>主要矛盾決定事物的本質。在社會主義初級階段，我國經濟、政治、文化、生態和社會生活各方面存在著種種矛盾，但社會的主要矛盾是人民日益增長的物質文化需要同落後的社會生產之間的矛盾，這個主要矛盾貫穿於我國社會主義初級階段的整個過程和社會生活的各個方面。<text:span text:style-name="T3"> <text:line-break/><text:line-break/></text:span>「文革」結束後，中國共產黨在實事求是思想指引下，對社會主要矛盾問題進行了新的審視，提出了「人民日益增長的物質文化需要與落後的社會生產之間的矛盾」為社會主要矛盾的科學論斷。<text:span text:style-name="T3">1992</text:span>年黨的十四大正式把現階段社會主要矛盾的論斷寫入黨章，使之成為黨的重要指導理論。<text:span text:style-name="T3"> <text:line-break/><text:line-break/></text:span>總體上看，我國社會生產的落後面貌還沒有發生根本的改變。首先，我國人民物質文化需要的增長仍然有較大的數量上的要求，我國居民衣食住行等基本生活消費支出占人均消費支出的比重仍然偏高，<text:span text:style-name="T3">2014</text:span>年的人均消費支出超過總支出的<text:span text:style-name="T3">70%</text:span>，高於已開發國家<text:span text:style-name="T3">50%</text:span>左右。<text:span text:style-name="T3"> <text:line-break/><text:line-break/></text:span>其次，雖然當前我國社會生產總體上已經改變數量不足的狀況，但是質量不高的問題還比較突出，無法滿足人民日益增長的對產品品質、質量和性能的多樣化、個性化需求。<text:span text:style-name="T3"> <text:line-break/><text:line-break/></text:span>再次，供給明顯不適應需求結構的變化。一是無效和低端供給過多。一些傳統產業產能嚴重過剩，產能利用率偏低。二是有效和中高端供給不足。供給側調整明顯滯後於需求結構升級，居民對高品質商品和服務的需求難以得到滿足，出現到境外大量採購日常用品的現象，造成國內消費需求外流。第四，科技創新能力不足，資源利用效率不高，環境污染比較嚴重。<text:span text:style-name="T3"> <text:line-break/><text:line-break/></text:span>認清社會主要矛盾，目的是通過解決社會主要矛盾來確定主要任務、推動發展進步。我國社會的主要矛盾，決定了我們必須始終堅持以經濟建設為中心，不斷解放和發展社會生產力。只有大力發展生產力，才能持續滿足人民不斷增長的新需求。<text:span text:style-name="T3"> <text:line-break/><text:line-break/></text:span>三、國際地位沒有變<text:span text:style-name="T3"> <text:line-break/><text:line-break/></text:span>中國是世界上最大發展中國家，這是對我國的國際身份所作出的根本判斷，是我國現階段處理國際關係、承擔國際義務的總依據。「發展中國家」就是正在發展的國家、還是不夠發達的國家，是與「已開發國家」相對應的概念，發展中國家的「不發達」主要是從人均收入或產值、人文發展指數、經濟的市場化程度等方面來衡量的。堅持「我國是世界最大發展中國家的國際地位沒有變」，就是要清醒認識到現階段我國的國際地位，統籌國內發展和對外開放，不斷增強包括硬實力和軟實力的綜合國力，為人類做出更大的貢獻。<text:span text:style-name="T3"> <text:line-break/><text:line-break/></text:span>新中國成立以來，尤其是經過三十多年的改革開放和快速發展，我國的國際地位逐步提升，但與已開發國家還相距甚遠，仍將長期屬於發展中國家。根據國際組織的權威認定，我國也屬於發展中國家。聯合國開發計劃署<text:span text:style-name="T3">(UNDP)</text:span>發布的「<text:span text:style-name="T3">2014</text:span>年度人類發展指數」報告顯示，中國大陸排第<text:span text:style-name="T3">91</text:span>位，是名副其實的發展中國家。人類發展指數是衡量一個國家經濟社會發展水平的指標，以「收入水平、教育水平、平均壽命、嬰兒死亡率」等變量按照一定的方法計算而成的。<text:span text:style-name="T3"> <text:line-break/><text:line-break/></text:span>堅持「我國是世界上最大的發展中國家的國際地位沒有變」，是指導國內各領域建設和發展的長期依據。一方面，經過新中國<text:span text:style-name="T3">60</text:span>多年的建設，特別是改革開放<text:span text:style-name="T3">30</text:span>多年的快速發展，我國社會生產力和人民生活水平顯著提高，綜合國力、國際影響力顯著增強，正在成為新興大國。另一方面，我國人口多、底子薄，在人均收入、生活質量、經濟效益、就業結構、科技水平、自主創新能力等方面還比較落後，在政治、經濟、文化等方面均存在受制於人的地方，我國綜合發展水平與已開發國家相比還存在較大差距。<text:span text:style-name="T3"> <text:line-break/><text:line-break/></text:span>目前我國還有<text:span text:style-name="T3">7</text:span>千多萬貧困人口；如果按照每人每天<text:span text:style-name="T3">2</text:span>美元的聯合國標準，我國還有<text:span text:style-name="T3">2</text:span>億多貧困人口。<text:span text:style-name="T3">2015</text:span>年我國城鎮化率為<text:span text:style-name="T3">56.1</text:span>％，不僅明顯低於已開發國家，也低於同等發展程度的國家，因此我國將長期屬於發展中國家。這種國際地位，要求我們既不能妄自菲薄，更不能妄自尊大，而要不忘初心，團結奮鬥，繼續前進。<text:span text:style-name="T3"> <text:line-break/><text:line-break/></text:span>「功崇惟志，業廣惟勤。」<text:span text:style-name="T3"><text:s/></text:span>堅持和發展中國特色社會主義是一項長期而艱巨的歷史任務。在新的偉大征程中，我們要始終牢牢把握基本國情、主要矛盾、國際地位，不動搖、不懈怠、不折騰，繼續以經濟建設為中心，全力推進全面建成小康社會進程，為中華民族的偉大復興打下更加堅實的基礎。<text:span text:style-name="T3">"</text:span></text:p>
      <text:p text:style-name="P1"><text:span text:style-name="T1">陳真</text:span><text:s/>  |  2017.04.01 16:41   |   <text:a xlink:type="simple" xlink:href="http://palinfo.habago.org/Entry?Command=Information_PrintForum&amp;iPage=174#FORUM35570"><text:span text:style-name="T2">#</text:span></text:a></text:p>
      <text:p text:style-name="P3">政治詐騙集團橫行無阻的年代，媒體全是他們自己人，上當受騙難免，但被騙一次兩次是悲劇，被騙一兩百次如果還不斷上當，那就是一場無腦鬧劇了。在這極端封閉的小島上，現實卻往往比鬧劇還荒唐。我常因此感到很納悶，怎麼可能天底下會有這樣一個封閉島，封閉到這種地步！怎麼可能天底下會有這樣一群如此容易操弄的人民？完全無腦似的。我是不是在做夢？人家騙你騙到都懶得再騙了，鳥事醜事天天上演都不怕你恍然大悟了，而你居然還如此忠心耿耿，甚至為之搖旗吶喊，真是不可思議。<text:span text:style-name="T3"> <text:line-break/><text:line-break/></text:span>許多時候，你也許會以為我們對這個垃圾人渣黨的批評是一種<text:span text:style-name="T3"><text:s/>"</text:span>罵<text:span text:style-name="T3">"</text:span>，其實不是，它純粹只是一種描述。比方說，當我們說雞犬昇天，當我們說這些當權的能力往往比不上路上隨便找來的一個工讀生時，當我們說這些混蛋的人品比任何做奸犯科者都還要敗壞無恥時，這並非是一種修辭，而只是一種長年存在的基本現象陳述。你能不能想像，這樣一個低能敗德的人渣黨，這樣一個政治詐騙集團，倘若丟到大陸或丟到比方說英國執政，有可能存活嗎？有可能不搞得天下大亂嗎？<text:span text:style-name="T3"> <text:line-break/><text:line-break/></text:span>當一種狀況如此顯而易見時，倘若還有人能說出完全相反的評價，你還能怎麼樣？只能無言、只能無語問蒼天不是嗎？難道你能討論一團大便到底髒不髒臭不臭？難道我們彼此之間的智能水平和道德感會有如此極端巨大的落差，從而對顯而易見的人事物產生完全相反的評價？<text:span text:style-name="T3"> <text:line-break/><text:line-break/></text:span>底下這位不知從哪冒出來的林姓婦女：<text:span text:style-name="T3"> <text:line-break/><text:line-break/>https://goo.gl/uKUkZ8 <text:line-break/><text:line-break/></text:span>官位還不少呢。據說之前是什麼廣播電視事業發展基金會的執行長，現在是在所謂行政院發言人的辦公室當什麼主任之類。藍綠這兩個黨，成員及支持者的基本屬性真是差很多很多，一個溫溫吞吞，吟詩做詞，教忠教孝，只差沒有穿起長袍馬卦，另一個卻動不動就是恁爸、恁祖媽，囂張跋扈，為所欲為，不擇手段，只要私利之所在，什麼事都幹得出來。<text:span text:style-name="T3"> <text:line-break/><text:line-break/></text:span>軍公教人士因為年金問題聚集抗議，其中有一些年紀老邁者竟當街下跪請求當權者聆聽心聲，自詡最謙卑最民主最會溝通的當權者卻對著這些軍公教人士公開罵<text:span text:style-name="T3"><text:s/>"</text:span>幹你娘<text:span text:style-name="T3">"</text:span>，還說<text:span text:style-name="T3"><text:s/>"</text:span>老娘忍你們很久了。清明到了，還不趕快去死<text:span text:style-name="T3">" </text:span>等等，此語一出，人渣黨私下或公開一片叫好！<text:span text:style-name="T3"> <text:line-break/><text:line-break/></text:span>人們批評說，你們身為執政者，怎麼可以這樣講話？這些人渣竟加碼回嘴說要幹軍公教人士的娘，或是叫軍公教去死，只是他們的<text:span text:style-name="T3"><text:s/>"</text:span>真心話<text:span text:style-name="T3">"</text:span>，<text:span text:style-name="T3">"</text:span>為什麼不能說出真心話？<text:span text:style-name="T3">"</text:span>，而且還說這是<text:span text:style-name="T3"><text:s/>"</text:span>為了公義而戰<text:span text:style-name="T3">"</text:span>！請問你見過世界上有這樣的執政者嗎？他們連裝個樣子都懶得裝了，為什麼？因為，套句人渣黨平常最愛講的一句台灣俗語：<text:span text:style-name="T3"><text:s/>"</text:span>啊不然你是能拿恁爸恁祖媽怎麼樣？＂<text:span text:style-name="T3"> <text:line-break/><text:line-break/></text:span>夠囂張了吧。不過，不知道有沒有人敢跟我打個賭，這個人渣黨及其相關政治勢力與口號包括所謂台獨等等，<text:span text:style-name="T3">"</text:span>歷史高點＂已過，能撈能騙的美好時光已逐漸成為過去，不可能會再有更加<text:span text:style-name="T3"><text:s/>"</text:span>輝煌<text:span text:style-name="T3">" </text:span>的一刻了。為什麼呢？因為人同此心，畢竟沒有人真的是蠢才，特別是遇到與己身利害息息相關的事務時，人終究還是知道是非利害的，不可能一直蠢到底，蠢到千秋萬世。林肯說得對：<text:span text:style-name="T3">"</text:span>你可以欺騙所有人於一時，也可以欺騙一部分人於一世，但你不可能欺騙所有人於一世。<text:span text:style-name="T3">"</text:span>　無數的謊話所構築的權力與金錢體系，終究還是得崩盤的。<text:span text:style-name="T3"> <text:line-break/><text:line-break/></text:span>兩三年前吧，巴勒網為了維護兩岸和平，不是成立一個<text:span text:style-name="T3"><text:s/>"</text:span>哈巴狗盃兩岸統獨擂台賽<text:span text:style-name="T3">" </text:span>嗎，我是評審團主席。我方人選由蔡啥咪總統領軍，參賽者眾多，包括蔡丁貴所率領的蔣公銅像拆除大隊以及台南賴啥咪市長所組團的木馬屠城游擊隊等等，愛台灣國者眾多，族繁不及備載。對岸則由李毅教授及王洪光將軍帶團參賽。<text:span text:style-name="T3"> <text:line-break/><text:line-break/></text:span>還記得嗎？李毅教授屬於梧桐派。梧桐是現在大陸的一個流行用語，亦即武統。李教授梧桐的理由是說台灣年輕一代全是台獨，而且人數只會越來越多，不會越來越少，因為只有像我這樣的老頭子才會主張祖國統一。因此，李教授認為晚打不如早打，惟有動武一途，才有可能統一。李教授打算主張什麼我管不著，但他的立論基礎是錯的。我不認為相信台獨這種鬼話夢話鳥話的人會越來越多，人渣黨或許還不到大勢已去，但是高點已過，江河日下卻屬必然。<text:span text:style-name="T3"> <text:line-break/><text:line-break/></text:span>這類屬於趨勢預言的事，一時半會當然無從判斷高下，但是時間會證明誰是誰非。原因很簡單，假睡的人叫不醒，但是，真的睡著的人，早晚還是會醒來，不可能一直說夢話。就算腦傷所產生的所謂譫妄（<text:span text:style-name="T3">delirium</text:span>）現象，終究還是會改善（要不然就翹辮子了）。<text:span text:style-name="T3"> <text:line-break/><text:line-break/></text:span>台獨既不可能也不必要，更不道德，三個不字。台獨囈語終究只是囈語。我不擔心台獨，倒是已經開始擔心統一以後的狀況了。台灣人越早覺悟，往後的日子大家都好過。這樣的一個足以與人平起平坐的好時光與好機會，倏忽三十年，眼看就要成為過去。<text:span text:style-name="T3"> <text:line-break/><text:line-break/></text:span>陳真<text:span text:style-name="T3"><text:s/>2017. 04. 01. <text:line-break/><text:line-break/>============================= <text:line-break/><text:line-break/></text:span>退休軍公教遭罵「趕你羚羊」<text:span text:style-name="T3"><text:s/></text:span>邱議瑩按讚<text:span text:style-name="T3"><text:s/></text:span>洪秀柱痛批民進黨囂張至極<text:span text:style-name="T3"> <text:line-break/><text:line-break/>2017</text:span>年<text:span text:style-name="T3">03</text:span>月<text:span text:style-name="T3">30</text:span>日<text:span text:style-name="T3"> <text:line-break/><text:line-break/>(</text:span>中時電子報<text:span text:style-name="T3">) <text:line-break/><text:line-break/></text:span>退休軍公教警消遭罵「趕你羚羊」，邱議瑩等人按讚。（圖／取自洪秀柱臉書）<text:span text:style-name="T3"> <text:line-break/><text:line-break/></text:span>行政院發言人辦公室主任林育卉<text:span text:style-name="T3">30</text:span>日晚間在臉書以「趕你羚羊啦」、「趁清明不會早點去死」辱罵退休軍公教警消，隨即又刪除臉書，已遭發言人徐國勇「忍痛」、「揮淚斬馬謖」暫停職務。<text:span text:style-name="T3"> <text:line-break/><text:line-break/></text:span>林育卉在臉書寫著「請為我鼓掌！今天一早，我就用公義之心，阻止我的盆油們，憤怒地指責他們退休金拿太多、耶揄嘲笑他們排班絕食、還嫉妒他們拿退休金雲遊四海買房買車，不可以，全部不可以。人家他們辛辛苦苦為國奉獻，平時在家養生益食觀察時事，洞悉中國歷史隨時實地考察，引經據典以古諫今蔣公萬歲，甚至不顧耄耋之年還要四仰八叉地躺大馬路，這些年他們為國家拋頭顱灑熱血，早把心給熬成玻璃了，怎麼能罵他們不公不義<text:span text:style-name="T3">...............</text:span>我錯了，沒有不公義，在他們眼中我們是僕役是賤民，是我們該雙手奉上。」<text:span text:style-name="T3"> <text:line-break/><text:line-break/></text:span>最後，林育卉又以＃標註「趕你羚羊啦」、「老娘忍很久了」、「趁清明不會早點去死」。<text:span text:style-name="T3"> <text:line-break/><text:line-break/></text:span>國民黨主席洪秀柱臉書表示，林育卉該篇辱罵的臉書發文有民進黨立委邱議瑩、吳思瑤、民進黨發言人阮昭雄、前立委蔡啟芳、立院副院長特助蔡克斯、蔡英文競選發言人黃海寧，按讚表態支持。<text:span text:style-name="T3"> <text:line-break/><text:line-break/></text:span>洪秀柱痛批，「這就是蔡英文政府的真心話？我們總算知道民進黨的謙卑是什麼了！」「民進黨對軍公教的真心話，冷血、無知、殘忍！蔡英文們，扭曲事實，謊言連篇，囂張跋扈，可惡至極！」</text:p>
      <text:p text:style-name="P1"><text:span text:style-name="T1">陳真</text:span><text:s/>  |  2017.04.01 14:45   |   <text:a xlink:type="simple" xlink:href="http://palinfo.habago.org/Entry?Command=Information_PrintForum&amp;iPage=174#FORUM35569"><text:span text:style-name="T2">#</text:span></text:a></text:p>
      <text:p text:style-name="P2">維根斯坦在講到語言的極限時曾舉了個例，他說有個人很厲害，寫了一本書，書名叫做<text:span text:style-name="T3"><text:s/>"</text:span>我所知道的世界<text:span text:style-name="T3">"</text:span>，把全世界所有的事實鉅細靡遺全記錄到這本無所不包的天書裏頭，但卻有個東西是這本天書不管怎麼樣都寫不進去的，那就是<text:span text:style-name="T3"><text:s/>"</text:span>我<text:span text:style-name="T3">"</text:span>，也就是作者本人。<text:span text:style-name="T3"> <text:line-break/><text:line-break/></text:span>這道理很簡單，就像我發明了一款宇宙無敵吸塵器，很強大，什麼都能吸，連黑洞都能吸進來，但卻有個東西吸不了，那就是它自己，就像大力士再有力氣也沒辦法把自己舉起來一樣。<text:span text:style-name="T3"> <text:line-break/><text:line-break/></text:span>我不是要談語言的極限，而只是想說說這本天書，裏頭記載的難道真的是<text:span text:style-name="T3"><text:s/>"</text:span>事實<text:span text:style-name="T3">" (facts)</text:span>，當然不是，而是<text:span text:style-name="T3"><text:s/>"</text:span>我所看到的所謂事實<text:span text:style-name="T3">"</text:span>。當你翻開這本天書，可別真把它當事實看。做為一個騙子，我可是非常誠實的，至少我寫的天書在這一點上既不自欺，也不欺人。可是，既然要騙，為什麼不騙到底呢？因為騙到底就真的有點蠢了。騙人要能騙得成，騙得永恆，前提就是不能太蠢，否則，騙不了別人，卻光騙了自己。台灣很多所謂學者或學生，寫起東西來，光看兩眼就看不下去了，為什麼呢？因為實在太蠢了，倒不是因為他造了什麼謠或資料有誤，而是不知所云。<text:span text:style-name="T3"> <text:line-break/><text:line-break/></text:span>不知所云有兩種：<text:span text:style-name="T3"> <text:line-break/><text:line-break/></text:span>一，你根本不知道他到底要說什麼。他也許以為事實會說話，其實不會，會說話的是你而不是事實。<text:span text:style-name="T3"> <text:line-break/><text:line-break/></text:span>二，你知道他<text:span text:style-name="T3"><text:s/>"</text:span>想＂說什麼，但是他想說的東西其實就跟喊萬歲一樣，兩個字就能寫完，何必講那一堆毫無意義的廢話。<text:span text:style-name="T3"> <text:line-break/><text:line-break/></text:span>關於第一種不知所云，也許可以這麼說：<text:span text:style-name="T3">Karl Popper</text:span>有一天上課，他要學生觀察黑板。學生聽了，個個一頭霧水，一塊小黑板，擁有無窮的事實，你要我觀察什麼？我若不是得<text:span text:style-name="T3"><text:s/>"</text:span>先<text:span text:style-name="T3">" </text:span>戴上一副有色眼鏡，或者講文雅一點，心裏得<text:span text:style-name="T3"><text:s/>"</text:span>先<text:span text:style-name="T3">" </text:span>有個理論，我根本無從觀察。<text:span text:style-name="T3"> <text:line-break/><text:line-break/></text:span>反之，當有人講了一堆有關黑板的這個那個事實，我們依然一頭霧水，因為我不知道這一切你所看到的所謂事實，究竟意味著什麼。事實就像一個個<text:span text:style-name="T3"><text:s/>case</text:span>，但是，重點是<text:span text:style-name="T3"><text:s/>case of WHAT</text:span>？重點是這個<text:span text:style-name="T3"><text:s/>WHAT</text:span>，或者也是講文雅一點，重點是你的<text:span text:style-name="T3">CASENESS</text:span>究竟是什麼。香蕉和蘋果是否屬於同一類我怎麼可能會知道？除非你得<text:span text:style-name="T3"><text:s/>"</text:span>先<text:span text:style-name="T3">" </text:span>告訴我你打算建立起什麼樣的類別。假若你的<text:span text:style-name="T3"><text:s/>CASENESS</text:span>指的是<text:span text:style-name="T3"><text:s/>"</text:span>水果性<text:span text:style-name="T3">"</text:span>，那麼香蕉和蘋果也許就能歸在同一類；倘若你指的是形狀，它們很可能就南轅北轍各有歸屬了。<text:span text:style-name="T3"> <text:line-break/><text:line-break/></text:span>我很害怕人家找我<text:span text:style-name="T3"><text:s/>"</text:span>討論<text:span text:style-name="T3">"</text:span>，因為<text:span text:style-name="T3"><text:s/>"</text:span>討論<text:span text:style-name="T3">" </text:span>是艱難的，不在於<text:span text:style-name="T3"><text:s/>"</text:span>討論<text:span text:style-name="T3">" </text:span>本身，而在於你往往不知道對方到底是在討論什麼，雞同鴨講，不知所云。反之也一樣，當你另有所指時，對方卻往往直接認定彷彿只要提到香蕉蘋果就一定是在討論水果的屬性，彷彿事實就是這麼一回事。可是，難道它們不是有著無窮的類別、有著無限的可能與理解方式？<text:span text:style-name="T3"> <text:line-break/><text:line-break/></text:span>當我寫了一本天書，旁人對待它最好的方式就是自己也寫一本，而不是把我的天書當成教科書。我既不撒謊也不造謠，但我也從不準備宣稱任何事實。維根斯坦說，<text:span text:style-name="T3">"</text:span>我對一切事實都不感興趣<text:span text:style-name="T3">"</text:span>，他還說，<text:span text:style-name="T3">"</text:span>凡是需要依靠用功努力才能到達的目標都吸引不了我<text:span text:style-name="T3">"</text:span>。此話於我心有戚戚焉，在那所謂<text:span text:style-name="T3"><text:s/>"</text:span>事實<text:span text:style-name="T3">"</text:span>的道路上，不用算我一份。事實？我根本不需要採購，因為我自己就能栽種、生產出許多<text:span text:style-name="T3"><text:s/>"</text:span>事實<text:span text:style-name="T3">"</text:span>。或者說，惟有當一個個<text:span text:style-name="T3">CASE</text:span>取得一定的<text:span text:style-name="T3"><text:s/>CASENESS</text:span>，惟有當事實成為一種故事時，我才有可能知道你到底是在說什麼，從而豎耳聆聽，從中獲益，幫助我寫下自己的天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